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盖茨和马斯克为何在中国受到超规格接待</text:span>
</text:h>
      <text:p text:style-name="P4">
Author: https://www.facebook.com/bbcworldservice/</text:p>
      <text:p text:style-name="P4">
Publisher: BBC News 中文</text:p>
      <text:p text:style-name="P4">
Published Time: 2023-06-26T02:17:09.000Z</text:p>
      <text:p text:style-name="P4">
Modified Time: 2023-06-26T02:17:09.000Z</text:p>
      <text:p text:style-name="P4">
Description: 中国政府为何对不同的外企区别对待？在中国和欧美日益紧张的关系下，中国和外资企业还互相需要吗？</text:p>
      <text:p text:style-name="P4">
Images: ["<text:a xlink:type="simple" xlink:href="https://ichef.bbci.co.uk/news/640/cpsprodpb/45FD/production/_130171971_whatsubject.jpg" text:style-name="Internet_20_link" text:visited-style-name="Visited_20_Internet_20_Link">
_130171971_wh...</text:a>
"]</text:p>
      <text:p text:style-name="P4">
Videos: ["<text:a xlink:type="simple" xlink:href="https://www.bbc.com/ws/av-embeds/cps/zhongwen/simp/world-65981944/p0dvv8f5/zh-hans" text:style-name="Internet_20_link" text:visited-style-name="Visited_20_Internet_20_Link">
zh-hans</text:a>
", "<text:a xlink:type="simple" xlink:href="https://www.bbc.com/ws/av-embeds/cps/zhongwen/simp/world-65981944/p09742vj/zh-hans" text:style-name="Internet_20_link" text:visited-style-name="Visited_20_Internet_20_Link">
zh-hans</text:a>
"]</text:p>
      <text:p text:style-name="P4">
Tags: ['中美关系', '习近平', '汽车工业', '苹果']</text:p>
      <text:p text:style-name="P4">
Type: Article</text:p>
      <!--METADATA-->
      <text:h text:style-name="P12" text:outline-level="3">
<text:span text:style-name="T4">
盖茨和马斯克为何在中国受到超规格接待</text:span>
</text:h>
      <text:p text:style-name="P4">
2023年6月26日  <draw:frame draw:style-name="fr1" draw:name="Image2" text:anchor-type="as-char" svg:width="6.9236in" svg:height="3.894525in" draw:z-index="0">
<draw:image xlink:href="../Images/BBC Chinese/2023-06-26T02-17-09.000Z/_130171971_whatsubject.jpg" xlink:type="simple" xlink:show="embed" xlink:actuate="onLoad" draw:mime-type="image/jpeg"/>
</draw:frame>
</text:p>
      <text:p text:style-name="P4">
图像来源，  Getty Image</text:p>
      <text:p text:style-name="P4">
图像加注文字，</text:p>
      <text:p text:style-name="P4">
北京街头电视正在播放习近平会见盖茨的画面。</text:p>
      <text:p text:style-name="P4">
<text:span text:style-name="T4">
半个月内，特斯拉的首席执行官（CEO）伊隆·马斯克（Elon Musk）和微软创始人比尔·盖茨（BillGates）先后到访中国，他们在访问期间受到中国官方超高规格的接待，引起关注——马斯克在44小时的访华行程中，密集与中国的外交部长秦刚、工信部长金壮龙和商务部长王文涛等三位部长级高官先后会面。</text:span>
</text:p>
      <text:p text:style-name="P4">
路透社援引知情人士称，马斯克在离开中国前还与中国副总理丁薛祥会面，而这次会面并未出现在公开行程和对外报道中。丁薛祥长期以来被认为是习近平的幕僚长，二十大之后跻身政治局常委之列，担任国务院常务副总理。</text:p>
      <text:p text:style-name="P4">
比尔·盖茨更是与习近平坐在一起，面对面会谈，习近平对他说，“你是我今年在北京会见的第一位美国朋友。”此前，习近平先后两次在海南博鳌与盖茨会面，2015年首次访美还与他在西雅图会面。</text:p>
      <text:p text:style-name="P4">
苹果公司首席执行官蒂姆·库克（Tim Cook）则在3月访问中国，当时他与中国总理李强会面，距离李强在“两会”上正式当选，不足半月。</text:p>
      <text:p text:style-name="P4">
但另一方面，德勤、美光、贝恩、明茨，以及日本的安斯泰来制药等知名外企今年以来密集受到中国政府打压。美国商会也发布报告称，在华美企日益担心地缘政治争端对在华业务的负面影响。</text:p>
      <text:p text:style-name="P4">
那么为何盖茨和马斯克在中国享受超规格待遇？中国政府为何对不同的外企区别对待？在中国和欧美日益紧张的关系下，中国和外资企业还互相需要吗？</text:p>
      <text:h text:style-name="P12" text:outline-level="3">
<text:span text:style-name="T4">
“鲶鱼效应”</text:span>
</text:h>
      <text:p text:style-name="P4">
“特斯拉和苹果，就像‘鲶鱼’。”一位长期在中港两地商学院授课的学者向BBC中文介绍，以前渔船里的沙丁鱼运回来都死差不多了，只有一艘船，沙丁鱼几乎都活着，因为船长往里面扔了一只鲶鱼，刺激小鱼们求生欲，反而活下来的多。这就是“鲶鱼效应”，即一个生态体系里，引入一个强者，会激发弱者变强。</text:p>
      <text:p text:style-name="P4">
<text:a xlink:type="simple" xlink:href="https://www.bbc.com/ws/av-embeds/cps/zhongwen/simp/world-65981944/p0dvv8f5/zh-hans" text:style-name="Internet_20_link" text:visited-style-name="Visited_20_Internet_20_Link">
 Video-1-Link：/ws/av-embeds/cps/zhongwen/simp/world-65981944/p0dvv8f5/zh-hans</text:a>
 <text:span text:style-name="T4">
你的器材不支持播放多媒体材料</text:span>
视频加注文字，</text:p>
      <text:p text:style-name="P4">
特斯拉三月内两度降价 中国车主怒冲门市抗议</text:p>
      <text:p text:style-name="P4">
特斯拉尤为如此，作为这个行业发展最早最快的企业，进入中国后不断要求整个产业链压低成本，宁德时代的曾毓群抱怨过，特斯拉很激进地要求他们压降成本，他们的车子价格也是一降再降。</text:p>
      <text:p text:style-name="P4">
这条“鲶鱼”让中国的整条电动车产业链成本更低，效率更高，虽然国内市场竞争加剧，但对外的竞争力则加强。</text:p>
      <text:p text:style-name="P4">
“在深入参与全球化的进程中，中国很早就获得了‘世界工厂’的称号。但是，中国很少有自有品牌的大宗工业制造品在国际市场上占有一席之地。空调、彩电等产品出口当然不少，但这都是家电，不能算是大宗工业制造品。”安邦智库在发给BBC中文的一份分析中称，这反映出的问题是，中国虽然是有规模制造能力的制造业大国，但并非真正的制造业强国。</text:p>
      <text:p text:style-name="P4">
“这种局面现在开始有所改观，而它首先出现在汽车领域。”安邦智库表示。</text:p>
      <text:p text:style-name="P4">
</text:p>
      <text:p text:style-name="P4">
图像来源，  Getty Image</text:p>
      <text:p text:style-name="P4">
图像加注文字，</text:p>
      <text:p text:style-name="P4">
马斯克乘坐他的私人飞机抵达中国，此前这一行程高度保密。</text:p>
      <text:p text:style-name="P4">
实际上，中国已成为全球最大的电动车出口国，根据国际能源署（IEA）的数据，2022年全球出口的电动车中约有35%来自中国，在2021年这一比例为25%。今年则继续放量，4月中国新能源车出口数量达到9.1万辆，同比增长1028.5%，环比增长29.4%，占乘用车出口量的31%。</text:p>
      <text:p text:style-name="P4">
类似的例子还发生在智能手机行业。2007年苹果推出跨时代的智能手机iPhone，当时库克正是苹果供应链体系背后的核心操盘手，苹果不断向中国派去顶尖的技术人员，为供应商购买定制设备豪掷数十亿美元，以开发一些独家技术；甚至为实现笔记本外壳的一体成型，苹果将全球最先进的万余台CNC机床几乎全部买下，几个月后他们集体出现在中国的工厂中。</text:p>
      <text:p text:style-name="P4">
2011年库克刚登上CEO之位时，苹果156家供应商名单中只有八家中国公司，在他的治下，2020年苹果主要供应商名单前200名里，中国厂商达到96家。</text:p>
      <text:p text:style-name="P4">
这些参与到苹果供应链体系中的企业被称为“果链”企业，他们涵盖屏幕、天线、传感器、摄像头等重要部件，往往手握该领域最尖端的技术，在度过半年到三年不等的苹果买断期后，他们就能把技术兜售给中国本土企业。</text:p>
      <text:p text:style-name="P4">
虽然在行业内流传“苹果吃肉，众人喝汤”的说法，但中国智能手机企业在这条供应链的加持下，2015年出货量达到5.22亿台的巅峰，占全球市场的40%。</text:p>
      <text:p text:style-name="P4">
在苹果这条“鲶鱼”的作用下，中国手机厂商用八年时间在一个相对高端的领域占据全球半壁江山。中国希望特斯拉也能实现类似效应。</text:p>
      <text:p text:style-name="P4">
</text:p>
      <text:p text:style-name="P4">
图像来源，  Getty Image</text:p>
      <text:p text:style-name="P4">
图像加注文字，</text:p>
      <text:p text:style-name="P4">
库克3月访问中国，除了总理李强，还见了商务部部长王文涛。</text:p>
      <text:p text:style-name="P4">
特斯拉在中国的核心供应商近百家，从核心的电池、电机、电控，到充电桩、底盘和内饰，几乎涵盖产业链每个环节。其中仅宁德时代在特斯拉电池订单的加持下，市场份额连续六年全球第一，也大力惠及其他中国本土新能源汽车企业。</text:p>
      <text:h text:style-name="P12" text:outline-level="3">
<text:span text:style-name="T4">
“盗火者”</text:span>
</text:h>
      <text:p text:style-name="P4">
“对中国而言，比尔·盖茨更像个‘盗火者’，这么说有夸张的成分，也可能有很多人不同意。但他来得足够早，而且来的时候就是巨头姿态。”上述学者说。</text:p>
      <text:p text:style-name="P4">
“盗火者”来自希腊传说，即普罗米修斯，从太阳神阿波罗那里盗走火种送给人类。</text:p>
      <text:p text:style-name="P4">
1994年，比尔·盖茨第一次抵达中国，推进Windows 95进入中国市场。</text:p>
      <text:p text:style-name="P4">
而那个年代的中国，电脑是新鲜玩意，对于互联网甚至还闻所未闻，直到1995年，时年31岁的马云才第一次接触互联网，这时比尔·盖茨39岁，已靠软件第一次登顶世界首富的位置，并在之后连续保持13年。</text:p>
      <text:p text:style-name="P4">
仅仅两年后，微软亚洲研究院落户中国，这是微软公司在海外开设的第二家基础科研机构，是微软在美国本土以外规模最大的研究机构。</text:p>
      <text:p text:style-name="P4">
这一决策使中国科技行业受益匪浅，因为这家研究院之后成为中国科技界的“黄埔军校”，产生了一长串赫赫有名的科技人才：李开复、张亚勤、沈向洋、张宏江、黄昌宁、王坚、李世鹏、林斌、朱文武、汤晓鸥、孙剑等等；他们背后是百度、阿里巴巴、商汤科技、旷视、小米、腾讯科大讯飞等中国云计算、人工智能领域的中坚力量。</text:p>
      <text:p text:style-name="P4">
但这些发生之时，比尔·盖茨已经在2008年从微软退休，并把主要精力转向比尔及梅琳达·盖茨基金会，开启慈善事业。</text:p>
      <text:p text:style-name="P4">
外界很少注意到，当时盖茨还保留着一份头衔，即美国泰拉能源公司董事长。通过这家公司他与中国领导人习近平发生了联系。</text:p>
      <text:p text:style-name="P4">
在2014年，中国国家能源局的网站上刊发了一份名为《比尔·盖茨谈核能》文章，盖茨在这次专访中称，“让我感到尤其振奋的是泰拉能源公司……这个公司有一个创新性的设计，能够极大地提高核能的安全性能，以便让核能成为非常令人振奋、能够提供大规模、安全、清洁能源的方式。”盖茨称这种核能技术为行波反应堆，并希望2023年前成功建造一个示范堆。</text:p>
      <text:p text:style-name="P4">
<text:a xlink:type="simple" xlink:href="https://www.bbc.com/ws/av-embeds/cps/zhongwen/simp/world-65981944/p09742vj/zh-hans" text:style-name="Internet_20_link" text:visited-style-name="Visited_20_Internet_20_Link">
 Video-2-Link：/ws/av-embeds/cps/zhongwen/simp/world-65981944/p09742vj/zh-hans</text:a>
 <text:span text:style-name="T4">
你的器材不支持播放多媒体材料</text:span>
视频加注文字，</text:p>
      <text:p text:style-name="P4">
比尔·盖茨：达成全球温室气体零排放“将是人类所做过最厉害的事情”。</text:p>
      <text:p text:style-name="P4">
2013年当选为国家主席后不到一个月，习近平就出席海南博鳌亚洲论坛，并在这次活动期间会见了比尔·盖茨。</text:p>
      <text:p text:style-name="P4">
2015年，习近平再次与盖茨在博鳌一对一会谈，同一年，习近平上台后首次访问美国，其中一站是盖茨的大本营西雅图，在那里，两人进行了私下会谈。根据纪录片《解码比尔盖茨》的说法，这次会谈是突破口，此后双方签下合同。2017年9月，盖茨和中核集团成立合资公司，环球创新核能技术有限公司，各持股50%，在中国利用行波堆技术，建设第一个第四代核反应堆，似乎势在必得。</text:p>
      <text:p text:style-name="P4">
但是特朗普上台后，中美贸易战也恰在此时开打，中美双边关系快速恶化，美国能源部在2018年10月11日公布了《美国对华民用核能项目合作政策框架》，盖茨在中国建第四代核反应堆的理想胎死腹中，对此，盖茨在泰拉能源的合作伙伴称，“我们一直都知道会有政治的影响，但从没想过是来自我们自己的政府”。</text:p>
      <text:p text:style-name="P4">
2019年访问中国，盖茨并未与习近平见面。此后，新冠疫情爆发，2020年2月，习近平给盖茨回信，感谢他对中国防控新冠肺炎疫情工作的支持。</text:p>
      <text:p text:style-name="P4">
之后三年，习近平领导下的中国经历严格封控、 “白纸革命”、经济动荡；盖茨则深陷与性犯罪者爱泼斯坦交往的丑闻，以及与妻子梅琳达离婚。</text:p>
      <text:p text:style-name="P4">
2023年，时隔四年后两人再次会面，但在公开报道中，并未再次提及能源上的合作。</text:p>
      <text:p text:style-name="P4">
“90年代就在中国放了个微软研究院，前几年又想在中国放个新型核电站，所以我叫他‘盗火者’。”上述学者称，说到底，中国想做大国，无论是库克、马斯克还是盖茨，能帮中国摆脱低水平加工业，完成“大国梦”的，就能受到超规格接待。</text:p>
      <text:p text:style-name="P4">
</text:p>
      <text:p text:style-name="P4">
图像来源，  Getty Images</text:p>
      <text:p text:style-name="P4">
图像加注文字，</text:p>
      <text:p text:style-name="P4">
苹果与许多同行不同，它在中国占有巨大的市场份额。</text:p>
      <text:h text:style-name="P12" text:outline-level="3">
<text:span text:style-name="T4">
中美关系下的需求和警惕</text:span>
</text:h>
      <text:p text:style-name="P4">
不难观察到，不是所有外资在中国都能像特斯拉、苹果等美企一样如鱼得水。</text:p>
      <text:p text:style-name="P4">
中国美国商会（AmCham China）主席华刚林（ColmRafferty）向中国媒体表示，中小美资企业的全球抗风险能力相对较弱，因此疫情中其中不少已经关闭中国业务；再加上近年严格封控下，无法进入中国实地考察，新进入中国或扩大生产投资的决策都更为困难，少有新企业进入中国。</text:p>
      <text:p text:style-name="P4">
外企似乎在中国利润堪忧。中国统计局数据显示，前两个月规模以上工业企业实现利润总额8872.1亿元，同比大幅下降22.9%。其中外商及港澳台商投资企业降幅35.7%，下降幅度最大。</text:p>
      <text:p text:style-name="P4">
此外，今年以来，全球四大会计师事务所之一的德勤在中国被重罚；全球三大管理咨询公司贝恩的上海办公室遭到警方突击检查；5月21日，中国宣布对美光芯片的封杀令；3月，北京警方突击搜查并关闭了美国调查公司明茨集团（MintzGroup）在北京的办事处。</text:p>
      <text:p text:style-name="P4">
中国美国商会（AmChamChina）近期发布的《2023年在美中资企业年度商业调查报告》显示，49%的会员企业认为，相较前一年，他们在中国更“不受欢迎”，该比例在消费行业更高达56%。</text:p>
      <text:p text:style-name="P4">
一些是主动选择；一些是被动打压。</text:p>
      <text:p text:style-name="P4">
“有人离开，也有人来，比如马斯克的特斯拉，大规模投资中国市场。这代表西方企业家对于中国市场的理解差异非常大。”安邦智库创始人陈功向BBC中文表示。</text:p>
      <text:p text:style-name="P4">
以前中国没得选，大企业来中国建厂都是双手欢迎；后来有得选，开始用市场换技术，培育自己的高附加值产业，然后欧美开始抨击中国强制技术转移，制造业回流，现在YouTube上的美国网红们推荐产品，喜欢强调Madein USA（美国制造）的标签，“Keep the job inAmerica”（把工作留在美国）成为口号，代表着一种趋势。中国在中美博弈的大背景下，也开始区别对待外资。</text:p>
      <text:p text:style-name="P4">
<text:a xlink:type="simple" xlink:href="https://www.bbc.com/zhongwen/simp/business-64734537" text:style-name="Internet_20_link" text:visited-style-name="Visited_20_Internet_20_Link">
 中国促国企停用"四大"会计师事务所 或与国际投资脱钩 </text:a>
  * <text:a xlink:type="simple" xlink:href="https://www.bbc.com/zhongwen/simp/business-65501034" text:style-name="Internet_20_link" text:visited-style-name="Visited_20_Internet_20_Link">
 从大众宝马到德勤贝恩 疫情后外资在中国面临的新困境 </text:a>
  * <text:a xlink:type="simple" xlink:href="https://www.bbc.com/zhongwen/simp/business-62698733" text:style-name="Internet_20_link" text:visited-style-name="Visited_20_Internet_20_Link">
 中美签署审计监管合作协议 你需要知道的几件事 </text:a>
  * <text:a xlink:type="simple" xlink:href="https://www.bbc.com/zhongwen/simp/science-65854500" text:style-name="Internet_20_link" text:visited-style-name="Visited_20_Internet_20_Link">
 美中半导体大战进入深水区 人工智能AI晶片为何成为关键 </text:a>
</text:p>
      <text:p text:style-name="P4">
</text:p>
      <text:p text:style-name="P4">
图像来源，  Getty Images</text:p>
      <text:p text:style-name="P4">
图像加注文字，</text:p>
      <text:p text:style-name="P4">
图为2019年，上海正在施工中的特斯拉工厂（资料照片）。</text:p>
      <text:p text:style-name="P4">
“中国对待不同外资的态度也‘爱憎分明’，不待见的外资，概括起来就两种：自然垄断行业，涉及安全。”上述学者称，中国在1990年代完成国企改革，“抓大放小”，在石油、电信、银行、电力、航空等自然垄断行业打造庞大的国企集团，其他则完全退出。这些行业，中国的民企进入都极少，更何况外企。</text:p>
      <text:p text:style-name="P4">
而金融安全、通信安全，再有中美涉及审计底稿的争议，咨询公司被中方指认扮演商业间谍的角色，使越来越多外资企业卷入到中美之间日益紧张的对峙之中。</text:p>
      <text:p text:style-name="P4">
西交利物浦大学国际商学院教授田雨苗向BBC中文表示，中国政府可能是中国历史上最务实的政治机构，《孙子兵法》讲究“分而治之”。所以，对于一些对中国经济社会发展有正向意义的美国企业和个人，中国会区别对待那些上了“制裁名单”的企业和个人。</text:p>
      <text:p text:style-name="P4">
“中美经济脱钩事实上是非常小概率的事件。中国一方可以选择与谁脱钩，怎么脱钩，什么时候脱钩。”田雨苗称。</text:p>
      <text:p text:style-name="P4">
在中文社交媒体上也有声音认为，对投资者来说，风险不是中美关系，而是对中国政策和经济的信心。中国领导人通过高规格接待，可能解决个别企业的信心问题，但总体外资的信心，还需要更多政策上的善意。</text:p>
      <text:p text:style-name="P4">
马斯克访华可能恰好印证这一说法，他到访首日，特斯拉股价大涨5%，市值增加将近250亿美元，使他重回世界首富。但同一时间，中国A股没什么大的起色，人民币对美元还在延续下跌的态势。</text:p>
      <text:p text:style-name="P4">
Source: <text:a xlink:type="simple" xlink:href="https://www.bbc.com/zhongwen/simp/world-65981944" text:style-name="Internet_20_link" text:visited-style-name="Visited_20_Internet_20_Link">
https://www.bbc.com/zhongwen/simp/world-65981944</text:a>
</text:p>
      <!--NEWS-->
      <text:h text:style-name="P10" text:outline-level="1">
<text:span text:style-name="T4">
一周世界舆论聚焦：李强为“去风险化”正名 (Free Version)</text:span>
</text:h>
      <text:p text:style-name="P4">
Authors: ['曹辛']</text:p>
      <text:p text:style-name="P4">
Publisher: 英国《金融时报》</text:p>
      <text:p text:style-name="P4">
Time: 2023-06-26T05:02:22+00:00</text:p>
      <text:p text:style-name="P4">
Published Time: 2023-06-25T12:00:99+08:00</text:p>
      <text:p text:style-name="P4">
Modified Time: 2023-06-25T23:47:99+08:00</text:p>
      <text:p text:style-name="P4">
Description: 曹辛：李强的此次欧洲之行开启了中国外交一个崭新的内容，即为在西方流行的对中国“去风险化”浪潮进行正名。</text:p>
      <text:p text:style-name="P4">
Images: ["<text:a xlink:type="simple" xlink:href="https://thumbor.ftacademy.cn/unsafe/picture/4/000185564_piclink.jpg" text:style-name="Internet_20_link" text:visited-style-name="Visited_20_Internet_20_Link">
000185564_pic...</text:a>
"]</text:p>
      <text:p text:style-name="P4">
Themes: ['中欧关系', '关注']</text:p>
      <text:p text:style-name="P4">
Keywords: ['中欧关系', '中德关系', '脱钩', '产业链']</text:p>
      <text:p text:style-name="P4">
Type: Article</text:p>
      <!--METADATA-->
      <text:p text:style-name="P4">
<draw:frame draw:style-name="fr1" draw:name="Image9" text:anchor-type="as-char" svg:width="6.9236in" svg:height="4.617987in" draw:z-index="0">
<draw:image xlink:href="../Images/FT Chinese Free Version/2023-06-26T05-02-22-00-00/000185564_piclink.jpg" xlink:type="simple" xlink:show="embed" xlink:actuate="onLoad" draw:mime-type="image/jpeg"/>
</draw:frame>
</text:p>
      <text:p text:style-name="P4">
中国国务院总理李强上周的欧洲之旅，是中国对欧洲外交的另一次强化，这成为世界舆论的关注焦点。没有例外的是：美国各大主流媒体几乎众口一词地又一次集中炒作对中国的“去风险化”，而欧洲媒体倒是相对客观，较少出现一边倒的现象。</text:p>
      <text:p text:style-name="P4">
然而李强的此次欧洲之行，却开启了中国外交一个崭新的内容，这就是：为西方舆论集中炒作的对中国“去风险化”浪潮进行正名。尤其值得关注的是：这个正名不是起始于中国的宣传或外交部门，而是由中国总理这样的政治家发起，其中的意义自然大不相同。</text:p>
      <text:p text:style-name="P4">
Source: <text:a xlink:type="simple" xlink:href="http://www.ftchinese.com/story/001100076" text:style-name="Internet_20_link" text:visited-style-name="Visited_20_Internet_20_Link">
http://www.ftchinese.com/story/001100076</text:a>
</text:p>
      <!--NEWS-->
      <text:h text:style-name="P10" text:outline-level="1">
<text:span text:style-name="T4">
内卷时代，高考如何填报志愿选专业？ (Free Version)</text:span>
</text:h>
      <text:p text:style-name="P4">
Authors: ['徐瑾']</text:p>
      <text:p text:style-name="P4">
Publisher: 英国《金融时报》</text:p>
      <text:p text:style-name="P4">
Time: 2023-06-26T06:58:51+00:00</text:p>
      <text:p text:style-name="P4">
Published Time: 2023-06-25T12:00:99+08:00</text:p>
      <text:p text:style-name="P4">
Modified Time: 2023-06-25T19:39:99+08:00</text:p>
      <text:p text:style-name="P4">
Description: 徐瑾：高考志愿要不要填新闻专业的争议背后，暴露出什么社会变迁？内卷时代普通人谋生压力巨大，牺牲品中最为珍贵的或许是下一代人的人生可能性。</text:p>
      <text:p text:style-name="P4">
Images: ["<text:a xlink:type="simple" xlink:href="https://thumbor.ftacademy.cn/unsafe/picture/9/000185539_piclink.jpg" text:style-name="Internet_20_link" text:visited-style-name="Visited_20_Internet_20_Link">
000185539_pic...</text:a>
"]</text:p>
      <text:p text:style-name="P4">
Themes: ['专栏', '徐瑾经济人', '关注']</text:p>
      <text:p text:style-name="P4">
Keywords: ['徐瑾经济人', '高考', '媒体', '大学', '内卷', '软阶层', '高等教育']</text:p>
      <text:p text:style-name="P4">
Type: Article</text:p>
      <!--METADATA-->
      <text:p text:style-name="P4">
<draw:frame draw:style-name="fr1" draw:name="Image10" text:anchor-type="as-char" svg:width="6.9236in" svg:height="3.894525in" draw:z-index="0">
<draw:image xlink:href="../Images/FT Chinese Free Version/2023-06-26T06-58-51-00-00/000185539_piclink.jpg" xlink:type="simple" xlink:show="embed" xlink:actuate="onLoad" draw:mime-type="image/jpeg"/>
</draw:frame>
</text:p>
      <text:p text:style-name="P4">
要不要选新闻专业，在端午假期多次上了热搜。</text:p>
      <text:p text:style-name="P4">
其中引发争议的，就是网红教育博主张雪峰的名言，“闭着眼睛报一个专业都比新闻好”。张雪峰是什么人？他的人设是为广大家长学子挑选专业的“考研名师”，此言一出，顿时纷争四起。在全国各地高考分数线陆续出台的6月下旬，高考如何选择志愿等问题热度不减。抛开具体争议，关于高考专业争议暴露了什么信息？内卷时代中，普通人谋生压力巨大，牺牲品中最为珍贵的，或许是下一代人的人生可能性。</text:p>
      <text:p text:style-name="P4">
Source: <text:a xlink:type="simple" xlink:href="http://www.ftchinese.com/story/001100067" text:style-name="Internet_20_link" text:visited-style-name="Visited_20_Internet_20_Link">
http://www.ftchinese.com/story/001100067</text:a>
</text:p>
      <!--NEWS-->
      <text:h text:style-name="P10" text:outline-level="1">
<text:span text:style-name="T4">
瓦格纳兵变：带你看懂“普京大厨”叛变的五个后续影响</text:span>
</text:h>
      <text:p text:style-name="P4">
Author: https://www.facebook.com/bbcworldservice/</text:p>
      <text:p text:style-name="P4">
Publisher: BBC News 中文</text:p>
      <text:p text:style-name="P4">
Published Time: 2023-06-26T09:59:31.000Z</text:p>
      <text:p text:style-name="P4">
Modified Time: 2023-06-26T09:59:31.000Z</text:p>
      <text:p text:style-name="P4">
Description: BBC记者罗斯·阿特金斯从五方面分析瓦格纳兵变带来的各方面影响。</text:p>
      <text:p text:style-name="P4">
Images: []</text:p>
      <text:p text:style-name="P4">
Videos: ["<text:a xlink:type="simple" xlink:href="https://www.bbc.com/ws/av-embeds/cps/zhongwen/simp/world-66019629/p0fxcvv2/zh-hans" text:style-name="Internet_20_link" text:visited-style-name="Visited_20_Internet_20_Link">
zh-hans</text:a>
"]</text:p>
      <text:p text:style-name="P4">
Tags: ['乌克兰局势升温', '俄国', '弗拉基米尔·普京']</text:p>
      <text:p text:style-name="P4">
Type: Article</text:p>
      <!--METADATA-->
      <text:h text:style-name="P12" text:outline-level="3">
<text:span text:style-name="T4">
瓦格纳兵变：带你看懂“普京大厨”叛变的五个后续影响</text:span>
</text:h>
      <text:p text:style-name="P4">
<text:a xlink:type="simple" xlink:href="https://www.bbc.com/ws/av-embeds/cps/zhongwen/simp/world-66019629/p0fxcvv2/zh-hans" text:style-name="Internet_20_link" text:visited-style-name="Visited_20_Internet_20_Link">
 Video-1-Link：/ws/av-embeds/cps/zhongwen/simp/world-66019629/p0fxcvv2/zh-hans</text:a>
 <text:span text:style-name="T4">
你的器材不支持播放多媒体材料</text:span>
<text:span text:style-name="T4">
瓦格纳兵变：带你看懂“普京大厨”叛变的五个后续影响</text:span>
 2023年6月26日</text:p>
      <text:p text:style-name="P4">
瓦格纳（华格纳）集团的军事叛变已经结束，但它带来的后果仍未平息。BBC记者罗斯·阿特金斯（RosAtkins）分析了此次兵变将对普叶夫根尼·普里戈金（普里格津）、瓦格纳集团、弗拉基米尔·普京（普亭）、俄军领导层以及俄乌战争局势产生哪些影响。</text:p>
      <text:p text:style-name="P4">
Source: <text:a xlink:type="simple" xlink:href="https://www.bbc.com/zhongwen/simp/world-66019629" text:style-name="Internet_20_link" text:visited-style-name="Visited_20_Internet_20_Link">
https://www.bbc.com/zhongwen/simp/world-66019629</text:a>
</text:p>
      <!--NEWS-->
      <text:h text:style-name="P10" text:outline-level="1">
<text:span text:style-name="T4">
新冠溯源：美国情报报告再显华府内部分歧，“零号病人”投书否认患病说法</text:span>
</text:h>
      <text:p text:style-name="P4">
Author: https://www.facebook.com/bbcworldservice/</text:p>
      <text:p text:style-name="P4">
Publisher: BBC News 中文</text:p>
      <text:p text:style-name="P4">
Published Time: 2023-06-26T11:07:16.000Z</text:p>
      <text:p text:style-name="P4">
Modified Time: 2023-06-26T11:07:16.000Z</text:p>
      <text:p text:style-name="P4">
Description: 美国情报机关解密一份报告，指出武汉病毒研究所是新冠病毒之说既无直接证据，又不能排除之际，两名被媒体报道指为“零号病人”的武汉科学家投书美国期刊否认指控。</text:p>
      <text:p text:style-name="P4">
Images: ["<text:a xlink:type="simple" xlink:href="https://ichef.bbci.co.uk/news/640/cpsprodpb/16486/production/_130207219_121120.2023-05-16t121029z_747391960_rc2gc0a6nem4_rtrmadp_3_global-pandemics-bats-origins.jpg" text:style-name="Internet_20_link" text:visited-style-name="Visited_20_Internet_20_Link">
_130207219_12...</text:a>
"]</text:p>
      <text:p text:style-name="P4">
Videos: ["<text:a xlink:type="simple" xlink:href="https://www.bbc.com/ws/av-embeds/cps/zhongwen/simp/science-66020211/p09llsln/zh-hans" text:style-name="Internet_20_link" text:visited-style-name="Visited_20_Internet_20_Link">
zh-hans</text:a>
", "<text:a xlink:type="simple" xlink:href="https://www.bbc.com/ws/av-embeds/cps/zhongwen/simp/science-66020211/p0ds0nwk/zh-hans" text:style-name="Internet_20_link" text:visited-style-name="Visited_20_Internet_20_Link">
zh-hans</text:a>
", "<text:a xlink:type="simple" xlink:href="https://www.bbc.com/ws/av-embeds/cps/zhongwen/simp/science-66020211/p09cfx14/zh-hans" text:style-name="Internet_20_link" text:visited-style-name="Visited_20_Internet_20_Link">
zh-hans</text:a>
"]</text:p>
      <text:p text:style-name="P4">
Tags: ['中美关系', '间谍', '新冠病毒疫情', '中國', '美国']</text:p>
      <text:p text:style-name="P4">
Type: Article</text:p>
      <!--METADATA-->
      <text:h text:style-name="P12" text:outline-level="3">
<text:span text:style-name="T4">
新冠溯源：美国情报报告再显华府内部分歧，“零号病人”投书否认患病说法</text:span>
</text:h>
      <text:p text:style-name="P4">
2023年6月26日<draw:frame draw:style-name="fr1" draw:name="Image12" text:anchor-type="as-char" svg:width="6.9236in" svg:height="3.894525in" draw:z-index="0">
<draw:image xlink:href="../Images/BBC Chinese/2023-06-26T11-07-16.000Z/_130207219_121120.2023-05-16t121029z_747391960_rc2gc0a6nem4_rtrmadp_3_global-pandemics-bats-origins.jpg" xlink:type="simple" xlink:show="embed" xlink:actuate="onLoad" draw:mime-type="image/jpeg"/>
</draw:frame>
</text:p>
      <text:p text:style-name="P4">
图像来源，  Reuters</text:p>
      <text:p text:style-name="P4">
图像加注文字，</text:p>
      <text:p text:style-name="P4">
新冠溯源问题在美国内部争论已久，也是影响中美关系僵局的重要一环，而武汉病毒研究所正是争论焦点之一。</text:p>
      <text:p text:style-name="P4">
<text:span text:style-name="T4">
美国一份解密报告显示，情报圈子没能找到直接证据，证明2019冠状病毒病（COVID-19；新冠病毒病）源于中国科学院武汉病毒研究所，但同时称不能排除此可能。</text:span>
</text:p>
      <text:p text:style-name="P4">
美国国家情报总监办公室（ODNI）的这份报告称，美国各情报机关同意新冠病毒既非基因改造，也非“实验室驯化”产物。但病毒来自自然或是实验室的可能性均依然存在。</text:p>
      <text:p text:style-name="P4">
报告解密之际，美国《华尔街日报》引述华府情报圈子消息称，三名武汉病毒研究所研究员是新冠“零号病人”，其中两人主动接触美国知名学术杂志《科学》，否认有关说法。</text:p>
      <text:p text:style-name="P4">
新冠溯源问题在美国内部争论已久，也是影响中美关系僵局的重要一环。中国外交部星期一（6月26日）反指美国应“公开德特里克堡及在世界各地设立的生物实验室情况，给世界人民一个负责任的交代”。</text:p>
      <text:p text:style-name="P4">
<text:a xlink:type="simple" xlink:href="https://www.bbc.com/zhongwen/simp/world-65981589" text:style-name="Internet_20_link" text:visited-style-name="Visited_20_Internet_20_Link">
 布林肯访华与拜登“独裁论” 中美关系“唇枪舌剑”下的一周 </text:a>
  * <text:a xlink:type="simple" xlink:href="https://www.bbc.com/zhongwen/simp/chinese-news-65752700" text:style-name="Internet_20_link" text:visited-style-name="Visited_20_Internet_20_Link">
 新冠病毒溯源：顶级中国科学家称不该排除实验室泄露 </text:a>
  * <text:a xlink:type="simple" xlink:href="https://www.bbc.com/zhongwen/simp/science-65085270" text:style-name="Internet_20_link" text:visited-style-name="Visited_20_Internet_20_Link">
 貉进入视野 我们是否发现了新冠病毒的“动物起源”？ </text:a>
  * <text:a xlink:type="simple" xlink:href="https://www.bbc.com/zhongwen/simp/science-64898311" text:style-name="Internet_20_link" text:visited-style-name="Visited_20_Internet_20_Link">
 病毒从实验室泄漏这种事，以前是否发生过 </text:a>
  * <text:a xlink:type="simple" xlink:href="https://www.bbc.com/zhongwen/simp/chinese-news-64688268" text:style-name="Internet_20_link" text:visited-style-name="Visited_20_Internet_20_Link">
 中共以“重大决定性胜利”总结疫情防控，有分析称意在警告异议者 </text:a>
</text:p>
      <text:p text:style-name="P4">
包括中国前外交部发言人赵立坚在内的中方官员曾多次公开指认新冠病毒是在华盛顿以北约80公里外 <text:a xlink:type="simple" xlink:href="https://www.bbc.com/zhongwen/simp/chinese-news-58303799" text:style-name="Internet_20_link" text:visited-style-name="Visited_20_Internet_20_Link">
 德特里克堡（Fort Detrick）军事基地</text:a>
内“制造”。但这些指认没有提供具体证据。</text:p>
      <text:p text:style-name="P4">
中国外交部发言人毛宁在例行记者会上说：“‘实验室泄漏极不可能’是中国—世卫组织联合专家在实地走访武汉相关实验室并同相关科研人员深入交流的基础上得出的权威科学结论，准确反映在中国—世卫组织溯源联合研究报告中，也得到了国际社会和科学界的广泛认可。”</text:p>
      <text:p text:style-name="P4">
“美国应当立即停止将溯源问题政治化、工具化、武器化，停止对别国进行栽赃抹黑、甩锅推责，停止对自身存在的种种疑点装聋作哑，尽快回应国际社会合理关切……给世界人民一个负责任的交代。”</text:p>
      <text:p text:style-name="P4">
<text:a xlink:type="simple" xlink:href="https://www.bbc.com/ws/av-embeds/cps/zhongwen/simp/science-66020211/p09llsln/zh-hans" text:style-name="Internet_20_link" text:visited-style-name="Visited_20_Internet_20_Link">
 Video-1-Link：/ws/av-embeds/cps/zhongwen/simp/science-66020211/p09llsln/zh-hans </text:a>
 <text:span text:style-name="T4">
你的器材不支持播放多媒体材料</text:span>
视频加注文字，</text:p>
      <text:p text:style-name="P4">
2021年6月：BBC《新闻之夜》调查武汉实验室泄漏理论，采访多位专家，分析个中因由。</text:p>
      <text:h text:style-name="P12" text:outline-level="3">
<text:span text:style-name="T4">
情报机关的调查有什么新发现</text:span>
</text:h>
      <text:p text:style-name="P4">
美国国会3月份通过法案，下令情报机关在90天内解密有关武汉病毒研究所的文件。国家情报总监办公室于上星期五（23日）晚间发表了这份解密文件。</text:p>
      <text:p text:style-name="P4">
<text:a xlink:type="simple" xlink:href="https://www.dni.gov/files/ODNI/documents/assessments/Report-on-Potential-Links-Between-the-Wuhan-Institute-of-Virology-and-the-Origins-of-COVID-19-20230623.pdf" text:style-name="Internet_20_link" text:visited-style-name="Visited_20_Internet_20_Link">
 这份10页长的报告说 </text:a>
：“由于两种假设（自然或实验室）不是依靠大量假设，就是面对着相互矛盾的报告挑战，因此中央情报局（CIA）与其他机关仍然无法确定COVID-19大流行的准确来源。”</text:p>
      <text:p text:style-name="P4">
报告指出，有四个美国政府机关相信病毒是从动物传染人类，另两个机关——能源部与联邦调查局（FBI）——仍然相信病毒是泄漏自实验室。</text:p>
      <text:p text:style-name="P4">
调查报告称，美国情报圈子仍未能排除新冠病毒来自实验室，但所有情报机关均同意新冠病毒并非源于生化武器开发。</text:p>
      <text:p text:style-name="P4">
<text:a xlink:type="simple" xlink:href="https://www.bbc.com/ws/av-embeds/cps/zhongwen/simp/science-66020211/p0ds0nwk/zh-hans" text:style-name="Internet_20_link" text:visited-style-name="Visited_20_Internet_20_Link">
 Video-2-Link：/ws/av-embeds/cps/zhongwen/simp/science-66020211/p0ds0nwk/zh-hans </text:a>
 <text:span text:style-name="T4">
你的器材不支持播放多媒体材料</text:span>
视频加注文字，</text:p>
      <text:p text:style-name="P4">
在短短的一个月，中国不再坚持动态清零，取而代之的是奥密克戎变种致病性弱的官方声明——回顾中国抗疫如何从“清零”走向“共存”。</text:p>
      <text:p text:style-name="P4">
报告称，武汉病毒研究所与中国军方因公共卫生需要，有在冠状病毒研究上合作，但不涉及任何能产生新冠病毒病的感染。</text:p>
      <text:p text:style-name="P4">
但报告同时提出，武汉病毒研究所的科学家建造了不同冠状病毒的“嵌合体”（chimeras），并利用了反向遗传学克隆（reverse geneticcloning）技术，而此举使隐藏蓄意修改变得可能。</text:p>
      <text:p text:style-name="P4">
报告称，一些研究人员也许在新冠疫情发生前，在操作实验时未曾采取足够的生物安全保障措施。</text:p>
      <text:h text:style-name="P12" text:outline-level="3">
<text:span text:style-name="T4">
武汉实验室“零号病人”反指“假新闻”</text:span>
</text:h>
      <text:p text:style-name="P4">
然而，根据该报告，美国情报机关对于武汉病毒研究所曾发生一起据称导致新冠疫情爆发的实验室事故并不知情。</text:p>
      <text:p text:style-name="P4">
报告指出，这起事故发生在2019年秋季，有数名研究人员在因此受到感染。但报告同时认为他们或是受其他疾病感染，且部分病征与新冠病毒病不符。</text:p>
      <text:p text:style-name="P4">
</text:p>
      <text:p text:style-name="P4">
图像来源，  AFP</text:p>
      <text:p text:style-name="P4">
图像加注文字，</text:p>
      <text:p text:style-name="P4">
石正丽坚称被点名为“零号病人”的研究员并未接触活体病毒。</text:p>
      <text:p text:style-name="P4">
<text:a xlink:type="simple" xlink:href="https://www.wsj.com/articles/u-s-funded-scientist-among-three-chinese-researchers-who-fell-ill-amid-early-covid-19-outbreak-3f919567" text:style-name="Internet_20_link" text:visited-style-name="Visited_20_Internet_20_Link">
 美国《华尔街日报》上周引述美国情报消息人士称 </text:a>
 ，在该起事故中受感染的研究人员分别是胡犇、余萍（Yu Ping；音译）和朱颜（ZhuYan；音译）。表明以反主流媒体为宗旨的新闻博客《群众》（Public） <text:a xlink:type="simple" xlink:href="https://public.substack.com/p/first-people-sickened-by-covid-19" text:style-name="Internet_20_link" text:visited-style-name="Visited_20_Internet_20_Link">
 更早披露三人名字</text:a>
，并称三人均为武汉病毒研究所研究员。</text:p>
      <text:p text:style-name="P4">
其中，胡犇博士是武汉病毒研究所的副研究员。据研究所官网资料，其研究方向包括蝙蝠、啮齿动物新病原发现。《群众》引述麻省理工学院—哈佛大学博德研究所（BroadInstitute）博士后研究员，分子生物学家曾昱嘉博士（Dr AlinaChan）称，胡犇是武汉病毒研究所新发传染病研究中心主任石正丽博士的得意门生，被视为其接班人。</text:p>
      <text:p text:style-name="P4">
<text:a xlink:type="simple" xlink:href="https://www.science.org/content/article/ridiculous-says-chinese-scientist-accused-being-pandemic-s-patient-zero" text:style-name="Internet_20_link" text:visited-style-name="Visited_20_Internet_20_Link">
 《科学》杂志称接获胡犇与余萍来信 </text:a>
。胡犇在邮件中写道：“最近有关所谓‘零号病人’的新闻完全是无稽谣言。”</text:p>
      <text:p text:style-name="P4">
“我没在2019年秋天病倒，当时也没出现过新冠病毒病症状。我与我的同事在2020年3月接受过新冠病毒（SARS-CoV-2）抗体检测，全都是阴性。”</text:p>
      <text:p text:style-name="P4">
余萍则形容“零号病人”指控为“假新闻”。《科学》杂志引述她说：“2019年的秋天，我既没生病也没任何新冠症状。”</text:p>
      <text:p text:style-name="P4">
两人同时否认参与过任何活体病毒实验。</text:p>
      <text:p text:style-name="P4">
<text:a xlink:type="simple" xlink:href="https://www.bbc.com/ws/av-embeds/cps/zhongwen/simp/science-66020211/p09cfx14/zh-hans" text:style-name="Internet_20_link" text:visited-style-name="Visited_20_Internet_20_Link">
 Video-3-Link：/ws/av-embeds/cps/zhongwen/simp/science-66020211/p09cfx14/zh-hans </text:a>
 <text:span text:style-name="T4">
你的器材不支持播放多媒体材料</text:span>
视频加注文字，</text:p>
      <text:p text:style-name="P4">
2021年4月：世卫组织新冠特使纳巴罗（David Nabarro）说，从过往经验看，对病毒溯源很少能找到明确路标。</text:p>
      <text:p text:style-name="P4">
医学期刊《感染、遗传与演化》（Infection, Genetics and Evolution） <text:a xlink:type="simple" xlink:href="https://www.sciencedirect.com/science/article/pii/S156713481830902X" text:style-name="Internet_20_link" text:visited-style-name="Visited_20_Internet_20_Link">
 曾在2019年2月</text:a>
发表过石正丽有关蝙蝠传播与非典型肺炎（SARS；萨斯、沙士）同类型病毒情况的研究，胡犇与余萍也参与了该项研究。</text:p>
      <text:p text:style-name="P4">
《科学》杂志称，石正丽透过电邮向该杂志证实了两人的说法，并称胡犇、余萍和朱颜只曾利用RNA萃取来进行基因排序，没曾接触活体病毒。</text:p>
      <text:p text:style-name="P4">
该杂志还引述曾参与分析武汉华南海鲜批发市场病毒数据的法国国家科学研究中心（CNRS）研究员佛罗伦斯·德巴雷博士（Dr FlorenceDébarre）抨击媒体未予中方科学家无罪假定。</text:p>
      <text:p text:style-name="P4">
武汉华南海鲜批发市场是首例新冠病毒病群聚感染发生地点。实验室泄漏论的支持者指出，武汉病毒研究所距离华南批发市场仅40分钟车程。</text:p>
      <text:p text:style-name="P4">
德巴雷博士称她本来对实验室泄漏论持开放态度，如今她更相信新冠病毒来自于自然，并主动在网上与实验室泄漏论支持者论战。 <text:a xlink:type="simple" xlink:href="https://twitter.com/flodebarre/status/1632422117173067778" text:style-name="Internet_20_link" text:visited-style-name="Visited_20_Internet_20_Link">
 曾昱嘉便是德巴雷公开对质的对象之一</text:a>
 。</text:p>
      <text:p text:style-name="P4">
</text:p>
      <text:h text:style-name="P12" text:outline-level="3">
<text:span text:style-name="T4">
美国政界向拜登政府发炮</text:span>
</text:h>
      <text:p text:style-name="P4">
在特朗普（Donald Trump）总统任内担任国家情报总监的约翰·拉特克利夫（John Ratcliffe）回应最新解密报告时，指控现任总统拜登（JoeBiden）及其政府“持续混淆视听”。</text:p>
      <text:p text:style-name="P4">
拉特克利夫在一份声明中称：“实验室泄漏是唯一得到科学、情报与常识支持的理论。”</text:p>
      <text:p text:style-name="P4">
</text:p>
      <text:p text:style-name="P4">
图像来源，  Reuters</text:p>
      <text:p text:style-name="P4">
图像加注文字，</text:p>
      <text:p text:style-name="P4">
拜登（左）3月份签署国会要求解密调查报告的法案时称，他的期望与国会一致，能发放的信息越多越好。</text:p>
      <text:p text:style-name="P4">
中国政府与联合国世界卫生组织（WHO）在2021年年初进行的联合调查认为，实验室泄漏理论“极其不可能”。 <text:a xlink:type="simple" xlink:href="https://www.bbc.com/zhongwen/simp/science-56587444" text:style-name="Internet_20_link" text:visited-style-name="Visited_20_Internet_20_Link">
 这定论使世卫组织遭受猛烈抨击</text:a>
，不少专家认为，这样的结论给不出足够答案，反只衍生了更多疑问。</text:p>
      <text:p text:style-name="P4">
美国哥伦比亚广播公司（CBS）报道，共和党籍的美国联邦众议院情报委员会主席迈克·特纳（MikeTurner）与新冠病毒大流行问题特别小组委员会主席布拉德·温斯特鲁普（Brad Wenstrup）认为，解密报告反给实验室泄漏论增加了可信性。</text:p>
      <text:p text:style-name="P4">
特纳与温斯特鲁普发表联署声明说：“中共与中国解放军须予以严正交代。”</text:p>
      <text:p text:style-name="P4">
“我们在感激国家情报总监办公室报告的同时，对新冠病毒病源头的搜证与调查必须继续。”</text:p>
      <text:p text:style-name="P4">
但也有专家认为，对于导致全球将近700万人死亡的新冠病毒病来说，其真正来源也许永远无法知晓。</text:p>
      <text:p text:style-name="P4">
Source: <text:a xlink:type="simple" xlink:href="https://www.bbc.com/zhongwen/simp/science-66020211" text:style-name="Internet_20_link" text:visited-style-name="Visited_20_Internet_20_Link">
https://www.bbc.com/zhongwen/simp/science-66020211</text:a>
</text:p>
      <!--NEWS-->
      <text:h text:style-name="P10" text:outline-level="1">
<text:span text:style-name="T4">
中国幻想的破灭</text:span>
</text:h>
      <text:p text:style-name="P4">
Author: None (Language: zh)</text:p>
      <text:p text:style-name="P4">
Publisher: None</text:p>
      <text:p text:style-name="P4">
Time: 2023-06-26T11:38:00Z</text:p>
      <text:p text:style-name="P4">
Description: 中国对于德国和欧洲企业来说，仍然光彩依旧吗？习近平推行的经济路线的后果正在逐一显现出来。</text:p>
      <text:p text:style-name="P4">
Videos: []</text:p>
      <text:p text:style-name="P4">
Images: []</text:p>
      <text:p text:style-name="P4">
Subject: 经济纵横</text:p>
      <text:p text:style-name="P4">
Subjects: []</text:p>
      <text:p text:style-name="P4">
Keywords: ['岛屿主权争端', '专题报道：全景观看“习马会”', '中国', '中共十九大', '德中关系']</text:p>
      <text:p text:style-name="P4">
ID: 66033341</text:p>
      <!--METADATA-->
      <text:p text:style-name="P4">
<text:a xlink:type="simple" xlink:href="https://www.dw.com/zh/overlay/image/article/66033341/65310440" text:style-name="Internet_20_link" text:visited-style-name="Visited_20_Internet_20_Link">
 </text:a>
</text:p>
      <text:p text:style-name="P4">
近年来中国一直在拉着手刹前行，这不仅仅是清零政策的影响。</text:p>
      <text:p text:style-name="P4">
（德国之声中文网）德国在华商会和中国欧盟商会今年6月做的调查均显示，在结束了 <text:a xlink:type="simple" xlink:href="https://www.dw.com/zh/zh/德语媒体清零令外企叫苦不迭/a-62207086" text:style-name="Internet_20_link" text:visited-style-name="Visited_20_Internet_20_Link">
 清零政策</text:a>
之后，中国经济强劲反弹的希望已经破灭。超过一半的德国企业预计今年的行业发展于去年持平甚至低于去年的水平。</text:p>
      <text:p text:style-name="P4">
尽管商业预期显得暗淡，但是仍有超过一半的德国公司（55%）打算在未来几年继续在中国投资。不过2020年和2021年新冠疫情期间，表示愿意继续在中国投资的德国受访公司超过70%。在表示不考虑所有问题而仍坚持进行投资的企业中，62%表示这样做主要是为了保持在中国市场上的竞争力。然而，几乎每四家企业中就有一家表示希望减少投资，这一比例明显高于疫情期间。</text:p>
      <text:p text:style-name="P4">
60%的受访企业预计市场环境会恶化，超过40%的公司担心地缘政治紧张局势会导致制裁或出口管制等形式的后果。对乌克兰战争和 <text:a xlink:type="simple" xlink:href="https://www.dw.com/zh/zh/德语媒体德国企业为北京武统未雨绸缪/a-65871883" text:style-name="Internet_20_link" text:visited-style-name="Visited_20_Internet_20_Link">
 潜在的台湾冲突</text:a>
 带来的不确定性 <text:a xlink:type="simple" xlink:href="https://www.dw.com/zh/zh/德语媒体在华德企气氛低迷/a-51229999" text:style-name="Internet_20_link" text:visited-style-name="Visited_20_Internet_20_Link">
 压低行业情绪</text:a>
。几乎四分之一的企业都认为，北京努力变得更加独立于国外市场，而这也是减少投资的一个原因。</text:p>
      <text:p text:style-name="P4">
另外也有五分之一的公司希望在中国以外的国家进行更多投资。而超过16%的公司已经制定计划，在最坏的情况下甚至可以完全撤出中国。</text:p>
      <text:h text:style-name="P12" text:outline-level="3">
<text:span text:style-name="T4">
商业环境负面纪录</text:span>
</text:h>
      <text:p text:style-name="P4">
针对570家企业做出的调查显示，绝大部分欧洲公司认为中国已经失去了作为一个商业地点的光彩。中国欧盟商会会长彦辞(JensEskelund)说，中国的商业气氛“是我们所感受到的最低的阶段”。</text:p>
      <text:p text:style-name="P4">
尽管清零政策已经结束，但外资 <text:a xlink:type="simple" xlink:href="https://www.dw.com/zh/zh/中国经济遭重创-在华德企商业信心探底/a-64092035" text:style-name="Internet_20_link" text:visited-style-name="Visited_20_Internet_20_Link">
 对中国经济前景的信心 </text:a>
正在消退。与此同时利润也在下降。面对日益增长的风险和不可预测的环境，64%的受访欧洲企业表示，在中国做生意变得更加困难。这一比例创下纪录。市场准入受限是在华外资企业遇到的一大问题。政府部分设定的限制也是企业抱怨的另一个困难。</text:p>
      <text:p text:style-name="P4">
此外，中国本土企业和外国公司之间往往缺少公平竞争。四分之一的欧洲企业抱怨遭遇强迫技术转让。</text:p>
      <text:p text:style-name="P4">
曾在巴斯夫长期担任高管、德国和欧盟商会前主席武特克（JörgWuttke）在接受德国之声采访时证实，可以清楚地感受到中国党和国家领导人习近平推行的日益激烈民族主义路线。</text:p>
      <text:p text:style-name="P4">
他说，“在一些领域中国出现有强烈的民族主义化：我们不再需要外国人了，所以我们不会让他们进入市场。”</text:p>
      <text:h text:style-name="P12" text:outline-level="3">
<text:span text:style-name="T4">
世界经济引擎光环不再 外企想撤离中国市场？</text:span>
</text:h>
      <text:h text:style-name="P12" text:outline-level="3">
<text:span text:style-name="T4">
中国失去原有的光彩</text:span>
</text:h>
      <text:p text:style-name="P4">
中国欧盟商会现任会长彦辞说，没有人期望监管环境在未来5年内真正得到改善，而且这种信心危机还没有结束。</text:p>
      <text:p text:style-name="P4">
武特克在接受德国之声采访时说，同以前的开放政策相比，中国现在更强调闭关自守。但是习近平想执行的与世隔绝的政策存在一个根本性的问题——“中国要尽可能地独立于世界，但同时又希望世界依赖于中国。这当然与全球化完全不相称”。</text:p>
      <text:p text:style-name="P4">
但是，欧洲人和西方伙伴在贸易和工业政策方面还能发挥什么作用？</text:p>
      <text:p text:style-name="P4">
武特克说：“当然，中国人将继续培植那些给他们带来技术和就业机会的大公司。在汽车、化工、机械工程领域情况都是如此。”</text:p>
      <text:p text:style-name="P4">
他强调说：“2022年，欧盟企业对中国的出口比对瑞士的出口高出23%。超过640万个集装箱从中国运往欧洲，但只有160万个集装箱从欧洲运回中国。这也就是说，从很多意义上来看，中国对我们市场的依赖性要远高于我们对中国市场的依赖。这是一件让人很郁闷的事，因为市场本来足够大。”</text:p>
      <text:p text:style-name="P4">
近年来中国一直在拉着手刹前行，这不仅仅是清零政策的影响。武特克表示：“还有很多市场准入限制的问题也让西方企业经营起来困难重重。”</text:p>
      <text:h text:style-name="P12" text:outline-level="3">
<text:span text:style-name="T4">
德国联邦议员：“中国的角色很复杂”</text:span>
</text:h>
      <text:h text:style-name="P12" text:outline-level="3">
<text:span text:style-name="T4">
批评意见声浪渐涨</text:span>
</text:h>
      <text:p text:style-name="P4">
著名对冲基金经理、亿万富翁投资者德鲁肯米勒（StanleyDruckenmiller）此前曾因为对中国经济增长保持坚定信念而闻名。但是今年6月初，他将中国从投资目的地的名单上划掉。德鲁肯米勒相信，循着习近平的政治路线，中国可能会错失在经济上追赶并超越世界最大经济体美国的崇高目标。在彭博投资会议上，德鲁肯米勒对中国的未来描绘了一幅暗淡的画面。</text:p>
      <text:p text:style-name="P4">
他说：“如果（中国）不出现高层权力更迭，那么经济就会变得丧失活力。”他说，即便今年中国出现任何明显的好转，那也只是突然的、短暂的能量爆发，就像你食用高糖分的东西一样。“我们预计在未来6到9个月内会出现糖分高涨和某种强劲增长。但从长远来看，我不认为他们（中国人）在经济实力和增长方面是对美国的主要挑战。”德鲁肯米勒说。</text:p>
      <text:p text:style-name="P4">
而武特克则对中国的经济政策困境进行了更为外交化的描述。他说，在一个努力克服严重老龄化问题的经济中，在房地产行业存在重大问题的情况下，在地方政府负债累累、小型银行可能面临破产威胁的情况下，中国也许可以尝试恢复其以前的开放性，然后重新执行“经济优先于意识形态”的思路。他说，对于欧洲的公司来说，这并不是所有选项中最糟糕的。</text:p>
      <text:p text:style-name="P4">
Source: <text:a xlink:type="simple" xlink:href="https://www.dw.com/zh/中国幻想的破灭/a-66033341" text:style-name="Internet_20_link" text:visited-style-name="Visited_20_Internet_20_Link">
https://www.dw.com/zh/中国幻想的破灭/a-66033341?maca=chi-rss-chi-all-1127-rdf</text:a>
</text:p>
      <!--NEWS-->
      <text:h text:style-name="P10" text:outline-level="1">
<text:span text:style-name="T4">
勃拉姆斯：G小调第一钢琴四重奏</text:span>
</text:h>
      <text:p text:style-name="P4">
Author: None (Language: zh)</text:p>
      <text:p text:style-name="P4">
Publisher: None</text:p>
      <text:p text:style-name="P4">
Time: 2023-06-26T11:48:00Z</text:p>
      <text:p text:style-name="P4">
Description: 勃拉姆斯一共作有3首钢琴四重奏。G小调第一钢琴四重奏是一部带有交响性创作思维，具有震撼力量的室内乐作品，布局严谨、饱含个人情感。</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6798</text:p>
      <!--METADATA-->
      <h5>
文化经纬</h5>
      <text:h text:style-name="P12" text:outline-level="3">
<text:span text:style-name="T4">
勃拉姆斯：G小调第一钢琴四重奏</text:span>
</text:h>
      <text:p text:style-name="P4">
勃拉姆斯一共作有3首钢琴四重奏。G小调第一钢琴四重奏是一部带有交响性创作思维，具有震撼力量的室内乐作品，布局严谨、饱含个人情感。</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勃拉姆斯：G小调第一钢琴四重奏</text:span>
</text:h>
      <text:p text:style-name="P4">
勃拉姆斯的G小调第一钢琴四重奏的初稿完成于1855年，但全曲真正完成则是1861年。期间，勃拉姆斯几易其稿，并虚心接受了女钢琴家克拉拉•舒曼和小提琴家约阿希姆的审评。该曲1861年11月举行了首演。</text:p>
      <text:p text:style-name="P4">
G小调第一钢琴四重奏是一部带有交响性创作思维，具有震撼力量的室内乐作品，布局严谨、形式丰富、旋律优美、饱含个人情感，体现出作曲家既多愁善感、忧郁不安，又明朗真挚、热情奔放的多重性格。</text:p>
      <text:p text:style-name="P4">
1937年，美籍奥地利作曲家阿诺尔德·勋伯格（1874-1951）把勃拉姆斯的这一四重奏重新调配乐器，改编成一首由大管弦乐队演奏的乐曲。请听西德广播交响乐团的演出，由美国指挥家、小提琴家、作曲家克里斯蒂安•马切拉里如担任指挥。他在接受采访时赞叹勋伯格对这首优美乐曲的编排让舞台上每一件乐器的个性都得到体现，共同创造出美妙的音乐。</text:p>
      <text:p text:style-name="P4">
<text:span text:style-name="T4">
欢迎订阅德国之声“古典音乐风”播客，收听更多出色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勃拉姆斯：G小调第一钢琴四重奏</text:span>
</text:h>
      <text:p text:style-name="P4">
](https://www.dw.com/zh/overlay/media/zh/勃拉姆斯g小调第一钢琴四重奏/65320370/65986798)</text:p>
      <ul>
        <li>
<text:span text:style-name="T4">
日期</text:span>
 26.06.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古典音乐 </text:a>
  * <text:span text:style-name="T4">
下载</text:span>
 <text:a xlink:type="simple" xlink:href="https://radiodownloaddw-a.akamaihd.net/downloads/Events/dwelle/dira/mp3/chi/71C8DCB5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sBC</li>
      </ul>
      <h5>
相关内容</h5>
      <text:p text:style-name="P4">
[ </text:p>
      <text:h text:style-name="P12" text:outline-level="3">
<text:span text:style-name="T4">
贝多芬D小调小提琴协奏曲</text:span>
</text:h>
      <text:p text:style-name="P4">
贝多芬的《D大调小提琴协奏曲》创作于1806年，专为当时维也纳剧院的第一小提琴手克莱门特（Franz Clement）所作,被誉为四大小提琴协奏曲之首。</text:p>
      <text:p text:style-name="P4">
](https://www.dw.com/zh/zh/贝多芬d小调小提琴协奏曲/a-65986513) [</text:p>
      <text:h text:style-name="P12" text:outline-level="3">
<text:span text:style-name="T4">
岸野末利加:雷声说了什么</text:span>
</text:h>
      <text:p text:style-name="P4">
受艾略特（T.S.Eliot）的诗歌《荒地》启发，日本作曲家岸野末利加创作了交响乐“雷声说了什么”。西德广播交响乐团和大提琴独奏家奥伦·谢夫林在2022年8月的贝多芬音乐节上演奏了该曲。</text:p>
      <text:p text:style-name="P4">
](https://www.dw.com/zh/zh/岸野末利加雷声说了什么/a-65925572) [</text:p>
      <text:h text:style-name="P12" text:outline-level="3">
<text:span text:style-name="T4">
约翰·塞巴斯蒂安·巴赫：第6号无伴奏大提琴组曲</text:span>
</text:h>
      <text:p text:style-name="P4">
约翰·塞巴斯蒂安·巴赫创作了6组无伴奏大提琴组曲，大多为古风盎然的舞曲。请听谢尔盖·马洛夫在肩式大提琴上演奏的巴赫第6号无伴奏大提琴组曲。</text:p>
      <text:p text:style-name="P4">
](https://www.dw.com/zh/zh/约翰塞巴斯蒂安巴赫第6号无伴奏大提琴组曲/a-65861982)</text:p>
      <text:p text:style-name="P4">
Source: <text:a xlink:type="simple" xlink:href="https://www.dw.com/zh/勃拉姆斯：g小调第一钢琴四重奏/a-65986798" text:style-name="Internet_20_link" text:visited-style-name="Visited_20_Internet_20_Link">
https://www.dw.com/zh/勃拉姆斯：g小调第一钢琴四重奏/a-65986798?maca=chi-rss-chi-all-1127-rdf</text:a>
</text:p>
      <!--NEWS-->
      <text:h text:style-name="P10" text:outline-level="1">
<text:span text:style-name="T4">
事实查核｜美国"应急撤离计划"是将台湾当作"棋子"的阴谋？</text:span>
</text:h>
      <text:p text:style-name="P4">
Author: 作者：沈轲，发自华盛顿</text:p>
      <text:p text:style-name="P4">
Publisher: Radio Free Asia (Organization)</text:p>
      <text:p text:style-name="P4">
Published Time: 2023-06-26T18:33:00-04:00</text:p>
      <text:p text:style-name="P4">
Modified Time: 2023-06-27T09:37:12-04:00</text:p>
      <text:p text:style-name="P4">
Description: 作者：沈轲，发自华盛顿</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29306in" draw:z-index="0">
<draw:image xlink:href="../Images/rfamandarin/2023-06-26T18-33-00-04-00/000000.png" xlink:type="simple" xlink:show="embed" xlink:actuate="onLoad" draw:mime-type="image/png"/>
</draw:frame>
 <text:a xlink:type="simple" xlink:href="https://www.rfa.org/mandarin/shishi-hecha/hc-06262023182508.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中国外交官员近日针对美国为其在台公民制定的"应急撤离计划"表示，这正是美国打算一旦发生战争就抛弃台湾的"证明"。</text:p>
      <text:p text:style-name="P4">
亚洲事实查核实验室（AFCL）采访发现，许多国家都制定了撤侨计划，以应对各种危机情境。制定或更新这些计划既不表示战争即将爆发，也不能解读为"美国打算抛弃台湾"。</text:p>
      <text:p text:style-name="P4">
<text:span text:style-name="T4">
深度分析</text:span>
</text:p>
      <text:p text:style-name="P4">
总部位于美国佛罗里达州的新闻机构《信使报》(The Messenger)在 <text:a xlink:type="simple" xlink:href="https://themessenger.com/news/the-u-s-is-preparing-evacuation-plans-for-american-citizens-in-taiwan-exclusive" text:style-name="Internet_20_link" text:visited-style-name="Visited_20_Internet_20_Link">
 6月12日发表的一则报道</text:a>
中，引述一位未具名的美国高级情报官员的话称，如果台湾海峡爆发战争，美国政府将撤离在台居住的美国人，拜登政府正在进行准备工作。</text:p>
      <text:p text:style-name="P4">
针对上述报道，国家安全会议战略沟通协调员约翰·柯比（John Kirby）在当天稍后的新闻发布会上回答关于“撤离计划”的问题时， <text:a xlink:type="simple" xlink:href="https://www.whitehouse.gov/briefing-room/press-briefings/2023/06/12/press-briefing-by-press-secretary-karine-jean-pierre-and-nsc-coordinator-for-strategic-communications-john-kirby-15/" text:style-name="Internet_20_link" text:visited-style-name="Visited_20_Internet_20_Link">
既没有确认也没有否认其存在 </text:a>
，但他指出：从冲突区域撤离美国公民并不是美国例行的政策，也没有迹象显示目前台湾的情况有必要重新考虑这个政策。</text:p>
      <text:p text:style-name="P4">
至于什么情况下美国政府会协助撤离有美国公民身份的普通民众，美国国务院在一份 <text:a xlink:type="simple" xlink:href="https://travel.state.gov/content/travel/en/international-travel/emergencies/what-state-dept-can-cant-do-crisis.html" text:style-name="Internet_20_link" text:visited-style-name="Visited_20_Internet_20_Link">
 公告</text:a>
中说明，必须在商业交通完全中断、条件允许等多个前提下，才会为民众提供撤离服务。</text:p>
      <text:p text:style-name="P4">
中国外交部发言人汪文斌在6月13日的例行记者会上被问到相关议题时，虽表示自己对相关情况不了解，但又接着说：“美方嘴上说‘挺台’，真正做的却是把台湾当作棋子，把台湾民众当作炮灰。为服务美国‘以台制华’战略，美方甚至制定‘摧毁台湾计划’。相信广大台湾民众会认清美‘害台’‘毁台’的本质。”    <text:span text:style-name="T4">
应急撤离计划意味着什么？</text:span>
</text:p>
      <text:p text:style-name="P4">
战争撤离计划的目的是将某个国家的公民从危险中撤离，而且“没有其他目的”，俄亥俄州立大学政治学名誉教授 <text:a xlink:type="simple" xlink:href="https://polisci.osu.edu/people/mueller.135" text:style-name="Internet_20_link" text:visited-style-name="Visited_20_Internet_20_Link">
 约翰·穆勒</text:a>
 （John Mueller）告诉亚洲事实查核实验室。    “这样的应急撤离计划绝不是美国会抛弃台湾的迹象，实际上可能使美国能够更有效地支援台湾武装部队抵御入侵，”美国在台协会前副处长 <text:a xlink:type="simple" xlink:href="https://sais.jhu.edu/users/dkeegan2" text:style-name="Internet_20_link" text:visited-style-name="Visited_20_Internet_20_Link">
 葛天豪</text:a>
 (David J.Keegan)告诉亚洲事实查核实验室：“这种撤离将使美国支援台湾的军方能够集中精力保卫台湾，打败解放军，而不必在冲突中照顾美国公民，避免分心。”</text:p>
      <text:p text:style-name="P4">
“中国试图在台湾和美国之间播下不信任种子，以削弱台湾，使中国更容易使用胁迫手段迫使台湾接受中国大陆的统治”，葛天豪指出。</text:p>
      <text:p text:style-name="P4">
美国 <text:a xlink:type="simple" xlink:href="https://www.congress.gov/bill/96th-congress/house-bill/2479" text:style-name="Internet_20_link" text:visited-style-name="Visited_20_Internet_20_Link">
 《台湾关系法》 </text:a>
提出，以和平手段解决两岸紧张局势对美国至关重要。虽然该法案没有公开承诺在中国入侵时提供美国的军事支持，但它将这种可能性留给美国政府自行决定。</text:p>
      <text:p text:style-name="P4">
《台湾关系法》保留了在与中国大陆爆发冲突时，美国可以以武装部队支援台湾的可能性。（美联社图片）  <text:a xlink:type="simple" xlink:href="https://www.rfa.org/mandarin/shishi-hecha/hc-06262023182508.html/copy-of-1.jpg" text:style-name="Internet_20_link" text:visited-style-name="Visited_20_Internet_20_Link">
</text:a>
</text:p>
      <text:p text:style-name="P4">
<text:span text:style-name="T4">
撤离计划表示战争即将到来？</text:span>
</text:p>
      <text:p text:style-name="P4">
奥斯陆和平研究所的高级研究员 <text:a xlink:type="simple" xlink:href="https://www.prio.org/people/11404" text:style-name="Internet_20_link" text:visited-style-name="Visited_20_Internet_20_Link">
 伊拉里亚·卡罗扎 </text:a>
 （IlariaCarrozza）告诉亚洲事实查核实验室，这样的计划“是一国政府在有驻外关系的地方常见的预案，特别是如果该国政治上不稳定或处于政治紧张的中心地带”。</text:p>
      <text:p text:style-name="P4">
她表示：“为许多在台湾生活的美国公民制定撤离计划是正常行政的一部分，并不一定意味着冲突即将爆发。”</text:p>
      <text:p text:style-name="P4">
穆勒也告诉亚洲事实查核实验室，当撤离过程中出现公众关注的问题时，政府往往会开始为各种危机情景制定应急计划，无论这些危机目前发生的可能性有多大。他并列举了最近美国从<text:a xlink:type="simple" xlink:href="https://apnews.com/article/sudan-americans-biden-white-house-evacuation-993ef30bf43320023dc7d8d5ee202bcf" text:style-name="Internet_20_link" text:visited-style-name="Visited_20_Internet_20_Link">
 苏丹 </text:a>
 和 <text:a xlink:type="simple" xlink:href="https://apnews.com/article/afghanistan-immigration-travel-lifestyle-kim-kardashian-west-346e0959989079e5fba109247967573c" text:style-name="Internet_20_link" text:visited-style-name="Visited_20_Internet_20_Link">
 阿富汗</text:a>
 撤离时，华盛顿优先考虑并实施此类计划的两个案例。</text:p>
      <text:p text:style-name="P4">
2021年，在喀布尔登上美国飞机的家庭，在从阿富汗撤离中。（美联社图片）  <text:a xlink:type="simple" xlink:href="https://www.rfa.org/mandarin/shishi-hecha/hc-06262023182508.html/copy-of-2.jpg" text:style-name="Internet_20_link" text:visited-style-name="Visited_20_Internet_20_Link">
</text:a>
</text:p>
      <text:p text:style-name="P4">
<text:span text:style-name="T4">
只有美国做出应急计划吗？</text:span>
</text:p>
      <text:p text:style-name="P4">
《信使报》有关所谓应急计划的原始文章明确提到， <text:a xlink:type="simple" xlink:href="https://www.taipeitimes.com/News/front/archives/2023/04/18/2003798142" text:style-name="Internet_20_link" text:visited-style-name="Visited_20_Internet_20_Link">
 印尼</text:a>
 、 <text:a xlink:type="simple" xlink:href="https://www.manilatimes.net/2023/04/19/news/national/contingency-plan-in-place-for-filipino-workers-in-taiwan/1887740" text:style-name="Internet_20_link" text:visited-style-name="Visited_20_Internet_20_Link">
菲律宾 </text:a>
 和 <text:a xlink:type="simple" xlink:href="https://www.japantimes.co.jp/news/2022/09/01/national/japan-taiwan-evacuation-talks/" text:style-name="Internet_20_link" text:visited-style-name="Visited_20_Internet_20_Link">
 日本</text:a>
 已经公开宣布他们已经拥有或正在准备制定台湾侨民的应急撤离计划，但汪文斌在回应中没有提到这些国家。</text:p>
      <text:p text:style-name="P4">
德国马歇尔基金会印太计划总监 <text:a xlink:type="simple" xlink:href="https://www.gmfus.org/find-experts/bonnie-s-glaser" text:style-name="Internet_20_link" text:visited-style-name="Visited_20_Internet_20_Link">
 葛来仪 </text:a>
(BonnieGlaser)告诉亚洲事实查核实验室：“政府有责任保护海外公民的安全。当有重大自然灾害或冲突的风险时，即使风险稍微增加，大使馆会制定或者更新撤离其员工的计划，如果风险的影响更大，则会更新必要时撤离公民的计划。更新计划是一种谨慎的预备措施，并不反映撤离公民的决定。”    美国在台协会前副处长葛天豪说：“美国国务院与国防部定期制定和更新这些撤离计划并不意味着他们希望立即或很快使用这些计划。”</text:p>
      <text:p text:style-name="P4">
<text:span text:style-name="T4">
结论</text:span>
</text:p>
      <text:p text:style-name="P4">
亚洲事实查核实验室发现，中国官员声称美国的应急撤离计划旨在伤害或摧毁台湾的说法是不真实的。这样的计划并不意味着与中国的战争即将来临，也与美国在这样的冲突爆发时是否采取军事行动无关。</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6262023182508.html" text:style-name="Internet_20_link" text:visited-style-name="Visited_20_Internet_20_Link">
https://www.rfa.org/mandarin/shishi-hecha/hc-06262023182508.html</text:a>
</text:p>
      <!--NEWS-->
      <text:h text:style-name="P10" text:outline-level="1">
<text:span text:style-name="T4">
评论 | 陈光诚：心善行正事  天生为共敌</text:span>
</text:h>
      <text:p text:style-name="P4">
Author: None</text:p>
      <text:p text:style-name="P4">
Publisher: Radio Free Asia (Organization)</text:p>
      <text:p text:style-name="P4">
Published Time: 2023-06-26T18:36:42-04:00</text:p>
      <text:p text:style-name="P4">
Modified Time: 2023-06-26T18:36: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88615in" draw:z-index="0">
<draw:image xlink:href="../Images/rfamandarin/2023-06-26T18-36-42-04-00/000000.png" xlink:type="simple" xlink:show="embed" xlink:actuate="onLoad" draw:mime-type="image/png"/>
</draw:frame>
 中国709事件律师群像 <text:a xlink:type="simple" xlink:href="https://www.rfa.org/mandarin/pinglun/chenguangchengboke/cgc-06262023140809.html/@@images/image" text:style-name="Internet_20_link" text:visited-style-name="Visited_20_Internet_20_Link">
</text:a>
参与网截图</text:p>
      <text:p text:style-name="P4">
开始于2015年的“709大抓捕”已经过去八年了。您没有看错，确实是八年了。因为早在中共2015年七月初采取大规模的迫害行动之前的2011年，中国政府就在不断酝酿……包括修改法律——把广受批评的黑帮绑架写进《刑事诉讼法》第73条，把黑监狱说成“指定监视居住”……为这场针对维权人士、维权律师和觉醒公民的全国性的迫害行动作着精心的准备。</text:p>
      <text:p text:style-name="P4">
当这一切准备得差不多了，当对于中共来说更重要的中央权力交接完成，并顺利的过渡后，中国政府针对民间的打压迫害就开始了。实际上从“南都案”到江西新余刘萍案，再到屠夫被抓，后来从行政拘留转为刑事拘留，这场迫害就悄然开始了。到“709大抓捕”在全国展开以及接下来的“指定监视居住”下的酷刑折磨和逼迫当事人在电视上“自证其罪”达到了顶峰。</text:p>
      <text:p text:style-name="P4">
本来朋友们觉得随着“709”太太们的不断抗争，在“709”迫害中被抓者的陆续释放，这场迫害就算过去了，可是从最近中共用尽下流手段逼迫王全璋、李文足，李和平、王峭岭等维权律师迁出北京……我们必须意识到：这场迫害不仅没有结束，而且中共在迫害人权捍卫者上越来越肆无忌惮，还大有不死不休的势头。</text:p>
      <text:p text:style-name="P4">
随着王默被释放后走到外地就会不断被遣返，最近再次因帮助在家乡土地维权的父老乡亲说话而被行政拘留10天，谢文飞也再次被中共构陷入狱；南京刚刚释放百日的邵明亮，再遭中共公安的酷刑迫害；还有要求习近平下台，结束共产专制的山东诗人鲁阳——本名张桂祺遭中共重判六年，并且为了不让他的孩子有钱上学而冻结了鲁阳妻子的工资，每月只给他留下1200元人民币维持最基本的生活。还有对“白纸运动”中年轻人的不断秋后算账等等持续的打压迫害……都充分说明：在共产专制暴政下，法律早已沦为中国政府奴役人民的统治工具，可以任意修改。中国政府为了维护他的专制政权对觉醒者的打压迫害，不择手段，只要你拒绝和中共同流合污，他就会把你视为敌人。</text:p>
      <text:p text:style-name="P4">
当觉醒者认识到：在中共沦陷区生活，只要你心善行正事，那你天生就是中共的敌人，不管你怎样看待中共，都不影响中共把你视为他的敌人。而且只要你曾经为了社会公正挺身而出过，你终身都会在中共的黑名单上被中共视为敌人，加以防范——政审。这种邪恶源于共产党专制的本性，不要指望他会改变。因此，中共沦陷区的人民若不想被中共奴役，就必须奋勇抗争。除此之外，没有擦边球好打。</text:p>
      <text:p text:style-name="P4">
刘晓波说，他没有敌人。可是中国政府不还是把他害死在监狱里了吗？！大家要引以为戒，切不可对中国政府抱有任何的不切实际的幻想。</text:p>
      <text:p text:style-name="P4">
（文章只代表特约评论员个人的立场和观点）</text:p>
      <text:p text:style-name="P4">
Source: <text:a xlink:type="simple" xlink:href="https://www.rfa.org/mandarin/pinglun/chenguangchengboke/cgc-06262023140809.html" text:style-name="Internet_20_link" text:visited-style-name="Visited_20_Internet_20_Link">
https://www.rfa.org/mandarin/pinglun/chenguangchengboke/cgc-06262023140809.html</text:a>
</text:p>
      <!--NEWS-->
      <text:h text:style-name="P10" text:outline-level="1">
<text:span text:style-name="T4">
布林肯访华后  美官员再度敦促中国开启沟通</text:span>
</text:h>
      <text:p text:style-name="P4">
Author: None</text:p>
      <text:p text:style-name="P4">
Publisher: Radio Free Asia (Organization)</text:p>
      <text:p text:style-name="P4">
Published Time: 2023-06-26T19:19:00-04:00</text:p>
      <text:p text:style-name="P4">
Modified Time: 2023-06-27T12:56:15-04:00</text:p>
      <text:p text:style-name="P4">
Description: None</text:p>
      <text:p text:style-name="P4">
Videos: []</text:p>
      <text:p text:style-name="P4">
Audios: ["<text:a xlink:type="simple" xlink:href="https://www.rfa.org/mandarin/yataibaodao/junshiwaijiao/tj-062620231115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4.84652in" draw:z-index="0">
<draw:image xlink:href="../Images/rfamandarin/2023-06-26T19-19-00-04-00/000000.png" xlink:type="simple" xlink:show="embed" xlink:actuate="onLoad" draw:mime-type="image/png"/>
</draw:frame>
美国国家安全委员会印太事务协调员坎贝尔周一在华盛顿智库战略与国际研究中心举办的研讨会上再度强调了美中沟通对于维护地区安全的重要性。 <text:a xlink:type="simple" xlink:href="https://www.rfa.org/mandarin/yataibaodao/junshiwaijiao/tj-06262023111551.html/@@images/image" text:style-name="Internet_20_link" text:visited-style-name="Visited_20_Internet_20_Link">
</text:a>
视频截图/CSIS官网  <text:a xlink:type="simple" xlink:href="https://www.rfa.org/mandarin/yataibaodao/junshiwaijiao/tj-06262023111551.html/@@stream" text:style-name="Internet_20_link" text:visited-style-name="Visited_20_Internet_20_Link">
Audio-1-Link：https://www.rfa.org/mandarin/yataibaodao/junshiwaijiao/tj-06262023111551.html/@@stream</text:a>
</text:p>
      <text:p text:style-name="P4">
美国国务卿布林肯访华至今，美中之间仍未建立直接的军事对话机制。本周一， 美国国家安全委员会印太事务协调员坎贝尔（KurtCampbell）再度强调了美中沟通对于维护地区安全的重要性。</text:p>
      <text:p text:style-name="P4">
<text:a xlink:type="simple" xlink:href="https://www.rfa.org/mandarin/yataibaodao/junshiwaijiao/wy-06202023102946.html" text:style-name="Internet_20_link" text:visited-style-name="Visited_20_Internet_20_Link">
 <text:span text:style-name="T4">
布林肯访华 揭示美中处理双边关系的根本差异</text:span>
 </text:a>
  * <text:span text:style-name="T4">
<text:a xlink:type="simple" xlink:href="https://www.rfa.org/mandarin/yataibaodao/junshiwaijiao/kw-06192023132239.html" text:style-name="Internet_20_link" text:visited-style-name="Visited_20_Internet_20_Link">
 布林肯结束访华 美中均同意"稳定关系" </text:a>
 </text:span>
</text:p>
      <text:p text:style-name="P4">
美国国务卿布林肯上周结束了为期两天的中国行，并分别与中国国家主席习近平、中共中央外事办主任王毅和外交部长秦刚举行了会谈。布林肯当时在离京前的记者会上强调，美中双方已达成共识，将保持高层间的热线沟通，以确保两国竞争不会演变成冲突。</text:p>
      <text:p text:style-name="P4">
外界注意到，尽管布林肯表示双方已达成密切沟通的共识，但面对两国军方在台海和南海日趋升温的摩擦，美中国防部长至今仍未举行实质性的会晤。</text:p>
      <text:p text:style-name="P4">
美国国家安全委员会印太事务协调员坎贝尔周一在华盛顿智库战略与国际研究中心（Center for Strategic and InternationalStudies）的研讨会上就此表示：“中国不愿意建立避免军事风险的机制，以及不愿意进行军事对话，这是行之有年的事，不是现在才出现的状况。我们认为，美中建立实际沟通管道来应对意外非常重要。我们会持续向中国说明建立对话机制的重要性，尤其在近期，两方的军队有更多近距离摩擦。”</text:p>
      <text:p text:style-name="P4">
<text:span text:style-name="T4">
李尚福受美制裁 中国不愿开启对话</text:span>
</text:p>
      <text:p text:style-name="P4">
本月初，美国国防部长奥斯汀（Lloyd Austin）曾力邀中国国防部长李尚福在新加坡香格里拉对话会（The Shangri-LaDialogue）期间举行双边会谈，但却没有收到中方回复。外界普遍认为，由于李尚福在2018年协助中国军方进口俄罗斯武器而受到美国制裁，中方是以拒绝防长对话就此进行报复。</text:p>
      <text:p text:style-name="P4">
在本周一的研讨会上，有与会人士询问坎贝尔，美国是否应该取消对李尚福的制裁以换取更大的对话空间？不过，坎贝尔对此并未做出正面回应。</text:p>
      <text:p text:style-name="P4">
<text:span text:style-name="T4">
学者：中国威胁促成AUKUS联盟</text:span>
</text:p>
      <text:p text:style-name="P4">
研讨会上，与会学学者也重点关注美国、英国与澳大利亚组成的“三边安全伙伴关系” （AUKUS）联盟，以及相关维护印太地区的和平稳定等议题。</text:p>
      <text:p text:style-name="P4">
战略与国际研究中心澳大利亚项目主任查尔斯·埃德尔（CharlesEdel）明确表示，美、英、澳组成“三边安全伙伴关系”的目的，是对抗中国在印太地区逐渐扩大的威胁。</text:p>
      <text:p text:style-name="P4">
埃德尔说：“‘三边安全伙伴关系’希望能应对印太地区逐渐退化的安全环境，尤其是针对中国军事力量爆炸性的扩张，以及中国越来越具侵略性的军事行为，这两个趋势都使印太地区国家对于安全越发担忧，并促成‘三边安全伙伴关系’的形成，以制定共同战略来回应北京当局带来的挑战。”</text:p>
      <text:p text:style-name="P4">
埃德尔强调，“三边安全伙伴关系”的目的是基于吓阻北京向外扩张的侵略性行为，而并非有意挑衅中国：“‘三边安全伙伴关系’的目的不是在刺激中国。我引述拜登总统曾在圣地牙哥讲过的话：三边安全伙伴关系只有一个最重要的目标，强化印太地区的安全以应对时局的动荡。”</text:p>
      <text:p text:style-name="P4">
美国智库战略与国际研究中心澳大利亚项目主任查尔斯·埃德尔（CharlesEdel）表示，美、英、澳组成“三边安全伙伴关系”的目的，是对抗中国在印太地区逐渐扩大的威胁。（视频截图/CSIS官网）  <text:a xlink:type="simple" xlink:href="https://www.rfa.org/mandarin/yataibaodao/junshiwaijiao/tj-06262023111551.html/tj0626z.jpg" text:style-name="Internet_20_link" text:visited-style-name="Visited_20_Internet_20_Link">
</text:a>
</text:p>
      <text:p text:style-name="P4">
<text:span text:style-name="T4">
坎贝尔：维护既有国际秩序也对中国有利</text:span>
</text:p>
      <text:p text:style-name="P4">
坎贝尔也在会上表示，美国近年与印太地区盟友建立了多种联盟结构，目的就是为了维护既有的国际秩序：“美国以及美国的盟友共同展现决心，不只是要维持印太地区的安全稳定，也要保护印太地区现行的体系。现在的体系让印太地区的经济取得了惊人的成长，并且帮助民众脱离贫困。这样的体系值得获得守护，这个体系所带来的利益很大程度上也让中国受益。”</text:p>
      <text:p text:style-name="P4">
坎贝尔还指出，中国对于世界的野心昭然若揭，这也促使美国的盟友近年来在对抗中国时，越来越有勇气共同明确发声：“从经济胁迫的角度出发，在今年的七国集团峰会（G7）上，我们可以看到各国元首前所未有地共同谴责中国所带来的挑战。各国都意识到，彼此要合作应对这一挑战。”</text:p>
      <text:p text:style-name="P4">
记者：唐缘媛 责编：何平 网编：洪伟</text:p>
      <text:p text:style-name="P4">
Source: <text:a xlink:type="simple" xlink:href="https://www.rfa.org/mandarin/yataibaodao/junshiwaijiao/tj-06262023111551.html" text:style-name="Internet_20_link" text:visited-style-name="Visited_20_Internet_20_Link">
https://www.rfa.org/mandarin/yataibaodao/junshiwaijiao/tj-06262023111551.html</text:a>
</text:p>
      <!--NEWS-->
      <text:h text:style-name="P10" text:outline-level="1">
<text:span text:style-name="T4">
专栏 | 夜话中南海：薄熙来大秘徐鸣退休后是如何回重庆"利用影响力"的</text:span>
</text:h>
      <text:p text:style-name="P4">
Author: None</text:p>
      <text:p text:style-name="P4">
Publisher: Radio Free Asia (Organization)</text:p>
      <text:p text:style-name="P4">
Published Time: 2023-06-26T19:23:00-04:00</text:p>
      <text:p text:style-name="P4">
Modified Time: 2023-06-27T09:36:18-04:00</text:p>
      <text:p text:style-name="P4">
Description: None</text:p>
      <text:p text:style-name="P4">
Videos: []</text:p>
      <text:p text:style-name="P4">
Audios: ["<text:a xlink:type="simple" xlink:href="https://www.rfa.org/mandarin/zhuanlan/yehuazhongnanhai/gx-06262023094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88615in" draw:z-index="0">
<draw:image xlink:href="../Images/rfamandarin/2023-06-26T19-23-00-04-00/000000.png" xlink:type="simple" xlink:show="embed" xlink:actuate="onLoad" draw:mime-type="image/png"/>
</draw:frame>
 原国家粮食局党组成员、副局长徐鸣。 网络图片  <text:a xlink:type="simple" xlink:href="https://www.rfa.org/mandarin/zhuanlan/yehuazhongnanhai/gx-06262023094034.html/@@stream" text:style-name="Internet_20_link" text:visited-style-name="Visited_20_Internet_20_Link">
Audio-1-Link：https://www.rfa.org/mandarin/zhuanlan/yehuazhongnanhai/gx-06262023094034.html/@@stream</text:a>
</text:p>
      <text:p text:style-name="P4">
薄熙来的大秘徐鸣回到重庆“利用影响力”一案的内幕是他收了钱但未办成事，主动自首后却又把拒绝为他办事的时任重庆市委常委兼副市长王赋的大好前途也搭进去了。</text:p>
      <text:p text:style-name="P4">
我们本专栏的上篇文章中介绍了前中央政治局委员兼重庆市委书记薄熙来垮台九年多后，他当年的大秘徐鸣居然在本人已经退休数年之后的2021年6月，还能回到重庆“利用原担任重庆市委常委、秘书长等职权、地位形成的便利条件，承诺通过其他国家工作人员职务上的行为，为他人在案件处理上提供帮助，非法收受人民币120万元”。</text:p>
      <text:p text:style-name="P4">
当年此消息一出，令全党哗然，令当时正在为二十大上“入常”加紧政治热身的时任重庆市委书记陈敏尔陷入极度背动。</text:p>
      <text:p text:style-name="P4">
我们不妨把时间往回追溯一下：2021年7月13日，中央纪委国家监委网站发布公告：“原国家粮食局党组成员、副局长徐鸣接受中央纪委国家监委审查调查”。公告中只有徐鸣的简历，被调查的理由只有短短一句“涉嫌严重违纪违法”。</text:p>
      <text:p text:style-name="P4">
推算下来，此时的徐鸣已经退休3年零4个月时间了。7个月后的2022年1月25日，中共官媒宣布：徐鸣严重违反党的政治纪律、组织纪律、廉洁纪律和生活纪律，构成严重职务违法并涉嫌受贿、利用影响力受贿犯罪，且在党的十八大后不收敛不收手，性质严重，影响恶劣，经中央纪委常委会会议研究并报中共中央批准，决定给予徐鸣开除党籍处分；按规定取消其享受的待遇；收缴其违纪违法所得；将其涉嫌犯罪问题移送检察机关依法审查起诉。</text:p>
      <text:p text:style-name="P4">
请注意，这里就已经把徐鸣的受贿罪分成了两项，即受贿罪和利用影响力受贿。我们三本专栏的上篇文章中已经介绍过中共刑法第三百八十八条对“利用影响力受贿罪”的解释。现在再换一个角度解释，所谓“利用影响力受贿罪”的犯罪主体为必须是不具有国家工作人员身份或者是犯罪时已经不具有国家工作人员身份的人。</text:p>
      <text:p text:style-name="P4">
具体到徐鸣身上，他一生中在位期间，利用在位时的某个具体职务之便而收受贿赂的行为，都被归于“受贿罪”。而他离职之后利用原担任过的某项职务的“余威”收受贿赂的行为，则被定罪为“利用影响力受贿”。</text:p>
      <text:p text:style-name="P4">
那么，接下来的问题就是，徐鸣在自己被宣布接受调查的前一个月回到重庆“利用影响力”的过程中，向他行贿120万的那个“他人”具体是谁？而他徐鸣当时向行贿人“承诺通过”的那个“其他国家工作人员”，又是谁？</text:p>
      <text:p text:style-name="P4">
从徐鸣被宣布接受调查到他被一审宣判的这近两年时间里，笔者所听说过的徐鸣案在重庆的涉案人有两个，一个是重庆市委政法委原副书记谭晓荣，另一个是重庆市公安局交巡警总队原党委书记、总队长陈军。</text:p>
      <text:p text:style-name="P4">
不过，经笔者查证，这个谭晓荣虽然当年曾经与人在重庆的徐鸣也有过不少交集，但此人早在2021年1月就已经主动向重庆纪委“自首”，当年5月即被宣布被开除党籍、开除公职，移交司法。在此之后不太可能会打靠行贿为自己减轻罪责的主意了。</text:p>
      <text:p text:style-name="P4">
而笔者听说过的关于陈军亲属托请徐鸣，希望徐鸣通过“影响力”达到让陈军获得从轻发落的故事，也许更接近事实。</text:p>
      <text:p text:style-name="P4">
先介绍一下这个陈军何许人也，以及他和徐鸣之间的关系。</text:p>
      <text:p text:style-name="P4">
2021年5月29日重庆市纪委监委发布消息说：重庆市公安局交巡警总队党委书记、总队长陈军涉嫌严重违纪违法，目前正接受重庆市纪委监委纪律审查和监察调查。</text:p>
      <text:p text:style-name="P4">
通告上附加了这个陈军的简历，大致是1968年6月出生，重庆当地人。四川省重庆市警察学校出身。从警察之后即进入当时的四川省重庆市交警部门，从警员至2010年4月被任命为重庆市公安局交巡警总队常务副总队长（正县处级）的之间的升迁时间一共是24年，晋升速度不能算快。</text:p>
      <text:p text:style-name="P4">
当时，陈军被调查的消息一经传出，外界媒体立刻翻出了当年薄熙来和王立军在重庆组建过一支女子交巡警特勤队的旧账或者说绯闻。之所以使用“绯闻”二字形容，是因为当年的薄熙来、王立军组建对这支以容貌为第一招收校准的所谓女子特勤队的实际目的，一直被揭露得十分不堪。</text:p>
      <text:p text:style-name="P4">
2012年9月，我们自由亚洲电台也曾引用重庆当地知情人的报料说：成都检察院对王立军的指控有漏罪，比如他的强奸罪。王立军到重庆出任公安局长后，曾改革警队形象，并成立女子交巡警平台，当中有13名研究生女警，王立军强奸了8个……</text:p>
      <text:p text:style-name="P4">
回想当年，薄熙来和王立军在重庆的许多被时任中央政治局常委兼书记处书记习近平当面表示过“高度肯定”的新政内容之一就是把交通警察和巡警合二为一，并引进了薄熙来在大连主政时的用漂亮女警当“城市名片”的作法。</text:p>
      <text:p text:style-name="P4">
重庆的这支女子特勤队是2010年6月正式登场的，而陈军2010年4月由重庆市公安局渝中区分局交巡警支队支队长升任重庆市公安局交巡警总队常务副总队长的，所以外界媒体一见了陈军被查，立刻把他与那支女子特勤队的组建连系在一起，以“重庆巡警总队长被抓 曾帮薄熙来组美女特勤队”、 “助薄王建女子交警队者落马 王立军被指性变态”等标题之。</text:p>
      <text:p text:style-name="P4">
笔者听到过的故事是，这个陈军当年在组建完女子特勤队之后，即被调任重庆市江北区任公安分局政委。目的之一是借此明确为副厅级。目的之二是为日后回调交警系统担任一把手热身。而当时身为重庆市委常委、秘书长兼直属机关党工委书记的徐鸣为陈军仕途上的这关键一步向时任重庆市政法委书记刘光磊和时任重庆组织部长陈存根“打了招呼”。</text:p>
      <text:p text:style-name="P4">
薄熙来因王立军的出卖而垮台后，陈军的职务不降反升，于2013年4月仍然按照徐鸣事先为他规划的途径，回到了市公安局交巡警总队担任党委书记、总队长职务，一年后被确定为正厅局级。</text:p>
      <text:p text:style-name="P4">
接下来的8年时间里，这个陈军无论是在孙正才还是陈敏尔主政重庆期间，都是不升不降，日子本来过得安安稳稳。</text:p>
      <text:p text:style-name="P4">
不过这期间的陈军利欲熏心，不再满足于过去的诸如帮人处理违章、办个特殊牌号等小打小闹的收礼受贿，而是放起了高利贷。</text:p>
      <text:p text:style-name="P4">
照理说，当时的陈军在中共警察系统里远远算不上大贪，自己的实际财富并不惊人。而他接下来迅速致富的办法居然是先向自己的关系户借来巨额资金，约定好是低息甚至无息（朋友帮忙），然后转手把这笔钱以高利借贷给另外的关系户。如此行为持续了多长时间，报料者并不清楚，但他确切知道陈军落马的起因是某一个从陈军处借了高利贷的商户因为新冠疫情的原因破产，血本无归。继而被陈军逼债逼急，害怕陈军凭其一身警服把自己“暗地里做了”，于是干脆先下手为强，分别向重庆市和中央纪委实名举报，并附上了他和陈军两人手写的借款合同书。</text:p>
      <text:p text:style-name="P4">
陈军突然被重庆市纪委和监察委宣布“留置”后，家属在重庆市政法委和公安局均讨要不到说法，于是求助于已经在北京闲来无事的徐鸣，徐鸣笑纳了120万元人民币的“头期”贿款后，亲身赶赴已经阔别多年的重庆，拜会了时任重庆市委常委兼副市长王赋。</text:p>
      <text:p text:style-name="P4">
说起来，这个王赋并不是徐鸣和薄熙来在重庆时的下级。但是王赋与徐鸣在上个世纪九十代的国务院系统内有过交集，因为从山西老家考入北京人大毕业之后才入仕的王赋当时颇有回老家光宗耀祖的愿望，于是便主动要求回到山西，担任了山西省体改委副主任。、接下来，他在山西省内的几个副厅局级职务上转来转去，始终晋升无望，于是便托请到了当时薄熙来手下的“当红炸子鸡”徐鸣。</text:p>
      <text:p text:style-name="P4">
谁都知道无论是薄熙来还是他的父亲薄一波，虽然本人都没有在山西任过职，但他们父子二人对自己老家山西的政坛影响力，当时的胡锦涛手下的令计划都得礼让三分。于是，根本不需要薄熙来出面，徐鸣代表薄熙来给时任山西省委副书记薛延忠打了一个慰问电话，王赋立刻被宣布在副职位置上就享受正厅局级待遇……。从此仕途步入快车道。2016年即官至山西省副省长。</text:p>
      <text:p text:style-name="P4">
薄熙来出事，徐鸣继而被调离重庆之后，重庆市委秘书长已经换了好几任。2018年1月换成了山西调来的王赋。</text:p>
      <text:p text:style-name="P4">
而在此之前的王赋刚刚当了半年时间的山西省副省长即被宣布改任更重要的副省级职务山西省委常委、秘书长，在此职务也是刚刚坐了半年即又被平调至重庆市委常委、秘书长。而重庆市当然比山西省来得重要。如此频繁的职务变化，已经被重点培养的意味浓厚。</text:p>
      <text:p text:style-name="P4">
在重庆市委常委、秘书长位置上坐了3年时间之后，王赋被宣布改任重庆市委常委、副市长。接替的是改任重庆市委专职副书记的吴存荣。</text:p>
      <text:p text:style-name="P4">
考虑到他王赋原因的经济特长和长年国务院财经系统以及地方政府经济系统的任职资历，当时如此安排明显意味着他王赋已经是重庆市或者其他省份的行政一把手的培养对像了。</text:p>
      <text:p text:style-name="P4">
但是，截止前年年底，他王赋的晋升前途突然被宣布中止。</text:p>
      <text:p text:style-name="P4">
2021年12月，时重庆市委副书记，市政府市长、党组书记唐良智突然被宣布免职，接替他的并不是省委常委兼副市长王赋，而是时任陕西省委副书记吴衡华。</text:p>
      <text:p text:style-name="P4">
一个月后，唐良智被宣布改任安徽省政协主席。王赋的名字则突然出现在甘肃省委常委会的名单里，成为了该省的新任纪委书记。</text:p>
      <text:p text:style-name="P4">
据说，王赋之所以顿失大好前途，就是因为徐鸣请他帮忙在陈军案上争取个从轻发落遭到王赋拒绝后，一时间乱了方寸的徐鸣在因为被举报“妄议中央”遭致中纪委谈话时，主动把自己到重庆“利用影响力”的行为交待出来。</text:p>
      <text:p text:style-name="P4">
说起来王赋在此事上拒绝徐鸣毫无过错，但他自己当时也没有想到徐鸣的“自首”行为令他王赋被认为犯了“没有及时检举”的错误，并因此被中组部认为不宜重用。</text:p>
      <text:p text:style-name="P4">
今年1月，徐鸣案一审开庭，当日被宣布的起诉书内容中明白说明他离职后利用原担任重庆市委常委、秘书长等职权、地位形成的便利条件，承诺通过其他国家工作人员职务上的行为，为他人在案件处理上提供帮助，非法收受人民币120万元。</text:p>
      <text:p text:style-name="P4">
这里所说的“其他国家工作人员”指的应该就是赋。而此案是发生在2021年6月。一个月后徐鸣就被宣布接受调查。</text:p>
      <text:p text:style-name="P4">
接下来的判决书中强调：被告人徐鸣的行为构成受贿罪和利用影响力受贿罪，受贿数额特别巨大，利用影响力受贿数额巨大。鉴于徐鸣部分受贿系未遂，利用影响力受贿系自首，归案后主动交代监察机关尚未掌握的大部分受贿事实，认罪悔罪，积极退赃，犯罪所得及其孳息已全部查扣到案，对其所犯受贿罪可予从轻处罚，对其所犯利用影响力受贿罪可予减轻处罚。</text:p>
      <text:p text:style-name="P4">
这里所说的“利用影响力受贿系自首”，也从侧面证实了报料人向笔者透露的如上案情细节的真实性很大。</text:p>
      <text:p text:style-name="P4">
另外，报料人也说徐鸣被中纪委的通报中所罗列的罪名之一“道德败坏”，是源于他前妻的揭发，这也是徐鸣说什么也要把前妻从自己名下的房产里赶出去的原因。至于徐鸣的“妄议中央”是否也是被前妻所揭发，就不得而知了。</text:p>
      <text:p text:style-name="P4">
不过，被“从轻处罚”有期徒刑十五年的徐鸣说应该也不会在监狱里久住，因为中共官媒此前已经有报道说他在退休之后至打赢与前妻的房产官司之间的那段时间里即已经患上了脑血栓等几种疾病，所以大概率会被保外就医。</text:p>
      <text:p text:style-name="P4">
至于倒霉的王赋，虽然徐鸣的交待材料里证明了王赋当年求助他时并没有送礼，所以没有花钱买官之嫌，但就因为没有及时检举徐鸣的请托，便断送了省级行政一把手的大好前途。</text:p>
      <text:p text:style-name="P4">
(本期节目由高新主持及播讲）</text:p>
      <text:p text:style-name="P4">
(文章只代表特约评论员个人的立场和观点）</text:p>
      <text:p text:style-name="P4">
Source: <text:a xlink:type="simple" xlink:href="https://www.rfa.org/mandarin/zhuanlan/yehuazhongnanhai/gx-06262023094034.html" text:style-name="Internet_20_link" text:visited-style-name="Visited_20_Internet_20_Link">
https://www.rfa.org/mandarin/zhuanlan/yehuazhongnanhai/gx-06262023094034.html</text:a>
</text:p>
      <!--NEWS-->
      <text:h text:style-name="P10" text:outline-level="1">
<text:span text:style-name="T4">
一场双输的兵变：瓦格纳雇佣军的“武装反叛” (Free Version)</text:span>
</text:h>
      <text:p text:style-name="P4">
Authors: ['为FT中文网撰稿']</text:p>
      <text:p text:style-name="P4">
Publisher: 英国《金融时报》</text:p>
      <text:p text:style-name="P4">
Time: 2023-06-26T23:28:56+00:00</text:p>
      <text:p text:style-name="P4">
Published Time: 2023-06-26T12:00:99+08:00</text:p>
      <text:p text:style-name="P4">
Modified Time: 2023-06-26T18:25:99+08:00</text:p>
      <text:p text:style-name="P4">
Description: 邓聿文：普里戈任虽然落得个“流放”白俄罗斯的下场，然而，这场兵变也让俄罗斯民众看到了普京威权衰落的场面。</text:p>
      <text:p text:style-name="P4">
Images: []</text:p>
      <text:p text:style-name="P4">
Themes: ['乌克兰战争', '关注']</text:p>
      <text:p text:style-name="P4">
Keywords: ['俄罗斯', '乌克兰战争', '普京', '俄罗斯政治']</text:p>
      <text:p text:style-name="P4">
Type: Article</text:p>
      <!--METADATA-->
      <text:p text:style-name="P4">
来自FT中文网的温馨提示：如您对更多FT中文网的内容感兴趣，请在苹果应用商店或谷歌应用市场搜索“FT中文网”，下载FT中文网的官方应用。</text:p>
      <text:p text:style-name="P4">
历史真是变幻莫测，但也因此而吸引人，美东时间6月24日早上，全球舆论以异常兴奋的心情以为能够见证一场历史大戏的发生，但到下午，它就迅速反转。我指的是俄罗斯雇佣军瓦格纳集团的兵变。瓦格纳士兵的军车洪流滚滚进军莫斯科，当全球舆论屏住呼吸，睁大眼睛看着普京政权危在旦夕时，没料到午后峰回路转，瓦格纳撤兵，返回其在乌克兰作战的营地。一场大戏刚上演就嘎然而停。</text:p>
      <text:p text:style-name="P4">
我在6月24日上午的一个谈话节目中认为，普里戈任的兵变很可能以失败收场，理由是，在普京发表全国电视讲话，将这场普里戈任定义的“正义游行”宣布为“武装叛乱”后，俄罗斯议会、东正教大牧首、政府官员、舆论迅速表态支持普京，普京也同白俄罗斯总统卢卡申科、土耳其总统埃尔多安和几个中亚国家领导人打电话，对方都表示此乃俄罗斯内政，理解和支持普京作出的决定。尽管普里戈任打出的旗号是莫斯科军事领导层腐败无能，他要“清君侧”，然而，当此俄乌鏖战之际，此种公然的反叛行为不仅有可能推翻普京的统治，更会导致俄罗斯在这场战争中失败。这会让很多俄罗斯民众难以接受瓦格纳雇佣军的兵变。虽然他们也痛恨普京政权的腐败，可在此国家危亡之秋，还是要顾全这个所谓的大局，毕竟普京是他们选出来的领导人，是国家团结的象征。可以说，普京当政的这些年，确实成功地对俄罗斯民族进行了洗脑。正因此，瓦格纳集团相当一部分士兵和军官会面临很大的心理上的压力。</text:p>
      <text:p text:style-name="P4">
因此，比起莫斯科空虚的兵防来，瓦格纳虽然看似有人数和重武器装备的优势，而且不发一枪就占领了俄罗斯南部军区指挥部，然而，真的兵临城下，同守卫莫斯科的国民卫队激战，除非普京完全丧失权威，他的命令被军官们拒绝，否则，他可以调集俄远东等部队来支援。</text:p>
      <text:p text:style-name="P4">
然而，事情反转得比我的判断快得多，也出乎外界多数人的预料，亦如几乎所有人——我认为也包括普京在内——没有料到普里戈任会发动兵变一样。事情的迅速解决现在看来得益于白俄罗斯总统卢卡申科的调停，后者同普里戈任有20年私交，在普京授权同意下同普里戈任谈判，结果显然对普里戈任非常不利，尤其同他发动兵变的真实意图——防止瓦格纳集团被收编，丧失军队控制权相比。虽然参与“叛乱”的瓦格纳士兵因为在战场的付出不会受到追究，但未参与“叛乱”的士兵将被俄罗斯国防部收编，普里戈任本人也被撤销刑事指控，然而代价是“放逐”白俄罗斯，离开他创建和倚重的部队。将军卸甲归田，光杆一个，也就不再让人害怕。另外，普里戈任“流放”白俄罗斯，虽然他跟普京交情不错——某种意义上瓦格纳集团也是普京的白手套，可这回犯上作乱，此类反叛行为从来都是死罪的，尽管有卢卡申科担保，可假如他不老老实实在白俄罗斯呆着，还想东山再起，谁又能保证特工出身的普京不会把他干掉？而他要求撤换俄罗斯国防部长绍伊古等高官，按照克里姆林宫的说法，这不是他和卢卡申科有权讨论的话题。由此来看，普里戈任在这次兵变中付出的代价其实惨重，决非像协议所说的那样，最大程度保障了瓦格纳集团利益。而普里戈任为什么愿意接受这个结果，正是这起事件的诡异之处。</text:p>
      <text:p text:style-name="P4">
我认为，关键原因很可能是普里戈任自己身上强烈的俄罗斯民族主义让他同意撤兵。这位瓦格纳雇佣军的头目、普京曾经的大厨，比普京本人可能更怀有复兴俄罗斯的念头。俄乌战场最惨烈的战斗都是他的雇佣兵打的，普京之所以把他的部队放在那些防区，或许看中的就是他身上强烈的大俄罗斯主义。据说瓦格纳集团雇佣军主要由现役和退伍军人，以及囚徒组成，他们和一般只为钱打仗的雇佣兵不同，这些现役和退伍军人，还是有一定理念的，民族主义情绪都很强，所以才会在战场上玩命打。此说有一定道理。普里戈任强烈的民族主义让他在卢卡申科劝说下，觉得不能在莫斯科发生内战，否则，推翻了普京，却让俄罗斯在俄乌战场失败，他就成了民族罪人。因此他在撤退命令中说，不让俄罗斯出现流血是最高原则。瓦格纳在占领俄罗斯南部军区指挥部后，也没有关闭飞机场和导弹发射塔，为的是可以继续向乌克兰发射导弹，他还说，解决了莫斯科的问题，再回去打乌克兰，这都从一个侧面印证了他的民族主义。</text:p>
      <text:p text:style-name="P4">
历史上顾全大局的反贼有没有？宋朝的宋江或许算一个。然而，不愿见到流血冲突的民族主义只能解释普里戈任同意撤兵，无法解释他“自愿”离开瓦格纳前往白俄罗斯，因为这一走且不论今后会不会有生命危险，除非奇迹发生，他再无资本同他所痛恨的莫斯科军事领导层博弈，更不用说同普京；也就是说，他的政治生涯实际上在此一刻已经结束，这应该不会是他想要的结果。所以合理的推定是他有什么把柄捏在普京手上。有美国情报官员就表示普里戈任的近亲被普京控制，让他不得不服软。此种可能性不排除。同日外界也看到，在瓦格纳雇佣兵向莫斯科进军途中，俄罗斯安全机构在搜查瓦格纳集团位于圣彼得堡的总部大楼。</text:p>
      <text:p text:style-name="P4">
当然，还有其他的因素，比如可能念主子的一份旧情，不想同普京彻底翻脸。普里戈任的“反叛”自始至终没有把矛头指向普京。普京在5分钟的关于“武装叛乱”的电视讲话中，也没有直接点普里戈任的名字，彼此都给对方留了一个后退空间。再如，普里戈任正式发动兵变、特别是在普京讲话后他发现，他的反叛没有得到俄罗斯主流民众和政治力量的响应和支持，以其区区2万多人马，即使攻下莫斯科，也一定会被各方势力讨伐，到时下场比现在就要惨得多。</text:p>
      <text:p text:style-name="P4">
上述分析是一种合理的论证，这个事情的背后无疑还有许多不为外界所知的秘密。不管怎样，这是一场双输的兵变，普里戈任是最大输家，普京又何尝不是，是他培养了普里戈任的骄肆，让后者坐大，以致尾大不掉，酿成今日之乱。在普京20多年的执政中，他依仗三股政治力量：克格勃战友，圣彼得堡期间和他一起经商发财的朋友，以及后来逐渐依附于他的技术官僚。但这个执政圈子跟着普京在台上久了，不可避免地陷入贪腐和内斗。随着俄罗斯和西方关系的僵化，尤其是俄乌战争开打后的不顺，这些建制派精英的利益也受到损害，对普京的不满在加强，他的权力根基在动摇，后来几年普京的决策越来越在一个小圈子里做出。所以他需要培植草根力量来抑制建制派。普里戈任就是他看中的人。这些年，普里戈任一手创建的瓦格纳集团帮普京干了不少脏活累活，实际上可以看作是普京的白手套。然而，普里戈任也是个有野心的人，他看不惯莫斯科那帮围在普京身边的高级军官，认为他们无能和腐败，有没有取代他们掌控俄军事领导权的用意，外界并不清楚，但这正是双方发生矛盾和冲突的根源。普京本想用普里戈任这个草根力量来制衡绍伊古等建制力量，在中间取得一个平衡，未料此人不听使唤、拥兵自重，直至发动兵变，这对任何一个政治强人而言，都是绝对不能容忍的。</text:p>
      <text:p text:style-name="P4">
普里戈任虽然落得个“流放”白俄罗斯的下场，然而，这场兵变也让俄罗斯民众看到在普里戈任挑战普京的权力时，普京束手无策，不得不要卢卡申科出面解决问题的权威衰落的场面。此外，兵变也对这场战争的合法性再次进行了追问，对俄罗斯前方作战士兵的士气的打击不可小觑。这些都是要普京去面对和化解的。从这个角度说，此事到此并未结束，未来如何演化，依然值得重视。</text:p>
      <text:p text:style-name="P4">
<text:span text:style-name="T5">
（注：作者是独立学者，中国战略分析智库研究员。本文仅代表作者个人观点。责编邮箱bo.liu@ftchinese.com）</text:span>
</text:p>
      <text:p text:style-name="P4">
Source: <text:a xlink:type="simple" xlink:href="http://www.ftchinese.com/story/001100079" text:style-name="Internet_20_link" text:visited-style-name="Visited_20_Internet_20_Link">
http://www.ftchinese.com/story/001100079</text:a>
</text:p>
      <!--NEWS-->
      <text:h text:style-name="P10" text:outline-level="1">
<text:span text:style-name="T4">
中国央行“降息”的逻辑 (Free Version)</text:span>
</text:h>
      <text:p text:style-name="P4">
Authors: ['']</text:p>
      <text:p text:style-name="P4">
Publisher: 英国《金融时报》</text:p>
      <text:p text:style-name="P4">
Time: 2023-06-26T23:31:39+00:00</text:p>
      <text:p text:style-name="P4">
Published Time: 2023-06-26T12:00:99+08:00</text:p>
      <text:p text:style-name="P4">
Modified Time: 2023-06-26T18:53:99+08:00</text:p>
      <text:p text:style-name="P4">
Description: 聃丘泰：央行近期密集的利率序贯下降操作，反映了中国人民银行货币政策操作何种逻辑？中国合理的利率水平是多少？如何合理把握？</text:p>
      <text:p text:style-name="P4">
Images: ["<text:a xlink:type="simple" xlink:href="https://thumbor.ftacademy.cn/unsafe/picture/8/000109488_piclink.jpg" text:style-name="Internet_20_link" text:visited-style-name="Visited_20_Internet_20_Link">
000109488_pic...</text:a>
"]</text:p>
      <text:p text:style-name="P4">
Themes: ['中国经济', '关注']</text:p>
      <text:p text:style-name="P4">
Keywords: ['央行', '货币', '财政', '中国经济']</text:p>
      <text:p text:style-name="P4">
Type: Article</text:p>
      <!--METADATA-->
      <text:p text:style-name="P4">
<draw:frame draw:style-name="fr1" draw:name="Image36" text:anchor-type="as-char" svg:width="6.9236in" svg:height="3.894525in" draw:z-index="0">
<draw:image xlink:href="../Images/FT Chinese Free Version/2023-06-26T23-31-39-00-00/00010948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2023年5月15日央行2023年《货币政策执行报告》第一期专栏文章有讨论“合理把握利率水平”。那么，中国合理的利率水平是多少？如何合理把握？6月8日，六大行同步下调存款利率加点幅度（依然高于2015年10月24日公布的1年期定期存款基准利率1.5%）。6月12日11家股份银行降低存款利率（兴业银行未调整）。13日，央行短期政策利率七天逆回购利率从2%下降到1.9%，常备借贷便利隔夜期下调10个基点至2.75%，7天期下调10个基点至2.90%，1个月期下调10个基点至3.25%。15日，央行中期政策利率MLF利率从2.75%下降到2.65%。16日，市场基准利率DR007下降到1.9416%，20日，1年期LPR为3.65%，5年期以上LPR为4.3%，各下调10个基点。此次密集的利率序贯下降操作，反应了中国人民银行货币政策操作何种逻辑？</text:p>
      <text:p text:style-name="Horizontal_20_Line"/>
      <text:p text:style-name="P4">
一、商业银行存款利率加点下浮引导利率体系下降？</text:p>
      <text:p text:style-name="P4">
央行2023年1季度货币政策执行报告将DR007和7天期逆回购利率作为政策利率，堪比美国联邦基金目标利率。在货币市场，央行通过政策利率，即每天的7天逆回购影响市场基准利率DR007，从而影响货币市场。在信贷市场，央行通过每月一次的央行政策利率MLF操作影响LPR。在资本市场，央行通过7天逆回购和MLF影响国债收益率。</text:p>
      <text:p text:style-name="P4">
但政策利率与商业银行存款利率存在什么关系？2015年10月24日央行确定一年期存款基准利率1.5%。2021 年 6月，人民银行指导利率自律机制优化存款利率自律上限形成方式，由存款基准利率乘以一定倍数形成，改为加上一定基点确定。2021年9月，易纲行长著文认为“存款利率一般比其他市场利率更加稳定。当前我国1年期存款基准利率为1.5%，以此为基础既可以上浮也可以下浮，可以说处于“黄金水平”，符合跨周期设计的需要”。目前，5大行和11家股份制银行存款利率下浮依然没有突破央行一年期存款基准利率1.5%。</text:p>
      <text:p text:style-name="P4">
但2022年4 月，央行建立存款利率市场化调整机制，督促银行参考以 10 年期国债收益率为代表的债券市场利率和以1 年期 LPR为代表的贷款市场利率，合理调整存款利率水平（即存款利率以两个市场基准利率为基础）；9月，央行风格大变，存款利率形成机制再次起变化，央行要求主要银行主动根据市场利率变化，下调存款利率挂牌利率和内部定价授权上限，其他银行跟进调整。本轮降息操作就是央行9月政策的落实，即在一年期存款基准利率不变的基础上，商业银行先降息，中央银行基准利率再调整？</text:p>
      <text:p text:style-name="Horizontal_20_Line"/>
      <text:p text:style-name="P4">
二、2020年以来利率期限结构管理为何调整到2022年以来存款利率水平监管？</text:p>
      <text:p text:style-name="P4">
中国央行基准利率由一年期存贷款利率转为LPR以来，适逢新冠疫情，央行“促进实际贷款利率稳中有降”，但利率水平重要还是传导机制重要？央行认识有个转变过程。2020年以来，央行在确立了LPR的基准利率标准之后，开始畅通货币政策传导。“2020年以来，人民银行用改革的办法畅通货币政策传导，持续推进贷款市场报价利率（LPR）改革，企业融资成本明显下降”。“2021年以来，人民银行用改革的办法畅通货币政策传导，持续释放贷款市场报价利率（LPR）改革红利，推动企业综合融资成本稳中有降”。</text:p>
      <text:p text:style-name="P4">
2022年开始央行从降低存款利率水平角度间接降低贷款利率水平。1季度“持续释放贷款市场报价利率（LPR）改革红利，优化存款利率监管，推动实际贷款利率进一步降低。”。2022年2季度以来“今年以来，继续深化利率市场化改革，持续释放贷款市场报价利率（LPR）改革红利，优化存款利率监管，推动实际贷款利率进一步降低。”2023年1季度“持续释放贷款市场报价利率（LPR）改革效能和存款利率市场化调整机制作用”。央行政策转变体现了央行从压缩金融机构息差空间调整到稳定金融机构息差空间，更加注重金融稳定（主要是银行稳定）而降低负债成本（而降低负债成本似乎也不是商业银行本意，而是“央行引导”的结果）。</text:p>
      <text:p text:style-name="P4">
<text:span text:style-name="T4">
三、央行利率政策的“央行引导”不同于利率远期指导背后的逻辑？</text:span>
</text:p>
      <text:p text:style-name="P4">
经济理论认为，央行渐进式微调利率水平，机会成本较小，因此辅之以交流或者远期指导可以发挥较大的政策效果。2023年1季度央行货币政策执行报告第一次提出“健全“市场利率+央行引导→LPR→贷款利率”传导机制”。而“央行引导”显然不同于“远期指导”。西方央行刚刚放弃的利率远期指导利率管理方式，认为一旦面临不确定性，央行应该放弃远期指导，而应该采取MBM，根据每次会议间隔间形势变化确定利率，即数据依赖式或者渐进式的利率调整路径。因此，可以判断，中国央行认为经济不确定性较小（经济趋势明显），央行有一定“央行引导”信息优势。且“央行引导”的对象显然是商业银行而非“市场”。由于“引导”非“远期指导”管理预期的能力差，因此降息的效果也会较小，可能更多依赖低利率的累计效应。</text:p>
      <text:p text:style-name="Horizontal_20_Line"/>
      <text:p text:style-name="P4">
四、货币宽松为什么不能降低利率水平？</text:p>
      <text:p text:style-name="P4">
从2011年7月7日中国央行进入减息周期以来，央行“促进实际贷款利率稳中有降”。西方央行普遍将政策利率作为常规货币政策工具，只有在利率遇到零陷阱才使用非常规的货币政策工具。中国央行始终没有放弃货币供应量目标。2023年1季度中国M2/GDP是987.6%，而美国是102.9%。显然无论M2统计口径差距多大，中国央行货币超发更加严重。经济学普遍认为，货币供应量增加导致利率下降。中国规模如此大的货币存量，但政策利率水平只是在2022年下半年以来开始低于美国，也是与经济理论一致，但为什么处于这个水平？易纲行长认为“经通胀调整后的真实利率r应与实际经济增长率g相等”，考虑1季度4.5%的经济增长率，因此中国真实利率应该等于4.5%左右。而如果考虑2023年1季度5.95%的GDP平减指数，中国名义利率应该高于10%，如果考虑1季度1.3%的CPI通货膨胀率，中国名义利率也应该等于7%左右。当然，著名经济学家普尔曾经证明货币供应量和利率不能同时控制，维克塞尔货币理论也认为货币供应量与利率不相关。</text:p>
      <text:p text:style-name="Horizontal_20_Line"/>
      <text:p text:style-name="P4">
五、目前中国利率政策规则何在？</text:p>
      <text:p text:style-name="P4">
经济学界普遍认为，利率政策调整的基本规则是泰勒规则，即中央银行调整政策利率应对产出缺口和通货膨胀缺口。目前看，2023年1季度经济增长率4.5%低于市场预期和潜在经济增长率，1季度CPI1.3%也低于3%的全年目标值。似乎，基于1季度的现实数据央行有进一步降息的必要。但是，由于货币政策传导滞后性和宽松政策的累计效应，考虑到经济恢复的渐进性，央行目前的政策利率水平似乎与国际机构预测一致（4月IMF预测中国2023年GDP增长率5.2%，6月，OECD预测中国2023年经济增长率5.4%，CPI2.1%，世界银行预测GDP增长率5.6%）。即通货膨胀预期低于目标，而经济增长预期处在目标范围。此时，央行如何决策？一是看央行的权重选择，即对通货膨胀更加厌恶还是对经济失衡更加厌恶。二是看央行对天量超发货币的担忧？即一旦利率下降太多，超发货币从银行体系的存款“走出”，可能也是中国经济不能承受之重。因此，笔者非常认同央行观点，即稳定存款利率水平是中国“经济稳定”和弱势群体“社会稳定”的“压舱石”，是部分群体高杠杆率的“压舱石”。</text:p>
      <text:p text:style-name="P4">
注：本文仅代表作者个人观点</text:p>
      <text:p text:style-name="P4">
<text:span text:style-name="T4">
本文编辑徐瑾 Jin.Xu@FTChinese.com</text:span>
</text:p>
      <text:p text:style-name="P4">
Source: <text:a xlink:type="simple" xlink:href="http://www.ftchinese.com/story/001100075" text:style-name="Internet_20_link" text:visited-style-name="Visited_20_Internet_20_Link">
http://www.ftchinese.com/story/001100075</text:a>
</text:p>
      <!--NEWS-->
      <text:h text:style-name="P10" text:outline-level="1">
<text:span text:style-name="T4">
电动汽车价格战惨烈，“特斯拉杀手”蔚来遭遇逆境 (Free Version)</text:span>
</text:h>
      <text:p text:style-name="P4">
Author: Raffaele Huang</text:p>
      <text:p text:style-name="P4">
Publisher: 华尔街日报中文网</text:p>
      <text:p text:style-name="P4">
Published Time: 2023-06-26T23:50:00.000Z</text:p>
      <text:p text:style-name="P4">
Modified Time: 2023-06-26T23:50:00.000Z</text:p>
      <text:p text:style-name="P4">
Created Time: 2023-06-26T06:52:00.000Z</text:p>
      <text:p text:style-name="P4">
Description: 最近几个月蔚来销量大幅下滑，促使其降价、削减投资，凸显出很多车企在全球最大电动汽车市场的惨烈价格战中面临的挑战。</text:p>
      <text:p text:style-name="P4">
Images: []</text:p>
      <text:p text:style-name="P4">
Categories: ['商业']</text:p>
      <text:p text:style-name="P4">
Keywords: SYND,LINK:EN|WP-WSJ-0001007936</text:p>
      <text:p text:style-name="P4">
Type: Article</text:p>
      <!--METADATA-->
      <text:p text:style-name="P4">
电动汽车初创公司蔚来集团(NIO,NIO)在2017年被誉为中国的“特斯拉(Tesla)杀手”，当时该公司推出了一款SUV，车身设计线条流畅，配备大屏幕面板和语音指令功能，而价格只有ModelX的一半。</text:p>
      <text:p text:style-name="P4">
Source: <text:a xlink:type="simple" xlink:href="https://cn.wsj.com/articles/%E7%94%B5%E5%8A%A8%E6%B1%BD%E8%BD%A6%E4%BB%B7%E6%A0%BC%E6%88%98%E6%83%A8%E7%83%88-%E7%89%B9%E6%96%AF%E6%8B%89%E6%9D%80%E6%89%8B-%E8%94%9A%E6%9D%A5%E9%81%AD%E9%81%87%E9%80%86%E5%A2%83-f2166089" text:style-name="Internet_20_link" text:visited-style-name="Visited_20_Internet_20_Link">
https://cn.wsj.com/articles/%E7%94%B5%E5%8A%A8%E6%B1%BD%E8%BD%A6%E4%BB%B7%E6%A0%BC%E6%88%98%E6%83%A8%E7%83%88-%E7%89%B9%E6%96%AF%E6%8B%89%E6%9D%80%E6%89%8B-%E8%94%9A%E6%9D%A5%E9%81%AD%E9%81%87%E9%80%86%E5%A2%83-f2166089</text:a>
</text:p>
      <!--NEWS-->
      <text:h text:style-name="P10" text:outline-level="1">
<text:span text:style-name="T4">
俄罗斯未遂叛乱后欧洲军工股下跌 (Free Version)</text:span>
</text:h>
      <text:p text:style-name="P4">
Authors: ['乔治•斯蒂尔', '西尔维亚•普法伊费尔', '帕特里夏•尼尔森']</text:p>
      <text:p text:style-name="P4">
Publisher: 英国《金融时报》</text:p>
      <text:p text:style-name="P4">
Time: 2023-06-26T23:52:04+00:00</text:p>
      <text:p text:style-name="P4">
Published Time: 2023-06-26T12:00:99+08:00</text:p>
      <text:p text:style-name="P4">
Modified Time: 2023-06-26T19:35:99+08:00</text:p>
      <text:p text:style-name="P4">
Description: 一些投资者押注俄罗斯政治不稳定可能会阻碍克里姆林宫的战争努力，进而缩短俄乌冲突进程，但其他人认为军工股下跌不会持续。</text:p>
      <text:p text:style-name="P4">
Images: ["<text:a xlink:type="simple" xlink:href="https://thumbor.ftacademy.cn/unsafe/picture/9/000185669_piclink.jpeg" text:style-name="Internet_20_link" text:visited-style-name="Visited_20_Internet_20_Link">
000185669_pic...</text:a>
"]</text:p>
      <text:p text:style-name="P4">
Themes: ['欧洲股市', '关注']</text:p>
      <text:p text:style-name="P4">
Keywords: ['欧洲股市', '叶夫根尼•普里戈任', '普京', '军工']</text:p>
      <text:p text:style-name="P4">
Type: Article</text:p>
      <!--METADATA-->
      <text:p text:style-name="P4">
<draw:frame draw:style-name="fr1" draw:name="Image37" text:anchor-type="as-char" svg:width="6.9236in" svg:height="4.617987in" draw:z-index="0">
<draw:image xlink:href="../Images/FT Chinese Free Version/2023-06-26T23-52-04-00-00/000185669_piclink.jpeg" xlink:type="simple" xlink:show="embed" xlink:actuate="onLoad" draw:mime-type="image/jpeg"/>
</draw:frame>
</text:p>
      <text:p text:style-name="P4">
欧洲国防军工股周一大幅下跌，因为一些投资者押注俄罗斯政治不稳定可能会阻碍克里姆林宫的战争努力，缩短乌克兰境内的冲突进程。</text:p>
      <text:p text:style-name="P4">
分析师和行业高管表示，上周六俄罗斯私人军事公司老板叶夫根尼•普里戈任(YevgenyPrigozhin)发动未遂叛乱，促使一些人从这个自2022年2月俄罗斯入侵乌克兰以来大幅飙升的板块获利了结。</text:p>
      <text:p text:style-name="P4">
Source: <text:a xlink:type="simple" xlink:href="http://www.ftchinese.com/story/001100080" text:style-name="Internet_20_link" text:visited-style-name="Visited_20_Internet_20_Link">
http://www.ftchinese.com/story/001100080</text:a>
</text:p>
      <!--NEWS-->
      <text:h text:style-name="P10" text:outline-level="1">
<text:span text:style-name="T4">
叛乱或将普京政权推进到最后一幕 (Free Version)</text:span>
</text:h>
      <text:p text:style-name="P4">
Authors: ['克里斯•唐纳利']</text:p>
      <text:p text:style-name="P4">
Publisher: 英国《金融时报》</text:p>
      <text:p text:style-name="P4">
Time: 2023-06-26T23:57:57+00:00</text:p>
      <text:p text:style-name="P4">
Published Time: 2023-06-26T12:00:99+08:00</text:p>
      <text:p text:style-name="P4">
Modified Time: 2023-06-26T19:56:99+08:00</text:p>
      <text:p text:style-name="P4">
Description: 唐纳利：俄罗斯的体制需要强有力的掌舵人才能运转，而普京的影响力已被大为削弱。普里戈任的叛乱已经结束，但大戏才刚刚开始。</text:p>
      <text:p text:style-name="P4">
Images: ["<text:a xlink:type="simple" xlink:href="https://thumbor.ftacademy.cn/unsafe/picture/6/000150436_piclink.jpg" text:style-name="Internet_20_link" text:visited-style-name="Visited_20_Internet_20_Link">
000150436_pic...</text:a>
"]</text:p>
      <text:p text:style-name="P4">
Themes: ['乌克兰战争', '关注']</text:p>
      <text:p text:style-name="P4">
Keywords: ['俄罗斯', '叶夫根尼•普里戈任', '普京', '乌克兰战争', '新兴市场', '卢卡申科', '北约']</text:p>
      <text:p text:style-name="P4">
Type: Article</text:p>
      <!--METADATA-->
      <text:p text:style-name="P4">
<draw:frame draw:style-name="fr1" draw:name="Image38" text:anchor-type="as-char" svg:width="6.9236in" svg:height="4.604077in" draw:z-index="0">
<draw:image xlink:href="../Images/FT Chinese Free Version/2023-06-26T23-57-57-00-00/000150436_piclink.jpg" xlink:type="simple" xlink:show="embed" xlink:actuate="onLoad" draw:mime-type="image/jpeg"/>
</draw:frame>
</text:p>
      <text:p text:style-name="P4">
本文作者是Earendel Associates首席顾问，曾任北约(Nato)俄罗斯事务顾问</text:p>
      <text:p text:style-name="P4">
叶夫根尼•普里戈任(YevgenyPrigozhin)叛乱消息传出后，我想到的第一个问题是，这是一场戏还是真事？结果两者都是。这件事虽然带有一定戏剧性，但写剧本的不是弗拉基米尔•普京(VladimirPutin)。这位俄罗斯总统面临了真实的威胁，而且，尽管有些人可能会认为他占了上风，但在国内（真正要紧的地方）他作为至高无上的沙皇的形象受到了严重损害。</text:p>
      <text:p text:style-name="P4">
Source: <text:a xlink:type="simple" xlink:href="http://www.ftchinese.com/story/001100081" text:style-name="Internet_20_link" text:visited-style-name="Visited_20_Internet_20_Link">
http://www.ftchinese.com/story/001100081</text:a>
</text:p>
      <!--NEWS-->
      <text:h text:style-name="P10" text:outline-level="1">
<text:span text:style-name="T4">
香港移民邹至蕙胜选 将成多伦多首位华裔市长</text:span>
</text:h>
      <text:p text:style-name="P4">
Publisher: 法新社</text:p>
      <text:p text:style-name="P4">
Published Time: 2023-06-27T-13:32:10+00:00</text:p>
      <text:p text:style-name="P4">
Modified Time: 2023-06-27T09:05:01+00:00</text:p>
      <text:p text:style-name="P4">
Description: （法新社蒙特娄26日电） 前加拿大国会议员邹至蕙（Olivia Chow）今天胜选，即将成为加国最大城市多伦多首位华裔市长，她承诺实施进步派政策，结束多伦多市10多年来由保守派治理的局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6-27T-13-32-10-00-00/000000.png" xlink:type="simple" xlink:show="embed" xlink:actuate="onLoad" draw:mime-type="image/png"/>
</draw:frame>
</text:p>
      <text:p text:style-name="P4">
香港出生的邹至蕙从102名候选人中出线，她承诺调高房产税、加强支持租屋族，以因应多伦多市住房难以负担的危机。</text:p>
      <text:p text:style-name="P4">
邹至蕙在今晚的胜选演说中强调，多伦多选民已授权她改变。</text:p>
      <text:p text:style-name="P4">
她在宣布胜利后旋即对支持者说：「如果你们怀疑过团结可能得到什么，如果你们质疑过自己对于未来会更好的信念，以及我们能一起为了彼此做到什么，今晚就是你们的答案。」</text:p>
      <text:p text:style-name="P4">
邹至蕙赢得37.2%选票，领先对手白劳（Ana Bailao）的32.5%，前多伦多市警察局长桑德斯（MarkSaunders）以8.6%的得票率位居第3。</text:p>
      <text:p text:style-name="P4">
Source: <text:a xlink:type="simple" xlink:href="https://www.rfi.fr/cn/%E5%9B%BD%E9%99%85%E6%8A%A5%E9%81%93/20230627-%E9%A6%99%E6%B8%AF%E7%A7%BB%E6%B0%91%E9%82%B9%E8%87%B3%E8%95%99%E8%83%9C%E9%80%89-%E5%B0%86%E6%88%90%E5%A4%9A%E4%BC%A6%E5%A4%9A%E9%A6%96%E4%BD%8D%E5%8D%8E%E8%A3%94%E5%B8%82%E9%95%BF" text:style-name="Internet_20_link" text:visited-style-name="Visited_20_Internet_20_Link">
https://www.rfi.fr/cn/%E5%9B%BD%E9%99%85%E6%8A%A5%E9%81%93/20230627-%E9%A6%99%E6%B8%AF%E7%A7%BB%E6%B0%91%E9%82%B9%E8%87%B3%E8%95%99%E8%83%9C%E9%80%89-%E5%B0%86%E6%88%90%E5%A4%9A%E4%BC%A6%E5%A4%9A%E9%A6%96%E4%BD%8D%E5%8D%8E%E8%A3%94%E5%B8%82%E9%95%BF</text:a>
</text:p>
      <!--NEWS-->
      <text:h text:style-name="P10" text:outline-level="1">
<text:span text:style-name="T4">
欧股早盘走高</text:span>
</text:h>
      <text:p text:style-name="P4">
Publisher: 法新社</text:p>
      <text:p text:style-name="P4">
Published Time: 2023-06-27T-15:32:10+00:00</text:p>
      <text:p text:style-name="P4">
Modified Time: 2023-06-27T09:20:03+00:00</text:p>
      <text:p text:style-name="P4">
Description: （法新社伦敦27日电） 欧洲主要股市今天开盘走高，扭转昨天的弱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6-27T-15-32-10-00-00/000000.png" xlink:type="simple" xlink:show="embed" xlink:actuate="onLoad" draw:mime-type="image/png"/>
</draw:frame>
</text:p>
      <text:p text:style-name="P4">
伦敦股市金融时报百种股价指数（FTSE 100）上涨0.5%，来到7490.01点。</text:p>
      <text:p text:style-name="P4">
法兰克福股市DAX指数上涨0.4%，来到15882.33点；巴黎股市CAC 40指数上涨0.5%，来到7223.15点。</text:p>
      <text:p text:style-name="P4">
Source: <text:a xlink:type="simple" xlink:href="https://www.rfi.fr/cn/%E8%B4%A2%E7%BB%8F%E5%BF%AB%E8%AE%AF/20230627-%E6%AC%A7%E8%82%A1%E6%97%A9%E7%9B%98%E8%B5%B0%E9%AB%98" text:style-name="Internet_20_link" text:visited-style-name="Visited_20_Internet_20_Link">
https://www.rfi.fr/cn/%E8%B4%A2%E7%BB%8F%E5%BF%AB%E8%AE%AF/20230627-%E6%AC%A7%E8%82%A1%E6%97%A9%E7%9B%98%E8%B5%B0%E9%AB%98</text:a>
</text:p>
      <!--NEWS-->
      <text:h text:style-name="P10" text:outline-level="1">
<text:span text:style-name="T4">
联合国视察关达那摩湾监狱：不人道且有辱人格</text:span>
</text:h>
      <text:p text:style-name="P4">
Publisher: 法新社</text:p>
      <text:p text:style-name="P4">
Published Time: 2023-06-27T-20:32:12+00:00</text:p>
      <text:p text:style-name="P4">
Modified Time: 2023-06-27T07:05:04+00:00</text:p>
      <text:p text:style-name="P4">
Description: （法新社纽约联合国总部26日电） 美国人权专家今天就初访关达那摩美军监狱一事提出报告说，最后30名被拘留者几乎持续受到监视、严酷隔离，与家人接触也受限，这样的待遇「残忍、不人道且有辱人格」。</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6-27T-20-32-12-00-00/000000.png" xlink:type="simple" xlink:show="embed" xlink:actuate="onLoad" draw:mime-type="image/png"/>
</draw:frame>
</text:p>
      <text:p text:style-name="P4">
联合国人权事务特别报告专员奥雷恩（Fionnuala Ni Aolain）表示，古巴关达那摩湾（GuantanamoBay）美国海军基地这座监狱的待遇，已违反被拘留人的「基本权利和自由」。</text:p>
      <text:p text:style-name="P4">
奥雷恩指出，2001年盖达组织（Al-Qaeda）攻击美国后，这批被拘留人以犯嫌身分遭到扣押将近20年，他们遭受一连串虐待，包括强制提取细胞、恶劣的医疗及心理健康照护。</text:p>
      <text:p text:style-name="P4">
奥雷恩在新闻简报会中表示，这些受拘留人也欠缺与家属接触，不论是面对面访视或通话联系。</text:p>
      <text:p text:style-name="P4">
她说：「根据我的评估，依据国际法，这类做法和疏漏，整体而言构成持续残酷、不人道且有辱人格的待遇。」</text:p>
      <text:p text:style-name="P4">
在联合国人权专家20年来寻求访问这座监狱后，奥雷恩今年2月率团前往关达那摩。</text:p>
      <text:p text:style-name="P4">
她在介绍该团队的报告时表示，华府尚未解决与被拘留者有关最明显的侵犯人权行为，即这些人在2000年代初期遭到秘密扣押并转移或引渡到关达那摩，且许多人在911恐怖攻击事件后的头几年里，受到美国特务严厉折磨。</text:p>
      <text:p text:style-name="P4">
这些被拘留人预定的军事审判，也因为他们在经过严刑拷打后能否获得公平正义的问题而延滞多年。</text:p>
      <text:p text:style-name="P4">
Source: <text:a xlink:type="simple" xlink:href="https://www.rfi.fr/cn/%E5%9B%BD%E9%99%85%E6%8A%A5%E9%81%93/20230627-%E8%81%94%E5%90%88%E5%9B%BD%E8%A7%86%E5%AF%9F%E5%85%B3%E8%BE%BE%E9%82%A3%E6%91%A9%E6%B9%BE%E7%9B%91%E7%8B%B1-%E4%B8%8D%E4%BA%BA%E9%81%93%E4%B8%94%E6%9C%89%E8%BE%B1%E4%BA%BA%E6%A0%BC" text:style-name="Internet_20_link" text:visited-style-name="Visited_20_Internet_20_Link">
https://www.rfi.fr/cn/%E5%9B%BD%E9%99%85%E6%8A%A5%E9%81%93/20230627-%E8%81%94%E5%90%88%E5%9B%BD%E8%A7%86%E5%AF%9F%E5%85%B3%E8%BE%BE%E9%82%A3%E6%91%A9%E6%B9%BE%E7%9B%91%E7%8B%B1-%E4%B8%8D%E4%BA%BA%E9%81%93%E4%B8%94%E6%9C%89%E8%BE%B1%E4%BA%BA%E6%A0%BC</text:a>
</text:p>
      <!--NEWS-->
      <text:h text:style-name="P10" text:outline-level="1">
<text:span text:style-name="T4">
英国战机黑海上空逼近边界 俄战机紧急升空拦截</text:span>
</text:h>
      <text:p text:style-name="P4">
Publisher: 法新社</text:p>
      <text:p text:style-name="P4">
Published Time: 2023-06-27T-23:32:11+00:00</text:p>
      <text:p text:style-name="P4">
Modified Time: 2023-06-27T07:20:02+00:00</text:p>
      <text:p text:style-name="P4">
Description: （法新社莫斯科26日综合外电报导）俄罗斯国防部今天表示，英国战机在黑海上空靠近俄罗斯边界时，俄罗斯紧急出动两架战机升空因应。</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6-27T-23-32-11-00-00/000000.png" xlink:type="simple" xlink:show="embed" xlink:actuate="onLoad" draw:mime-type="image/png"/>
</draw:frame>
</text:p>
      <text:p text:style-name="P4">
俄罗斯国防部在声明中说：「俄罗斯战斗喷射机接近时，外国战机掉头转向，飞离俄罗斯边界。」</text:p>
      <text:p text:style-name="P4">
俄罗斯国防部表示，靠近俄国边界的战机是两架英国台风（Typhoon）战机，还有一架RC-135侦察机。</text:p>
      <text:p text:style-name="P4">
俄罗斯国防部表示：「俄罗斯战机安全回到机场。这些战机没有侵犯俄罗斯边界。」</text:p>
      <text:p text:style-name="P4">
最近几个月，随着莫斯科对乌克兰发动攻势，在黑海与波罗的海上空涉及俄罗斯和西方飞机的事件大幅增加。</text:p>
      <text:p text:style-name="P4">
今年5月，莫斯科当局表示在1周的时间内，在波罗的海上空的两起事件中，拦截了4架美国战略轰炸机。俄罗斯也曾紧急出动战机，拦截法国、德国与波兰飞机。</text:p>
      <text:p text:style-name="P4">
今年4月，一架美军MQ-9死神无人侦察机（MQ-9 Reaper）在遭撞击后坠毁于黑海，华府将这起冲突归咎于两架俄罗斯战机。</text:p>
      <text:p text:style-name="P4">
Source: <text:a xlink:type="simple" xlink:href="https://www.rfi.fr/cn/%E5%9B%BD%E9%99%85%E6%8A%A5%E9%81%93/20230627-%E8%8B%B1%E5%9B%BD%E6%88%98%E6%9C%BA%E9%BB%91%E6%B5%B7%E4%B8%8A%E7%A9%BA%E9%80%BC%E8%BF%91%E8%BE%B9%E7%95%8C-%E4%BF%84%E6%88%98%E6%9C%BA%E7%B4%A7%E6%80%A5%E5%8D%87%E7%A9%BA%E6%8B%A6%E6%88%AA" text:style-name="Internet_20_link" text:visited-style-name="Visited_20_Internet_20_Link">
https://www.rfi.fr/cn/%E5%9B%BD%E9%99%85%E6%8A%A5%E9%81%93/20230627-%E8%8B%B1%E5%9B%BD%E6%88%98%E6%9C%BA%E9%BB%91%E6%B5%B7%E4%B8%8A%E7%A9%BA%E9%80%BC%E8%BF%91%E8%BE%B9%E7%95%8C-%E4%BF%84%E6%88%98%E6%9C%BA%E7%B4%A7%E6%80%A5%E5%8D%87%E7%A9%BA%E6%8B%A6%E6%88%AA</text:a>
</text:p>
      <!--NEWS-->
      <text:h text:style-name="P10" text:outline-level="1">
<text:span text:style-name="T4">
顶尖大学疫情后营运困难 纽西兰宣布25亿元纾困</text:span>
</text:h>
      <text:p text:style-name="P4">
Publisher: 法新社</text:p>
      <text:p text:style-name="P4">
Published Time: 2023-06-27T-25:32:11+00:00</text:p>
      <text:p text:style-name="P4">
Modified Time: 2023-06-27T07:05:01+00:00</text:p>
      <text:p text:style-name="P4">
Description: （法新社威灵顿27日电） 纽西兰政府今天宣布为财务窘迫的大学院校提供1.28亿纽元（约新台币25亿元）纾困金，希望能避免让苦于从COVID-19疫情中复苏的学术机构出现裁员、课程被迫删减的情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6-27T-25-32-11-00-00/000000.png" xlink:type="simple" xlink:show="embed" xlink:actuate="onLoad" draw:mime-type="image/png"/>
</draw:frame>
</text:p>
      <text:p text:style-name="P4">
法新社报导，纽西兰财政和教育部门表示，他们将注资1.28亿纽元，透过补助更多学费来帮助学校继续运作。</text:p>
      <text:p text:style-name="P4">
COVID-19（2019冠状病毒疾病）疫情过后，纽西兰一些顶尖大学苦于对付国内入学人数少、边境重启后国外学生回流速度比预期慢的问题。</text:p>
      <text:p text:style-name="P4">
位于但尼丁（Dunedin）的奥塔戈大学（Otago University）和位于首都的威灵顿维多利亚大学（Victoria University ofWellington）最近分别表示，由于预算短缺，数百个工作职位岌岌可危，课程也可能遭到削减。</text:p>
      <text:p text:style-name="P4">
教育部长提内蒂（Jan Tinetti）表示，这样的一次性注资将在未来两年内协助一些提供学位的大学院校。</text:p>
      <text:p text:style-name="P4">
她坦承，这笔现金注资「并不会解决大学面临的所有问题，但应会产生正面的影响」。</text:p>
      <text:p text:style-name="P4">
高等教育联盟（Tertiary Education Union）主席道格拉斯（JulieDouglas）形容政府这项决定「迟到总比不到好」，并「审慎乐观地」认为，这笔额外资金足以让一些原须削减开支的大学解除困境。（译者：纪锦玲）</text:p>
      <text:p text:style-name="P4">
Source: <text:a xlink:type="simple" xlink:href="https://www.rfi.fr/cn/%E5%9B%BD%E9%99%85%E6%8A%A5%E9%81%93/20230627-%E9%A1%B6%E5%B0%96%E5%A4%A7%E5%AD%A6%E7%96%AB%E6%83%85%E5%90%8E%E8%90%A5%E8%BF%90%E5%9B%B0%E9%9A%BE-%E7%BA%BD%E8%A5%BF%E5%85%B0%E5%AE%A3%E5%B8%8325%E4%BA%BF%E5%85%83%E7%BA%BE%E5%9B%B0" text:style-name="Internet_20_link" text:visited-style-name="Visited_20_Internet_20_Link">
https://www.rfi.fr/cn/%E5%9B%BD%E9%99%85%E6%8A%A5%E9%81%93/20230627-%E9%A1%B6%E5%B0%96%E5%A4%A7%E5%AD%A6%E7%96%AB%E6%83%85%E5%90%8E%E8%90%A5%E8%BF%90%E5%9B%B0%E9%9A%BE-%E7%BA%BD%E8%A5%BF%E5%85%B0%E5%AE%A3%E5%B8%8325%E4%BA%BF%E5%85%83%E7%BA%BE%E5%9B%B0</text:a>
</text:p>
      <!--NEWS-->
      <text:h text:style-name="P10" text:outline-level="1">
<text:span text:style-name="T4">
瓦特斯被任命为福斯新闻明星主持人</text:span>
</text:h>
      <text:p text:style-name="P4">
Publisher: 法新社</text:p>
      <text:p text:style-name="P4">
Published Time: 2023-06-27T-27:32:11+00:00</text:p>
      <text:p text:style-name="P4">
Modified Time: 2023-06-27T07:20:04+00:00</text:p>
      <text:p text:style-name="P4">
Description: （法新社华盛顿26日电） 福斯新闻今天宣布由瓦特斯（Jesse Watters）接替被驱逐的黄金时段当家主播卡尔森（Tuck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6-27T-27-32-11-00-00/000000.png" xlink:type="simple" xlink:show="embed" xlink:actuate="onLoad" draw:mime-type="image/png"/>
</draw:frame>
</text:p>
      <text:p text:style-name="P4">
瓦特斯的出线是新闻巨人福斯的改组行动之一。福斯新闻（Fox News）先前以7亿8750万美元与Dominion投票系统公司（Dominion VotingSystems）达成诽谤案和解，随后又在4月底与好斗的明星主播卡尔森分道扬镳。</text:p>
      <text:p text:style-name="P4">
媒体巨擘梅铎（Rupert Murdoch）旗下的福斯新闻在美国前总统川普（DonaldTrump）任职前与任职期间力挺川普，但双方最近关系不太稳定，川普常因福斯未予他应有的支持而愤怒。 瓦特斯目前是福斯新闻晚间圆桌谈话节目「五人组」（ TheFive）的共同主持人。福斯新闻在宣布瓦特斯的新工作时，也同时公布新版的黄金时段内容，将由「瓦特斯黄金时段」（Jesse WattersPrimetime）接替卡尔森原来在晚上8时的节目。</text:p>
      <text:p text:style-name="P4">
此一人事变动，正值福斯试图控制卡尔森于5月离职后造成的财务损失。在卡尔森充满火药味的离职后，福斯新闻的晚间收视率据称暴跌。</text:p>
      <text:p text:style-name="P4">
现年44岁的瓦特斯2001年大学毕业后即加入福斯新闻担任制作助理，很快就以好斗的「突袭式新闻」（ambush journalism）采访风格窜起。</text:p>
      <text:p text:style-name="P4">
瓦特斯以在街头突袭不知情的采访对象闻名，这些人通常是政客、政府官员或自由派活动人士，其中许多人对瓦特斯的作法感到愤怒。</text:p>
      <text:p text:style-name="P4">
他曾遭指控播出具有种族主义的节目内容、嘲笑游民是「生活中的鲁蛇」，同时也嘲讽移民。2021年底疫情期间，瓦特斯促请一场保守派政治会议的参与者「突袭」美国顶尖传染病专家佛奇（AnthonyFauci）。佛奇当时是美国国家过敏与传染病研究院（NIAID）院长，也是美国对抗COVID－19的代言人。瓦特斯呼吁与会者猛轰佛奇，并「予以致命一击」。佛奇后来表示瓦特斯应该「当场被解雇」，但福斯新闻在声明中为他们的明星记者辩护。福斯新闻今天表示，新的人事阵容将「确保我们的观众在未来几年，能获得一流团队无与伦比的报导」。</text:p>
      <text:p text:style-name="P4">
Source: <text:a xlink:type="simple" xlink:href="https://www.rfi.fr/cn/%E5%9B%BD%E9%99%85%E6%8A%A5%E9%81%93/20230627-%E7%93%A6%E7%89%B9%E6%96%AF%E8%A2%AB%E4%BB%BB%E5%91%BD%E4%B8%BA%E7%A6%8F%E6%96%AF%E6%96%B0%E9%97%BB%E6%98%8E%E6%98%9F%E4%B8%BB%E6%8C%81%E4%BA%BA" text:style-name="Internet_20_link" text:visited-style-name="Visited_20_Internet_20_Link">
https://www.rfi.fr/cn/%E5%9B%BD%E9%99%85%E6%8A%A5%E9%81%93/20230627-%E7%93%A6%E7%89%B9%E6%96%AF%E8%A2%AB%E4%BB%BB%E5%91%BD%E4%B8%BA%E7%A6%8F%E6%96%AF%E6%96%B0%E9%97%BB%E6%98%8E%E6%98%9F%E4%B8%BB%E6%8C%81%E4%BA%BA</text:a>
</text:p>
      <!--NEWS-->
      <text:h text:style-name="P10" text:outline-level="1">
<text:span text:style-name="T4">
菲律宾警方解救逾千人 看脸书广告受骗从事线上博弈</text:span>
</text:h>
      <text:p text:style-name="P4">
Publisher: 法新社</text:p>
      <text:p text:style-name="P4">
Published Time: 2023-06-27T-4:32:09+00:00</text:p>
      <text:p text:style-name="P4">
Modified Time: 2023-06-27T10:20:02+00:00</text:p>
      <text:p text:style-name="P4">
Description: （法新社马尼拉27日电） 菲律宾警方今天表示，他们解救1000多名据称遭人口贩运至马尼拉，为线上赌场工作的受害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6-27T-4-32-09-00-00/000000.png" xlink:type="simple" xlink:show="embed" xlink:actuate="onLoad" draw:mime-type="image/png"/>
</draw:frame>
</text:p>
      <text:p text:style-name="P4">
警方昨天晚间突袭菲律宾首都马尼拉一处建筑群，发现来自中国、越南、新加坡、和马来西亚的公民。</text:p>
      <text:p text:style-name="P4">
警方表示，据称受害者看到张贴在脸书（Facebook）的徵才讯息，应徵到菲律宾担任「线上游戏助理」的职位。</text:p>
      <text:p text:style-name="P4">
国际社会对亚太地区的网路诈骗事件越来越关注，这些诈骗案通常由人口贩运的受害者从事，他们被骗或被胁迫宣传非法加密货币交易。</text:p>
      <text:p text:style-name="P4">
法新社记者今天在现场看到停在建筑群外的2辆警用巴士以及2辆警用货车。</text:p>
      <text:p text:style-name="P4">
菲律宾国家警署（Philippine National Police）反网路犯罪大队发言人沙比诺（MichelleSabino）表示：「这起初是一起人口贩运案件。」</text:p>
      <text:p text:style-name="P4">
沙比诺表示，「一切都会被调查」，包括这些员工是否涉入网路诈骗。</text:p>
      <text:p text:style-name="P4">
菲律宾当局今年5月曾解救超过1000名从多个亚洲国家被贩运至菲律宾，遭绑票并被迫从事网路诈骗的受害者。</text:p>
      <text:p text:style-name="P4">
Source: <text:a xlink:type="simple" xlink:href="https://www.rfi.fr/cn/%E5%9B%BD%E9%99%85%E6%8A%A5%E9%81%93/20230627-%E8%8F%B2%E5%BE%8B%E5%AE%BE%E8%AD%A6%E6%96%B9%E8%A7%A3%E6%95%91%E9%80%BE%E5%8D%83%E4%BA%BA-%E7%9C%8B%E8%84%B8%E4%B9%A6%E5%B9%BF%E5%91%8A%E5%8F%97%E9%AA%97%E4%BB%8E%E4%BA%8B%E7%BA%BF%E4%B8%8A%E5%8D%9A%E5%BC%88" text:style-name="Internet_20_link" text:visited-style-name="Visited_20_Internet_20_Link">
https://www.rfi.fr/cn/%E5%9B%BD%E9%99%85%E6%8A%A5%E9%81%93/20230627-%E8%8F%B2%E5%BE%8B%E5%AE%BE%E8%AD%A6%E6%96%B9%E8%A7%A3%E6%95%91%E9%80%BE%E5%8D%83%E4%BA%BA-%E7%9C%8B%E8%84%B8%E4%B9%A6%E5%B9%BF%E5%91%8A%E5%8F%97%E9%AA%97%E4%BB%8E%E4%BA%8B%E7%BA%BF%E4%B8%8A%E5%8D%9A%E5%BC%88</text:a>
</text:p>
      <!--NEWS-->
      <text:h text:style-name="P10" text:outline-level="1">
<text:span text:style-name="T4">
斯里兰卡的巨无霸问题：对抗塑胶污染</text:span>
</text:h>
      <text:p text:style-name="P4">
Publisher: 法新社</text:p>
      <text:p text:style-name="P4">
Published Time: 2023-06-27T-6:32:09+00:00</text:p>
      <text:p text:style-name="P4">
Modified Time: 2023-06-27T10:05:03+00:00</text:p>
      <text:p text:style-name="P4">
Description: （法新社斯里兰卡霍勒讷27日电） 斯里兰卡大象和牛只把塑胶吃下肚的画面揪心，促成更严厉污染法的诞生；但环保人士警告，过去类似禁令屡遭漠视，新法能否落实还有待观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6-27T-6-32-09-00-00/000000.png" xlink:type="simple" xlink:show="embed" xlink:actuate="onLoad" draw:mime-type="image/png"/>
</draw:frame>
</text:p>
      <text:p text:style-name="P4">
过去10年间，斯里兰卡估计有20头大象和不计其数的野生动物因一次性塑胶制品死亡。现在官员表示，1条禁止多种塑胶制品的法律预定数周内生效。</text:p>
      <text:p text:style-name="P4">
塑胶袋、塑胶瓶、塑胶包装堵塞排水沟，引发都市水灾，积水生蚊子，导致蚊子传播、可能致命的登革热激增。</text:p>
      <text:p text:style-name="P4">
斯里兰卡环保官员贾辛赫（Anil Jasinghe）告诉法新社：「我们希望创造负责任使用塑胶的意识。」</text:p>
      <text:p text:style-name="P4">
他说，即将公布的规范将禁止贩售塑胶餐具、塑胶杯、塑胶吸管和塑胶花等一次性塑胶制品。</text:p>
      <text:p text:style-name="P4">
这并非斯里兰卡第1次试着对抗塑胶问题，贾辛赫坦承落实有其难度，像是2006年禁止超薄塑胶袋和保鲜膜的禁令，就被制造商公然蔑视。</text:p>
      <text:p text:style-name="P4">
他说：「当然我们有时会突袭检查，但突袭没办法解决问题。」</text:p>
      <text:p text:style-name="P4">
「我们必须具备环保素养，让生产线转为更好、更环保的生产方式。」</text:p>
      <text:p text:style-name="P4">
2017年，斯里兰卡首都可伦坡1处垃圾山崩塌，造成30多人死亡，数以百计民宅受损。垃圾场后来关闭。</text:p>
      <text:p text:style-name="P4">
不久后，斯里兰卡禁用塑胶购物袋，但这项规定同样没有严格实施。</text:p>
      <text:p text:style-name="P4">
联合国表示，斯里兰卡使用的塑胶制品只有3%回收，还不到全球平均值7.2%的一半。</text:p>
      <text:p text:style-name="P4">
斯里兰卡环境正义中心（Centre for EnvironmentalJustice）2020年研究显示，塑胶袋、保鲜膜、吸管等一次性塑胶制品，占都市垃圾的近1成5。</text:p>
      <text:p text:style-name="P4">
这个有2200万人口的南亚国家每年制造150多万公吨的塑胶垃圾，其中一半最后流向运河、河川，最后流入印度洋。</text:p>
      <text:p text:style-name="P4">
环保人士表示，清理塑胶、停止制造更多塑胶，对健康也有好处。</text:p>
      <text:p text:style-name="P4">
根据国立登革热防治中心（National Dengue Control Unit），丢弃塑胶容器的地方，登革热也会激增，登革热扩散和塑胶垃圾之间有极大关联。</text:p>
      <text:p text:style-name="P4">
无论目标是提升健康或是减少污染，反塑胶环保人士表示，持续落实依旧是关键。</text:p>
      <text:p text:style-name="P4">
环保组织ZeroPlastic Movement创办人戴席瓦（Nishshanka deSilva）表示：「此举立意良善，但我担心他们能不能真正采取行动，真正落实。」</text:p>
      <text:p text:style-name="P4">
Source: <text:a xlink:type="simple" xlink:href="https://www.rfi.fr/cn/%E7%A7%91%E5%AD%A6%E6%96%B0%E7%9F%A5/20230627-%E6%96%AF%E9%87%8C%E5%85%B0%E5%8D%A1%E7%9A%84%E5%B7%A8%E6%97%A0%E9%9C%B8%E9%97%AE%E9%A2%98-%E5%AF%B9%E6%8A%97%E5%A1%91%E8%83%B6%E6%B1%A1%E6%9F%93" text:style-name="Internet_20_link" text:visited-style-name="Visited_20_Internet_20_Link">
https://www.rfi.fr/cn/%E7%A7%91%E5%AD%A6%E6%96%B0%E7%9F%A5/20230627-%E6%96%AF%E9%87%8C%E5%85%B0%E5%8D%A1%E7%9A%84%E5%B7%A8%E6%97%A0%E9%9C%B8%E9%97%AE%E9%A2%98-%E5%AF%B9%E6%8A%97%E5%A1%91%E8%83%B6%E6%B1%A1%E6%9F%93</text:a>
</text:p>
      <!--NEWS-->
      <text:h text:style-name="P10" text:outline-level="1">
<text:span text:style-name="T4">
日本政府通过 韩国7月重回贸易优惠白色名单</text:span>
</text:h>
      <text:p text:style-name="P4">
Publisher: 法新社</text:p>
      <text:p text:style-name="P4">
Published Time: 2023-06-27T-9:02:09+00:00</text:p>
      <text:p text:style-name="P4">
Modified Time: 2023-06-27T09:35:02+00:00</text:p>
      <text:p text:style-name="P4">
Description: （法新社东京27日电） 2019年，日本与韩国关系变差时，曾将韩国排除在适用贸易优惠的「白色名单」国家之外。日本政府内阁会议今天通过让韩国重回白色名单的政令，预计7月实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6-27T-9-02-09-00-00/000000.png" xlink:type="simple" xlink:show="embed" xlink:actuate="onLoad" draw:mime-type="image/png"/>
</draw:frame>
</text:p>
      <text:p text:style-name="P4">
日本将出口国家分为4大类，依照信赖度高到低，分别是A集团（groupA）、B集团、C集团及D集团。韩国原本在A集团，但2019年被日本降到信赖度较低的B集团。信赖度最高的A集团也被称为白色名单国家，适用最优惠的贸易措施。</text:p>
      <text:p text:style-name="P4">
由于日本政府已确认韩国方面具备跟日本相同的出口管理水准，所以通过将韩国指定为白色名单国家的政府命令，预计6月30日公布，7月21日正式施行。</text:p>
      <text:p text:style-name="P4">
随着韩国重回白色名单，可能转供军事用途而受到严格管制的工具机等品项，几乎不需申请个别出口许可。</text:p>
      <text:p text:style-name="P4">
Source: <text:a xlink:type="simple" xlink:href="https://www.rfi.fr/cn/%E5%9B%BD%E9%99%85%E6%8A%A5%E9%81%93/20230627-%E6%97%A5%E6%9C%AC%E6%94%BF%E5%BA%9C%E9%80%9A%E8%BF%87-%E9%9F%A9%E5%9B%BD7%E6%9C%88%E9%87%8D%E5%9B%9E%E8%B4%B8%E6%98%93%E4%BC%98%E6%83%A0%E7%99%BD%E8%89%B2%E5%90%8D%E5%8D%95" text:style-name="Internet_20_link" text:visited-style-name="Visited_20_Internet_20_Link">
https://www.rfi.fr/cn/%E5%9B%BD%E9%99%85%E6%8A%A5%E9%81%93/20230627-%E6%97%A5%E6%9C%AC%E6%94%BF%E5%BA%9C%E9%80%9A%E8%BF%87-%E9%9F%A9%E5%9B%BD7%E6%9C%88%E9%87%8D%E5%9B%9E%E8%B4%B8%E6%98%93%E4%BC%98%E6%83%A0%E7%99%BD%E8%89%B2%E5%90%8D%E5%8D%95</text:a>
</text:p>
      <!--NEWS-->
      <text:h text:style-name="P10" text:outline-level="1">
<text:span text:style-name="T4">
不要随便找人写推荐信 (Free Version)</text:span>
</text:h>
      <text:p text:style-name="P4">
Authors: ['皮利塔•克拉克']</text:p>
      <text:p text:style-name="P4">
Publisher: 英国《金融时报》</text:p>
      <text:p text:style-name="P4">
Time: 2023-06-27T00:02:40+00:00</text:p>
      <text:p text:style-name="P4">
Published Time: 2023-06-26T12:00:99+08:00</text:p>
      <text:p text:style-name="P4">
Modified Time: 2023-06-26T19:59:99+08:00</text:p>
      <text:p text:style-name="P4">
Description: 克拉克：一个你觉得平庸的前同事在找工作时请你帮忙写推荐信，这是现代职场生活中你可能会遇到的道德困境。</text:p>
      <text:p text:style-name="P4">
Images: ["<text:a xlink:type="simple" xlink:href="https://thumbor.ftacademy.cn/unsafe/picture/7/000135977_piclink.jpg" text:style-name="Internet_20_link" text:visited-style-name="Visited_20_Internet_20_Link">
000135977_pic...</text:a>
"]</text:p>
      <text:p text:style-name="P4">
Themes: ['观点', '职场', '关注']</text:p>
      <text:p text:style-name="P4">
Keywords: ['职场', '企业文化', '就业']</text:p>
      <text:p text:style-name="P4">
Type: Article</text:p>
      <!--METADATA-->
      <text:p text:style-name="P4">
<draw:frame draw:style-name="fr1" draw:name="Image48" text:anchor-type="as-char" svg:width="6.9236in" svg:height="3.894525in" draw:z-index="0">
<draw:image xlink:href="../Images/FT Chinese Free Version/2023-06-27T00-02-40-00-00/000135977_piclink.jpg" xlink:type="simple" xlink:show="embed" xlink:actuate="onLoad" draw:mime-type="image/jpeg"/>
</draw:frame>
</text:p>
      <text:p text:style-name="P4">
事情通常以一封电子邮件开始。</text:p>
      <text:p text:style-name="P4">
“嗨”，它可能以欢快的语气开头，尽管它来自你很久以前的工作中认识的一个充其量——就你的印象而言——只能算非常普通的人。</text:p>
      <text:p text:style-name="P4">
Source: <text:a xlink:type="simple" xlink:href="http://www.ftchinese.com/story/001100082" text:style-name="Internet_20_link" text:visited-style-name="Visited_20_Internet_20_Link">
http://www.ftchinese.com/story/001100082</text:a>
</text:p>
      <!--NEWS-->
      <text:h text:style-name="P10" text:outline-level="1">
<text:span text:style-name="T4">
兵变给俄罗斯体制带来巨大压力 (Free Version)</text:span>
</text:h>
      <text:p text:style-name="P4">
Authors: ['陈寒士']</text:p>
      <text:p text:style-name="P4">
Publisher: 英国《金融时报》</text:p>
      <text:p text:style-name="P4">
Time: 2023-06-27T00:57:23+00:00</text:p>
      <text:p text:style-name="P4">
Published Time: 2023-06-26T12:00:99+08:00</text:p>
      <text:p text:style-name="P4">
Modified Time: 2023-06-26T20:55:99+08:00</text:p>
      <text:p text:style-name="P4">
Description: 陈寒士：俄罗斯“爱国的多数人”一直怀疑普里戈任说的没错，即该国精英阶层对国家和民众漠不关心。这使普京面对一个棘手选择。</text:p>
      <text:p text:style-name="P4">
Images: ["<text:a xlink:type="simple" xlink:href="https://thumbor.ftacademy.cn/unsafe/picture/1/000185671_piclink.jpeg" text:style-name="Internet_20_link" text:visited-style-name="Visited_20_Internet_20_Link">
000185671_pic...</text:a>
"]</text:p>
      <text:p text:style-name="P4">
Themes: ['乌克兰战争', '关注']</text:p>
      <text:p text:style-name="P4">
Keywords: ['俄罗斯', '乌克兰战争', '高端专享', '新兴市场', '叶夫根尼•普里戈任', '普京']</text:p>
      <text:p text:style-name="P4">
Type: Article</text:p>
      <!--METADATA-->
      <text:p text:style-name="P4">
<draw:frame draw:style-name="fr1" draw:name="Image49" text:anchor-type="as-char" svg:width="6.9236in" svg:height="4.617987in" draw:z-index="0">
<draw:image xlink:href="../Images/FT Chinese Free Version/2023-06-27T00-57-23-00-00/000185671_piclink.jpeg" xlink:type="simple" xlink:show="embed" xlink:actuate="onLoad" draw:mime-type="image/jpeg"/>
</draw:frame>
</text:p>
      <text:p text:style-name="P4">
<text:span text:style-name="T5">
本文作者是柏林卡内基俄罗斯欧亚中心(Carnegie Russia Eurasia Center)高级研究员、佛罗伦萨欧洲大学学院(EuropeanUniversity Institute)客座研究员</text:span>
</text:p>
      <text:p text:style-name="P4">
弗拉基米尔•普京(VladimirPutin)似乎克服了自其执政之初的车臣战争以来最大的国内危机。但俄罗斯总统的国内外盟友并没有争先恐后向他表示祝贺。精英阶层的情绪和官方宣传的基调也远非胜利后的喜悦。经过23年的统治，而且在乌克兰战争（这场战争本应给普京及其政权带来荣耀）的第二年，竟然可能发生政变，这本身就对他掌控俄罗斯的能力打了一个问号。这件事还挑战了有关普京得到爱国的多数人一致支持的说法。</text:p>
      <text:p text:style-name="P4">
Source: <text:a xlink:type="simple" xlink:href="http://www.ftchinese.com/story/001100083" text:style-name="Internet_20_link" text:visited-style-name="Visited_20_Internet_20_Link">
http://www.ftchinese.com/story/001100083</text:a>
</text:p>
      <!--NEWS-->
      <text:h text:style-name="P10" text:outline-level="1">
<text:span text:style-name="T4">
零售市场放缓，多点数智上市有隐忧？ (Free Version)</text:span>
</text:h>
      <text:p text:style-name="P4">
Authors: ['阳歌']</text:p>
      <text:p text:style-name="P4">
Publisher: 英国《金融时报》</text:p>
      <text:p text:style-name="P4">
Time: 2023-06-27T01:16:17+00:00</text:p>
      <text:p text:style-name="P4">
Published Time: 2023-06-26T12:00:99+08:00</text:p>
      <text:p text:style-name="P4">
Modified Time: 2023-06-26T21:11:99+08:00</text:p>
      <text:p text:style-name="P4">
Description: 这家为传统和电子商务零售商提供云服务的公司，一季度仅录得1.6%的营收增长。</text:p>
      <text:p text:style-name="P4">
Images: ["<text:a xlink:type="simple" xlink:href="https://thumbor.ftacademy.cn/unsafe/picture/2/000185672_piclink.jpeg" text:style-name="Internet_20_link" text:visited-style-name="Visited_20_Internet_20_Link">
000185672_pic...</text:a>
"]</text:p>
      <text:p text:style-name="P4">
Themes: ['专栏', '咏竹坊', '关注']</text:p>
      <text:p text:style-name="P4">
Keywords: ['咏竹坊', '中国商业与金融', '零售业']</text:p>
      <text:p text:style-name="P4">
Type: Article</text:p>
      <!--METADATA-->
      <text:p text:style-name="P4">
<draw:frame draw:style-name="fr1" draw:name="Image50" text:anchor-type="as-char" svg:width="6.9236in" svg:height="4.617987in" draw:z-index="0">
<draw:image xlink:href="../Images/FT Chinese Free Version/2023-06-27T01-16-17-00-00/000185672_piclink.jpeg" xlink:type="simple" xlink:show="embed" xlink:actuate="onLoad" draw:mime-type="image/jpeg"/>
</draw:frame>
</text:p>
      <text:p text:style-name="P4">
零售云服务供应商多点数智有限公司看来分秒必争，该公司在更新的赴港IPO初步招股文件透露，它正在迅速耗尽有限的现金储备。与国内零售巨头物美关系密切的这家公司，预估其目前的财力只够为未来12个月的运营提供资金。</text:p>
      <text:p text:style-name="P4">
这使得完成IPO变得愈发重要，因为根据上周四提交的最新招股说明书，上市可能会明显增加公司的现金储备，截至3月底，其现金储备仅为4.77亿元。只有一个问题，那就是多点数智的业务进展并不快，自去年12月第一次提交招股说明书后的6个月里，业务发展速度急剧放缓。</text:p>
      <text:p text:style-name="P4">
Source: <text:a xlink:type="simple" xlink:href="http://www.ftchinese.com/story/001100084" text:style-name="Internet_20_link" text:visited-style-name="Visited_20_Internet_20_Link">
http://www.ftchinese.com/story/001100084</text:a>
</text:p>
      <!--NEWS-->
      <text:h text:style-name="P10" text:outline-level="1">
<text:span text:style-name="T4">
乌克兰总统视察顿涅茨克部队，莫斯科宣布拦截英国“间谍”飞机</text:span>
</text:h>
      <text:p text:style-name="P4">
Author: 半岛电视台, 法国媒体</text:p>
      <text:p text:style-name="P4">
Publisher: Al Jazeera</text:p>
      <text:p text:style-name="P4">
Published Time: 2023-06-27T01:21:41</text:p>
      <text:p text:style-name="P4">
Modified Time: 2023-06-27T01:21:41</text:p>
      <text:p text:style-name="P4">
Description: 6月26日周一，乌克兰总统泽连斯基视察了乌克兰军队东线司令部总部。俄罗斯宣布在黑海上空拦截英国“间谍”飞机之际，欧盟决定对乌克兰增加35亿欧元的军事援助。</text:p>
      <text:p text:style-name="P4">
Images: ["<text:a xlink:type="simple" xlink:href="https://chinese.aljazeera.net/wp-content/uploads/2023/06/1-1687828467.jpg" text:style-name="Internet_20_link" text:visited-style-name="Visited_20_Internet_20_Link">
1-1687828467.jpg</text:a>
", "<text:a xlink:type="simple" xlink:href="https://chinese.aljazeera.net/wp-content/uploads/2023/06/2-1687828478.jpg" text:style-name="Internet_20_link" text:visited-style-name="Visited_20_Internet_20_Link">
2-1687828478.jpg</text:a>
", "<text:a xlink:type="simple" xlink:href="https://chinese.aljazeera.net/wp-content/uploads/2023/06/3-1687828484.jpg" text:style-name="Internet_20_link" text:visited-style-name="Visited_20_Internet_20_Link">
3-1687828484.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51" text:anchor-type="as-char" svg:width="6.9236in" svg:height="3.888597in" draw:z-index="0">
<draw:image xlink:href="../Images/Aljazeera Chinese/2023-06-27T01-21-41/1-1687828467.jpg" xlink:type="simple" xlink:show="embed" xlink:actuate="onLoad" draw:mime-type="image/jpeg"/>
</draw:frame>
乌克兰军人在扎波罗热地区前线附近向俄罗斯军队发射BM-21 Grad多管火箭系统 (半岛电视台)</text:p>
      <text:p text:style-name="P4">
6月26日周一，乌克兰总统泽连斯基视察了乌克兰军队东线司令部总部，而就在几小时前，俄罗斯宣布控制该国东部顿涅茨克以南的利夫诺波尔。此外，俄罗斯宣布在黑海上空拦截英国“间谍”飞机之际，欧盟决定对乌克兰增加35亿欧元的军事援助。</text:p>
      <text:p text:style-name="P4">
泽连斯基在瓦格纳集团5月17日控制巴赫穆特后第二次访问该地区，会见了东线领导人和驻扎部队，并表示希望在前线取得胜利。</text:p>
      <text:p text:style-name="P4">
泽连斯基指出，他与顿涅茨克加油站的一群士兵进行了沟通，但尚未说明具体位置，并且他的访问包括向在扎波罗热附近集结作战和战略部队的一些士兵致敬。</text:p>
      <text:p text:style-name="P4">
26日周一早些时候，乌克兰国防部副部长安娜·马利亚尔表示，乌克兰军队重新夺回了顿涅茨克西南100公里处的利夫诺波尔，该地区正是乌克兰军队正在进攻的地区。经过近两周的战斗，几个村庄被收复。</text:p>
      <text:p text:style-name="P4">
在西方军事援助的支持下，乌克兰军队现阶段已收复约10个阵地，其中大部分位于南部战线。在那里，它正试图突破俄罗斯的防御，但主线距离仍有数公里。</text:p>
      <text:p text:style-name="P4">
据军事分析人士称，乌克兰军队数周来在三个主要方向发起了攻势：奥里希夫以南至扎波罗热州托克马克（东南方向），距离武赫莱达尔不远的利夫诺波尔附近，以及巴赫穆特（也是顿涅茨克）附近的东线。</text:p>
      <text:p text:style-name="P4">
另一方面，英国国防部长本·华莱士表示，在夏季军事行动中，乌克兰军队成功收复的土地比俄罗斯在去年冬季的进攻行动中“占领”的土地还要多。</text:p>
      <text:p text:style-name="P4">
这位部长在英国议会的问责会议上补充道，乌克兰军队正在稳步、逐步地取得战术进展，而俄罗斯则在战场上缺乏充足的兵力。</text:p>
      <text:p text:style-name="P4">
<draw:frame draw:style-name="fr1" draw:name="Image52" text:anchor-type="as-char" svg:width="6.9236in" svg:height="3.894525in" draw:z-index="0">
<draw:image xlink:href="../Images/Aljazeera Chinese/2023-06-27T01-21-41/2-1687828478.jpg" xlink:type="simple" xlink:show="embed" xlink:actuate="onLoad" draw:mime-type="image/jpeg"/>
</draw:frame>
据俄罗斯军事网站报道，乌克兰部队成功在东南部赫尔松州的第聂伯河左岸站稳了脚跟</text:p>
      <text:h text:style-name="P13" text:outline-level="4">
<text:span text:style-name="T4">
第聂伯河</text:span>
</text:h>
      <text:p text:style-name="P4">
据俄罗斯军事网站“Ribar”报道，乌克兰部队成功在乌克兰东南部赫尔松州的第聂伯河左岸站稳了脚跟。</text:p>
      <text:p text:style-name="P4">
活动人士发布了据称由一架俄罗斯无人机记录下来的照片，其中显示俄罗斯车辆似乎向安东诺夫斯基大桥附近的河左岸岸边猛烈射击。</text:p>
      <text:p text:style-name="P4">
赫尔松乌克兰军队媒体官员拒绝对这一事态发展发表评论，并在回答半岛电视台提问时表示，乌克兰军队对此的决定是保持沉默。</text:p>
      <text:p text:style-name="P4">
乌克兰军队控制着第聂伯河右岸，而俄罗斯军队则控制着赫尔松州左岸。</text:p>
      <text:p text:style-name="P4">
亲俄的赫尔松州州长否认乌克兰军队已经控制了该河左岸，并指出过去三天里，乌克兰小队多次尝试乘船过河，但遭到俄罗斯军队瞄准并摧毁。</text:p>
      <text:p text:style-name="P4">
另一方面，赫尔松军事部门负责人报告称，俄军向该地区发射违禁燃烧弹，造成1人死亡、7人受伤，赫尔松市及周边城镇发生火灾。</text:p>
      <text:p text:style-name="P4">
乌克兰南部作战指挥部发言人纳塔利娅·胡梅纽克表示，俄罗斯军队使用“口径”导弹和无人机轰炸了乌克兰西南部的敖德萨，并指出乌克兰军队击落了袭击中使用的所有无人机和导弹。</text:p>
      <text:p text:style-name="P4">
<draw:frame draw:style-name="fr1" draw:name="Image53" text:anchor-type="as-char" svg:width="6.9236in" svg:height="3.894525in" draw:z-index="0">
<draw:image xlink:href="../Images/Aljazeera Chinese/2023-06-27T01-21-41/3-1687828484.jpg" xlink:type="simple" xlink:show="embed" xlink:actuate="onLoad" draw:mime-type="image/jpeg"/>
</draw:frame>
 乌克兰武器库发生巨大爆炸 (半岛电视台)</text:p>
      <text:p text:style-name="P4">
另一方面，俄罗斯军事网站“Ribar”报道称，俄罗斯防空系统击落了一架试图攻击库尔斯克以南、与乌克兰哈尔科夫州接壤的“俄罗斯石油公司”油库的无人机。</text:p>
      <text:h text:style-name="P13" text:outline-level="4">
<text:span text:style-name="T4">
拦截英国飞机</text:span>
</text:h>
      <text:p text:style-name="P4">
相关背景下，两架俄罗斯“苏-27”飞机在黑海上空拦截接近俄罗斯边境的英国间谍机。</text:p>
      <text:p text:style-name="P4">
据今日俄罗斯频道报道，俄罗斯国防部周一在一份声明中表示，俄罗斯空域控制装置检测到3个空中目标正在黑海上空接近俄罗斯边境。</text:p>
      <text:p text:style-name="P4">
声明补充道，为了识别空中目标并防止侵犯俄罗斯联邦边境，防空部队派出两架“苏-27”战斗机前往该地。俄罗斯战斗机将空中目标确定为一架RC135电子侦察机和两架皇家空军多用途“台风”战斗机。</text:p>
      <text:p text:style-name="P4">
该部表示，当俄罗斯战机逼近时，外国军机掉头飞离俄罗斯国家边境。</text:p>
      <text:h text:style-name="P13" text:outline-level="4">
<text:span text:style-name="T4">
欧洲的支持</text:span>
</text:h>
      <text:p text:style-name="P4">
相关背景下，德新社称，欧盟决定对乌克兰增加35亿欧元的军事援助。</text:p>
      <text:p text:style-name="P4">
另一方面，欧盟外交政策专员何塞普·博雷利在卢森堡欧盟外长会议结束时宣布批准向乌克兰提供价值35亿欧元的一揽子援助计划，以支持非洲、巴尔干地区和其他国家的和平努力。</text:p>
      <text:p text:style-name="P4">
博雷利证实，该北约已培训3.4万名乌克兰士兵，其他批次将在未来一段时间内接受培训。</text:p>
      <text:h text:style-name="P13" text:outline-level="4">
<text:span text:style-name="T4">
绍伊古现身</text:span>
</text:h>
      <text:p text:style-name="P4">
26日周一，俄罗斯国防部在一份声明中表示，绍伊古视察了所谓的“乌克兰特别军事行动”地区的西部军队前沿指挥中心，但并未具体说明访问时间。</text:p>
      <text:p text:style-name="P4">
该部补充道，国防部长在审查了军区司令叶夫根尼·尼基福罗夫上校关于当前局势、乌克兰军队行动性质以及主要由俄罗斯军队执行作战任务的报告后，指示该军区及其领导层继续积极侦察，以揭露乌克兰计划并阻止其实施。</text:p>
      <text:p text:style-name="P4">
据德新社报道，俄罗斯军事博主称，绍伊古视察乌克兰行动地区的视频拍摄于俄罗斯瓦格纳集团叛乱之前。</text:p>
      <text:p text:style-name="P4">
在另一背景下，德国通讯社报道称，欧盟决定对乌克兰增加35亿欧元的军事援助。这是在卢森堡举行的欧盟国家外交部长会议期间做出的。</text:p>
      <text:p text:style-name="P4">
欧盟外交政策负责人何塞普·博雷利27日早些时候表示，成员国同意增加对乌克兰的军事支持。</text:p>
      <text:p text:style-name="P4">
Source: <text:a xlink:type="simple" xlink:href="https://chinese.aljazeera.net/news/war-in-ukraine/2023/6/27/%e4%b9%8c%e5%85%8b%e5%85%b0%e6%80%bb%e7%bb%9f%e8%a7%86%e5%af%9f%e9%a1%bf%e6%b6%85%e8%8c%a8%e5%85%8b%e9%83%a8%e9%98%9f%e8%8e%ab%e6%96%af%e7%a7%91%e5%ae%a3%e5%b8%83%e6%8b%a6%e6%88%aa%e8%8b%b1" text:style-name="Internet_20_link" text:visited-style-name="Visited_20_Internet_20_Link">
https://chinese.aljazeera.net/news/war-in-ukraine/2023/6/27/%e4%b9%8c%e5%85%8b%e5%85%b0%e6%80%bb%e7%bb%9f%e8%a7%86%e5%af%9f%e9%a1%bf%e6%b6%85%e8%8c%a8%e5%85%8b%e9%83%a8%e9%98%9f%e8%8e%ab%e6%96%af%e7%a7%91%e5%ae%a3%e5%b8%83%e6%8b%a6%e6%88%aa%e8%8b%b1</text:a>
</text:p>
      <!--NEWS-->
      <text:h text:style-name="P10" text:outline-level="1">
<text:span text:style-name="T4">
脱下“孔乙己的长衫”：中国就业形势愈发严峻，年轻人从“蓝领”工作寻出路</text:span>
</text:h>
      <text:p text:style-name="P4">
Author: https://www.facebook.com/bbcworldservice/</text:p>
      <text:p text:style-name="P4">
Publisher: BBC News 中文</text:p>
      <text:p text:style-name="P4">
Published Time: 2023-06-27T01:46:34.000Z</text:p>
      <text:p text:style-name="P4">
Modified Time: 2023-06-27T01:46:34.000Z</text:p>
      <text:p text:style-name="P4">
Description: 自2020年以来，中国青年人失业率连续几年处于较高水平。越来越多中国年轻人找不到合适的工作，不得不选择一份需要体力劳动的“蓝领”的工作。</text:p>
      <text:p text:style-name="P4">
Images: ["<text:a xlink:type="simple" xlink:href="https://ichef.bbci.co.uk/news/640/cpsprodpb/D610/production/_130200845_img_8170.jpg" text:style-name="Internet_20_link" text:visited-style-name="Visited_20_Internet_20_Link">
_130200845_im...</text:a>
"]</text:p>
      <text:p text:style-name="P4">
Videos: []</text:p>
      <text:p text:style-name="P4">
Tags: ['职业', '中國', '就业', '年轻人']</text:p>
      <text:p text:style-name="P4">
Type: Article</text:p>
      <!--METADATA-->
      <text:h text:style-name="P12" text:outline-level="3">
<text:span text:style-name="T4">
脱下“孔乙己的长衫”：中国就业形势愈发严峻，年轻人从“蓝领”工作寻出路</text:span>
</text:h>
      <ul>
        <li>
常思颖   * BBC中文</li>
      </ul>
      <text:p text:style-name="P4">
2023年6月27日凌晨1点46分<draw:frame draw:style-name="fr1" draw:name="Image54" text:anchor-type="as-char" svg:width="6.9236in" svg:height="3.894525in" draw:z-index="0">
<draw:image xlink:href="../Images/BBC Chinese/2023-06-27T01-46-34.000Z/_130200845_img_8170.jpg" xlink:type="simple" xlink:show="embed" xlink:actuate="onLoad" draw:mime-type="image/jpeg"/>
</draw:frame>
</text:p>
      <text:p text:style-name="P4">
<text:span text:style-name="T4">
26岁的张静静在中国重庆农村出生长大，本着读书改变命运的想法寒窗苦读，考上大学，成为村里人的骄傲。但在2019年大学毕业后，她发现不但没有获得一技之长，甚至在经济下行的情况下连期望的薪资也达不到。</text:span>
</text:p>
      <text:p text:style-name="P4">
她大学读的市场营销专业，毕业后进入房地产行业做销售，这是近年来面临转型压力最大的行业之一。在经历了三年坎坷的就业经历后，她身心俱疲。一个偶然的机会，她接触到家政行业，从中看到一些希望。</text:p>
      <text:p text:style-name="P4">
“当时我已经是抱着相当崩溃和‘摆烂’的心态，我觉得随便找个工作能养活自己就行了”，张静静说。但她发现自己热爱这一行。</text:p>
      <text:p text:style-name="P4">
她的工作是给5岁左右的学龄前小孩当住家保姆兼家庭教师，大部分时间陪小孩玩耍，有时间也帮家里的老人做点家务。脱下西装，换上便装，她成了一名“蓝领”劳动者。</text:p>
      <text:p text:style-name="P4">
自2020年以来，中国青年人失业率连续几年处于较高水平。根据官方6月发布的最新数据，16至24岁青年失业率连续两月创2018年有统计以来新高，升至20.8%。越来越多中国年轻人找不到合适的工作，不得不选择一份需要体力劳动的“蓝领”的工作，包括送外卖、去餐厅当服务员、做网约车司机等等。</text:p>
      <text:p text:style-name="P4">
“对于整个中国社会来说，大学毕业去做家政，代表了人力资源错配进一步加剧”，新加坡国立大学李光耀公共政策学院助理教授陆曦说。</text:p>
      <text:p text:style-name="P4">
高失业率导致社会贫富差距变大，对于家政行业，尤其是包括负责教学的高端服务来说，的确是提供了不少就业机会。但相比香港、新加坡等发达经济体，有需要的家庭通常会选择外籍劳工去做家政。</text:p>
      <text:p text:style-name="P4">
“这遵循经济学里的比较优势原理，因为外劳的成本低，他们在这方面有更多的比较优势，所以雇佣他们来做，对于提升整体社会经济效率有很大帮助”，陆曦解释。</text:p>
      <text:p text:style-name="P4">
<text:a xlink:type="simple" xlink:href="https://www.bbc.com/zhongwen/simp/chinese-news-65877454" text:style-name="Internet_20_link" text:visited-style-name="Visited_20_Internet_20_Link">
 “全职儿女”： 年轻人的重整旗鼓之举还是“自我麻醉”？ </text:a>
  * <text:a xlink:type="simple" xlink:href="https://www.bbc.com/zhongwen/simp/chinese-news-57304453" text:style-name="Internet_20_link" text:visited-style-name="Visited_20_Internet_20_Link">
 “内卷”与“躺平”之间挣扎的中国年轻人 </text:a>
</text:p>
      <text:p text:style-name="P4">
</text:p>
      <text:p text:style-name="P4">
图像来源，  Zhang Jingjing</text:p>
      <text:p text:style-name="P4">
图像加注文字，</text:p>
      <text:p text:style-name="P4">
26岁的张静静再育儿中心实习。</text:p>
      <text:h text:style-name="P12" text:outline-level="3">
<text:span text:style-name="T4">
从“白领”到“蓝领”</text:span>
</text:h>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中国目前对“白领”人士的需求正在减少。据经济学人智库估计，2020年，雇佣主体是大学生的专业服务岗位约占青年就业机会总数的40%，是十年前的两倍。但是，由于近几年来中国政府着手监管房地产、教培、数字经济、金融和娱乐等多个行业，有相当一部分岗位已经不存在了。</text:p>
      <text:p text:style-name="P4">
根据中国招聘网站智联招聘，2021年，仅房地产、辅导和科技公司的招聘信息就占了毕业生所有招聘信息的一半以上。一年后，这一数字降至26%。</text:p>
      <text:p text:style-name="P4">
与此同时，中国经济正趋向以服务业为导向，2020年的人口普查显示，约75%的青年雇员在服务业工作，但中国在过去十年里创造出来的许多服务业岗位都是较低端职位，比如外卖员、餐厅服务员等。对于许多受过教育的年轻人所追求的高工资、高技能的岗位，并没有很多。</text:p>
      <text:p text:style-name="P4">
张静静之前所在的房地产行业，正是近年来受政府监管影响最严重的行业之一。政府反复强调，“房子是用来住的，不是用来抄的”。监管机构对开发商贷款设定了上限，并对土地拍卖进行了全面改革。这影响到这个行业的财务业绩，许多房企压力爆棚。</text:p>
      <text:p text:style-name="P4">
为了拼业绩，张静静每天要工作10个小时以上，作息不规律，晚上只睡五、六个小时，长期下来令吃不消，两年后辞职了。之后她曾尝试考研，但没有成功。</text:p>
      <text:p text:style-name="P4">
2021年底，她在餐饮行业找到一份销售工作，但再次遇上低迷的市场。彼时疫情还没有结束，餐饮业没有完全恢复，加上小区动辄封控，她感到十分压抑。</text:p>
      <text:p text:style-name="P4">
“相当崩溃，每天在家什么事做不了，睡眠不好，吃饭也没有胃口，整个心情很低沉”。四个月后，她辞职了。后来她又多次应聘其他工作，但都没有合适的。</text:p>
      <text:p text:style-name="P4">
她曾羡慕公司的保洁阿姨，虽然一个月工资只有四、五千，但“没有什么精神压力，只不过是身体累点，还能买五险一金（五种社会保险福利），又能受到专业培训”。</text:p>
      <text:p text:style-name="P4">
今年年初，一则家政行业的招聘广告吸引了张静静的注意， 月薪8千到1万，甚至打破了她对“蓝领”工作的想象。她抱着试一试的态度入行了。</text:p>
      <text:p text:style-name="P4">
她的同事大部分是35岁至55岁，一部分从农村出来没有读过书，还有一些已经退休。这一行对于大学毕业的年轻人来说似乎有点大材小用，但张静静不这样看——她说不仅得到了专业技能培训，有助于在这一领域长期发展，还能在拿到专业证书和完成实习后拿到上万元的月薪。她目前在成都生活，这个薪资水平已经达到了她之前做销售时的提成。</text:p>
      <text:p text:style-name="P4">
不过，并非所有“蓝领”工作都能实现这样的水平。根据中国新就业形态研究中心2022年发布的报告，中国蓝领劳动者整体平均收入为每月6000元左右。并且，“蓝领”群体依然面临部分公司工资发放不及时、待遇差、管理落后等问题。</text:p>
      <text:p text:style-name="P4">
</text:p>
      <text:p text:style-name="P4">
图像来源，  Getty Images</text:p>
      <text:p text:style-name="P4">
图像加注文字，</text:p>
      <text:p text:style-name="P4">
越来越多中国年轻人找不到合适的工作，不得不选择一份需要体力劳动的"蓝领"的工作，包括送外卖。</text:p>
      <text:h text:style-name="P12" text:outline-level="3">
<text:span text:style-name="T4">
“猪站在风口都能起飞”</text:span>
</text:h>
      <text:p text:style-name="P4">
也有年轻人在行业变革时主动选择离开，“自降身份”去做一些需要体力劳动的工作。</text:p>
      <text:p text:style-name="P4">
29岁的陈陈（化名）2016年本科毕业后，在重庆从事与房地产配套的家电营销工作。时间一晃就是7年，但半年前，她从上一份工作中辞职，转行去做旧衣回收。</text:p>
      <text:p text:style-name="P4">
收入比以前少了一半，而且还要厚着脸皮与底层工人竞争。</text:p>
      <text:p text:style-name="P4">
她先是到住宅小区派发传单，也拿着大喇叭到居民楼下喊——“回收旧衣！”。这不禁让人联想到几十前较为贫困的中国，家里取暖靠蜂窝煤，时不时见到楼下有衣衫褴褛的老人，推着一板车的煤，大声喊着——“卖蜂窝煤啦！”也有回收矿泉水瓶和纸皮的人吆喝——“收破烂啦！”</text:p>
      <text:p text:style-name="P4">
很难想象一位拥有大学本科文凭的年轻人能这样做。陈陈也曾自嘲地说，“我年纪轻轻就开始捡破烂了”，但内心里，她告诉自己：“我比别人少走40年弯路，他们老了还不是要捡破烂的。”</text:p>
      <text:p text:style-name="P4">
</text:p>
      <text:p text:style-name="P4">
图像来源，  Chen Chen</text:p>
      <text:p text:style-name="P4">
图像加注文字，</text:p>
      <text:p text:style-name="P4">
陈陈在一个小区收到的旧衣服。</text:p>
      <text:p text:style-name="P4">
陈陈觉得，这个行业有前景，因为当前中国对回收旧衣有很大的需求，尤其在工业相对发达的城市，衣服属于快销产品，淘汰得快，并且还没一个很有效率的组织来处理这些旧衣服。</text:p>
      <text:p text:style-name="P4">
“不管穷人富人，都有需求”，她说，“猪站在风口都能起飞，人的选择往往比努力更重要一点。”</text:p>
      <text:p text:style-name="P4">
过去几年里，她已经看到曾经从事的房地产行业走下坡路。首先是上游的市场低迷，投资土地及买卖商品房的交易减少，于是导致需要购买家电的业主减少了，挤压了她的收益空间。她说，市场好的时候年收入能达到30多万，现在只剩一半。</text:p>
      <text:p text:style-name="P4">
“如果已经知道这个行业处在‘红牌’市场了，那你还想着通过努力获取高额回报是不太可能的”，陈陈说。</text:p>
      <text:p text:style-name="P4">
在她看来，以前上学期间，只要肯用功就能取得好成绩，拿到相应的学位，但这种思维并不适合当今的就业市场。</text:p>
      <text:p text:style-name="P4">
</text:p>
      <text:p text:style-name="P4">
图像来源，  Getty Images</text:p>
      <text:p text:style-name="P4">
图像加注文字，</text:p>
      <text:p text:style-name="P4">
陈陈认为，旧衣回收行业在中国有前景。</text:p>
      <text:h text:style-name="P12" text:outline-level="3">
<text:span text:style-name="T4">
脱不掉的“长衫”</text:span>
</text:h>
      <text:p text:style-name="P4">
中国社会几个月前热烈讨论大学生是否应该脱下“ <text:a xlink:type="simple" xlink:href="https://www.bbc.com/news/world-asia-china-65425941" text:style-name="Internet_20_link" text:visited-style-name="Visited_20_Internet_20_Link">
 孔乙己的长衫 </text:a>
”——指的是鲁迅小说中一位落魄书生已经到了讨饭的地步，却依然执拗地穿着象征身份的长衫。在现代中国，长衫类比大学生的学历，脱掉长衫意味着去做一些偏体力的“蓝领”工作。</text:p>
      <text:p text:style-name="P4">
有媒体指责年轻人，不愿意依靠劳动改变自身的处境。但年轻人有他们的不满。“当初是你们用‘知识改变命运’来鼓励我们学习的，如今大学毕业我们觉得就业困难，却被指责成放不下读书人的架子，不愿靠劳动改变自身的处境”——这句话被广泛引用。</text:p>
      <text:p text:style-name="P4">
这些讨论的背后是高等教育的持续扩张以及严重贬值的学历。根据中国教育部，2023年全国高校毕业生预计达到1158万人，而2000年仅为100万人。20多年的时间里，高校毕业生增加了10倍多。这是中国历史上受教育程度最高的一代人。</text:p>
      <text:p text:style-name="P4">
另一方面，本科学历与职业文凭的就业情况的差距正在缩小。2022年的数据显示，过去十年里，职业院校毕业生的就业率持续在90%以上。而在一些现代服务业，他们的收入和稳定性未必比本科生差。</text:p>
      <text:p text:style-name="P4">
 图像加注文字，</text:p>
      <text:p text:style-name="P4">
“孔乙己的长衫”出自鲁迅的小说。</text:p>
      <text:p text:style-name="P4">
重庆的张静静在找工作期间曾应聘到一家投资公司，但发现周围的同事连本科文凭都没有，主管还操着一口浓郁的四川口语。她想到自己曾经是农村走出的孩子，好不容易读到大学毕业，无法放下那份骄傲，几天之后便离职。</text:p>
      <text:p text:style-name="P4">
“属于高不成低不就这样一个很尴尬的状态”，她说。当时的她就是那个“脱不下长衫”的人。</text:p>
      <text:p text:style-name="P4">
有年轻人的确在尝试“脱掉长衫”，但结果并不理想。</text:p>
      <text:p text:style-name="P4">
杭州的李小姐以前做文职工作，由于公司运营出现问题，今年3月失业。失业后她尝试到电影院做收银员。</text:p>
      <text:p text:style-name="P4">
每天站立七个多小时，导致她的腿脚酸疼发胀。而且薪资极低，“站立一个小时还不够买一杯奶茶”。最重要的是，她觉得这份工作没有技术含量，未来更容易被淘汰。“有一种随时被替代的感觉”，她说。</text:p>
      <text:p text:style-name="P4">
李小姐将自己的经历分享到个人社交账号上，并呼吁“孔乙己的长衫千万别脱”，收到上百条回应。留言大多是跟她有着类似经历的人，有去做外卖跑腿员的、去快餐店做服务员的……但很多因工作时间长、工资低、体力受不了等原因无法坚持。</text:p>
      <text:p text:style-name="P4">
对于他们来说，从事“蓝领”工作只是就业失意下选择的一条短暂的退路，但不是出路。毕竟，并非所有“蓝领”工作都是新兴的朝阳产业，底层劳动者也有他们的艰辛。</text:p>
      <text:p text:style-name="P4">
</text:p>
      <text:p text:style-name="P4">
图像来源，  Getty Images</text:p>
      <text:p text:style-name="P4">
图像加注文字，</text:p>
      <text:p text:style-name="P4">
根据中国教育部，2023年全国高校毕业生预计达到1158万人，而2000年仅为100万人。</text:p>
      <text:h text:style-name="P12" text:outline-level="3">
<text:span text:style-name="T4">
学历还有用吗？</text:span>
</text:h>
      <text:p text:style-name="P4">
在做回收旧衣道路上寻找出路的陈陈说，她的同行中很多都没有学历，但她认为自己的学历并不多余。</text:p>
      <text:p text:style-name="P4">
“许多同行会很早到小区里蹲点，能多收一点就多赚一点，但我不是为了赚钱而赚钱”，她说。</text:p>
      <text:p text:style-name="P4">
她和合伙人想的更多是，如何积累更多的供货渠道，通过这些渠道把自己做成中间商，打通供应链，然后建立品牌和社群，在社交网络上宣传出去，最终自己当上老板。</text:p>
      <text:p text:style-name="P4">
这个过程也用到了她之前积累下来的工作经验——如何在生产经营过程中利用供应、生产和销售三个阶段，让物流和资金不断流动、不断增值。</text:p>
      <text:p text:style-name="P4">
“如果我没有上过学，没有做过之前的工作，可能就不会这么想，可能只会盯着眼前，想着今天又多收了100公斤”，陈陈说。</text:p>
      <text:p text:style-name="P4">
</text:p>
      <text:p text:style-name="P4">
图像来源，  Getty Images</text:p>
      <text:p text:style-name="P4">
不过，她并不建议大学毕业后直接去做体力活，因为“在身体非常劳累的情况下通常会减少对事情的探索和思考”。</text:p>
      <text:p text:style-name="P4">
“即便是为了生存不得不去工厂里打螺钉，那也不能为了打螺钉而来，更多的是要去思考一个行业的运作，比如一颗螺钉在流水线上的生产效率怎样，或者螺钉产生作用的机械原理是什么。”</text:p>
      <text:p text:style-name="P4">
陈陈在半年中已经大致了解了回收行业的运作，除了每天继续开车奔忙在收旧衣的路上，她已经和搭档开始琢磨怎样建立自己的品牌，以及怎样借助社交媒体平台进行推广。</text:p>
      <text:p text:style-name="P4">
对于转行去做家政的张静静，她找到了自己的价值，也许这个时候“脱去长衫”才是合理的，她说“后悔没有早点入行”。她不再想着去考研，打算在这个行业多尝试几个岗位，同时好学英文，以后尝试走高端服务路线。</text:p>
      <text:p text:style-name="P4">
对她来说，发自内心的热爱和拥有一技之长就能体面地工作下去，不管这份工作是不是一份能让村里人感到骄傲的传统意义上的“白领”职业。</text:p>
      <text:p text:style-name="P4">
Source: <text:a xlink:type="simple" xlink:href="https://www.bbc.com/zhongwen/simp/world-65995537" text:style-name="Internet_20_link" text:visited-style-name="Visited_20_Internet_20_Link">
https://www.bbc.com/zhongwen/simp/world-65995537</text:a>
</text:p>
      <!--NEWS-->
      <text:h text:style-name="P10" text:outline-level="1">
<text:span text:style-name="T4">
普京：无论如何我们都会消灭武装政变</text:span>
</text:h>
      <text:p text:style-name="P4">
Author: 半岛电视台＋通讯社</text:p>
      <text:p text:style-name="P4">
Publisher: Al Jazeera</text:p>
      <text:p text:style-name="P4">
Published Time: 2023-06-27T01:49:09</text:p>
      <text:p text:style-name="P4">
Modified Time: 2023-06-27T01:49:09</text:p>
      <text:p text:style-name="P4">
Description: 俄罗斯总统弗拉基米尔·普京周一表示，俄罗斯“无论如何都将摧毁这次武装政变”，指的是俄罗斯安保公司瓦格纳集团周六对罗斯托夫市的控制，并威胁向莫斯科进军。</text:p>
      <text:p text:style-name="P4">
Images: ["<text:a xlink:type="simple" xlink:href="https://chinese.aljazeera.net/wp-content/uploads/2023/06/1-1687829823.png" text:style-name="Internet_20_link" text:visited-style-name="Visited_20_Internet_20_Link">
1-1687829823.png</text:a>
", "<text:a xlink:type="simple" xlink:href="https://chinese.aljazeera.net/wp-content/uploads/2023/06/1-1687830131.jpg" text:style-name="Internet_20_link" text:visited-style-name="Visited_20_Internet_20_Link">
1-1687830131.jpg</text:a>
", "<text:a xlink:type="simple" xlink:href="https://chinese.aljazeera.net/wp-content/uploads/2023/06/2-1687830347.jpg" text:style-name="Internet_20_link" text:visited-style-name="Visited_20_Internet_20_Link">
2-168783034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3" text:anchor-type="as-char" svg:width="6.9236in" svg:height="4.612736in" draw:z-index="0">
<draw:image xlink:href="../Images/Aljazeera Chinese/2023-06-27T01-49-09/1-1687829823.png" xlink:type="simple" xlink:show="embed" xlink:actuate="onLoad" draw:mime-type="image/png"/>
</draw:frame>
普京总统：基辅纳粹想要的就是俄罗斯发生流血事件（阿纳多卢通讯社）</text:p>
      <text:p text:style-name="P4">
俄罗斯总统弗拉基米尔·普京周一表示，俄罗斯“无论如何都将摧毁这次武装政变”，指的是俄罗斯安保公司瓦格纳集团周六对罗斯托夫市的控制，并威胁向莫斯科进军，俄罗斯外交部长谢尔盖·拉夫罗夫早些时候曾表示，俄罗斯安全部门正在调查西方情报部门是否可能参与瓦格纳叛乱事宜。</text:p>
      <text:p text:style-name="P4">
普京在简短的电视讲话中补充说，“有些人犯下了导致社会分裂的犯罪行为，政变的组织者背叛了国家和人民，”他并强调，“基辅纳粹想要的就是兄弟之间的血腥冲突，这样一来，俄罗斯就会失败。”指的是瓦格纳的军队和俄罗斯军队之间迫在眉睫的冲突。</text:p>
      <text:p text:style-name="P4">
俄罗斯总统表示，存在“敲诈勒索行动，并试图安排内部动乱，但注定要失败”。</text:p>
      <text:p text:style-name="P4">
尽管如此，普京赞扬了瓦格纳战士及其领导能力，他表示，“他们是爱国者，解放了属于祖国的土地，其中有人试图利用他们进行黑暗行动。”他并补充说，“瓦格纳的士兵和领导人做出了不去流血的决定，今天，他们有机会与国防部签约或前往白俄罗斯。”</text:p>
      <text:p text:style-name="P4">
发表讲话后，俄罗斯总统会见了国内安全部门负责人、国防部长谢尔盖·绍伊古、内政部长弗拉基米尔·科洛科利采夫、国民警卫队队长维克多·佐洛托夫、联邦警卫局局长德米特里·科赫涅夫、俄罗斯联邦调查局调查委员会主席亚历山大·巴斯特里金。</text:p>
      <text:h text:style-name="P13" text:outline-level="4">
<text:span text:style-name="T4">
普里戈任的声明</text:span>
</text:h>
      <text:p text:style-name="P4">
瓦格纳部队指挥官叶夫根尼·普里戈任今天早些时候表示，他上周六采取行动的目的是防止解散他的部队，而不是推翻合法选举产生的当局。</text:p>
      <text:p text:style-name="P4">
瓦格纳部队指挥官在 Telegram 账户上记录的一段讲话中补充道，“当我们的军队明白俄罗斯将会流血时，他们决定撤退。”</text:p>
      <text:p text:style-name="P4">
瓦格纳部队指挥官表示，白俄罗斯总统卢卡申科向他伸出了援助之手，以在法律框架内解决所有问题。</text:p>
      <text:p text:style-name="P4">
上周六，卢卡申科的斡旋成功说服普里戈任——此前他控制了俄罗斯西南部的罗斯托夫市——停止向俄罗斯首都莫斯科挺进，而俄罗斯军队在乌克兰领土上开展军事行动。</text:p>
      <text:p text:style-name="P4">
俄罗斯总统弗拉基米尔·普京将瓦格纳军队的所作所为描述为对祖国的叛国行为，并发誓追究那些参与控制俄罗斯最大城市之一及其军队总部的人的责任。</text:p>
      <text:p text:style-name="P4">
<draw:frame draw:style-name="fr1" draw:name="Image64" text:anchor-type="as-char" svg:width="6.9236in" svg:height="3.894525in" draw:z-index="0">
<draw:image xlink:href="../Images/Aljazeera Chinese/2023-06-27T01-49-09/1-1687830131.jpg" xlink:type="simple" xlink:show="embed" xlink:actuate="onLoad" draw:mime-type="image/jpeg"/>
</draw:frame>
瓦格纳集团负责人澄清了其军事行动的目标以及对其野心的疑问</text:p>
      <text:p text:style-name="P4">
上周六事件发生前，来自普京总统核心圈子的普里戈任表示，他的举动——他称之为正义游行——表明“国家存在严重的安全问题”，他要求引渡俄罗斯国防部长谢尔盖·绍伊古和俄罗斯武装力量总参谋长瓦列里∙格拉西莫夫，指控他们腐败并轰炸了瓦格纳在乌克兰境内的部队营地。</text:p>
      <text:p text:style-name="P4">
瓦格纳集团负责人补充道：“我们在没有遇到太多阻力的情况下行驶了780公里，向莫斯科推进暴露了俄罗斯严重的安全问题。”</text:p>
      <text:h text:style-name="P13" text:outline-level="4">
<text:span text:style-name="T4">
拉夫罗夫讲话</text:span>
</text:h>
      <text:p text:style-name="P4">
另一方面，俄罗斯外交部长谢尔盖·拉夫罗夫在莫斯科接受媒体采访时表示，法国总统埃马纽埃尔·马克龙“将叛乱视为俄罗斯战略失败的机会”。</text:p>
      <text:p text:style-name="P4">
不过，这位俄罗斯部长表示，美国驻莫斯科大使林恩·特雷西已向俄罗斯发出信号，称美国与他所说的叛乱无关，并表示，希望维护俄罗斯核武器的安全。</text:p>
      <text:p text:style-name="P4">
俄罗斯外长强调，“企图叛乱不会影响我们与友好国家的关系，至于西方，对我们来说也是如此。”</text:p>
      <text:p text:style-name="P4">
拉夫罗夫表示，“许多国外官员（外交部长）都表示，支持并相信莫斯科有能力阻止分裂国家的企图。”</text:p>
      <text:p text:style-name="P4">
普里戈任上周六早上宣布，他的部队已经控制了罗斯托夫省（俄罗斯南部）的军事设施，并威胁要前往首都莫斯科，尽管俄罗斯总统普京发出警告，车队已经开往那里。</text:p>
      <text:p text:style-name="P4">
<draw:frame draw:style-name="fr1" draw:name="Image65" text:anchor-type="as-char" svg:width="6.9236in" svg:height="3.894525in" draw:z-index="0">
<draw:image xlink:href="../Images/Aljazeera Chinese/2023-06-27T01-49-09/2-1687830347.jpg" xlink:type="simple" xlink:show="embed" xlink:actuate="onLoad" draw:mime-type="image/jpeg"/>
</draw:frame>
 关于瓦格纳武装团体命运的问题</text:p>
      <text:p text:style-name="P4">
当日晚间，普里戈任宣布接受白俄罗斯总统卢卡申科的调解，并命令其部队返回营地。</text:p>
      <text:h text:style-name="P13" text:outline-level="4">
<text:span text:style-name="T4">
美国和英国</text:span>
</text:h>
      <text:p text:style-name="P4">
美国总统乔·拜登表示，华盛顿与俄罗斯发生的事情无关，并补充说，他已要求他的国家安全团队“跟进俄罗斯的局势，并确保我们与盟友保持一致”。</text:p>
      <text:p text:style-name="P4">
拜登补充说，他与该国盟友达成共识，“不要给普京任何借口将俄罗斯发生的事情归咎于北约”。</text:p>
      <text:p text:style-name="P4">
白宫警告说，现在预测近期事态发展可能对俄罗斯产生的影响或得出最终结论还为时过早，并补充说，现在了解瓦格纳集团的命运还为时过早，无论是在俄罗斯境内还是在非洲。</text:p>
      <text:p text:style-name="P4">
另一方面，美国国务院则表示，俄罗斯局势仍不稳定，并指出，尚未对普里戈任的下落进行评估，美国国务院认为“普京总统的领导力面临直接挑战是新鲜事。”</text:p>
      <text:p text:style-name="P4">
美国众议院议长凯文·麦卡锡也在致福克斯新闻的一份声明中对俄罗斯发生的事情发表评论说，“无论发生什么，俄罗斯总统普京都软弱得多，看起来就像变了一个人，就像一个黑手党老大。”</text:p>
      <text:p text:style-name="P4">
麦卡锡补充说，普里戈任对乌克兰战争的描述是基于一场骗局，他在没有任何空中阻力的情况下接近莫斯科时所获得的民众支持令普京感到恐惧。</text:p>
      <text:p text:style-name="P4">
另一方面，英国首相里希·苏纳克周一表示，英国已为俄罗斯出现的一系列情况做好准备，他指的是瓦格纳集团与俄罗斯总统之间的紧张关系可能造成的不稳定影响。</text:p>
      <text:p text:style-name="P4">
英国外交大臣詹姆斯·克莱弗利表示，普里戈任的政变企图“是对普京权威前所未有的挑战，他摧毁了对乌克兰发动战争的理由”，指的是克里姆林宫为对乌克兰发动战争的决定提供的外部安全理由。</text:p>
      <text:p text:style-name="Quotations">

<text:p text:style-name="P4">
美国总统：我要求我的国家安全团队确保我们对俄罗斯事件的立场与我们的盟友一致</text:p>

</text:p>
      <text:p text:style-name="P4">
尽管北约秘书长延斯·斯托尔滕贝格表示，俄罗斯最近发生的事件是内部事务，但这是——根据他的说法——俄罗斯总统非法吞并克里米亚并对乌克兰发动战争所犯下重大战略错误的又一个证据。</text:p>
      <text:p text:style-name="P4">
斯托尔滕贝格在与立陶宛总统举行的联合新闻发布会上补充说，没有迹象表明俄罗斯准备使用核武器，但北约将保持谨慎和警惕。</text:p>
      <text:p text:style-name="P4">
另一方面，伊朗总统易卜拉欣·莱希周一在与俄罗斯总统的电话交通中表示，德黑兰支持俄罗斯主权。</text:p>
      <text:h text:style-name="P13" text:outline-level="4">
<text:span text:style-name="T4">
俄罗斯检察院</text:span>
</text:h>
      <text:p text:style-name="P4">
“塔斯社”通讯社援引俄罗斯检察院消息人士的话称，瓦格纳指挥官普里戈任仍在接受法律起诉。</text:p>
      <text:p text:style-name="P4">
而俄罗斯《生意人报》则报道称，有关所谓“瓦格纳负责人叛乱”的刑事案件尚未结束，该报称，俄罗斯联邦安全局调查部门正在继续调查此案。</text:p>
      <text:p text:style-name="P4">
在白俄罗斯总统斡旋达成协议后，针对普里戈任的诉讼被撤销。</text:p>
      <text:p text:style-name="P4">
早些时候，俄罗斯总理米哈伊尔·米舒斯京呼吁支持普京总统，称这是该国几十年来经历的最严重的政治危机。</text:p>
      <text:p text:style-name="P4">
米舒斯京在莫斯科举行的一次内阁会议上发表了上述言论，他在会上赞扬了政府在雇佣兵叛乱期间在总统监督下坚定而一致地采取了行动。</text:p>
      <text:p text:style-name="P4">
Source: <text:a xlink:type="simple" xlink:href="https://chinese.aljazeera.net/news/war-in-ukraine/2023/6/27/%e6%99%ae%e4%ba%ac%e6%97%a0%e8%ae%ba%e5%a6%82%e4%bd%95%e6%88%91%e4%bb%ac%e9%83%bd%e4%bc%9a%e6%b6%88%e7%81%ad%e6%ad%a6%e8%a3%85%e6%94%bf%e5%8f%98" text:style-name="Internet_20_link" text:visited-style-name="Visited_20_Internet_20_Link">
https://chinese.aljazeera.net/news/war-in-ukraine/2023/6/27/%e6%99%ae%e4%ba%ac%e6%97%a0%e8%ae%ba%e5%a6%82%e4%bd%95%e6%88%91%e4%bb%ac%e9%83%bd%e4%bc%9a%e6%b6%88%e7%81%ad%e6%ad%a6%e8%a3%85%e6%94%bf%e5%8f%98</text:a>
</text:p>
      <!--NEWS-->
      <text:h text:style-name="P10" text:outline-level="1">
<text:span text:style-name="T4">
中日关系：习近平为何提及“琉球”历史？北京打“冲绳牌”的政治战略</text:span>
</text:h>
      <text:p text:style-name="P4">
Author: https://www.facebook.com/bbcworldservice/</text:p>
      <text:p text:style-name="P4">
Publisher: BBC News 中文</text:p>
      <text:p text:style-name="P4">
Published Time: 2023-06-27T02:00:00.000Z</text:p>
      <text:p text:style-name="P4">
Modified Time: 2023-06-27T02:00:00.000Z</text:p>
      <text:p text:style-name="P4">
Description: 习近平近日考察中国国家版本馆提及当时独立的“琉球王国”（今日本冲绳）与福建的历史渊源，意外触动中日关系的敏感神经。北京是在打“冲绳牌”吗？背后有哪些考量？</text:p>
      <text:p text:style-name="P4">
Images: ["<text:a xlink:type="simple" xlink:href="https://ichef.bbci.co.uk/news/640/cpsprodpb/68CC/production/_98682862_bffe92e7-58ba-4ef2-a38f-6239bada5221.jpg" text:style-name="Internet_20_link" text:visited-style-name="Visited_20_Internet_20_Link">
_98682862_bff...</text:a>
"]</text:p>
      <text:p text:style-name="P4">
Videos: []</text:p>
      <text:p text:style-name="P4">
Tags: ['中日关系', '日本', '习近平', '东海', '中國', '台湾', '美国', '军事']</text:p>
      <text:p text:style-name="P4">
Type: Article</text:p>
      <!--METADATA-->
      <text:h text:style-name="P12" text:outline-level="3">
<text:span text:style-name="T4">
中日关系：习近平为何提及“琉球”历史？北京打“冲绳牌”的政治战略</text:span>
</text:h>
      <ul>
        <li>
吕嘉鸿   * BBC 中文</li>
      </ul>
      <text:p text:style-name="P4">
2023年6月27日凌晨2点00分<draw:frame draw:style-name="fr1" draw:name="Image66" text:anchor-type="as-char" svg:width="6.9236in" svg:height="3.894525in" draw:z-index="0">
<draw:image xlink:href="../Images/BBC Chinese/2023-06-27T02-00-00.000Z/_98682862_bffe92e7-58ba-4ef2-a38f-6239bada5221.jpg" xlink:type="simple" xlink:show="embed" xlink:actuate="onLoad" draw:mime-type="image/jpeg"/>
</draw:frame>
图像加注文字，</text:p>
      <text:p text:style-name="P4">
冲绳边野古湾</text:p>
      <text:p text:style-name="P4">
<text:span text:style-name="T4">
今年6月4日，中国官媒《人民日报》头版刊出一则头条消息，意外引发了关注。一篇名为“</text:span>
 <text:a xlink:type="simple" xlink:href="http://paper.people.com.cn/rmrb/html/2023-06/04/nw.D110000renmrb_20230604_1-01.htm" text:style-name="Internet_20_link" text:visited-style-name="Visited_20_Internet_20_Link">
 赓续历史文脉，谱写当代华章</text:a>
<text:span text:style-name="T4">
”的文章披露了中共领导人习近平考察中国国家版本馆，简单与馆方人员谈论了馆藏的一份明朝遗留手稿，并提及当时独立的“琉球王国”（今冲绳）与福建的历史。有关消息意外触动中日敏感神经。</text:span>
</text:p>
      <text:p text:style-name="P4">
香港大学香港亚太研究中心研究员​​林泉忠告诉BBC中文说，今年4月以来，因为冲绳县知事玉城丹尼（DennisTamaki）拟在今夏访问北京的新闻，引发了中国民间第二波的“琉球热”。上一次是在2003年，同样是《人民日报》社论论及有关冲绳“主权争议”，在中日政坛及民间都引发激烈讨论。</text:p>
      <text:p text:style-name="P4">
曾在冲绳的琉球大学任教多年的林泉忠解释说，此次应该是馆方“有意识地选择”涉及琉球历史的文本，给习近平评述。可以看出两个信息，“首先，北京似乎在强调，在中日关系并不和睦的当下，中国跟琉球可以有特殊的友好关系；再来就是琉球地位究竟属不属于日本，应该也可以讨论。”</text:p>
      <text:p text:style-name="P4">
<text:a xlink:type="simple" xlink:href="https://www.bbc.com/zhongwen/simp/world-65529713" text:style-name="Internet_20_link" text:visited-style-name="Visited_20_Internet_20_Link">
 第一岛链：拜登重新串连亚洲盟友与中国的突围 </text:a>
  * <text:a xlink:type="simple" xlink:href="https://www.bbc.com/zhongwen/simp/chinese-news-47410306" text:style-name="Internet_20_link" text:visited-style-name="Visited_20_Internet_20_Link">
 抗衡中朝军事威胁 冲绳美军基地意义重大 </text:a>
  * <text:a xlink:type="simple" xlink:href="https://www.bbc.com/zhongwen/simp/world-64100994" text:style-name="Internet_20_link" text:visited-style-name="Visited_20_Internet_20_Link">
 日本国防开支大突破影响下的亚太军备竞争和中日关系 </text:a>
  * <text:a xlink:type="simple" xlink:href="https://www.bbc.com/zhongwen/simp/fooc-41929348" text:style-name="Internet_20_link" text:visited-style-name="Visited_20_Internet_20_Link">
 记者来鸿：冲绳—美国情结难割难舍？ </text:a>
</text:p>
      <text:p text:style-name="P4">
但是，冲绳民间是否乐见“琉球问题”的发酵呢？林泉忠教授对BBC中文指出，答案应该是否定的。他解释说，10年前，当时冲绳大报《琉球时报》就在社论中批评《人民日报》涉及冲绳问题的言论：“民间认为东海越来越不平静，中国要负起责任......10年后，冲绳的社会及政治没有什么大变动，冲绳社会也没有突然往中国靠拢”。林泉忠还表示，根据他过去在冲绳当地进行的调查研究显示，不愿意独立的民意是过半的。</text:p>
      <text:p text:style-name="P4">
至于北京立场，林泉忠曾在香港媒体《明报》撰文称北京应当不会在可预见的未来，正式提出中国不承认冲绳是日本领土的新立场，除非日本未来高度介入“台湾问题”，否则北京不会贸然打“冲绳牌”。</text:p>
      <text:p text:style-name="P4">
但无论如何，中国的“琉球热”怎么兴起，习近平的“冲绳牌”是否开始排上中日乃至紧张的印太竞逐赛局，已经开始引发区域关注：习近平想要透过“琉球热”达到什么样的政治效果或收益？日本又会如何回应？</text:p>
      <text:h text:style-name="P12" text:outline-level="3">
<text:span text:style-name="T4">
冲绳与中日关系</text:span>
</text:h>
      <text:p text:style-name="P4">
</text:p>
      <text:p text:style-name="P4">
图像来源，  BBC</text:p>
      <text:p text:style-name="P4">
图像加注文字，</text:p>
      <text:p text:style-name="P4">
在中国崛起后，冲绳成为美国“第一岛链”防堵中国的重要关口。</text:p>
      <text:p text:style-name="P4">
事实上，冲绳与日本数世纪的复杂历史以及二战后数万美军驻扎冲绳至今的军事战略地位，使得人口100多万的冲绳，在美日中关系上一直是个关键之岛。</text:p>
      <text:p text:style-name="P4">
在中国崛起后，冲绳成为美国“第一岛链”防堵中国的重要关口。但是，冲绳居民面对过往二战发生在该岛惨烈的地面战历史以及老百姓的死伤，对于美国乃至东京政府一直都有自己的看法。在美日结盟抗衡中国军事扩张的当下，在2022年连任、隶属日本在野党自由党的冲绳知事玉城丹尼传出今年7月初将访问北京的消息。</text:p>
      <text:p text:style-name="P4">
1959年出生于冲绳的玉城丹尼（又称玉城康裕），父亲是当年驻扎在冲绳的美国军人。玉城从政前是日本知名演艺人士。从政后，他一直要求削减冲绳驻扎的美军，被视为冲绳政坛的“疑美派”。他在2018年当选冲绳知事，曾公开反对为日本前首相安倍晋三举行国葬，他本人也没有出席安倍的葬礼。</text:p>
      <text:p text:style-name="P4">
林泉忠告诉BBC中文，玉城此次计划访问北京，并对媒体披露将与日本东京政坛组成的经贸代表团前往，意思是强调冲绳属于日本，这点是毫无疑问的。不过，玉城离开北京后，还将南下访问冲绳姐妹市福州，届时他会遇到中方哪位重要人物，值得观察。</text:p>
      <text:p text:style-name="P4">
</text:p>
      <text:p text:style-name="P4">
图像来源，  BBC WORLD SERVICE</text:p>
      <text:p text:style-name="P4">
图像加注文字，</text:p>
      <text:p text:style-name="P4">
玉城丹尼今年将访问北京及福州；8月将访问台北。</text:p>
      <text:p text:style-name="P4">
此外，林泉忠教授补充说，今年4月1日，冲绳县政府设置了“地域外交室”，这是因为冲绳对于周遭地域安全，也就是所谓“台湾有事”（意旨台海发生战争）感到不安。冲绳民众不希望冲绳再次沦为战场，因为他们经历过二战期间太平洋战役中最惨烈的战事，对夺去岛上四分之一老百姓生命的悲剧感受很深，所以希望对岛屿周遭的政权表达维系和平的意志。玉城还计划将在今年八月访问台湾。</text:p>
      <text:p text:style-name="P4">
分析人士称，习近平首次公开碰触琉球议题，应该是为玉城访问中国铺路，同时给不是太紧密的中日关系打出一张“冲绳牌”，试探日本反应。</text:p>
      <text:h text:style-name="P12" text:outline-level="3">
<text:span text:style-name="T4">
北京打“冲绳牌”？</text:span>
</text:h>
      <text:p text:style-name="P4">
林泉忠在港媒分析称，琉球原非中国领土，因此北京即便提出“冲绳非日本”能获得什么政治收益仍有疑问。他说：“北京若未做好相关准备，不会轻易提出冲绳地位问题”。但林教授也补充称，从近年来中国对东京与莫斯科争论“北方四岛”（齿舞群岛、国后岛、择捉岛和色丹岛）主权问题采取“中立化”的态度来看，一旦东亚出现地缘政治的重大变局，北京会否或如何打出“冲绳牌”仍值得高度关注。</text:p>
      <text:p text:style-name="P4">
华府保守派智库哈德逊研究所（Hudson Institute）非常驻研究员长尾贤（SatoruNagao）博士则告诉BBC中文，北京针对冲绳的评论或行为与近年来中国领土扩张的模式吻合。</text:p>
      <text:p text:style-name="P4">
他认为，北京在东海、南海、南太平洋乃至印中边界等地扩张军事的手段有相同特点，分别是透过非军事手段，例如基础设施项目投资（“一带一路”、亚投行等），旅游业投资或经济胁迫（针对澳洲，或太平洋岛屿等等）等手段扩张中国实力及领土。他对BBC中文说，“譬如，中国可以输出很多旅客到冲绳，让冲绳人赚钱，或邀冲绳县知事访问。”</text:p>
      <text:p text:style-name="P4">
就日本的立场来看，长尾贤称这是个陷阱，因为中方可以突然禁止旅客前往冲绳，再向冲绳政府施压。“ 帛琉（帕劳）过去也曾发生过类似事情。”</text:p>
      <text:p text:style-name="P4">
</text:p>
      <text:p text:style-name="P4">
图像来源，  AFP</text:p>
      <text:p text:style-name="P4">
图像加注文字，</text:p>
      <text:p text:style-name="P4">
美国在冲绳的驻军。</text:p>
      <text:h text:style-name="P12" text:outline-level="3">
<text:span text:style-name="T4">
“琉球热”怎么开始？</text:span>
</text:h>
      <text:p text:style-name="P4">
中国官媒《人民日报》及新华社6月4日刊登了习近平在6月1日考察中国国家版本馆的“纪实”文章。该文强调馆方如何向习近平详细介绍了一本明代抄本《使琉球录》的手稿展览品，该手稿描述了福建省与当年独立的“琉球王国”之间的旧联系。文章又称馆方强调手稿具有重要政治意义，即表明钓鱼岛（日本称尖阁诸岛，台湾称钓鱼台）是中国领土。</text:p>
      <text:p text:style-name="P4">
《人民日报》文章还转述习近平回应称，“我在福州工作的时候，就知道福州有琉球馆、琉球墓，和琉球的交往渊源很深，当时还有闽人三十六姓入琉球”。习近平又强调，“要加强对典籍、版本的搜集整理工作，把中华文明传承好、发展好”。文章还提到，建设中国国家版本馆是习近平亲自批准。</text:p>
      <text:p text:style-name="P4">
众所皆知，习近平曾在福建工作17年，担任过福建市委书记。根据《日经新闻》（NikkeAsia），他在任期间还曾会见来自冲绳、自称是“闽人三十六姓”后代的访客。</text:p>
      <text:p text:style-name="P4">
英国《经济学人》上周刊出评论文章称，乍看之下，习近平的言论似乎与当下政治距离遥远，而且1949年，中共建政以来也从未对琉球群岛提出过主权要求。</text:p>
      <text:p text:style-name="P4">
然而，多年来，中国许多学者、军事官员或分析人士，一直对日本对这些岛屿的统治历史有兴趣，甚至提出质疑——2013年，《人民日报》就曾因为钓鱼岛争议，首先提及“冲绳主权未定”论，引发中国民间第一波“琉球热”，但也导致菅义伟等日本高层高调抗议反驳。</text:p>
      <text:p text:style-name="P4">
</text:p>
      <text:p text:style-name="P4">
图像来源，  BBC/ Jiro Akiba</text:p>
      <text:p text:style-name="P4">
图像加注文字，</text:p>
      <text:p text:style-name="P4">
冲绳岛民渴望维系区域和平。</text:p>
      <text:p text:style-name="P4">
2022年，日本首相岸田文雄在“冲绳返归50周年”仪式发表谈话之后，香港《亚洲周刊》随后刊出一篇署名“毛峰”所写的“冲绳与中国的情缘” <text:a xlink:type="simple" xlink:href="https://www.yzzk.com/article/details/%E5%B0%81%E9%9D%A2%E5%B0%88%E9%A1%8C/2022-21/1652930244705/%E6%B2%96%E7%B9%A9%E8%88%87%E4%B8%AD%E5%9C%8B%E7%9A%84%E6%83%85%E7%B7%A3" text:style-name="Internet_20_link" text:visited-style-name="Visited_20_Internet_20_Link">
 文章</text:a>
，详列冲绳如何融合“中国传统文化”，包括冲绳汉化底蕴深厚，年年仍然保留庆祝“明治维新”后日本本岛就不再庆祝的农历新年等。毛峰文章可说是中国民间所谓的“琉球热”缩影。</text:p>
      <text:p text:style-name="P4">
譬如，该文强调明清两代，“琉球王国”都采用中国年号，又使用汉字表示“琉球王国”与“中国”有着深厚关系。毛峰文章又提，根据其历史考据，清康熙皇帝之后百余年，琉球遣使进贡从未间断，历任琉球新王即位时都要遣使请封；毛峰称，“1879年，日本宣布琉球废藩置县，正式将琉球强行并入日本，设为冲绳县，琉球王国覆亡。”</text:p>
      <text:p text:style-name="P4">
<text:a xlink:type="simple" xlink:href="https://www.bbc.com/zhongwen/simp/chinese-news-63070836" text:style-name="Internet_20_link" text:visited-style-name="Visited_20_Internet_20_Link">
 中日邦交正常化50周年：“鬼子专业户”和在日华人眼中的中日关系 </text:a>
  * <text:a xlink:type="simple" xlink:href="https://www.bbc.com/zhongwen/simp/world-63071742" text:style-name="Internet_20_link" text:visited-style-name="Visited_20_Internet_20_Link">
 中日邦交正常化50周年：习近平与岸田文雄互致贺电 中日首脑三年未见面 </text:a>
  * <text:a xlink:type="simple" xlink:href="https://www.bbc.com/zhongwen/simp/world-64382410" text:style-name="Internet_20_link" text:visited-style-name="Visited_20_Internet_20_Link">
 日本曾代表着未来，但它却陷于过去 </text:a>
</text:p>
      <text:p text:style-name="P4">
图像加注文字，</text:p>
      <text:p text:style-name="P4">
第一岛链和第二岛链图示。</text:p>
      <text:p text:style-name="P4">
不过，2013年中国第一波“冲绳热”兴起时，日本时事通讯社便援引1964年7月28日一份中国外交文件称，当年美国被要求将冲绳主权交出时，时任中共领导人毛泽东曾向中国外交部副部长说“冲绳当然要还给日本”，且发了电报给中国驻外大使馆。时事通讯社称，他们从中国外交部史料馆收藏的外交电报原文中发现了此信息。</text:p>
      <text:p text:style-name="P4">
冲绳在二战后被美国强行管辖并且派遣驻军。1972年5月15日，美国放弃琉球行政、司法及立法权，并移交日本，冲绳县再次成立，改用日元作为货币，被称为“冲绳返还”。</text:p>
      <text:h text:style-name="P12" text:outline-level="3">
<text:span text:style-name="T4">
美日的冲绳战略</text:span>
</text:h>
      <text:p text:style-name="P4">
</text:p>
      <text:p text:style-name="P4">
图像来源，  Getty Images</text:p>
      <text:p text:style-name="P4">
图像加注文字，</text:p>
      <text:p text:style-name="P4">
从冲绳岛中部的鸟瞰图中，可以看到日本冲绳的普天间美国空军基地（左）和嘉手纳空军基地（2021年12 月12日资料照片）。</text:p>
      <text:p text:style-name="P4">
此时习近平再提“琉球王国”与中国的历史关系，在敏感的“六四”当天，透过重要官媒头版位置传送，在敏感的中日关系背景下，迅速吸引了日本及西方媒体关注。</text:p>
      <text:p text:style-name="P4">
美国迈阿密大学中日关系研究专家金德芳教授（June TeufelDreyer）在接受《经济学人》访问时称，当中南海想要提出有争议的主张时，可能会先在低调的会议上提及，然后再递给政府文件或官媒引用，随后由高级官员公开引述：“这是一步一步创造既成事实（faitaccompli）的方法”。</text:p>
      <text:p text:style-name="P4">
</text:p>
      <text:p text:style-name="P4">
图像来源，  BBC/ Chika Nakayama</text:p>
      <text:p text:style-name="P4">
图像加注文字，</text:p>
      <text:p text:style-name="P4">
冲绳县的石垣岛离台湾仅有200公里 是军事重地。</text:p>
      <text:p text:style-name="P4">
美国海军战争学院詹姆斯·霍姆斯（James R. Holmes）教授对BBC中文说，他同意习近平此次评述琉球历史问题，带有政治及军事双重意涵。</text:p>
      <text:p text:style-name="P4">
霍姆斯解释，军事服务存在的目的是为政策制定者提供选择，前者时而计划着许多外人可能认为看似荒谬的情况（scenerio）。例如，美国海军曾在与英国建立特殊关系的时代，仍然撰写了与英军打仗的计划，即便当时不存在任何英美战争的可能性。</text:p>
      <text:p text:style-name="P4">
他指出：“但你永远不知道——所以我们倾向于提前思考不可想像的事情。我们（美方）针对中国人民解放军，在冲绳问题上也做出了同样的计划，即使施行战争计划的可能性很小。在上一次（10年前）关于琉球问题引起的风波中，我在《外交政策》上对这场战役的可能进程进行了推测。”</text:p>
      <text:p text:style-name="P4">
长期推广美国在印太岛链（island chain）战略的霍姆斯分析，习近平此次有关冲绳的评述是通过使用几句话，“在政治上给日本带来麻烦的简单方法。”</text:p>
      <text:p text:style-name="P4">
他说，在近代中国和日本帝国时代，琉球在地位上存在过模棱两可的情况，“使得中日两个大佬都能得到琉球的尊重。这也给了习近平一些可施展的空间：北京不需要对冲绳提出什么领土主张，就能获得些重要的战略利益。”</text:p>
      <text:p text:style-name="P4">
但在军事上，霍姆斯认为冲绳独立当然将会对北京非常有帮助。因为，后者能够以某种方式使这些岛屿脱离日本主权，重建一个独立的、弱小的邻国，也将使日本自卫队的设施从这些岛屿上撤离，消除美国海军陆战队的“远征先进基地作战”概念，（该概念设想在岛链上设立流动防御军力，以阻止解放军海军突围第一岛链）。</text:p>
      <text:p text:style-name="P4">
他说：“我想强调，解放军进攻夺取琉球部分或全部的行动是不太可能的。但过去几年的事件提醒我们，威权国家可能会做出外人认为不太可能的发声和欠考虑的行动。譬如，中国会在南海建造人工岛屿，以主张对广阔水域的主权，以前曾被外人认为是无稽之谈。所以，这次我们至少该思考这个可能性（冲绳发生战事），这样一旦再次发生未曾想像过的事情，便不会措手不及。”</text:p>
      <text:p text:style-name="P4">
长尾贤则向BBC中文分析，因为中国导弹的射程正在扩大，冲绳周遭的军事部署平衡正在发生变化。他说，美国在冲绳的军事基地对美国来说不是安全的地方。目前美方在冲绳有54架F-15战斗机。之后，美国将部署F-22战斗机，但轮换部署的基地。</text:p>
      <text:p text:style-name="P4">
他强调：“美国认为，若将这些战斗机部署到永久性基地，很容易成为中国导弹袭击的目标。 而在北京看来，美国此举则是从冲绳撤军。如果中国认为冲绳存在权力真空，他们就会扩大领土主张。 因此，习近平有关冲绳的言论是为了观察和制衡对方”。</text:p>
      <text:p text:style-name="P4">
长尾贤说，若解放军在台湾东岸，也就是太平洋一侧部署足够的军事力量，需要穿越冲绳地区沿海，但如果日本和美国部署的导弹，阻止了解放军穿越冲绳和日本其他西南岛屿，中国就很难在台湾东岸太平洋部署军力。</text:p>
      <text:p text:style-name="P4">
</text:p>
      <text:p text:style-name="P4">
图像来源，  BBC/Jiro Akiba</text:p>
      <text:p text:style-name="P4">
图像加注文字，</text:p>
      <text:p text:style-name="P4">
那霸的日本空军。</text:p>
      <text:p text:style-name="P4">
Source: <text:a xlink:type="simple" xlink:href="https://www.bbc.com/zhongwen/simp/world-66007382" text:style-name="Internet_20_link" text:visited-style-name="Visited_20_Internet_20_Link">
https://www.bbc.com/zhongwen/simp/world-66007382</text:a>
</text:p>
      <!--NEWS-->
      <text:h text:style-name="P10" text:outline-level="1">
<text:span text:style-name="T4">
全球工业“军备竞赛”适逢其时 (Free Version)</text:span>
</text:h>
      <text:p text:style-name="P4">
Authors: ['安迪•霍尔丹']</text:p>
      <text:p text:style-name="P4">
Publisher: 英国《金融时报》</text:p>
      <text:p text:style-name="P4">
Time: 2023-06-27T02:09:38+00:00</text:p>
      <text:p text:style-name="P4">
Published Time: 2023-06-26T12:00:99+08:00</text:p>
      <text:p text:style-name="P4">
Modified Time: 2023-06-26T21:51:99+08:00</text:p>
      <text:p text:style-name="P4">
Description: 霍尔丹：全球正在展开一场再工业化“军备竞赛”，其驱动力很可能对全球宏观经济具有持久影响，甚至可能帮助其摆脱长期停滞。</text:p>
      <text:p text:style-name="P4">
Images: ["<text:a xlink:type="simple" xlink:href="https://thumbor.ftacademy.cn/unsafe/picture/5/000185675_piclink.jpeg" text:style-name="Internet_20_link" text:visited-style-name="Visited_20_Internet_20_Link">
000185675_pic...</text:a>
"]</text:p>
      <text:p text:style-name="P4">
Themes: ['制造业', '关注']</text:p>
      <text:p text:style-name="P4">
Keywords: ['制造业', '全球化', '世贸组织', '全球经济']</text:p>
      <text:p text:style-name="P4">
Type: Article</text:p>
      <!--METADATA-->
      <text:p text:style-name="P4">
<draw:frame draw:style-name="fr1" draw:name="Image75" text:anchor-type="as-char" svg:width="6.9236in" svg:height="4.617987in" draw:z-index="0">
<draw:image xlink:href="../Images/FT Chinese Free Version/2023-06-27T02-09-38-00-00/000185675_piclink.jpeg" xlink:type="simple" xlink:show="embed" xlink:actuate="onLoad" draw:mime-type="image/jpeg"/>
</draw:frame>
</text:p>
      <text:p text:style-name="P4">
<text:span text:style-name="T5">
本文作者是英国《金融时报》特约编辑、英国皇家艺术学会(Royal Society of Arts)行政总裁</text:span>
</text:p>
      <text:p text:style-name="P4">
全球正在展开一场再工业化“军备竞赛”，逆转了许多发达经济体确立已久的几个趋势。推动这场竞赛的力量——脱碳、去全球化、重整军备——很可能对全球宏观经济具有持久的潜在影响，甚至可能帮助其摆脱长期停滞。</text:p>
      <text:p text:style-name="P4">
Source: <text:a xlink:type="simple" xlink:href="http://www.ftchinese.com/story/001100085" text:style-name="Internet_20_link" text:visited-style-name="Visited_20_Internet_20_Link">
http://www.ftchinese.com/story/001100085</text:a>
</text:p>
      <!--NEWS-->
      <text:h text:style-name="P10" text:outline-level="1">
<text:span text:style-name="T4">
楼市泡沫推动出口领先？ (Free Version)</text:span>
</text:h>
      <text:p text:style-name="P4">
Authors: ['古尧']</text:p>
      <text:p text:style-name="P4">
Publisher: 英国《金融时报》</text:p>
      <text:p text:style-name="P4">
Time: 2023-06-27T02:30:13+00:00</text:p>
      <text:p text:style-name="P4">
Published Time: 2023-06-24T12:00:99+08:00</text:p>
      <text:p text:style-name="P4">
Modified Time: 2023-06-25T10:12:99+08:00</text:p>
      <text:p text:style-name="P4">
Description: 古尧：楼市泡沫透支消费，国内制成品市场受压，增加了中国经济对出口的依赖；为平稳出口，偏软汇率、订单优先等都会成为趋势性选择。</text:p>
      <text:p text:style-name="P4">
Images: ["<text:a xlink:type="simple" xlink:href="https://thumbor.ftacademy.cn/unsafe/picture/8/000185538_piclink.jpg" text:style-name="Internet_20_link" text:visited-style-name="Visited_20_Internet_20_Link">
000185538_pic...</text:a>
"]</text:p>
      <text:p text:style-name="P4">
Themes: ['中国经济', '关注']</text:p>
      <text:p text:style-name="P4">
Keywords: ['中国经济', '贸易', '出口', '房地产', '消费']</text:p>
      <text:p text:style-name="P4">
Type: Article</text:p>
      <!--METADATA-->
      <text:p text:style-name="P4">
<draw:frame draw:style-name="fr1" draw:name="Image76" text:anchor-type="as-char" svg:width="6.9236in" svg:height="3.894525in" draw:z-index="0">
<draw:image xlink:href="../Images/FT Chinese Free Version/2023-06-27T02-30-13-00-00/000185538_piclink.jpg" xlink:type="simple" xlink:show="embed" xlink:actuate="onLoad" draw:mime-type="image/jpeg"/>
</draw:frame>
</text:p>
      <text:p text:style-name="P4">
楼市泡沫和外贸增长之间，有什么关联？笔者认为，楼市泡沫透支消费，增加了中国经济对出口的依赖。</text:p>
      <text:p text:style-name="P4">
有观点认为，外贸增长显然并不是多多益善的，尤其是在出口结构不能随之提升的情况下，比如高科技产品比重提升。对历史上中国外贸的高增长状况，市场和社会上就有不少人士认为，过去中国发展中存在的环境问题和资源消耗过度问题，某种程度上也是出口过多造成的，特别是大量出口不能反映环境和资源等全要素成本的普通商品——但在全球价值链中处于不利地位时，出口国仅能获得少量收益；持续处于国际价值链“微笑曲线”底部的情况下，大量出口必然会使外部社会成本积累至恶化地步。</text:p>
      <text:p text:style-name="P4">
Source: <text:a xlink:type="simple" xlink:href="http://www.ftchinese.com/story/001100057" text:style-name="Internet_20_link" text:visited-style-name="Visited_20_Internet_20_Link">
http://www.ftchinese.com/story/001100057</text:a>
</text:p>
      <!--NEWS-->
      <text:h text:style-name="P10" text:outline-level="1">
<text:span text:style-name="T4">
瓦格納叛亂後首次發言 普京怎麼說？</text:span>
</text:h>
      <text:p text:style-name="P4">
Author: None (Language: zh)</text:p>
      <text:p text:style-name="P4">
Publisher: None</text:p>
      <text:p text:style-name="P4">
Time: 2023-06-27T02:41:00Z</text:p>
      <text:p text:style-name="P4">
Description: 俄羅斯24日發生戲劇性的叛亂事件後，普京與瓦格納集團的首領普里戈津26日均對此事發表了最新說法。他們說了什麼？中美、北約、烏克蘭對此又有何反應？</text:p>
      <text:p text:style-name="P4">
Videos: []</text:p>
      <text:p text:style-name="P4">
Images: []</text:p>
      <text:p text:style-name="P4">
Subject: 时政风云</text:p>
      <text:p text:style-name="P4">
Subjects: ['奥巴马', '乌克兰', '美国', '拜罗伊特音乐节', '普京', '俄罗斯入侵乌克兰']</text:p>
      <text:p text:style-name="P4">
Keywords: ['俄乌战争', '瓦格纳', '普京', '普里戈津', '乌克兰', '美国']</text:p>
      <text:p text:style-name="P4">
ID: 66040363</text:p>
      <!--METADATA-->
      <text:p text:style-name="P4">
<text:a xlink:type="simple" xlink:href="https://www.dw.com/zh/overlay/image/article/66040363/66039994" text:style-name="Internet_20_link" text:visited-style-name="Visited_20_Internet_20_Link">
 </text:a>
</text:p>
      <text:p text:style-name="P4">
普京26日針對瓦格納集團的叛亂事件發表回應。</text:p>
      <text:p text:style-name="P4">
（德國之聲中文網）俄羅斯總統普京（Valdimir Putin）週一（6月26日）表示，他是為了避免流血事件，才放走叛亂的 <text:a xlink:type="simple" xlink:href="https://www.dw.com/zh/zh/瓦格纳军团叛乱带来的启示/a-66026724" text:style-name="Internet_20_link" text:visited-style-name="Visited_20_Internet_20_Link">
 瓦格納集團</text:a>
 ；而領導瓦格納僱傭兵集團的首領 <text:a xlink:type="simple" xlink:href="https://www.dw.com/zh/zh/普里戈津何许人也他有多大影响力/a-66020810" text:style-name="Internet_20_link" text:visited-style-name="Visited_20_Internet_20_Link">
 普里戈津</text:a>
 （YevgenyPrigozhin）則稱，他從未打算推翻政府。</text:p>
      <text:p text:style-name="P4">
普京在電視上的這番發言是他自俄羅斯24日發生叛亂以來，首次公開發表評論。事發當時，他曾表示這場叛亂威脅到俄羅斯的存亡，幕後黑手將受到懲罰。</text:p>
      <text:p text:style-name="P4">
26日，普京表示一開始莫斯科便依其指示採取了避免嚴重流血事件的相關措施：「這需要時間等因素，讓那些犯錯的人有機會醒悟過來，意識到社會嚴正拒絕他們的行為，且他們冒的這場險，將對俄羅斯造成既悲劇又具破壞性的後果。」</text:p>
      <text:p text:style-name="P4">
普京說，他將兌現週末的承諾，依從瓦格納部隊的意願，允許他們遷往白俄羅斯、與俄羅斯國防部簽約或返回家人身邊。</text:p>
      <text:p text:style-name="P4">
普京26日的發言雖未直接提及普里戈津，僅稱「這場叛變的組織者」帶頭讓瓦格納部隊「向自己人開槍」。但他表示瓦格納的絕大多數成員都是愛國者，並感謝瓦格納將士為避免「兄弟相殘的流血事件」而退陣。</text:p>
      <text:p text:style-name="P4">
普里戈津則在Telegram上發布了一段11分鐘的音訊，說他的手下在前往莫斯科的途中，被迫擊落襲擊他們的直升機。這段音訊的內容幾未提及他發起的這場叛亂，也沒有透露他此刻的下落。</text:p>
      <text:p text:style-name="P4">
路透社引述俄羅斯3大新聞機構26日的報導，稱針對普里戈津的刑事案件尚未結案；早前公開的協議指，普里戈津將得到豁免。</text:p>
      <text:p text:style-name="P4">
此外，俄媒「國際文傳電訊社」（IFX）引述克里姆林宮發言人說法，普京當晚會見了一眾俄羅斯安全部門負責人，包括被普里戈津要求解僱的國防部長紹伊古（SergeiShoigu）。</text:p>
      <text:h text:style-name="P12" text:outline-level="3">
<text:span text:style-name="T4">
瓦格纳叛乱后 俄防长首露面</text:span>
</text:h>
      <text:h text:style-name="P12" text:outline-level="3">
<text:span text:style-name="T4">
瓦格納首領身在何方？</text:span>
</text:h>
      <text:p text:style-name="P4">
普里戈津最後一次出現在公眾視野內，是他24日晚間在座車後座與旁觀民眾擊掌，他當時正要撤出瓦格納所佔領的城市。他表示，他的將士們為避免流血，已經停止了叛亂。</text:p>
      <text:p text:style-name="P4">
普里戈津在他最新發布的音訊中說：「我們此行是為了示威抗議，而非推翻一國政府。」他並未提及自己的下落，也未針對讓他終止叛變的協議內容多做解釋，僅稱 <text:a xlink:type="simple" xlink:href="https://www.dw.com/zh/zh/白俄总统斡旋-瓦格纳军团停止进军莫斯科/a-66021015" text:style-name="Internet_20_link" text:visited-style-name="Visited_20_Internet_20_Link">
居中斡旋的白俄羅斯總統盧卡申科 </text:a>
（Alexander Lukashenko），已提出讓瓦格納集團能依某種法律框架繼續運作。</text:p>
      <text:p text:style-name="P4">
白宮稱，目前無法確認普里戈津是否身在白俄羅斯。</text:p>
      <text:p text:style-name="P4">
</text:p>
      <text:p text:style-name="P4">
瓦格納首領普里戈津24日曾在俄羅斯南方的軍事指揮中心發表談話。</text:p>
      <text:h text:style-name="P12" text:outline-level="3">
<text:span text:style-name="T4">
各方反應</text:span>
</text:h>
      <text:p text:style-name="P4">
北約秘書長斯托爾滕貝格（Jens Stoltenberg）26日告訴DW，瓦格納叛亂顯示了「依賴僱傭軍的危險」及「俄羅斯政權的脆弱和弱點」。</text:p>
      <text:p text:style-name="P4">
但他也強調，此次叛亂是「俄羅斯內部問題，與北約無關」，且北約著眼的重點在於烏克蘭。</text:p>
      <text:p text:style-name="P4">
</text:p>
      <text:p text:style-name="P4">
北約秘書長斯托爾滕貝格26日接受DW訪問稱，瓦格納叛亂顯示了俄羅斯政權的脆弱。</text:p>
      <text:p text:style-name="P4">
路透社亦報導，美國總統拜登（JoeBiden）稱這是「俄羅斯體系內鬥爭的一部分」，並表示在一場他與主要盟友的電話會議中，與會者一致認為，必須避免讓普京將此事歸咎於西方和北約。</text:p>
      <text:p text:style-name="P4">
拜登說：「我們已明確表示沒有參與其中，我們與這件事沒有任何關係。」</text:p>
      <text:p text:style-name="P4">
白宮國家安全發言人柯比（John Kirby）則稱，美國的政策無意讓俄羅斯政府改朝換代。</text:p>
      <text:p text:style-name="P4">
白宮印太事務協調員坎貝爾（KurtCampbell）26日在華府智庫戰略暨國際研究中心（CSIS）的論壇上表示，此次叛亂雖短，卻令中國政府不安。他並未對此說法多做解釋。</text:p>
      <text:p text:style-name="P4">
除北約和美國外，各國政府——不論與俄羅斯關係親疏——都仍在摸索此事的幕後真相，以及後續可能發展。</text:p>
      <text:p text:style-name="P4">
<text:a xlink:type="simple" xlink:href="https://www.dw.com/zh/zh/瓦格纳兵变给习近平敲响了警钟/a-66033766" text:style-name="Internet_20_link" text:visited-style-name="Visited_20_Internet_20_Link">
 中國 </text:a>
外交部發言人毛寧26日在記者會上重申中國立場，稱此事是「俄羅斯的內政」，且「中方支持也相信俄羅斯能夠維護國家穩定，實現發展繁榮」。</text:p>
      <text:p text:style-name="P4">
烏克蘭總統澤倫斯基（VolodymyrZelensky）則表示，烏軍26日在前線所有地區都取得了進展。「今天是開心的一天，」視察前線陣地後，他在火車上錄製夜間演說時說：「我希望我們的將士們能有更多這樣的日子。」</text:p>
      <text:p text:style-name="P4">
<text:a xlink:type="simple" xlink:href="https://www.dw.com/zh/zh/瓦格納叛亂曝普京弱點-有利烏軍反攻/a-66028854" text:style-name="Internet_20_link" text:visited-style-name="Visited_20_Internet_20_Link">
 基輔希望瓦格納叛亂所造成的混亂局勢，能削弱俄國的防禦能力 </text:a>
，因為烏克蘭近期開始向俄羅斯反攻。烏方26日表示，其軍隊已奪回南方一座名為里夫諾波爾（Rivnopil）的小村莊，這是烏方發起反攻以來奪回的第9個村莊。</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瓦格納叛亂後首次發言-普京怎麼說？/a-66040363" text:style-name="Internet_20_link" text:visited-style-name="Visited_20_Internet_20_Link">
https://www.dw.com/zh/瓦格納叛亂後首次發言-普京怎麼說？/a-66040363?maca=chi-rss-chi-all-1127-rdf</text:a>
</text:p>
      <!--NEWS-->
      <text:h text:style-name="P10" text:outline-level="1">
<text:span text:style-name="T4">
“柯察铁”、“王抗美”到“娜娜” 那些图谋爱国财的虚假“歪果仁”</text:span>
</text:h>
      <text:p text:style-name="P4">
Author: https://www.facebook.com/bbcworldservice/</text:p>
      <text:p text:style-name="P4">
Publisher: BBC News 中文</text:p>
      <text:p text:style-name="P4">
Published Time: 2023-06-27T03:39:59.000Z</text:p>
      <text:p text:style-name="P4">
Modified Time: 2023-06-27T03:39:59.000Z</text:p>
      <text:p text:style-name="P4">
Description: 抖音在上周发布的一份声明中表示，由于“保尔·柯察铁”仿冒俄罗斯军人“博取流量”，已无限期封禁其账号。</text:p>
      <text:p text:style-name="P4">
Images: ["<text:a xlink:type="simple" xlink:href="https://ichef.bbci.co.uk/news/640/cpsprodpb/709E/production/_130203882_2.jpg" text:style-name="Internet_20_link" text:visited-style-name="Visited_20_Internet_20_Link">
_130203882_2.jpg</text:a>
", "<text:a xlink:type="simple" xlink:href="https://ichef.bbci.co.uk/news/640/cpsprodpb/0F5B/production/_130213930_4.jpg" text:style-name="Internet_20_link" text:visited-style-name="Visited_20_Internet_20_Link">
_130213930_4.jpg</text:a>
"]</text:p>
      <text:p text:style-name="P4">
Videos: []</text:p>
      <text:p text:style-name="P4">
Tags: ['乌克兰局势升温', '俄国', '中國', '假消息']</text:p>
      <text:p text:style-name="P4">
Type: Article</text:p>
      <!--METADATA-->
      <text:h text:style-name="P12" text:outline-level="3">
<text:span text:style-name="T4">
“柯察铁”、“王抗美”到“娜娜” 那些图谋爱国财的虚假“歪果仁”</text:span>
</text:h>
      <text:p text:style-name="P4">
2023年6月27日凌晨3点39分  <draw:frame draw:style-name="fr1" draw:name="Image91" text:anchor-type="as-char" svg:width="6.9236in" svg:height="3.894525in" draw:z-index="0">
<draw:image xlink:href="../Images/BBC Chinese/2023-06-27T03-39-59.000Z/_130203882_2.jpg" xlink:type="simple" xlink:show="embed" xlink:actuate="onLoad" draw:mime-type="image/jpeg"/>
</draw:frame>
</text:p>
      <text:p text:style-name="P4">
图像来源，  Social media</text:p>
      <text:p text:style-name="P4">
<text:span text:style-name="T4">
几个月来，中国抖音上一名男子吸引了超过30万粉丝。他声称自己是一名在乌克兰前线作战的俄罗斯士兵，但人们发现他实际位于中国河南省。</text:span>
</text:p>
      <text:p text:style-name="P4">
抖音在上周发布的一份声明中表示，由于他仿冒俄罗斯军人“博取流量”，已无限期封禁其账号。</text:p>
      <text:p text:style-name="P4">
这名男子的账号名为“保尔·柯察铁”，显然受到《钢铁是怎样炼成的》主人公保尔·柯察金（Pavel Korchagin）启发。</text:p>
      <text:p text:style-name="P4">
在影片中，这名光头并留有络腮胡的男子说着普通话。他称自己是一名车臣特种部队的士兵。</text:p>
      <text:p text:style-name="P4">
“中国的朋友们你们好，我们现在乌克兰哈尔科夫的核电站。”他在一条被广为转发的影片中说道。</text:p>
      <text:p text:style-name="P4">
在其他的影片中，他还声称自己扣押了乌克兰总统泽连斯基（VolodymyrZelensky）的汽车，并活捉了美军士兵，尽管目前没有现役美国士兵参加乌克兰战争。</text:p>
      <text:p text:style-name="P4">
借助这些影片的热度，他得以在自己的网店大卖包括伏特加酒、蜂蜜在内的俄罗斯商品。在其真实身份被揭穿后，有网友留言评论调侃称这一做法“创意销售，配合民情”，掌握了“流量密码”。</text:p>
      <text:p text:style-name="P4">
<draw:frame draw:style-name="fr1" draw:name="Image92" text:anchor-type="as-char" svg:width="6.9236in" svg:height="3.894525in" draw:z-index="0">
<draw:image xlink:href="../Images/BBC Chinese/2023-06-27T03-39-59.000Z/_130213930_4.jpg" xlink:type="simple" xlink:show="embed" xlink:actuate="onLoad" draw:mime-type="image/jpeg"/>
</draw:frame>
</text:p>
      <text:p text:style-name="P4">
图像来源，  Social media</text:p>
      <text:p text:style-name="P4">
图像加注文字，</text:p>
      <text:p text:style-name="P4">
网友发现他的IP地址在中国河南，并非他所称的乌克兰前线。</text:p>
      <text:p text:style-name="P4">
然而，一些网友发现了疑点，例如他说话带有中国方言口音，而其账号的IP地址显示他在河南省。根据监管要求，中国的很多社交媒体目前都会显示发帖人的IP地址。</text:p>
      <text:p text:style-name="P4">
人们还发现，他的视频中所谓的“核电站”其实是河南洛阳的一家发电厂。</text:p>
      <text:p text:style-name="P4">
据中国媒体“第六声”（Sixth Tone）报道，他最终被发现使用了Deepfake技术和人工智能工具，来改变自己的外表，编造虚假身份。</text:p>
      <text:p text:style-name="P4">
<text:a xlink:type="simple" xlink:href="https://www.bbc.com/zhongwen/simp/world-45470429" text:style-name="Internet_20_link" text:visited-style-name="Visited_20_Internet_20_Link">
 假新闻当道，科技圈如何“打假”？ </text:a>
  * <text:a xlink:type="simple" xlink:href="https://www.bbc.com/zhongwen/simp/chinese-news-49589980" text:style-name="Internet_20_link" text:visited-style-name="Visited_20_Internet_20_Link">
 中国换脸视频应用走红同时引发安全忧虑 </text:a>
  * <text:a xlink:type="simple" xlink:href="https://www.bbc.com/zhongwen/simp/world-42987060" text:style-name="Internet_20_link" text:visited-style-name="Visited_20_Internet_20_Link">
 明星换脸色情视频遭网站封杀 </text:a>
  * <text:a xlink:type="simple" xlink:href="https://www.bbc.com/zhongwen/simp/world-60333169" text:style-name="Internet_20_link" text:visited-style-name="Visited_20_Internet_20_Link">
 深度造假：“我如何上当受骗坠入爱河？” </text:a>
</text:p>
      <text:p text:style-name="P4">
在被揭穿后，“保尔·柯察铁”删除了所有影片，并将账号名改为“王抗美”。</text:p>
      <text:p text:style-name="P4">
在中国，这并不是社交媒体上的内容创作者第一次利用外国身份在网上赚钱。</text:p>
      <text:p text:style-name="P4">
去年，一位自称来自俄罗斯、名叫“娜娜”的女子因分享自己在中国的生活而走红，吸引了近200万粉丝，并借此销售了大量商品。</text:p>
      <text:p text:style-name="P4">
但该账号最终被揭露是一名中国人通过化妆和使用变脸特效工具来假冒俄罗斯人，在被用户投诉和官方媒体批评后被封号。</text:p>
      <text:p text:style-name="P4">
去年年底，中国国家互联网信息办公室发布《互联网信息服务深度合成管理规定》，要求深度合成服务提供商发现利用深度合成服务制作和传播虚假信息的，应当“及时采取辟谣措施”。</text:p>
      <text:p text:style-name="P4">
该规定还要求深度合成服务提供商在提供合成人声和人脸替换服务时，应当在生成信息内容的“合理位置”进行标注。</text:p>
      <text:p text:style-name="P4">
Source: <text:a xlink:type="simple" xlink:href="https://www.bbc.com/zhongwen/simp/chinese-news-66027379" text:style-name="Internet_20_link" text:visited-style-name="Visited_20_Internet_20_Link">
https://www.bbc.com/zhongwen/simp/chinese-news-66027379</text:a>
</text:p>
      <!--NEWS-->
      <text:h text:style-name="P10" text:outline-level="1">
<text:span text:style-name="T4">
财政吃紧　乐山卖大佛经营权　多地医院卖陪护服务</text:span>
</text:h>
      <text:p text:style-name="P4">
Author: None</text:p>
      <text:p text:style-name="P4">
Publisher: Radio Free Asia (Organization)</text:p>
      <text:p text:style-name="P4">
Published Time: 2023-06-27T04:01:00-04:00</text:p>
      <text:p text:style-name="P4">
Modified Time: 2023-06-27T13:39:48-04:00</text:p>
      <text:p text:style-name="P4">
Description: None</text:p>
      <text:p text:style-name="P4">
Videos: []</text:p>
      <text:p text:style-name="P4">
Audios: ["<text:a xlink:type="simple" xlink:href="https://www.rfa.org/mandarin/yataibaodao/jingmao/gt1-06272023040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4.604194in" draw:z-index="0">
<draw:image xlink:href="../Images/rfamandarin/2023-06-27T04-01-00-04-00/000000.png" xlink:type="simple" xlink:show="embed" xlink:actuate="onLoad" draw:mime-type="image/png"/>
</draw:frame>
 乐山风景区被曝光以17亿元出售乐山大佛30年经营权。乐山大佛景区官网  <text:a xlink:type="simple" xlink:href="https://www.rfa.org/mandarin/yataibaodao/jingmao/gt1-06272023040004.html/@@stream" text:style-name="Internet_20_link" text:visited-style-name="Visited_20_Internet_20_Link">
Audio-1-Link：https://www.rfa.org/mandarin/yataibaodao/jingmao/gt1-06272023040004.html/@@stream</text:a>
</text:p>
      <text:p text:style-name="P4">
四川乐山风景区管委会近日被曝光以十七亿元出售乐山大佛三十年经营权。另外，北京、上海等地的公立医院则不准患者家属陪护，改由医院提供收费看护服务。另有上海多家餐厅出售凉菜被罚款。所有这些现象都是因为财政吃紧。</text:p>
      <text:p text:style-name="P4">
<text:a xlink:type="simple" xlink:href="https://www.rfa.org/mandarin/yataibaodao/kejiaowen/jw1-06062023143151.html" text:style-name="Internet_20_link" text:visited-style-name="Visited_20_Internet_20_Link">
</text:a>
</text:p>
      <ul>
        <li>
<text:span text:style-name="T4">
<text:a xlink:type="simple" xlink:href="https://www.rfa.org/mandarin/yataibaodao/kejiaowen/jw1-06062023143151.html" text:style-name="Internet_20_link" text:visited-style-name="Visited_20_Internet_20_Link">
 中国地方财政紧缩 大学学费"涨"声一片 </text:a>
 </text:span>
  * <text:span text:style-name="T4">
<text:a xlink:type="simple" xlink:href="https://www.rfa.org/mandarin/Xinwen/8-05072023154717.html" text:style-name="Internet_20_link" text:visited-style-name="Visited_20_Internet_20_Link">
 哈尔滨收入还不到支出的零头 地方财政恶化 </text:a>
 </text:span>
  * <text:a xlink:type="simple" xlink:href="https://www.rfa.org/mandarin/yataibaodao/jingmao/gt2-03282023033707.html" text:style-name="Internet_20_link" text:visited-style-name="Visited_20_Internet_20_Link">
 <text:span text:style-name="T4">
中国全国规模以上企业利润下降逾两成 地方财政吃紧</text:span>
 </text:a>
</li>
      </ul>
      <text:p text:style-name="P4">
连日来，一则“楼市下跌，佛祖被卖了”的消息，在网络上传播。消息称，四川“前几天把乐山大佛给卖了”，并配了一张标题为“乐山大佛景区观光游览车和摊点三十年经营权整体转让”的竞拍图片。据封面新闻等多家媒体官方账号本周二（27日）消息，6月26日，封面新闻记者从乐山大佛风景名胜区管理委员会获悉，该交易确实存在，但并非近期，而是几年前。相关方表示，这是按照相关管理条例，正常的工作。</text:p>
      <text:p text:style-name="P4">
乐山大佛风景区以17亿元拍卖底价出售经营权。(网络图片/古亭提供)  <text:a xlink:type="simple" xlink:href="https://www.rfa.org/mandarin/yataibaodao/jingmao/gt1-06272023040004.html/m0627-gt1p1.jpg" text:style-name="Internet_20_link" text:visited-style-name="Visited_20_Internet_20_Link">
</text:a>
</text:p>
      <text:p text:style-name="P4">
公开信息显示，该项目挂牌起止日期为2021年10月26日至11月29日。景区观光游览车和摊点的30年经营权，由乐山大佛实业有限公司获拍。不过，有关当局一直未对外披露此事。</text:p>
      <text:p text:style-name="P4">
<text:span text:style-name="T4">
网民调侃没钱故宫也能卖 什么都能卖</text:span>
</text:p>
      <text:p text:style-name="P4">
乐山学生周宣接受自由亚洲电台采访时说，她也是刚得知这一消息，也看到网民在讨论乐山大佛被卖一事，还指官方卖佛祖不符合中国人的文化信仰：“没当它是佛祖，如当它是佛祖怎么会把它变卖，卖了现在可以换钱。因为财政拨款没有那么多了，现在各地政府都在叫穷。再没钱就要宣布破产了。”</text:p>
      <text:p text:style-name="P4">
乐山大佛位于四川峨眉山，1996年12月被联合国教科文组织列入世界遗产名录。网民纷纷评论乐山卖佛祖一事，一网民调侃道，只要权够大，大佛能卖，机场能卖，铁路也能卖。还有人补充道，国家也能卖。还有建议把北京故宫的经营权卖了，八达岭长城，颐和园等也都能卖一个好价位。另有网民回覆，一个“好悲伤的故事”，乐山大佛30年才卖17亿，如果卖大连30年可能是170亿元，只因政府缺钱。</text:p>
      <text:p text:style-name="P4">
此外，财政吃紧体现在各个领域。据网民说，各地公立医院因经费不足，于是向患者收费。近日，央广网报道，云南一位王女士反映，今年4月中旬，她的家人因患神经肿瘤，在北京某医院住院11天，医院不许家属陪护，当时的护工费花了两千多元。还要承受价格不低的住宿费，经济压力很大。</text:p>
      <text:p text:style-name="P4">
央视报道，一患者住院11天，不准家属陪护。(网络图片/古亭提供)  <text:a xlink:type="simple" xlink:href="https://www.rfa.org/mandarin/yataibaodao/jingmao/gt1-06272023040004.html/m0627-gt1p2.png" text:style-name="Internet_20_link" text:visited-style-name="Visited_20_Internet_20_Link">
</text:a>
</text:p>
      <text:p text:style-name="P4">
上海居民陈晨告诉本台，他的家人住院，24小时护工费是三至四百元。他说：“每天200元算低的，上海都要300至400元，三甲医院都收400元陪护一天。他（医院）说是付给护工。护工也是医院找外地人陪护。我丈人住在上海医院，住了20天，8000元，厉害啊，他们现在不让家属陪。医院向护工抽成（提取佣金）。”</text:p>
      <text:p text:style-name="P4">
有微博网民称，医院聘请的护工接受过医护培训，比家属更有专业知识，但有网民说，医院代请的护工并非“一对一”陪护卧床患者，而是一名护工照顾两名或者更多的患者，也有护工未接受培训就直接上岗。但是收费却是一对一的价钱。</text:p>
      <text:p text:style-name="P4">
<text:span text:style-name="T4">
广州医院准自请护工 每天收40元</text:span>
</text:p>
      <text:p text:style-name="P4">
不过，广东各地的医院目前仍然允许家属陪护。广州居民马方先生告诉记者，他正在医院陪护哥哥，医院没实施护工制度，但家属陪护要向医院支付陪护费：“在广州，倒是没有说医院不准自请护工，单缴费，一天护工40元钱（给医院），夜晚陪床的话，再加20元。”</text:p>
      <text:p text:style-name="P4">
上海一餐馆出售凉菜被罚款5000元。(网络图片/古亭提供)  <text:a xlink:type="simple" xlink:href="https://www.rfa.org/mandarin/yataibaodao/jingmao/gt1-06272023040004.html/m0627-gt1p3.jpg" text:style-name="Internet_20_link" text:visited-style-name="Visited_20_Internet_20_Link">
</text:a>
</text:p>
      <text:p text:style-name="P4">
不仅如此，罚款也是一项增收措施。上海市场监督管理部门近期加大对经营餐饮行业者罚款。据极目新闻等网站消息，6月8日，被处罚的店主告诉极目新闻记者，门店被处罚是因为售卖凉皮。涉事的市场监管部门工作人员回应称，相关行政处罚是依法依规进行，制售凉皮等食物应取得经营许可。另外，安徽多家餐馆因卖“拍黄瓜”被罚款5000元。湖南株洲多家餐企卖“拍黄瓜”被罚款，理由是餐厅经营许可证中没有冷食类制售项目。</text:p>
      <text:p text:style-name="P4">
记者：古亭 责编：陈美华 许书婷 嘉远 网编：瑞哲</text:p>
      <text:p text:style-name="P4">
Source: <text:a xlink:type="simple" xlink:href="https://www.rfa.org/mandarin/yataibaodao/jingmao/gt1-06272023040004.html" text:style-name="Internet_20_link" text:visited-style-name="Visited_20_Internet_20_Link">
https://www.rfa.org/mandarin/yataibaodao/jingmao/gt1-06272023040004.html</text:a>
</text:p>
      <!--NEWS-->
      <text:h text:style-name="P10" text:outline-level="1">
<text:span text:style-name="T4">
普里戈任的命运与俄罗斯的叛乱史</text:span>
</text:h>
      <text:p text:style-name="P4">
Creator: SERGE SCHMEMANN</text:p>
      <text:p text:style-name="P4">
Publisher: https://www.facebook.com/nytimeschinese</text:p>
      <text:p text:style-name="P4">
Published Time: 2023-06-27T04:04:21+08:00</text:p>
      <text:p text:style-name="P4">
Description: 这场兵变注定会给俄罗斯带来严重政治后果。现在的问题是接下来会发生什么，它究竟会削弱还是加强普京的权力，亦或是令他怀恨在心呢？ Alexander Ermochenko/Reuters</text:p>
      <text:p text:style-name="P4">
Images: ["<text:a xlink:type="simple" xlink:href="https://static01.nyt.com/images/2023/06/26/opinion/26schmemann/26schmemann-master1050.jpg" text:style-name="Internet_20_link" text:visited-style-name="Visited_20_Internet_20_Link">
26schmemann-m...</text:a>
"]</text:p>
      <text:p text:style-name="P4">
Category: 观点与评论</text:p>
      <text:p text:style-name="P4">
Type: Article</text:p>
      <!--METADATA-->
      <text:p text:style-name="P4">
<draw:frame draw:style-name="fr1" draw:name="Image100" text:anchor-type="as-char" svg:width="6.9236in" svg:height="4.609139in" draw:z-index="0">
<draw:image xlink:href="../Images/cnnytimes/2023-06-27T04-04-21-08-00/26schmemann-master1050.jpg" xlink:type="simple" xlink:show="embed" xlink:actuate="onLoad" draw:mime-type="image/jpeg"/>
</draw:frame>
</text:p>
      <text:p text:style-name="P4">
无论叶夫根尼·普里戈任想通过叛乱达到怎样的目的，事实都证明他的谋划是短视而愚蠢的。他的坦克和士兵在通往莫斯科的高速干线上行进了还不到24小时，这位雇佣兵头子就被说服调转行进方向，他本人则跑到白俄罗斯避难。现在的问题是接下来会发生什么，特别是对于普京来说，这场失败的兵变究竟会削弱还是加强他的权力，亦或是令他怀恨在心？</text:p>
      <text:p text:style-name="P4">
普京起初在电视上誓要镇压叛乱，称之为 <text:a xlink:type="simple" xlink:href="https://www.bloomberg.com/news/articles/2023-06-24/putin-says-mutiny-internal-treason-warns-of-harsh-punishment" text:style-name="Internet_20_link" text:visited-style-name="Visited_20_Internet_20_Link">
 “叛国”、“背叛”和“兵变”</text:a>
。目击者拍摄到俄军武装直升机炸毁叛军车队，并在前方道路上挖沟阻止叛军前进的画面。</text:p>
      <text:p text:style-name="P4">
但在向全国发表的简短讲话中，普京 <text:a xlink:type="simple" xlink:href="https://www.nytimes.com/2023/06/24/world/europe/russia-wagner-prigozhin.html" text:style-name="Internet_20_link" text:visited-style-name="Visited_20_Internet_20_Link">
 从未提及</text:a>
 普里戈任和他手下的雇佣军  ——臭名昭著的瓦格纳集团。（据称  其名得自 <text:a xlink:type="simple" xlink:href="https://www.nytimes.com/2022/03/31/world/europe/wagner-group-russia-ukraine.html" text:style-name="Internet_20_link" text:visited-style-name="Visited_20_Internet_20_Link">
 普里戈任的一个新纳粹密友</text:a>
 ，此人化名瓦格纳，以纪念希特勒十分崇拜的19世纪作曲家理查德·瓦格纳。）与其立刻镇压瓦格纳叛军，从而引发一场致命的激烈内斗，普京选择了忍让。他利用了 <text:a xlink:type="simple" xlink:href="https://www.nytimes.com/2022/02/19/world/europe/lukashenko-belarus-russia-ukraine.html" text:style-name="Internet_20_link" text:visited-style-name="Visited_20_Internet_20_Link">
 本质上为己所控</text:a>
 的白俄罗斯独裁者卢卡申科，以 <text:a xlink:type="simple" xlink:href="https://www.nytimes.com/live/2023/06/25/world/russia-wagner-prigozhin-news-ukraine" text:style-name="Internet_20_link" text:visited-style-name="Visited_20_Internet_20_Link">
 特赦的承诺</text:a>
 诱使普里戈任放弃了他的鲁莽叛变。</text:p>
      <text:p text:style-name="P4">
但真实情况究竟如何仍是不解之谜。根据时报的报道，美国情报机构在上周三已经察觉了 <text:a xlink:type="simple" xlink:href="https://www.nytimes.com/2023/06/24/world/europe/us-intel-prigozhin-warning.html" text:style-name="Internet_20_link" text:visited-style-name="Visited_20_Internet_20_Link">
 叛乱正在酝酿的迹象</text:a>
 。</text:p>
      <text:p text:style-name="P4">
广告</text:p>
      <text:p text:style-name="P4">
社交媒体上已在流传的说法是，这场叛乱从头到尾都是做戏，甚至可能是普京出于某种令人费解的原因策划的。这样的理论目前尚无法得到证实，而且可能在未来很长一段时间都如此。考虑到入侵乌克兰的疯狂和俄军的无能，一切皆有可能。</text:p>
      <text:p text:style-name="P4">
但叛乱的动机也很可能更简单：比起政治阴谋，普里戈任 <text:a xlink:type="simple" xlink:href="https://www.nytimes.com/2023/06/23/world/europe/yevgeny-prigozhin-russia-wagner-coup.html" text:style-name="Internet_20_link" text:visited-style-name="Visited_20_Internet_20_Link">
 这个更懂得残酷暴力</text:a>
 的恶徒最终还是决定搞垮他的眼中钉  ——  国防部长谢尔盖·绍伊古。对于要如何应对乌克兰战争，普里戈任 <text:a xlink:type="simple" xlink:href="https://www.bbc.com/news/world-65996531" text:style-name="Internet_20_link" text:visited-style-name="Visited_20_Internet_20_Link">
与绍伊古的矛盾 </text:a>
 由来已久，他指责绍伊古 <text:a xlink:type="simple" xlink:href="https://www.nbcnews.com/news/world/live-blog/russia-attempted-coup-mercenaries-wagner-rebellion-rcna90921" text:style-name="Internet_20_link" text:visited-style-name="Visited_20_Internet_20_Link">
 未能</text:a>
 给予瓦格纳集团足够的支持。</text:p>
      <text:p text:style-name="P4">
普里戈任是后苏联时代的典型反派人物。他在上世纪80年代的大部分时间是在监狱中度过的，等到苏联解体的头几年，他在无法无天的淘金热中赚得盆满钵满。他之所以能接近普京，部分原因在于为其国宴提供服务（这也让他有了讽刺的“普京厨子”之名，尽管 <text:a xlink:type="simple" xlink:href="https://www.cbsnews.com/news/russia-wagner-group-prigozhin-putins-butcher-ukraine-war-russian-revolution/" text:style-name="Internet_20_link" text:visited-style-name="Visited_20_Internet_20_Link">
他说 </text:a>
自己从来没做过饭）。普里戈任的诸多恶行包括在2014年俄罗斯入侵克里米亚期间  成立  了与普京始终关系紧密的 <text:a xlink:type="simple" xlink:href="https://www.nytimes.com/2022/03/31/world/europe/wagner-group-russia-ukraine.html" text:style-name="Internet_20_link" text:visited-style-name="Visited_20_Internet_20_Link">
 瓦格纳集团</text:a>
 。自那以后，瓦格纳雇佣军就前往许多国家执行任务，包括利比亚、叙利亚和中非共和国，  克里姆林宫往往支持却不愿承认。</text:p>
      <text:p text:style-name="P4">
在俄罗斯入侵乌克兰后不久，瓦格纳集团就被投入战场  ，伤亡惨重。普里戈任开始 <text:a xlink:type="simple" xlink:href="https://www.nytimes.com/2022/09/16/world/europe/russia-wagner-ukraine-video.html" text:style-name="Internet_20_link" text:visited-style-name="Visited_20_Internet_20_Link">
 招募囚犯</text:a>
，并承诺如果他们活下来就能获得自由，但许多人都没能看到那一天。他还开始公开谩骂绍伊古和其他俄军指挥官，指责他们没有给自己提供足够的武器弹药，并且——在更宽泛且危险的层面上——批评他们完全搞砸了这场战争。</text:p>
      <text:p text:style-name="P4">
上周，普里戈任又大发雷霆， <text:a xlink:type="simple" xlink:href="https://abcnews.go.com/International/stunning-rebuke-putin-wagner-chief-russias-invasion-ukraine/story" text:style-name="Internet_20_link" text:visited-style-name="Visited_20_Internet_20_Link">
 称 </text:a>
绍伊古等人为了个人利益发动战争，还下令对乌克兰的一处瓦格纳驻地发起导弹袭击。愤怒之下，普里戈任派兵控制了位于俄罗斯顿河畔罗斯托夫的南部战区指挥中心，还命令部队<text:a xlink:type="simple" xlink:href="https://www.nytimes.com/interactive/2023/06/24/world/europe/prigozhin-putin-russia.html" text:style-name="Internet_20_link" text:visited-style-name="Visited_20_Internet_20_Link">
 “为正义挺进”</text:a>
 ，向北驱车前往莫斯科，与军方将领会面。在他周六晚命令部队撤退之前，他们距离首都仅剩约200公里路程。</text:p>
      <text:p text:style-name="P4">
很难预测接下来的事态演变。一个恶名昭彰的残暴民兵组织公开哗变，再加上普京以基本不流血的方式平息叛乱，注定会给俄罗斯全国上下带来严重的政治后果。不管是对俄还是对乌，我设想过的一切结果都不乐观。</text:p>
      <text:p text:style-name="P4">
广告</text:p>
      <text:p text:style-name="P4">
普京这位痴迷于占领乌克兰的独裁者很可能会寻求升级对乌敌对行动，以向乌克兰人和西方表明，他的权力并未被削弱。他可能还想证明，普里戈任口中军队的混乱和无能是无稽之谈，不过可能还是需要处理几个指挥官，以表明他作为全知的总司令，将军们的失败他是看在眼里的。</text:p>
      <text:p text:style-name="P4">
在未遂的叛变发生后的几个小时内，俄罗斯向乌克兰发射了大批导弹和无人机。随着乌克兰发起强有力的反攻，普京也可能开始发出新的黑暗威胁。在普里戈任采取行动的前一周，著名外交和国防政策专家谢尔盖·卡拉加诺夫发表了一篇文章，认为俄罗斯需要“通过降低使用核武器的门槛，让核威慑再次成为令人信服的观点”。</text:p>
      <text:p text:style-name="P4">
普京也可能会寻找某种方式将叛乱归咎于美国，不过华盛顿一直小心翼翼地避免暗示自己与普里戈任有任何关系。例如，美国情报机构推迟到事件结束后才透露他们无意中听到的内容。</text:p>
      <text:p text:style-name="P4">
奇怪的是，普京在演讲中使用的历史类比是1917年的布尔什维克革命，那场革命迫使俄罗斯与德国达成了屈辱的和平。尽管布尔什维克推翻了罗曼诺夫王朝，并且是苏联的先驱，而且普京曾哀叹苏联的解体。这样的措辞将俄罗斯描绘成了失败者。</text:p>
      <text:p text:style-name="P4">
在这场明显的叛变中挺过来后，普京将不得不重申他在国内的无上地位和权威。普里戈任从未指责总统本人有任何失败，而是采用了熟悉的策略，指责自己的对手辜负了这位绝对正确的领导人，而普京也可以为没有俄罗斯军队加入瓦格纳部队的行进感到满意。尽管如此，普里戈任指责战争进展糟糕，而且是出于错误的原因发动的，这对普京来说是一个打击，他需要寻找替罪羊。</text:p>
      <text:p text:style-name="P4">
众所周知，失败的政变也被独裁者和强人领袖当作工具，用来对付真实或想象的敌人。20世纪50年代的“ <text:a xlink:type="simple" xlink:href="https://www.britannica.com/event/Doctors-Plot" text:style-name="Internet_20_link" text:visited-style-name="Visited_20_Internet_20_Link">
 医生阴谋</text:a>
”之后，斯大林开始清洗共产党领导层。相对晚近的有土耳其总统雷杰普·塔伊普·埃尔多安在2016年的未遂政变后迅速采取行动，数千人被他视为敌人，遭到逮捕。</text:p>
      <text:p text:style-name="P4">
广告</text:p>
      <text:p text:style-name="P4">
普京为俄罗斯新的压制敞开了大门，可能同样会对俄罗斯精英或领导层中任何对他提出质疑的人展开更恶毒的镇压。他在讲话中没有点名普里戈任，但警告说，“任何有意识地走上背叛之路、准备武装叛变、走上勒索和恐怖行动道路的人，都将不可避免地受到惩罚。”这可能包括任何他想要清除的人。</text:p>
      <text:p text:style-name="P4">
这引出了关于普里戈任和瓦格纳命运的问题。俄罗斯的历史里充满了起义和权力觊觎者，但叛军很少有好的结局。在1709年的一场关键战役中，追随伊凡·马泽帕的哥萨克人背叛了彼得大帝，转而支持瑞典，随后被大赦的承诺引诱投降。最终，他们还是被杀死，尸首漂流在第聂伯河上。</text:p>
      <text:p text:style-name="P4">
对于普里戈任来说，更贴切的故事可能是埃米利安·普加乔夫的故事，这位哥萨克人在1770年代领导了一场反对叶卡捷琳娜大帝的大规模叛乱，自称是她那位被谋杀的丈夫彼得三世。农民对腐败的俄罗斯军事领导层的愤怒并非叛乱的唯一原因，这场叛乱通过亚历山大·普希金的小说《上尉的女儿》为俄罗斯人所熟知。</text:p>
      <text:p text:style-name="P4">
在故事中，这位俄罗斯吟游诗人发出了著名的警告：“但求上帝开恩，别让世人看到这毫无意义而又残酷无情的俄罗斯式的暴动吧！那些一心想要在我国发动必然失败的变革的人们，要么就是年幼无知，不了解我国人民，要么就是铁石心肠之辈，拿别人的脑袋开玩笑，把自己的脖子不当一文钱。”（此处译文选用冯春译《上尉的女儿》，上海译文出版社2006年出版。——译注）</text:p>
      <text:p text:style-name="P4">
普加乔夫在莫斯科被捕并公开斩首分尸。他的传奇故事引发了“普加乔夫希纳”这个名词，用来指代俄罗斯人进行毫无意义、注定失败的叛乱的倾向。</text:p>
      <text:p text:style-name="P4">
很难想象普京会允许普里戈任逍遥法外——无论他做出了什么承诺。即使普京从未指名道姓地指责普里戈任，他也必须向俄罗斯人民证明自己的承诺：“那些组织和准备军事叛变的人，那些用武器对付战友的人已经背叛了俄罗斯，并将为此承担责任。”普里戈任似乎将前往白俄罗斯，他知道那里的领导人完全受制于普京，因此这并不是一个安全的避风港。</text:p>
      <text:p text:style-name="P4">
广告</text:p>
      <text:p text:style-name="P4">
至于瓦格纳集团，普京可能会更加宽容。他需要这些身在乌克兰和其他地方的雇佣军，并可能将其置于克里姆林宫更紧密的控制之下。</text:p>
      <text:p text:style-name="P4">
无论普里戈任的命运如何，他都不太可能被遗忘。他的爆发公开揭露了俄罗斯在战争中真实而巨大的伤亡，以及俄罗斯因糟糕的领导和错误信息而遭受的许多挫折。随着战争进入第二个夏天，这些问题可能仍然存在。当雇佣兵从顿河畔罗斯托夫撤退时，人们高喊：“瓦格纳！瓦格纳！”俄罗斯的叛乱史往往将叛乱分子视为英雄，无论他们表现如何。几个世纪前，歌剧《鲍里斯·戈杜诺夫》中所颂扬的伪德米特里实际上在“困难时期”成为了俄罗斯沙皇——尽管不可否认，时间不长。</text:p>
      <text:p text:style-name="P4">
Source: <text:a xlink:type="simple" xlink:href="https://cn.nytimes.com/opinion/20230627/putin-russia-uprising/" text:style-name="Internet_20_link" text:visited-style-name="Visited_20_Internet_20_Link">
https://cn.nytimes.com/opinion/20230627/putin-russia-uprising/</text:a>
</text:p>
      <!--NEWS-->
      <text:h text:style-name="P10" text:outline-level="1">
<text:span text:style-name="T4">
俄罗斯兵变让中国陷入不确定一刻 (Free Version)</text:span>
</text:h>
      <text:p text:style-name="P4">
Author: Jason Douglas / Chun Han Wong / Austin Ramz</text:p>
      <text:p text:style-name="P4">
Publisher: 华尔街日报中文网</text:p>
      <text:p text:style-name="P4">
Published Time: 2023-06-27T04:10:00.000Z</text:p>
      <text:p text:style-name="P4">
Modified Time: 2023-06-27T04:10:00.000Z</text:p>
      <text:p text:style-name="P4">
Created Time: 2023-06-26T03:59:00.000Z</text:p>
      <text:p text:style-name="P4">
Description: 俄罗斯一场短暂兵变的结束让北京方面松了一口气。这场兵变一度有可能动摇中俄为对抗美国为首的西方而缔结的最亲密伙伴关系，而这正是中国政府对俄乌战争最担心的风险。</text:p>
      <text:p text:style-name="P4">
Images: []</text:p>
      <text:p text:style-name="P4">
Categories: ['国际']</text:p>
      <text:p text:style-name="P4">
Keywords: SYND,LINK:EN|WP-WSJ-0001007086</text:p>
      <text:p text:style-name="P4">
Type: Article</text:p>
      <!--METADATA-->
      <text:p text:style-name="P4">
俄罗斯一场短暂兵变的结束让北京方面松了一口气。这场兵变一度有可能动摇中俄为对抗美国为首的西方而缔结的最亲密伙伴关系，而这正是中国政府对于俄乌战争最担心的风险。</text:p>
      <text:p text:style-name="P4">
Source: <text:a xlink:type="simple" xlink:href="https://cn.wsj.com/articles/%E4%BF%84%E7%BD%97%E6%96%AF%E5%85%B5%E5%8F%98%E8%AE%A9%E4%B8%AD%E5%9B%BD%E9%99%B7%E5%85%A5%E4%B8%8D%E7%A1%AE%E5%AE%9A%E4%B8%80%E5%88%BB-49366be2" text:style-name="Internet_20_link" text:visited-style-name="Visited_20_Internet_20_Link">
https://cn.wsj.com/articles/%E4%BF%84%E7%BD%97%E6%96%AF%E5%85%B5%E5%8F%98%E8%AE%A9%E4%B8%AD%E5%9B%BD%E9%99%B7%E5%85%A5%E4%B8%8D%E7%A1%AE%E5%AE%9A%E4%B8%80%E5%88%BB-49366be2</text:a>
</text:p>
      <!--NEWS-->
      <text:h text:style-name="P10" text:outline-level="1">
<text:span text:style-name="T4">
电视剧《人选之人》在台湾掀起“我也是”风暴</text:span>
</text:h>
      <text:p text:style-name="P4">
Creator: AMY CHANG CHIEN</text:p>
      <text:p text:style-name="P4">
Publisher: https://www.facebook.com/nytimeschinese</text:p>
      <text:p text:style-name="P4">
Published Time: 2023-06-27T04:10:53+08:00</text:p>
      <text:p text:style-name="P4">
Description: 剧中的性骚扰情节引发受害者共鸣，相关指控大量涌现，涉及蔡英文政府高官、中国民运领袖和台湾知名艺人。这对台湾社会影响极大，也迫使人们重新思考当地女性权利状况。 Netflix 《人选之人——造浪者》的一幕。这部Netflix上的热门政治剧激发了台湾女性公开谈论性骚扰问题。</text:p>
      <text:p text:style-name="P4">
Images: ["<text:a xlink:type="simple" xlink:href="https://static01.nyt.com/images/2023/06/23/multimedia/00taiwan-metoo-01-fhcq/00taiwan-metoo-01-fhcq-master1050.jpg" text:style-name="Internet_20_link" text:visited-style-name="Visited_20_Internet_20_Link">
00taiwan-meto...</text:a>
"]</text:p>
      <text:p text:style-name="P4">
Category: 亚太</text:p>
      <text:p text:style-name="P4">
Type: Article</text:p>
      <!--METADATA-->
      <text:p text:style-name="P4">
<draw:frame draw:style-name="fr1" draw:name="Image101" text:anchor-type="as-char" svg:width="6.9236in" svg:height="4.615733in" draw:z-index="0">
<draw:image xlink:href="../Images/cnnytimes/2023-06-27T04-10-53-08-00/00taiwan-metoo-01-fhcq-master1050.jpg" xlink:type="simple" xlink:show="embed" xlink:actuate="onLoad" draw:mime-type="image/jpeg"/>
</draw:frame>
</text:p>
      <text:p text:style-name="P4">
过去几周里，一波“#MeToo”（我也是）指控浪潮迅速波及台湾政界、司法界、演艺界上层，迫使人们重新思考当地女性权利状况，实行民主制度的台湾长期以来一直是亚洲最进步的地方之一，并以此为豪。</text:p>
      <text:p text:style-name="P4">
新指控几乎每天都在出现，引起脱口秀节目和社交媒体上的讨论，导致报纸发表评论、活动团体呼吁给予受害者 <text:a xlink:type="simple" xlink:href="https://www.taipeitimes.com/News/editorials/archives/2023/06/19/2003801749" text:style-name="Internet_20_link" text:visited-style-name="Visited_20_Internet_20_Link">
 更强的保护</text:a>
。</text:p>
      <text:p text:style-name="P4">
从许多方面来看，台湾女性取得的重大进步令人瞩目，早在“#MeToo”运动在美国兴起之前，台湾女性就帮助选出了当地第一位女总统，加强了惩罚强奸和性侵犯的法律。但源源不断的最新性骚扰指控表明，正如活动人士和学者指出的那样，根深蒂固的性别歧视让女性在工作场所易受伤害，存在一种文化，让人很快指责受害者，并且掩盖针对有权势男性的指控。</text:p>
      <text:p text:style-name="P4">
</text:p>
      <text:p text:style-name="P4">
台湾总统蔡英文与其他官员，摄于2020年。最早受“#我也是”指控的主要是几名她所在政党的高级成员，给民进党在年轻选民中的信誉构成风险。  MakotoLin/Taiwan Presidential Office, via Reuters</text:p>
      <text:p text:style-name="P4">
指控的大量涌现是由Netflix上一部有关台湾政治的热门电视剧《人选之人——造浪者》引发。该剧有一个次要情节：一个政党的一名女党员告诉上司，她曾被该党一名的党员性骚扰。她的上司承诺帮助她处理骚扰事件，并说，“我们不要就这么算了。”这个说法表明这种引起政治麻烦的指控经常被忽视。</text:p>
      <text:p text:style-name="P4">
虚构的上司的话成了一个响亮的口号，唤起了100多名主要是女性的指控者在社交媒体上发声，分享她们在不愿意的情况下被亲吻、猥亵的经历，甚至还有少数强奸未遂的案例。她们描述了工作场所的侮辱性行为，包括男同事和男上司的不当触摸、不受欢迎的挑逗，以及粗俗下流的评论。其中一些帖子被分享了成千上万次。</text:p>
      <text:p text:style-name="P4">
广告</text:p>
      <text:p text:style-name="P4">
这波指控对蔡英文总统领导的执政党民进党来说风险尤其大。最早被指控性骚扰、并试图让指控者噤声的人当中，有民进党和政府的高级官员，迫使蔡英文两次为民进党内部对投诉处理不当道歉。这些批评与民进党作为自由主义价值观倡导者的记录相违，这些记录包括在2019年将同性婚姻合法化，并在今年早些时候赋予同性恋伴侣收养孩子的权利。台湾明年将举行总统大选，这些批评也对民进党在年轻选民中的信誉构成风险。</text:p>
      <text:p text:style-name="P4">
“民进党一直自认为是一个支持性别平等的政党，”民进党立法委员范云在接受电话采访时说，她也是台湾大学专门研究性别问题的教授。“这个剧大家认为是在影射民进党，这个部分就会有很大的冲击。”</text:p>
      <text:p text:style-name="P4">
</text:p>
      <text:p text:style-name="P4">
《人选之人——造浪者》的一幕。该剧关于妥善处理性骚扰投诉的台词——“我们不要就这么算了”——在台湾引起了共鸣。  Netflix</text:p>
      <text:p text:style-name="P4">
被指控性骚扰的最高级别官员之一是颜志发，他否认了指控，但辞去了蔡英文总统顾问的职务。台湾的最高法律机构表示，将对惩戒法院前院长 <text:a xlink:type="simple" xlink:href="https://www.cna.com.tw/news/asoc/202306200106.aspx" text:style-name="Internet_20_link" text:visited-style-name="Visited_20_Internet_20_Link">
 李</text:a>
 <text:a xlink:type="simple" xlink:href="https://www.cna.com.tw/news/asoc/202306200106.aspx" text:style-name="Internet_20_link" text:visited-style-name="Visited_20_Internet_20_Link">
 伯道</text:a>
 受到的性骚扰指控启动调查。民进党高级官员蔡沐霖被指控胁迫一名女党员保持沉默，她曾向蔡沐霖反映一名男同事试图进入她酒店房间的情况。</text:p>
      <text:p text:style-name="P4">
蔡沐霖已经辞职（他与蔡英文没有亲属关系）。指控蔡沐霖的女子陈汶轩说，其他分享自己经历的女性增加了她公开发声的信心。“这起运动，让我知道没有什么不公不义的事，是应该吞下去的，”她说。“毕竟，我们不能就这样算了。”</text:p>
      <text:p text:style-name="P4">
受到指控的男性也包括反对党国民党的成员，以及更广泛的台湾社会男性，涉及学术界、新闻界、最近还有演艺界。</text:p>
      <text:p text:style-name="P4">
电视名人黄子佼道了歉，此前他被一名在工作中遇到的女子指控未经同意亲吻了她、并强迫她拍裸照。流行歌星炎亚纶也道了歉，一名前男友指控他偷拍了他们的性爱视频，当时这名前男友只有16岁，尚未成年。当地检察官本周表示将对这一指控进行调查。</text:p>
      <text:p text:style-name="P4">
</text:p>
      <text:p text:style-name="P4">
电视名人黄子佼在被一名女子指控未经她同意亲吻她、并强迫她拍裸照后道歉。  Visual China Group, via Getty Images</text:p>
      <text:p text:style-name="P4">
从某些方面来看，这场“#MeToo”运动表明，女权活动人士过去几十年取得的艰难进步，已经带来了态度上的代际变化。由于2004年颁布的课程改革方案，台湾的年轻一代从小学起开始学习性别平等，他们现已步入成年。</text:p>
      <text:p text:style-name="P4">
但职场难以跟上他们的步伐。</text:p>
      <text:p text:style-name="P4">
广告</text:p>
      <text:p text:style-name="P4">
台湾的年轻一代“对于性别多元与平等相较于年长的世代有较高的认知”，宾夕法尼亚州富兰克林和马歇尔学院的政府学助理教授颜维婷说，“但年轻人所进入的职场文化仍被老一辈的人把持。”</text:p>
      <text:p text:style-name="P4">
立法者已承诺将很快通过修订法律，要求各机构在保护骚扰受害者方面承担责任，使工作场所和学校更安全。修订条例将要求机构对投诉进行跟进，并在必要时成立独立的第三方调查小组。女权组织呼吁台湾延长性骚扰投诉的时效期限，目前的期限是一年。</text:p>
      <text:p text:style-name="P4">
但活动人士也说，在解决性别歧视文化的问题方面仍需要更多的措施，这种文化是不当行为的根源，并阻碍了许多受过性骚扰的女性发声。台湾劳动部去年的一项调查显示，在那些称自己在工作场合遭到性骚扰的女性受访者中，只有极少数进行了投诉。台湾的活动人士和学者说，无论是工作场所的主管、还是警察或法官，有权的男性常常被认为同情其他有权的男性，并更可能指责受害者。</text:p>
      <text:p text:style-name="P4">
现年27岁的赖玉芬（音）本月在自己的Facebook和Twitter账号上指控波兰外交官李波(BartoszRys)，称去年被李波性侵犯。她说，她向警方报案后，调查人员问她，为什么在拒绝该外交官的求爱时向他道歉，为什么没有把遭遇告诉家人。她说，一名辩护律师在共同的朋友面前对她说三道四。“我要把我的故事拿回来，”赖女士在接受采访时说。</text:p>
      <text:p text:style-name="P4">
波兰驻台北办事处（即事实上的波兰驻台湾大使馆）证实正在配合当局调查。检察官已决定不起诉李波，他在去年任期结束后已离开台湾。李波没有回复记者用电子邮件发去的置评请求，但他在自己的Twitter上写道，赖女士曾向他索要金钱，以换取放弃指控。（她说，钱的问题是谈判法律解决方案的一部分。）</text:p>
      <text:p text:style-name="P4">
对那些从事台湾民权社会工作的人来说，也许最令人担忧的指控是针对公众眼中维权界有影响力的领导人。现年29岁的活动人士李元钧本月公开指控中国的资深民主异见人士王丹，称王丹曾在2014年将他按在床上要求发生性关系。李元钧说，他正在起诉王丹。</text:p>
      <text:p text:style-name="P4">
</text:p>
      <text:p text:style-name="P4">
中国的亲民主异见人士王丹（中）本月被一名台湾活动人士指控，该人称王丹将其按在床上要求发生性关系。  Andres Kudacki/AssociatedPress</text:p>
      <text:p text:style-name="P4">
王丹在一份声明中说，希望公众在法院对诉讼做出裁决之前不作评判。“为公众人物，个人私生活会受到更加严苛的检视。”他说。“作通过此次事件，我在未来会更加注意这一点。”</text:p>
      <text:p text:style-name="P4">
Source: <text:a xlink:type="simple" xlink:href="https://cn.nytimes.com/asia-pacific/20230627/taiwan-harassment-metoo/" text:style-name="Internet_20_link" text:visited-style-name="Visited_20_Internet_20_Link">
https://cn.nytimes.com/asia-pacific/20230627/taiwan-harassment-metoo/</text:a>
</text:p>
      <!--NEWS-->
      <text:h text:style-name="P10" text:outline-level="1">
<text:span text:style-name="T4">
俄罗斯兵变36小时</text:span>
</text:h>
      <text:p text:style-name="P4">
Creator: LAZARO GAMIO,MARCO HERNANDEZ,JOSH HOLDER,ANATOLY KURMANAEV,CHRISTINE ZHANG</text:p>
      <text:p text:style-name="P4">
Publisher: https://www.facebook.com/nytimeschinese</text:p>
      <text:p text:style-name="P4">
Published Time: 2023-06-27T04:32:20+08:00</text:p>
      <text:p text:style-name="P4">
Description: 从普里戈任质疑乌战、指责俄罗斯国防部长，到瓦格纳部队向莫斯科推进，再到普京发表全国讲话，双方谈判后瓦格纳撤兵。俄罗斯经历了惊心动魄的36小时。 The New York Times</text:p>
      <text:p text:style-name="P4">
Images: ["<text:a xlink:type="simple" xlink:href="https://static01.nyt.com/images/2023/06/24/us/2023-06-24-russia-rebellion-timeline-index/2023-06-24-russia-rebellion-timeline-index-master1050-v4.jpg" text:style-name="Internet_20_link" text:visited-style-name="Visited_20_Internet_20_Link">
2023-06-24-ru...</text:a>
", "<text:a xlink:type="simple" xlink:href="https://static01.nyt.com/images/2023/06/24/multimedia/24ukraine-blog-prigozhin-messages-01-lwfh/24ukraine-blog-prigozhin-messages-01-lwfh-master1050.jpg" text:style-name="Internet_20_link" text:visited-style-name="Visited_20_Internet_20_Link">
24ukraine-blo...</text:a>
", "<text:a xlink:type="simple" xlink:href="https://static01.nyt.com/images/2023/06/24/multimedia/24-wagner-carousel-04-cjft/24-wagner-carousel-04-cjft-master1050.jpg" text:style-name="Internet_20_link" text:visited-style-name="Visited_20_Internet_20_Link">
24-wagner-car...</text:a>
", "<text:a xlink:type="simple" xlink:href="https://static01.nyt.com/images/2023/06/24/multimedia/24ukraine-blog-putin-address-01-gqcz/24ukraine-blog-putin-address-01-gqcz-master1050.jpg" text:style-name="Internet_20_link" text:visited-style-name="Visited_20_Internet_20_Link">
24ukraine-blo...</text:a>
", "<text:a xlink:type="simple" xlink:href="https://static01.nyt.com/images/2023/06/24/multimedia/24ukraine-blog-rostov-withdrawal--kbth/24ukraine-blog-rostov-withdrawal--kbth-master1050.jpg" text:style-name="Internet_20_link" text:visited-style-name="Visited_20_Internet_20_Link">
24ukraine-blo...</text:a>
", "<text:a xlink:type="simple" xlink:href="https://static01.nyt.com/images/2023/06/24/multimedia/24-russia-wagner-carousel-02-kfhq/24-russia-wagner-carousel-02-kfhq-master1050.jpg" text:style-name="Internet_20_link" text:visited-style-name="Visited_20_Internet_20_Link">
24-russia-wag...</text:a>
"]</text:p>
      <text:p text:style-name="P4">
Category: 国际</text:p>
      <text:p text:style-name="P4">
Type: Article</text:p>
      <!--METADATA-->
      <text:p text:style-name="P4">
<draw:frame draw:style-name="fr1" draw:name="Image106" text:anchor-type="as-char" svg:width="6.9236in" svg:height="4.615733in" draw:z-index="0">
<draw:image xlink:href="../Images/cnnytimes/2023-06-27T04-32-20-08-00/2023-06-24-russia-rebellion-timeline-index-master1050-v4.jpg" xlink:type="simple" xlink:show="embed" xlink:actuate="onLoad" draw:mime-type="image/jpeg"/>
</draw:frame>
</text:p>
      <text:p text:style-name="P4">
瓦格纳私人军事公司负责人叶夫根尼·普里戈任周六在俄罗斯领导了一场武装叛乱，并声称他的部队已进入距莫斯科200公里以内的地区。以下是事件的发展过程。</text:p>
      <text:p text:style-name="P4">
<text:span text:style-name="T4">
周五上午11点</text:span>
</text:p>
      <text:p text:style-name="P4">
<text:span text:style-name="T4">
普里戈任质疑战争理由</text:span>
</text:p>
      <text:p text:style-name="P4">
<draw:frame draw:style-name="fr1" draw:name="Image107" text:anchor-type="as-char" svg:width="6.9236in" svg:height="4.615733in" draw:z-index="0">
<draw:image xlink:href="../Images/cnnytimes/2023-06-27T04-32-20-08-00/24ukraine-blog-prigozhin-messages-01-lwfh-master1050.jpg" xlink:type="simple" xlink:show="embed" xlink:actuate="onLoad" draw:mime-type="image/jpeg"/>
</draw:frame>
</text:p>
      <text:p text:style-name="P4">
周六，一则视频截图中的叶夫根尼·普里戈任。  Concord Group/Telegram, via Agence France-Presse</text:p>
      <text:p text:style-name="P4">
莫斯科时间周五上午11点开始，普里戈任在社交媒体上发布了一系列帖子，质疑克里姆林宫发动乌克兰战争的动机，并指责俄罗斯国防部长谢尔盖·绍伊古下令对瓦格纳战士进行致命空袭。“必须制止该国军事领导层的罪恶，”他在晚上9点左右发布的录音中说道。</text:p>
      <text:p text:style-name="P4">
<text:span text:style-name="T4">
周五午夜刚过</text:span>
</text:p>
      <text:p text:style-name="P4">
<text:span text:style-name="T4">
俄罗斯下令逮捕普里戈任</text:span>
</text:p>
      <text:p text:style-name="P4">
俄罗斯安全机构在官方媒体上发布了一系列声明，谴责普里戈任。俄罗斯主要情报机构联邦安全局以武装叛乱罪名对普里戈任展开调查。</text:p>
      <text:p text:style-name="P4">
社交媒体上流传的视频显示，军队和国民警卫队的装甲车被部署在莫斯科和顿河畔罗斯托夫，普里戈任表示他的战士正向那里进发。</text:p>
      <text:p text:style-name="P4">
<text:span text:style-name="T4">
周六上午7:30</text:span>
</text:p>
      <text:p text:style-name="P4">
<text:span text:style-name="T4">
瓦格纳军队占领顿河畔罗斯托夫</text:span>
</text:p>
      <text:p text:style-name="P4">
尽管有防御措施，瓦格纳军队还是占领了顿河畔罗斯托夫，几乎没有遇到抵抗。上午7点30分左右，普里戈任发布了一段来自地区军事总部的视频，声称控制了主要城市设施。社交媒体上的视频显示，武装的瓦格纳士兵融入了这座大都市的喧嚣之中：他们控制主要十字路口的交通，拿着外卖咖啡在城市里走动，还点了快餐。</text:p>
      <text:p text:style-name="P4">
<draw:frame draw:style-name="fr1" draw:name="Image108" text:anchor-type="as-char" svg:width="6.9236in" svg:height="4.609139in" draw:z-index="0">
<draw:image xlink:href="../Images/cnnytimes/2023-06-27T04-32-20-08-00/24-wagner-carousel-04-cjft-master1050.jpg" xlink:type="simple" xlink:show="embed" xlink:actuate="onLoad" draw:mime-type="image/jpeg"/>
</draw:frame>
</text:p>
      <text:p text:style-name="P4">
Reuters</text:p>
      <text:p text:style-name="P4">
<text:span text:style-name="T4">
周六早上</text:span>
</text:p>
      <text:p text:style-name="P4">
<text:span text:style-name="T4">
瓦格纳军队向莫斯科推进</text:span>
</text:p>
      <text:p text:style-name="P4">
随着瓦格纳巩固了对顿河畔罗斯托夫的控制，其军队向北推进至莫斯科。一列装甲车和运兵车似乎从罗斯托夫出发。另一支纵队从被占领的乌克兰穿越，进入俄罗斯北部的沃罗涅日地区。他们几乎没有遇到抵抗，并且一路上似乎击落了一些俄罗斯军用飞机。</text:p>
      <text:p text:style-name="P4">
<text:span text:style-name="T4">
周六上午10点</text:span>
</text:p>
      <text:p text:style-name="P4">
<text:span text:style-name="T4">
普京发表全国讲话</text:span>
</text:p>
      <text:p text:style-name="P4">
<draw:frame draw:style-name="fr1" draw:name="Image109" text:anchor-type="as-char" svg:width="6.9236in" svg:height="4.615733in" draw:z-index="0">
<draw:image xlink:href="../Images/cnnytimes/2023-06-27T04-32-20-08-00/24ukraine-blog-putin-address-01-gqcz-master1050.jpg" xlink:type="simple" xlink:show="embed" xlink:actuate="onLoad" draw:mime-type="image/jpeg"/>
</draw:frame>
</text:p>
      <text:p text:style-name="P4">
周六，普京在莫斯科发表电视讲话。图为俄罗斯官方媒体提供。  Sputnik, via Reuters</text:p>
      <text:p text:style-name="P4">
普京向全国发表电视讲话，要求全国团结一致，应对他所说的针对乌克兰及其盟国的战争。他说：“分裂我们团结的行为是在我们国家和人民背后捅刀子。”</text:p>
      <text:p text:style-name="P4">
<text:span text:style-name="T4">
周六下午早些时候</text:span>
</text:p>
      <text:p text:style-name="P4">
<text:span text:style-name="T4">
瓦格纳车队抵达叶列茨</text:span>
</text:p>
      <text:p text:style-name="P4">
瓦格纳的装甲纵队穿过沃罗涅日地区，没有进入主要城市，而是停在莫斯科以南约400公里的利佩茨克地区小镇叶列茨的公路边。该纵队包括坦克、装甲车、至少一辆自驱火箭发射器和大量运兵卡车。到这一刻为止，它几乎没有遇到抵抗。</text:p>
      <text:p text:style-name="P4">
<text:span text:style-name="T4">
周六晚上8:30</text:span>
</text:p>
      <text:p text:style-name="P4">
<text:span text:style-name="T4">
出人意料的协议</text:span>
</text:p>
      <text:p text:style-name="P4">
白俄罗斯官方媒体出人意料地宣布，该国总统亚历山大·卢卡申科已与普里戈任协商，后者同意停止其部队前进。普里戈任在音频消息中表示，他的部队已进入距莫斯科200公里范围内，并且正在“掉头”返回他们的训练营。</text:p>
      <text:p text:style-name="P4">
<text:span text:style-name="T4">
周六晚上11点</text:span>
</text:p>
      <text:p text:style-name="P4">
<text:span text:style-name="T4">
普里戈任离开顿河畔罗斯托夫</text:span>
</text:p>
      <text:p text:style-name="P4">
<draw:frame draw:style-name="fr1" draw:name="Image110" text:anchor-type="as-char" svg:width="6.9236in" svg:height="4.609139in" draw:z-index="0">
<draw:image xlink:href="../Images/cnnytimes/2023-06-27T04-32-20-08-00/24ukraine-blog-rostov-withdrawal--kbth-master1050.jpg" xlink:type="simple" xlink:show="embed" xlink:actuate="onLoad" draw:mime-type="image/jpeg"/>
</draw:frame>
</text:p>
      <text:p text:style-name="P4">
周六，俄罗斯，瓦格纳私人雇佣军集团从南部军事区总部撤离，回归大本营。  Reuters</text:p>
      <text:p text:style-name="P4">
瓦格纳部队离开顿河畔罗斯托夫，一些居民出来表示支持。普里戈任坐在一辆戒备森严的黑色SUV里驶出该市。</text:p>
      <text:p text:style-name="P4">
<draw:frame draw:style-name="fr1" draw:name="Image111" text:anchor-type="as-char" svg:width="6.9236in" svg:height="4.398134in" draw:z-index="0">
<draw:image xlink:href="../Images/cnnytimes/2023-06-27T04-32-20-08-00/24-russia-wagner-carousel-02-kfhq-master1050.jpg" xlink:type="simple" xlink:show="embed" xlink:actuate="onLoad" draw:mime-type="image/jpeg"/>
</draw:frame>
</text:p>
      <text:p text:style-name="P4">
瓦格纳负责人叶夫根尼·普里戈任离开总部。  Alexander Ermochenko/Reuters</text:p>
      <text:p text:style-name="P4">
Source: <text:a xlink:type="simple" xlink:href="https://cn.nytimes.com/world/20230626/prigozhin-putin-russia/" text:style-name="Internet_20_link" text:visited-style-name="Visited_20_Internet_20_Link">
https://cn.nytimes.com/world/20230626/prigozhin-putin-russia/</text:a>
</text:p>
      <!--NEWS-->
      <text:h text:style-name="P10" text:outline-level="1">
<text:span text:style-name="T4">
台湾汉光演习将首度在桃园机场操演 7月26日禁航1小时</text:span>
</text:h>
      <text:p text:style-name="P4">
Author: None</text:p>
      <text:p text:style-name="P4">
Publisher: Radio Free Asia (Organization)</text:p>
      <text:p text:style-name="P4">
Published Time: 2023-06-27T04:52:00-04:00</text:p>
      <text:p text:style-name="P4">
Modified Time: 2023-06-27T09:26: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4.612011in" draw:z-index="0">
<draw:image xlink:href="../Images/rfamandarin/2023-06-27T04-52-00-04-00/000000.png" xlink:type="simple" xlink:show="embed" xlink:actuate="onLoad" draw:mime-type="image/png"/>
</draw:frame>
 台湾桃园机场将首度进入军事演练范围。 <text:a xlink:type="simple" xlink:href="https://www.rfa.org/mandarin/Xinwen/st1-06272023045212.html/@@images/image" text:style-name="Internet_20_link" text:visited-style-name="Visited_20_Internet_20_Link">
</text:a>
路透资料照。</text:p>
      <text:p text:style-name="P4">
台湾联合报报道，台湾汉光演习实兵操演期间，将在桃园国际机场实施反空机降操演，台湾国军已通知航站，将于7月12日、19日实施预演，并在26日正式操演。操演详细实施时间，预于今日通知各大航空公司，并将发布国际飞航通报。</text:p>
      <text:p text:style-name="P4">
台湾中央社也报道，军方人士证实，将首度于民用桃园机场进行反空机降操演，操演日期为7月26日，拟发布为期1小时禁航通报。</text:p>
      <text:p text:style-name="P4">
联合报的报道中说，结合美军观摩团去年建议，国军汉光实兵今年仍将实施台北港与淡水河口周边保卫攻防科目，预划于7月13、20日分别实施预校，27日正式操演，陆航与特战部队将担任攻击军，与作战区所指挥陆海空军部队实施模拟对抗。</text:p>
      <text:p text:style-name="P4">
联合报报道指出，汉光演习今年将首度验证桃园机场水空机降攻防科目，海军151舰队结合陆战队AAV7两栖突击车月前已完成周边桃园竹围渔港沙滩两栖登陆试登，届时结合特战部队担任攻击军，就近夺取桃园机场，随后由第三作战区部队担任的防卫军实施反击，夺回机场。</text:p>
      <text:p text:style-name="P4">
责编 许书婷</text:p>
      <text:p text:style-name="P4">
Source: <text:a xlink:type="simple" xlink:href="https://www.rfa.org/mandarin/Xinwen/st1-06272023045212.html" text:style-name="Internet_20_link" text:visited-style-name="Visited_20_Internet_20_Link">
https://www.rfa.org/mandarin/Xinwen/st1-06272023045212.html</text:a>
</text:p>
      <!--NEWS-->
      <text:h text:style-name="P10" text:outline-level="1">
<text:span text:style-name="T4">
媒體：美財長預計7月初訪中</text:span>
</text:h>
      <text:p text:style-name="P4">
Author: None (Language: zh)</text:p>
      <text:p text:style-name="P4">
Publisher: None</text:p>
      <text:p text:style-name="P4">
Time: 2023-06-27T04:56:00Z</text:p>
      <text:p text:style-name="P4">
Description: 延宕多時，美國財長耶倫造訪中國之行可能在7月登場。據彭博社消息，她將與中國副總理何立峰會面；此前，耶倫曾於今年1月會晤當時的中國副總理劉鶴。耶倫近期針對美中經濟關係，有哪些說法？</text:p>
      <text:p text:style-name="P4">
Videos: []</text:p>
      <text:p text:style-name="P4">
Images: []</text:p>
      <text:p text:style-name="P4">
Subject: 经济纵横</text:p>
      <text:p text:style-name="P4">
Subjects: ['奥巴马', '美国']</text:p>
      <text:p text:style-name="P4">
Keywords: ['美国', '耶伦', '财政', '何立峰', '刘鹤', '美中关系', '中美竞争']</text:p>
      <text:p text:style-name="P4">
ID: 66040462</text:p>
      <!--METADATA-->
      <text:p text:style-name="P4">
<text:a xlink:type="simple" xlink:href="https://www.dw.com/zh/overlay/image/article/66040462/65750715" text:style-name="Internet_20_link" text:visited-style-name="Visited_20_Internet_20_Link">
 </text:a>
</text:p>
      <text:p text:style-name="P4">
圖為美國財長耶倫4月在美國財政部記者會上發言。</text:p>
      <text:p text:style-name="P4">
（德國之聲中文網）彭博社週一（6月26日）引述匿名知情者說法指，美國財政部長耶倫（JanetYellen）計劃7月初造訪北京，會晤新任的中國副總理何立峰，展開高層級的經濟會談。對此，一名美國官員表示，此事尚未底定。</text:p>
      <text:p text:style-name="P4">
今年初，美中關係因 <text:a xlink:type="simple" xlink:href="https://www.dw.com/zh/zh/布林肯批中國氣球侵犯美主權-耶倫仍有意訪中/a-64650009" text:style-name="Internet_20_link" text:visited-style-name="Visited_20_Internet_20_Link">
 「間諜氣球」事件 </text:a>
 而惡化，美國國務卿布林肯（Antony Blinken）的訪中計劃最後推遲至6月中旬才成行；路透社當時指出， <text:a xlink:type="simple" xlink:href="https://www.dw.com/zh/zh/秦剛晤布林肯75小時-指中美關係處最低谷/a-65955570" text:style-name="Internet_20_link" text:visited-style-name="Visited_20_Internet_20_Link">
布林肯與秦剛 </text:a>
舉行了7.5個小時的「坦誠」 與「建設性」會談，但在台灣、貿易、人權等議題似無重大進展。4月，耶倫曾說她的訪中行程將延至「適當時機」；此行若成真，耶倫將成為拜登政府第2位出訪中國的內閣官員。</text:p>
      <text:p text:style-name="P4">
彭博社指出，劉鶴3月卸任後，由習近平的親信何立峰成為中國副總理，傳統上此職務是美國財長的對口官員。此前，耶倫曾於今年1月在瑞士蘇黎世會見劉鶴；據美聯社當時報導，<text:a xlink:type="simple" xlink:href="https://www.dw.com/zh/zh/耶伦刘鹤会晤后同意加强两国间的沟通与交流/a-64440627" text:style-name="Internet_20_link" text:visited-style-name="Visited_20_Internet_20_Link">
 雙方皆強調應「管控分歧」 </text:a>
，且美中將強化氣候變遷等方面的合作。</text:p>
      <text:p text:style-name="P4">
</text:p>
      <text:p text:style-name="P4">
今年1月，美國財長耶倫與時任中國副總理劉鶴在瑞士蘇黎世會晤。</text:p>
      <text:p text:style-name="P4">
耶倫4月曾在約翰霍普金斯大學發表演說，談及美中關係時，她說：「中國的經濟成長，跟美國在經濟上扮演的領導角色，兩者未必不相容。」耶倫認為，兩國應可以「負責任地管理雙方的經濟關係」；而美國除了希望維護國家安全與人權，也希望跟中國維持有利於雙方的「健康競爭關係」。</text:p>
      <text:p text:style-name="P4">
近期美國總統拜登間接 <text:a xlink:type="simple" xlink:href="https://www.dw.com/zh/zh/拜登獨裁者言論不影響中美關係/a-66009564" text:style-name="Internet_20_link" text:visited-style-name="Visited_20_Internet_20_Link">
 稱習近平為「獨裁者」 </text:a>
，耶倫對此回應強調 <text:a xlink:type="simple" xlink:href="https://www.dw.com/zh/zh/美财长-拜登总统和我都认为保持美中沟通很关键/a-66004349" text:style-name="Internet_20_link" text:visited-style-name="Visited_20_Internet_20_Link">
 溝通的重要 </text:a>
 ，並稱美中須在「需要在能夠合作的領域合作」。</text:p>
      <text:p text:style-name="P4">
彭博社26日的報導另指出，美國政府打算祭出一項行政命令，內容是管制、甚至可能切斷美國在中國的特定投資項目，涵蓋半導體、人工智慧、量子運算等領域。據報，拜登政府已研擬此事2年，近期即將完成，希望能在7月下旬準備就緒。</text:p>
      <text:p text:style-name="P4">
</text:p>
      <text:p text:style-name="P4">
美國財長耶倫5月曾表示，美國擔心中國對其他國家採取「經濟脅迫」手段，七國集團（G7）許多發達經濟體成員也有一樣的擔憂，正思考如何應對這種行動。圖為耶倫與美國總統拜登去年3月在白宮開會。</text:p>
      <text:p text:style-name="P4">
（綜合報導）</text:p>
      <text:p text:style-name="P4">
Source: <text:a xlink:type="simple" xlink:href="https://www.dw.com/zh/媒體：美財長預計7月初訪中/a-66040462" text:style-name="Internet_20_link" text:visited-style-name="Visited_20_Internet_20_Link">
https://www.dw.com/zh/媒體：美財長預計7月初訪中/a-66040462?maca=chi-rss-chi-all-1127-rdf</text:a>
</text:p>
      <!--NEWS-->
      <text:h text:style-name="P10" text:outline-level="1">
<text:span text:style-name="T4">
Lucid为阿斯顿·马丁的电动车计划注入活力 (Free Version)</text:span>
</text:h>
      <text:p text:style-name="P4">
Author: Stephen Wilmot</text:p>
      <text:p text:style-name="P4">
Publisher: 华尔街日报中文网</text:p>
      <text:p text:style-name="P4">
Published Time: 2023-06-27T05:50:00.000Z</text:p>
      <text:p text:style-name="P4">
Modified Time: 2023-06-27T05:50:00.000Z</text:p>
      <text:p text:style-name="P4">
Created Time: 2023-06-27T04:21:00.000Z</text:p>
      <text:p text:style-name="P4">
Description: 电动汽车初创公司Lucid与英国跑车制造商阿斯顿·马丁达成技术共享协议，未来汽车行业可能会有更多此类合作。</text:p>
      <text:p text:style-name="P4">
Images: []</text:p>
      <text:p text:style-name="P4">
Categories: ['金融市场', '股闻天下']</text:p>
      <text:p text:style-name="P4">
Keywords: SYND,LINK:EN|WP-WSJ-0001009813</text:p>
      <text:p text:style-name="P4">
Type: Article</text:p>
      <!--METADATA-->
      <text:p text:style-name="P4">
汽车行业需要更多合作的一个例子是，下一部007电影可能会出现由美国加州技术驱动的电动汽车追逐战。</text:p>
      <text:p text:style-name="P4">
Source: <text:a xlink:type="simple" xlink:href="https://cn.wsj.com/articles/lucid%E4%B8%BA%E9%98%BF%E6%96%AF%E9%A1%BF-%E9%A9%AC%E4%B8%81%E7%9A%84%E7%94%B5%E5%8A%A8%E8%BD%A6%E8%AE%A1%E5%88%92%E6%B3%A8%E5%85%A5%E6%B4%BB%E5%8A%9B-74bc424c" text:style-name="Internet_20_link" text:visited-style-name="Visited_20_Internet_20_Link">
https://cn.wsj.com/articles/lucid%E4%B8%BA%E9%98%BF%E6%96%AF%E9%A1%BF-%E9%A9%AC%E4%B8%81%E7%9A%84%E7%94%B5%E5%8A%A8%E8%BD%A6%E8%AE%A1%E5%88%92%E6%B3%A8%E5%85%A5%E6%B4%BB%E5%8A%9B-74bc424c</text:a>
</text:p>
      <!--NEWS-->
      <text:h text:style-name="P10" text:outline-level="1">
<text:span text:style-name="T4">
最新审计报告显示七十个地区虚增收入逾八百亿元</text:span>
</text:h>
      <text:p text:style-name="P4">
Author: None</text:p>
      <text:p text:style-name="P4">
Publisher: Radio Free Asia (Organization)</text:p>
      <text:p text:style-name="P4">
Published Time: 2023-06-27T05:54:00-04:00</text:p>
      <text:p text:style-name="P4">
Modified Time: 2023-06-27T13:38:21-04:00</text:p>
      <text:p text:style-name="P4">
Description: None</text:p>
      <text:p text:style-name="P4">
Videos: []</text:p>
      <text:p text:style-name="P4">
Audios: ["<text:a xlink:type="simple" xlink:href="https://www.rfa.org/mandarin/yataibaodao/zhengzhi/gt2-062720230523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12011in" draw:z-index="0">
<draw:image xlink:href="../Images/rfamandarin/2023-06-27T05-54-00-04-00/000000.png" xlink:type="simple" xlink:show="embed" xlink:actuate="onLoad" draw:mime-type="image/png"/>
</draw:frame>
中国审计署报告显示去年70个地区虚增财政收入逾800亿元。 <text:a xlink:type="simple" xlink:href="https://www.rfa.org/mandarin/yataibaodao/zhengzhi/gt2-06272023052319.html/@@images/image" text:style-name="Internet_20_link" text:visited-style-name="Visited_20_Internet_20_Link">
</text:a>
路透资料照。  <text:a xlink:type="simple" xlink:href="https://www.rfa.org/mandarin/yataibaodao/zhengzhi/gt2-06272023052319.html/@@stream" text:style-name="Internet_20_link" text:visited-style-name="Visited_20_Internet_20_Link">
Audio-1-Link：https://www.rfa.org/mandarin/yataibaodao/zhengzhi/gt2-06272023052319.html/@@stream</text:a>
</text:p>
      <text:p text:style-name="P4">
中国审计署最新发布的2022年度审计报告显示，去年七十个地区虚增财政收入八百多亿元，移送重大违纪违法问题线索三百多起。</text:p>
      <ul>
        <li>
<text:span text:style-name="T4">
<text:a xlink:type="simple" xlink:href="https://www.rfa.org/mandarin/yataibaodao/jingmao/gf2-01102023081224.html" text:style-name="Internet_20_link" text:visited-style-name="Visited_20_Internet_20_Link">
 拼基建救经济 地方专项债配额或创纪录 </text:a>
 </text:span>
  * <text:a xlink:type="simple" xlink:href="https://www.rfa.org/mandarin/Xinwen/wul02-07212022230414.html" text:style-name="Internet_20_link" text:visited-style-name="Visited_20_Internet_20_Link">
 <text:span text:style-name="T4">
最强五省市一蹶不振 中央财政失去财政支柱</text:span>
 </text:a>
  * <text:a xlink:type="simple" xlink:href="https://www.rfa.org/mandarin/yataibaodao/jingmao/wy-08102020112526.html" text:style-name="Internet_20_link" text:visited-style-name="Visited_20_Internet_20_Link">
 <text:span text:style-name="T4">
中国财政报告避重就轻 地方财政问题突出</text:span>
 </text:a>
</li>
      </ul>
      <text:p text:style-name="P4">
本周一发表的《关于2022年度中央预算执行和其他财政收支的审计工作报告》，披露去年五十四个地区的财政收支管理情况，认为存在稅务与海关组织财政收入不严格、规范不高、减稅降费政策未全面落实，以及人为调节收入规模、地方财政管理不严格等弊端。</text:p>
      <text:p text:style-name="P4">
财经评论人士蔡慎坤周二接受本台采访时说：“审计署长期以来由中央一把手控制，该机构是贯彻一把手的意思，各地审计署也是。它发现的问题，也都是即将开展反腐的那些问题，就是对原有他们不满意的一些部门或机构，进行反腐，就通过审计署来进行，审计署在某种程度上扮演着中纪委的经济审计角色。”</text:p>
      <text:p text:style-name="P4">
<text:span text:style-name="T4">
审计署公布违规问题 中纪委将跟进</text:span>
</text:p>
      <text:p text:style-name="P4">
该《报告》审计发现有70个地区以“自卖自买”国有资产、虚构土地交易等方式，虚增财政收入860亿余元；41个地区向亏损企业征收国有资本收益、征收过头稅费或直接乱罚款乱摊派等，违规组织财政收入77亿余元；55个地区违规或变相返还稅收或土地出让金等，共225亿余元。其次，违规新增隐性债务，审计发现，49个地区通过承诺兜底回购、国有企业垫资建设等方式，违规新增隐性债务415亿余元。</text:p>
      <text:p text:style-name="P4">
中国审计署发布工作报告，有70个地区以“自卖自买”国有资产、虚构土地交易等方式，虚增财政收入860亿余元。（美联社资料图片）  <text:a xlink:type="simple" xlink:href="https://www.rfa.org/mandarin/yataibaodao/zhengzhi/gt2-06272023052319.html/ap511003680845.jpg" text:style-name="Internet_20_link" text:visited-style-name="Visited_20_Internet_20_Link">
</text:a>
</text:p>
      <text:p text:style-name="P4">
蔡慎坤说，接下来，那些被审计报告提到的违规现象均会遭到中纪委追查其根源：“审计署在前面开路，中纪委在后面拿人，基本上是这样的套路。我觉得发现这些问题不是现在才出现的，包括资金挪用，资金用作其他方面是长期存在的，一直没解决的，因为中央财政特别是转移支付里面的黑洞非常之深。”</text:p>
      <text:p text:style-name="P4">
审计署还提到专项债券管理方面存在问题，其中20个地区透过虚报项目收入、低估成本等，把项目“包装”成收益与融资规模平衡，借此发行专项债券近200亿元；5个地区把约50亿元资金投向景观工程、商业性项目等禁止类领域；47个地区违规挪用157亿余元；5个地区虚报33个专项债券项目支出进度等。</text:p>
      <text:p text:style-name="P4">
<text:span text:style-name="T4">
财政资源枯竭 地方政府虚报政绩</text:span>
</text:p>
      <text:p text:style-name="P4">
香港城市大学哲学博士徐全接受本台采访时说，上个世纪九十年代，中国实行分税制改革后，各地政府财政的来源，开始依靠土地拍卖收益，但随着房地产市道一落千丈，政府的财政收入逐年减少，到今天近乎枯竭状态。他说：“我们在审计报告中看到的最大问题就是虚增地方财政收入，其最重要的原因中国出现财权与事权不相符合的情形，地方财政收入如果越高，他上一级政府考核指标就会越好，税收返还也就越高。这就会造成地方政府虚报的情形。”</text:p>
      <text:p text:style-name="P4">
徐全认为，如果中国经济增长动力不足，加上房地产如果一蹶不振，地方政府将面临财政危机。</text:p>
      <text:p text:style-name="P4">
审计报告显示，2022年5月以来，审计共发现并移送重大违纪违法问题线索300多起，涉及1800多人。</text:p>
      <text:p text:style-name="P4">
记者：古亭 责编：陈美华 许书婷 嘉远 网编：瑞哲</text:p>
      <text:p text:style-name="P4">
Source: <text:a xlink:type="simple" xlink:href="https://www.rfa.org/mandarin/yataibaodao/zhengzhi/gt2-06272023052319.html" text:style-name="Internet_20_link" text:visited-style-name="Visited_20_Internet_20_Link">
https://www.rfa.org/mandarin/yataibaodao/zhengzhi/gt2-06272023052319.html</text:a>
</text:p>
      <!--NEWS-->
      <text:h text:style-name="P10" text:outline-level="1">
<text:span text:style-name="T4">
莫迪美国之行重塑印度国防和科技行业 (Free Version)</text:span>
</text:h>
      <text:p text:style-name="P4">
Author: Jacky Wong</text:p>
      <text:p text:style-name="P4">
Publisher: 华尔街日报中文网</text:p>
      <text:p text:style-name="P4">
Published Time: 2023-06-27T06:10:00.000Z</text:p>
      <text:p text:style-name="P4">
Modified Time: 2023-06-27T06:10:00.000Z</text:p>
      <text:p text:style-name="P4">
Created Time: 2023-06-27T04:12:00.000Z</text:p>
      <text:p text:style-name="P4">
Description: 莫迪访美为印度带来了许多重大交易。最引人注目的是联合生产喷气式战斗机的发动机，以及美国半导体公司在印度的投资，而这些都是与中国一较高下所需发展的领域。</text:p>
      <text:p text:style-name="P4">
Images: []</text:p>
      <text:p text:style-name="P4">
Categories: ['金融市场', '股闻天下']</text:p>
      <text:p text:style-name="P4">
Keywords: SYND,LINK:EN|WP-WSJ-0001009693</text:p>
      <text:p text:style-name="P4">
Type: Article</text:p>
      <!--METADATA-->
      <text:p text:style-name="P4">
“非中国”这一身份，帮助印度吸引了企业到来。慷慨的补贴是另一个诱人的因素，美国上周给予的认可也是。</text:p>
      <text:p text:style-name="P4">
Source: <text:a xlink:type="simple" xlink:href="https://cn.wsj.com/articles/%E8%8E%AB%E8%BF%AA%E7%BE%8E%E5%9B%BD%E4%B9%8B%E8%A1%8C%E9%87%8D%E5%A1%91%E5%8D%B0%E5%BA%A6%E5%9B%BD%E9%98%B2%E5%92%8C%E7%A7%91%E6%8A%80%E8%A1%8C%E4%B8%9A-7d5462ba" text:style-name="Internet_20_link" text:visited-style-name="Visited_20_Internet_20_Link">
https://cn.wsj.com/articles/%E8%8E%AB%E8%BF%AA%E7%BE%8E%E5%9B%BD%E4%B9%8B%E8%A1%8C%E9%87%8D%E5%A1%91%E5%8D%B0%E5%BA%A6%E5%9B%BD%E9%98%B2%E5%92%8C%E7%A7%91%E6%8A%80%E8%A1%8C%E4%B8%9A-7d5462ba</text:a>
</text:p>
      <!--NEWS-->
      <text:h text:style-name="P10" text:outline-level="1">
<text:span text:style-name="T4">
西方央行似将分道扬镳，但不要低估其“抱团”意愿 (Free Version)</text:span>
</text:h>
      <text:p text:style-name="P4">
Author: Jon Sindreu</text:p>
      <text:p text:style-name="P4">
Publisher: 华尔街日报中文网</text:p>
      <text:p text:style-name="P4">
Published Time: 2023-06-27T06:15:00.000Z</text:p>
      <text:p text:style-name="P4">
Modified Time: 2023-06-27T06:15:00.000Z</text:p>
      <text:p text:style-name="P4">
Created Time: 2023-06-27T03:53:00.000Z</text:p>
      <text:p text:style-name="P4">
Description: 市场愈发认为西方央行货币政策将分道扬镳，但这种分化可能会是短暂的。</text:p>
      <text:p text:style-name="P4">
Images: []</text:p>
      <text:p text:style-name="P4">
Categories: ['金融市场', '股闻天下']</text:p>
      <text:p text:style-name="P4">
Keywords: SYND,LINK:EN|WP-WSJ-0001008997</text:p>
      <text:p text:style-name="P4">
Type: Article</text:p>
      <!--METADATA-->
      <text:p text:style-name="P4">
鉴于西方经济体形势各不相同，各央行可能会尝试走不同方向的政策道路。但话又说回来，也许并不会。</text:p>
      <text:p text:style-name="P4">
Source: <text:a xlink:type="simple" xlink:href="https://cn.wsj.com/articles/%E8%A5%BF%E6%96%B9%E5%A4%AE%E8%A1%8C%E4%BC%BC%E5%B0%86%E5%88%86%E9%81%93%E6%89%AC%E9%95%B3-%E4%BD%86%E4%B8%8D%E8%A6%81%E4%BD%8E%E4%BC%B0%E5%85%B6-%E6%8A%B1%E5%9B%A2-%E6%84%8F%E6%84%BF-b99386fc" text:style-name="Internet_20_link" text:visited-style-name="Visited_20_Internet_20_Link">
https://cn.wsj.com/articles/%E8%A5%BF%E6%96%B9%E5%A4%AE%E8%A1%8C%E4%BC%BC%E5%B0%86%E5%88%86%E9%81%93%E6%89%AC%E9%95%B3-%E4%BD%86%E4%B8%8D%E8%A6%81%E4%BD%8E%E4%BC%B0%E5%85%B6-%E6%8A%B1%E5%9B%A2-%E6%84%8F%E6%84%BF-b99386fc</text:a>
</text:p>
      <!--NEWS-->
      <text:h text:style-name="P10" text:outline-level="1">
<text:span text:style-name="T4">
普京抨击叛乱组织者之际，俄罗斯试图重新控制局势 (Free Version)</text:span>
</text:h>
      <text:p text:style-name="P4">
Author: Georgi Kantchev / Alan Cullison</text:p>
      <text:p text:style-name="P4">
Publisher: 华尔街日报中文网</text:p>
      <text:p text:style-name="P4">
Published Time: 2023-06-27T06:45:00.000Z</text:p>
      <text:p text:style-name="P4">
Modified Time: 2023-06-27T06:45:00.000Z</text:p>
      <text:p text:style-name="P4">
Created Time: 2023-06-26T22:06:00.000Z</text:p>
      <text:p text:style-name="P4">
Description: 此前，一场以失败告终的军事叛变的领导人普里戈任周一为这场短暂的叛乱辩护，声称他不是在试图推翻普京。</text:p>
      <text:p text:style-name="P4">
Images: []</text:p>
      <text:p text:style-name="P4">
Categories: ['国际']</text:p>
      <text:p text:style-name="P4">
Keywords: SYND,LINK:EN|WP-WSJ-0001009434</text:p>
      <text:p text:style-name="P4">
Type: Article</text:p>
      <!--METADATA-->
      <text:p text:style-name="P4">
一场以失败告终的军事叛变的领导人普里戈任(Yevgeny Prigozhin)周一为这场短暂的叛乱辩护，声称他不是在试图推翻俄罗斯总统普京(VladimirPutin)。 <text:a xlink:type="simple" xlink:href="https://cn.wsj.com/articles/CN-BGH-20230626091319" text:style-name="Internet_20_link" text:visited-style-name="Visited_20_Internet_20_Link">
 普京的权威遭遇执政23年以来最严重挑战 </text:a>
 后，克里姆林宫正在采取措施，以重新控制该国局势。</text:p>
      <text:p text:style-name="P4">
Source: <text:a xlink:type="simple" xlink:href="https://cn.wsj.com/articles/%E6%99%AE%E4%BA%AC%E6%8A%A8%E5%87%BB%E5%8F%9B%E4%B9%B1%E7%BB%84%E7%BB%87%E8%80%85%E4%B9%8B%E9%99%85-%E4%BF%84%E7%BD%97%E6%96%AF%E5%8A%AA%E5%8A%9B%E9%87%8D%E6%96%B0%E6%8E%A7%E5%88%B6%E5%B1%80%E5%8A%BF-b37e8a91" text:style-name="Internet_20_link" text:visited-style-name="Visited_20_Internet_20_Link">
https://cn.wsj.com/articles/%E6%99%AE%E4%BA%AC%E6%8A%A8%E5%87%BB%E5%8F%9B%E4%B9%B1%E7%BB%84%E7%BB%87%E8%80%85%E4%B9%8B%E9%99%85-%E4%BF%84%E7%BD%97%E6%96%AF%E5%8A%AA%E5%8A%9B%E9%87%8D%E6%96%B0%E6%8E%A7%E5%88%B6%E5%B1%80%E5%8A%BF-b37e8a91</text:a>
</text:p>
      <!--NEWS-->
      <text:h text:style-name="P10" text:outline-level="1">
<text:span text:style-name="T4">
李強批西方「降風險」概念 對中國經濟樂觀</text:span>
</text:h>
      <text:p text:style-name="P4">
Author: None (Language: zh)</text:p>
      <text:p text:style-name="P4">
Publisher: None</text:p>
      <text:p text:style-name="P4">
Time: 2023-06-27T06:51:00Z</text:p>
      <text:p text:style-name="P4">
Description: 中國總理李強27日在世界經濟論壇於天津舉辦的「新領軍者年會」上稱，部分國家的「去依賴、降風險」說法是把經貿問題政治化的偽命題。他還稱，中國今年第二季經濟增速會加快，有望達成5%的年增長目標。</text:p>
      <text:p text:style-name="P4">
Videos: []</text:p>
      <text:p text:style-name="P4">
Images: []</text:p>
      <text:p text:style-name="P4">
Subject: 经济纵横</text:p>
      <text:p text:style-name="P4">
Subjects: ['希腊债务危机', '国内生产总值', '欧债危机', '专题报道：习近平访美', '欧盟', '乌克兰', '诺贝尔奖', '欧洲难民危机', '欧洲', '专题报道：中国经济何处去？']</text:p>
      <text:p text:style-name="P4">
Keywords: ['去风险', '中美关系', '欧盟', '芯片', 'WTO', '中国经济', '脱钩', 'GDP']</text:p>
      <text:p text:style-name="P4">
ID: 66040846</text:p>
      <!--METADATA-->
      <text:p text:style-name="P4">
<text:a xlink:type="simple" xlink:href="https://www.dw.com/zh/overlay/image/article/66040846/65976751" text:style-name="Internet_20_link" text:visited-style-name="Visited_20_Internet_20_Link">
 </text:a>
</text:p>
      <text:p text:style-name="P4">
李強6月訪德時，曾於柏林會見德國總理蕭爾茨。</text:p>
      <text:p text:style-name="P4">
（德國之聲中文網）中國總理李強週二（6月27日）出席世界經濟論壇（WEF）在天津舉辦的「新領軍者年會」，在開幕式上發表主旨演講時稱，部分國家所謂「 <text:a xlink:type="simple" xlink:href="https://www.dw.com/zh/zh/美国国家安全顾问对华关系要去风险-而非脱钩/a-65462184" text:style-name="Internet_20_link" text:visited-style-name="Visited_20_Internet_20_Link">
去依賴、降風險 </text:a>
」的說法是偽命題，並反對人為把經濟貿易問題政治化。</text:p>
      <text:p text:style-name="P4">
李強稱，全球化的發展讓各國經濟相互依賴、共同發展，本是一件好事，若有任何產業鏈存在風險，也不應由特定政府或組織說了算，應將發言、判斷權留給相關企業。他因此反對以人為方式，將經濟貿易問題政治化，並呼籲各國應維護全球產業、供應鏈的穩定與暢通，讓經濟發展的成果公平地惠及不同國家與人群。</text:p>
      <text:p text:style-name="P4">
此外，李強也說，中國經濟今年回暖態勢明顯，第二季的經濟增速預計將高於上一季度，有望實現今年3月訂下的「 <text:a xlink:type="simple" xlink:href="https://www.dw.com/zh/zh/中國經濟增長目標5偏保守-專家一定可達到/a-64888850" text:style-name="Internet_20_link" text:visited-style-name="Visited_20_Internet_20_Link">
 5%左右的經濟年增長目標</text:a>
」。當時，李強曾表示要達成此目標並非易事。</text:p>
      <text:p text:style-name="P4">
然而路透社報導指，在5月份工業產出和零售銷售數據未達預期後，已有 <text:a xlink:type="simple" xlink:href="https://www.dw.com/zh/zh/标普降中国经济预测-专家谈如何缓解就业难/a-66036410" text:style-name="Internet_20_link" text:visited-style-name="Visited_20_Internet_20_Link">
 多家銀行下修了對中國今年GDP增長的預期</text:a>
，並稱北京須採取進一步措施，以支持該國在疫後不如預期的經濟復甦。</text:p>
      <text:p text:style-name="P4">
「新領軍者年會」又稱「夏季達沃斯論壇」（SummerDavos），是WEF每年在中國各大城市舉辦的會議，參與者多為「金磚國家」等新興市場或已開發國家之中發展迅速的企業組織、政要及專家學者。今年約有1500名與會代表，其中包含已於<text:a xlink:type="simple" xlink:href="https://www.dw.com/zh/zh/不跟隨拜登批中-新西蘭總理將率團訪華/a-66009563" text:style-name="Internet_20_link" text:visited-style-name="Visited_20_Internet_20_Link">
 25日展開訪華之旅的紐西蘭總理希普金斯（Chris Hipkins） </text:a>
 。</text:p>
      <text:h text:style-name="P12" text:outline-level="3">
<text:span text:style-name="T4">
WTO總幹事：「脫鉤」將損害全球經濟</text:span>
</text:h>
      <text:p text:style-name="P4">
中國外交部發佈聲明稱，在發表開幕主旨演講前，李強26日下午已先分別會見世界貿易組織（WTO）總幹事伊維拉（Ngozi Okonjo-Iweala）及WEF主席施瓦布（Klaus Schwab），並發表了類似談話。</text:p>
      <text:p text:style-name="P4">
李強告訴伊維拉，自由貿易、分工協作是應對全球挑戰的必然選擇，部分國家提出的「降依賴」、「去風險」，將經貿問題政治化，不僅有違WTO倡導的自由貿易原則、衝擊多邊貿易體制，也違背經濟規律、擾亂全球產業鏈供應鏈的安全穩定，最終阻礙世界經濟復甦進程。</text:p>
      <text:p text:style-name="P4">
根據該聲明，伊維拉回應，世界經濟不應碎片化，「脫鉤」將損害全球經濟發展，單邊主義和保護主義也違背全球化的潮流。她說，WTO讚賞中方加入該組織以來的重要貢獻，也期待能與中國構建強有力的伙伴關係。</text:p>
      <text:p text:style-name="P4">
</text:p>
      <text:p text:style-name="P4">
WTO總幹事伊維拉（資料照）。</text:p>
      <text:h text:style-name="P12" text:outline-level="3">
<text:span text:style-name="T4">
西方怎麼談「降低風險」？</text:span>
</text:h>
      <text:p text:style-name="P4">
李強口中部分國家的「去依賴、降風險」概念，歐美各國近期曾反覆提及，但與中國對此的理解未必相同。</text:p>
      <text:p text:style-name="P4">
今年稍早，美國國家安全顧問沙利文（JakeSullivan）曾表示，經濟全球化的重要前提是各國遵守負責和開放的原則，但中國作為一個大型的非市場經濟國家，持續大規模補貼傳統工業及未來關鍵產業，且在亞太地區不斷擴大軍事野心，也未勸阻俄國侵烏，已對國際秩序構成相當大的挑戰。因此美國及其盟友出於安全顧慮，開始<text:a xlink:type="simple" xlink:href="https://www.dw.com/zh/zh/中国会被美国的芯片制裁卡脖子吗/a-65925528" text:style-name="Internet_20_link" text:visited-style-name="Visited_20_Internet_20_Link">
 對中國的晶片技術實施出口限制 </text:a>
 ，並 <text:a xlink:type="simple" xlink:href="https://www.dw.com/zh/zh/忧国家安全-美国禁售华为中兴设备/a-63900111" text:style-name="Internet_20_link" text:visited-style-name="Visited_20_Internet_20_Link">
對通訊設備製造商華為發布禁令 </text:a>
，以降低對中國供應鏈的依賴及風險。</text:p>
      <text:p text:style-name="P4">
沙利文指出：「去風險意味著擁有彈性的有效供應鏈，並確保我們不會受到任何國家的脅迫。」他強調，這些措施僅針對「少數打算在軍事上挑戰我們的國家」，並未針其他新興經濟體，亦非北京所批評的「技術封鎖」。</text:p>
      <text:p text:style-name="P4">
他說：「我們只是要確保美國和盟國的技術，不會被用來對付我們自己，而並不是要切斷貿易。」他也指出中美之間的雙邊貿易去年又創下新高紀錄。</text:p>
      <text:p text:style-name="P4">
<text:a xlink:type="simple" xlink:href="https://www.dw.com/zh/zh/歐盟談對中貿易去風險而非脫鉤/a-64445854" text:style-name="Internet_20_link" text:visited-style-name="Visited_20_Internet_20_Link">
 歐盟執委會主席馮德萊恩 </text:a>
 （Ursulavon derLeyen）亦曾在WEF上表示，歐盟雖需要「與中國合作和貿易」，但仍須修正與中國的商業交易方向，尋求與這個世界第二大經濟體「降低風險，而非脫鈎」。</text:p>
      <text:h text:style-name="P12" text:outline-level="3">
<text:span text:style-name="T4">
專訪：脫離風險？關鍵要看如何定義</text:span>
</text:h>
      <text:p text:style-name="P4">
（綜合報導）</text:p>
      <text:p text:style-name="P4">
Source: <text:a xlink:type="simple" xlink:href="https://www.dw.com/zh/李強批西方「降風險」概念-對中國經濟樂觀/a-66040846" text:style-name="Internet_20_link" text:visited-style-name="Visited_20_Internet_20_Link">
https://www.dw.com/zh/李強批西方「降風險」概念-對中國經濟樂觀/a-66040846?maca=chi-rss-chi-all-1127-rdf</text:a>
</text:p>
      <!--NEWS-->
      <text:h text:style-name="P10" text:outline-level="1">
<text:span text:style-name="T4">
知情者：耶伦拟7月初访问北京</text:span>
</text:h>
      <text:p text:style-name="P4">
Author: 联合早报 (Person)</text:p>
      <text:p text:style-name="P4">
Publisher: 联合早报 (Organization)</text:p>
      <text:p text:style-name="P4">
Published Time: 2023-06-27T06:53</text:p>
      <text:p text:style-name="P4">
Modified Time: 2023-06-27T06:53</text:p>
      <text:p text:style-name="P4">
Description: 知情人士称，美国财政部长耶伦计划于7月初访问北京，与中国财政部高官举行首次高层经济会谈。彭博社报道，耶伦曾表示希望在今年内访华，与中共中央政治局委员、国务院副总理何立峰见面。今年3...</text:p>
      <text:p text:style-name="P4">
Videos: []</text:p>
      <text:p text:style-name="P4">
Audios: []</text:p>
      <text:p text:style-name="P4">
Images: []</text:p>
      <text:p text:style-name="P4">
Type: NewsArticle</text:p>
      <text:p text:style-name="P4">
Breadcrumbs: ['即时', '国际']</text:p>
      <text:p text:style-name="P4">
Keywords: ['美中关系', '耶伦', '北京']</text:p>
      <!--METADATA-->
      <text:p text:style-name="P4">
知情人士称，美国财政部长耶伦计划于7月初访问北京，与中国财政部高官举行首次高层经济会谈。</text:p>
      <text:p text:style-name="P4">
彭博社报道，耶伦曾表示希望在今年内访华，与中共中央政治局委员、国务院副总理何立峰见面。今年3月开始掌管中国经济和金融系统的何立峰，为中国国家主席习近平的亲信。</text:p>
      <text:p text:style-name="P4">
由于耶伦的访华细节尚未正式公布，知情者要求不具名。</text:p>
      <text:p text:style-name="P4">
与此同时，熟悉白宫内部审议人士透露，拜登政府即将拟定一项行政命令。这个行政令旨在监管并可能切断美国在中国的某些投资，行政部门的目标是在7月下旬完成。</text:p>
      <text:p text:style-name="P4">
如果耶伦确定成行，她将会是美中关系恶化后第二位访问中国的美国内阁成员。美国国务卿布林肯19日刚结束北京之行，在两天访问中，他与中国国务委员兼外长秦刚和中共中央政治局委员、中央外办主任王毅举行会议，还与习近平会面。</text:p>
      <text:p text:style-name="P4">
一名美国官员星期一（6月26日）说，耶伦是否访问中国尚未得到确认，而总统行政命令尚未最终确定，也没有发布时间表。</text:p>
      <text:p text:style-name="P4">
Source: <text:a xlink:type="simple" xlink:href="https://www.zaobao.com.sg/realtime/world/story20230627-1408168" text:style-name="Internet_20_link" text:visited-style-name="Visited_20_Internet_20_Link">
https://www.zaobao.com.sg/realtime/world/story20230627-1408168</text:a>
</text:p>
      <!--NEWS-->
      <text:h text:style-name="P10" text:outline-level="1">
<text:span text:style-name="T4">
红杉资本在中美都赚得盆满钵满，现在不得不“二选一” (Free Version)</text:span>
</text:h>
      <text:p text:style-name="P4">
Author: Kate O'Keeffe / Berber Jin / Aruna Viswanatha</text:p>
      <text:p text:style-name="P4">
Publisher: 华尔街日报中文网</text:p>
      <text:p text:style-name="P4">
Published Time: 2023-06-27T07:10:00.000Z</text:p>
      <text:p text:style-name="P4">
Modified Time: 2023-06-27T07:10:00.000Z</text:p>
      <text:p text:style-name="P4">
Created Time: 2023-06-27T05:39:00.000Z</text:p>
      <text:p text:style-name="P4">
Description: 来自华盛顿方面的审视加剧了红杉资本内部的紧张局面，推动该公司作出了“分家”决定。</text:p>
      <text:p text:style-name="P4">
Images: []</text:p>
      <text:p text:style-name="P4">
Categories: ['金融市场']</text:p>
      <text:p text:style-name="P4">
Keywords: SYND,LINK:EN|WP-WSJ-0001011856</text:p>
      <text:p text:style-name="P4">
Type: Article</text:p>
      <!--METADATA-->
      <text:p text:style-name="P4">
红杉资本(SequoiaCapital)堪称有史以来赚钱最稳的风险投资公司，在美国和中国都成功进行了重金押注。然而，这家硅谷公司到头来发现自己不得不在中美之间选择其一。</text:p>
      <text:p text:style-name="P4">
Source: <text:a xlink:type="simple" xlink:href="https://cn.wsj.com/articles/%E7%BA%A2%E6%9D%89%E8%B5%84%E6%9C%AC%E5%9C%A8%E4%B8%AD%E7%BE%8E%E9%83%BD%E8%B5%9A%E5%BE%97%E7%9B%86%E6%BB%A1%E9%92%B5%E6%BB%A1-%E7%8E%B0%E5%9C%A8%E4%B8%8D%E5%BE%97%E4%B8%8D-%E4%BA%8C%E9%80%89%E4%B8%80-a67fdcf9" text:style-name="Internet_20_link" text:visited-style-name="Visited_20_Internet_20_Link">
https://cn.wsj.com/articles/%E7%BA%A2%E6%9D%89%E8%B5%84%E6%9C%AC%E5%9C%A8%E4%B8%AD%E7%BE%8E%E9%83%BD%E8%B5%9A%E5%BE%97%E7%9B%86%E6%BB%A1%E9%92%B5%E6%BB%A1-%E7%8E%B0%E5%9C%A8%E4%B8%8D%E5%BE%97%E4%B8%8D-%E4%BA%8C%E9%80%89%E4%B8%80-a67fdcf9</text:a>
</text:p>
      <!--NEWS-->
      <text:h text:style-name="P10" text:outline-level="1">
<text:span text:style-name="T4">
电动卡车初创公司Lordstown Motors申请破产保护，并起诉富士康 (Free Version)</text:span>
</text:h>
      <text:p text:style-name="P4">
Author: Sean McLain</text:p>
      <text:p text:style-name="P4">
Publisher: 华尔街日报中文网</text:p>
      <text:p text:style-name="P4">
Published Time: 2023-06-27T07:20:00.000Z</text:p>
      <text:p text:style-name="P4">
Modified Time: 2023-06-27T07:20:00.000Z</text:p>
      <text:p text:style-name="P4">
Created Time: 2023-06-27T06:10:00.000Z</text:p>
      <text:p text:style-name="P4">
Description: Lordstown表示，在与富士康关于收购其1.7亿美元股份的谈判破裂后，该公司提出了破产保护申请。与此同时，该公司起诉富士康欺诈和违约。</text:p>
      <text:p text:style-name="P4">
Images: []</text:p>
      <text:p text:style-name="P4">
Categories: ['商业']</text:p>
      <text:p text:style-name="P4">
Keywords: SYND</text:p>
      <text:p text:style-name="P4">
Type: Article</text:p>
      <!--METADATA-->
      <text:p text:style-name="P4">
电动卡车初创公司Lordstown Motors(RIDE)周二早间表示已申请破产保护。在SPAC热潮中该公司曾备受投资者追捧，并被前总统特朗普(DonaldTrump)誉为俄亥俄州一家关闭的通用汽车(General Motors)工厂的救星。</text:p>
      <text:p text:style-name="P4">
Source: <text:a xlink:type="simple" xlink:href="https://cn.wsj.com/articles/%E7%94%B5%E5%8A%A8%E5%8D%A1%E8%BD%A6%E5%88%9D%E5%88%9B%E5%85%AC%E5%8F%B8lordstown-motors%E7%94%B3%E8%AF%B7%E7%A0%B4%E4%BA%A7%E4%BF%9D%E6%8A%A4-%E5%B9%B6%E8%B5%B7%E8%AF%89%E5%AF%8C%E5%A3%AB%E5%BA%B7-a64a398" text:style-name="Internet_20_link" text:visited-style-name="Visited_20_Internet_20_Link">
https://cn.wsj.com/articles/%E7%94%B5%E5%8A%A8%E5%8D%A1%E8%BD%A6%E5%88%9D%E5%88%9B%E5%85%AC%E5%8F%B8lordstown-motors%E7%94%B3%E8%AF%B7%E7%A0%B4%E4%BA%A7%E4%BF%9D%E6%8A%A4-%E5%B9%B6%E8%B5%B7%E8%AF%89%E5%AF%8C%E5%A3%AB%E5%BA%B7-a64a398</text:a>
</text:p>
      <!--NEWS-->
      <text:h text:style-name="P10" text:outline-level="1">
<text:span text:style-name="T4">
以色列批准建造数千座非法定居点房屋的计划</text:span>
</text:h>
      <text:p text:style-name="P4">
Author: 半岛电视台＋通讯社</text:p>
      <text:p text:style-name="P4">
Publisher: Al Jazeera</text:p>
      <text:p text:style-name="P4">
Published Time: 2023-06-27T07:23:33</text:p>
      <text:p text:style-name="P4">
Modified Time: 2023-06-27T07:23:33</text:p>
      <text:p text:style-name="P4">
Description: 以色列极右翼政府已批准在被占领的约旦河西岸非法以色列定居点建造数千套新房屋的计划，巴勒斯坦官员谴责此举是“针对巴勒斯坦人民公开战争”的一部分。</text:p>
      <text:p text:style-name="P4">
Images: ["<text:a xlink:type="simple" xlink:href="https://chinese.aljazeera.net/wp-content/uploads/2023/06/1-1687849541.jpg" text:style-name="Internet_20_link" text:visited-style-name="Visited_20_Internet_20_Link">
1-1687849541.jpg</text:a>
"]</text:p>
      <text:p text:style-name="P4">
Topics: ['中东', '巴勒斯坦问题', '新闻']</text:p>
      <text:p text:style-name="P4">
Keywords: ['中东', '巴勒斯坦问题', '新闻', '以色列', '巴勒斯坦']</text:p>
      <text:p text:style-name="P4">
Type: Article</text:p>
      <!--METADATA-->
      <text:p text:style-name="P4">
<draw:frame draw:style-name="fr1" draw:name="Image123" text:anchor-type="as-char" svg:width="6.9236in" svg:height="3.888597in" draw:z-index="0">
<draw:image xlink:href="../Images/Aljazeera Chinese/2023-06-27T07-23-33/1-1687849541.jpg" xlink:type="simple" xlink:show="embed" xlink:actuate="onLoad" draw:mime-type="image/jpeg"/>
</draw:frame>
 以色列批准建造数千座非法定居点房屋的计划</text:p>
      <text:p text:style-name="P4">
以色列极右翼政府已批准在被占领的约旦河西岸非法以色列定居点建造数千套新房屋的计划，巴勒斯坦官员谴责此举是“针对巴勒斯坦人民公开战争”的一部分。</text:p>
      <text:p text:style-name="P4">
被占领土上暴力事件不断增加以及美国对以色列定居点政策日益批评背景下，做出了上述决定。</text:p>
      <text:p text:style-name="P4">
负责监督定居点建设的国防部规划委员会周一批准了 5000多套新定居点住宅，这些单位正处于规划的不同阶段，目前尚不清楚何时开始施工，而国防部规划委员会没有立即发表评论。</text:p>
      <text:p text:style-name="P4">
国际社会与巴勒斯坦人共同认为定居点建设是非法的，是和平的障碍，超过 70 万以色列人生活在被占领的约旦河西岸和东耶路撒冷——以色列于 1967年占领的领土，巴勒斯坦人寻求建立未来的国家。</text:p>
      <text:p text:style-name="P4">
约旦河西岸巴勒斯坦官员瓦塞尔·阿布·优素福说道，“内塔尼亚胡政府正在对巴勒斯坦人民进行侵略和公开战争，”他并补充说，“我们申明，所有被占领巴勒斯坦领土上的所有定居者殖民主义都是非法的。”</text:p>
      <text:p text:style-name="P4">
12月底上台的以色列政府由与定居点运动关系密切的宗教和极端民族主义政客主导，财政部长贝扎莱尔·斯莫特里奇（BezalelSmotrich）是一位煽动性的定居者领袖，他已被授予内阁级定居点政策权力，并誓言要将被占领的约旦河西岸的定居者人口增加一倍。</text:p>
      <text:p text:style-name="P4">
半岛电视台记者伊姆兰·汗在被占领的约旦河西岸吉夫阿特泽耶夫定居点报道，这一消息是“贝扎莱尔·斯莫特里奇的一次巨大胜利”。</text:p>
      <text:p text:style-name="P4">
半岛电视台记者补充说，“通常情况下，批准定居点扩建有六个阶段，其中包括安全考虑、定居点的真正建造者、政治考虑等，在每个阶段，国会议员（以色列议会）和国际社会都可以表达他们的担忧，但他们往往会放慢脚步。”</text:p>
      <text:p text:style-name="P4">
“但上周，由总理本杰明·内塔尼亚胡领导的内阁完全简化了这一流程，并将几乎完全的控制权移交给了斯莫特里奇，今天，他已经行使了这种控制权。”</text:p>
      <text:p text:style-name="P4">
自11月连任以来，内塔尼亚胡政府已将扩建定居点作为首要任务。</text:p>
      <text:p text:style-name="P4">
半岛电视台记者伊姆兰·汗表示，非法 Giv’at Ze’ev 定居点已获准建造 900 栋新建筑。</text:p>
      <text:p text:style-name="P4">
半岛电视台记者伊姆兰·汗表示，“这将使这里成为比现在更加永久的地方，”他并补充说，“如果两国方案达成共识，我现在站的地方应该是巴勒斯坦国。但令巴勒斯坦人沮丧的是，这些定居点仍在不断修建，自80 年代以来，这些活动一直在被占领的约旦河西岸相当大的地区进行。”</text:p>
      <text:h text:style-name="P13" text:outline-level="4">
<text:span text:style-name="T4">
暴力事件不断增加</text:span>
</text:h>
      <text:p text:style-name="P4">
以色列政府高级官员一直在推动增加建设和其他措施，以巩固以色列对领土的控制，旨在应对与巴勒斯坦人长达一年多的暴力浪潮。</text:p>
      <text:p text:style-name="P4">
上周，以色列军队袭击杰宁难民营后，至少七名巴勒斯坦人被杀，数十人受伤。</text:p>
      <text:p text:style-name="P4">
袭击发生后，两名巴勒斯坦枪手在非法犹太人定居点附近开枪，造成四名以色列人丧生。</text:p>
      <text:p text:style-name="P4">
在巴勒斯坦发生一系列致命袭击后，以色列于 2022 年初扩大了在约旦河西岸的军事活动。</text:p>
      <text:p text:style-name="P4">
据巴勒斯坦卫生部称，自今年年初以来，至少有 174 名巴勒斯坦人被以色列军队和定居者杀害，大约24人在巴勒斯坦袭击中丧生。</text:p>
      <text:p text:style-name="P4">
1967年中东战争中，以色列占领了约旦河西岸、东耶路撒冷和加沙地带，巴勒斯坦人声称拥有所有这三个领土，以建立未来的独立国家。</text:p>
      <text:p text:style-name="P4">
联合国巴勒斯坦问题特别报告员弗朗西斯卡·阿尔巴内塞告诉半岛电视台说，国际法存在“执行问题”。</text:p>
      <text:p text:style-name="P4">
阿尔巴内塞表示，“存在双重标准的问题，因为很明显，在巴勒斯坦问题上，尤其是西方国家之间存在认知失调，并且在实施强制措施和国际法规定的所有禁令方面保持沉默。”</text:p>
      <text:p text:style-name="P4">
美国总统乔·拜登政府越来越直言不讳地批评以色列的定居点政策。</text:p>
      <text:p text:style-name="P4">
美国国务院发言人马修·米勒表示，以色列政府的最新决定“我们深感不安”。</text:p>
      <text:p text:style-name="P4">
米勒表示，“我们只是对以色列定居点管理系统发生变化的报道感到担忧，这些变化加快了定居点的规划和批准。”</text:p>
      <text:p text:style-name="P4">
“我们已直接向以色列政府表达了对定居点和增加定居点单位的担忧，我怀疑他们能够找出适当的影响。”</text:p>
      <text:p text:style-name="P4">
本月早些时候，美国国务卿安东尼·布林肯在亲以色列游说团体美国以色列公共事务委员会（AIPAC）的演讲中称这些定居点“是我们寻求希望的障碍。”</text:p>
      <text:p text:style-name="P4">
尽管遭到批评，美国对以色列几乎没有采取任何行动，白宫尚未按照以色列选举后的惯例邀请内塔尼亚胡访问，这表明了其不满。</text:p>
      <text:p text:style-name="P4">
本周，美国表示不会向以色列机构转移资金，用于被占领的约旦河西岸的科学技术研究项目，该决定恢复了一项已被美国前总统唐纳德·特朗普的支持和解政府取消的长期政策。</text:p>
      <text:p text:style-name="P4">
在周一投票之前，以色列内阁部长、极右翼犹太力量党成员伊萨克·瓦瑟劳夫淡化了与美国的分歧。</text:p>
      <text:p text:style-name="P4">
伊萨克·瓦瑟劳夫告诉陆军广播电台说，“我认为与美国的联盟将继续存在，”他并补充说，“存在分歧，我们过去就知道如何对付他们。”</text:p>
      <text:p text:style-name="P4">
Source: <text:a xlink:type="simple" xlink:href="https://chinese.aljazeera.net/middle-east/question-of-palestine/2023/6/27/%e4%bb%a5%e8%89%b2%e5%88%97%e6%89%b9%e5%87%86%e5%bb%ba%e9%80%a0%e6%95%b0%e5%8d%83%e5%ba%a7%e9%9d%9e%e6%b3%95%e5%ae%9a%e5%b1%85%e7%82%b9%e6%88%bf%e5%b1%8b%e7%9a%84%e8%ae%a1%e5%88%92" text:style-name="Internet_20_link" text:visited-style-name="Visited_20_Internet_20_Link">
https://chinese.aljazeera.net/middle-east/question-of-palestine/2023/6/27/%e4%bb%a5%e8%89%b2%e5%88%97%e6%89%b9%e5%87%86%e5%bb%ba%e9%80%a0%e6%95%b0%e5%8d%83%e5%ba%a7%e9%9d%9e%e6%b3%95%e5%ae%9a%e5%b1%85%e7%82%b9%e6%88%bf%e5%b1%8b%e7%9a%84%e8%ae%a1%e5%88%92</text:a>
</text:p>
      <!--NEWS-->
      <text:h text:style-name="P10" text:outline-level="1">
<text:span text:style-name="T4">
普京：希望俄罗斯陷入“血腥冲突”的叛变者以失败告终</text:span>
</text:h>
      <text:p text:style-name="P4">
Author: 联合早报 (Person)</text:p>
      <text:p text:style-name="P4">
Publisher: 联合早报 (Organization)</text:p>
      <text:p text:style-name="P4">
Published Time: 2023-06-27T07:25</text:p>
      <text:p text:style-name="P4">
Modified Time: 2023-06-27T07:25</text:p>
      <text:p text:style-name="P4">
Description: 俄罗斯总统普京星期一（6月26日）晚间发表了五分钟的电视讲话，他明显愤怒地强调，俄罗斯雇佣兵组织瓦格纳集团叛变以失败告终，并使俄罗斯更为团结。普京说，他故意让叛变行动持续了24个小...</text:p>
      <text:p text:style-name="P4">
Videos: []</text:p>
      <text:p text:style-name="P4">
Audios: []</text:p>
      <text:p text:style-name="P4">
Images: []</text:p>
      <text:p text:style-name="P4">
Type: NewsArticle</text:p>
      <text:p text:style-name="P4">
Breadcrumbs: ['即时', '国际']</text:p>
      <text:p text:style-name="P4">
Keywords: ['普京', '俄罗斯兵变', '俄罗斯']</text:p>
      <!--METADATA-->
      <text:p text:style-name="P4">
俄罗斯总统普京星期一（6月26日）晚间发表了五分钟的电视讲话，他明显愤怒地强调，俄罗斯雇佣兵组织瓦格纳集团叛变以失败告终，并使俄罗斯更为团结。</text:p>
      <text:p text:style-name="P4">
普京说，他故意让叛变行动持续了24个小时，是为了避免流血事件。他也向俄罗斯军方表示感谢。</text:p>
      <text:p text:style-name="P4">
综合路透社和英国广播公司（BBC）报道，普京星期一在莫斯科说，瓦格纳集团叛变失败了，“因为俄罗斯全体社会团结起来”，并指责西方煽动周末发生的叛变。</text:p>
      <text:p text:style-name="P4">
普京说，政府采取了措施，以避免发生重大流血事件，但这些安排需要时间。</text:p>
      <text:p text:style-name="P4">
他指责叛变发起者希望看到俄罗斯社会“陷入血腥冲突”，“他们希望俄罗斯人相互打起来。他们搓着手，幻想着为他们在前线和所谓的反攻失败报仇。 但他们失算了。”</text:p>
      <text:p text:style-name="P4">
普京强调，他将兑现承诺，允许瓦格纳集团战士与俄罗斯国防部签署合同、回返家庭，或转移到白罗斯去。他并没有在讲话中提到瓦格纳集团首脑普里戈任的名字。</text:p>
      <text:p text:style-name="P4">
在普京讲话之前，自兵变结束就没再露面的普里戈任，在Telegram发布了11分钟的讲话录音。</text:p>
      <text:p text:style-name="P4">
普里戈任称上星期六（24日）的行动为“正义游行”，是为了向军方领导层在乌克兰战争中犯下的“错误”追究责任，并表明他从未想过要推翻俄罗斯政府。</text:p>
      <text:p text:style-name="P4">
Source: <text:a xlink:type="simple" xlink:href="https://www.zaobao.com.sg/realtime/world/story20230627-1408171" text:style-name="Internet_20_link" text:visited-style-name="Visited_20_Internet_20_Link">
https://www.zaobao.com.sg/realtime/world/story20230627-1408171</text:a>
</text:p>
      <!--NEWS-->
      <text:h text:style-name="P10" text:outline-level="1">
<text:span text:style-name="T4">
美国警告非洲国家 瓦格纳只会带来死亡与破坏</text:span>
</text:h>
      <text:p text:style-name="P4">
Publisher: 法新社</text:p>
      <text:p text:style-name="P4">
Published Time: 2023-06-27T07:32:11+00:00</text:p>
      <text:p text:style-name="P4">
Modified Time: 2023-06-27T06:35:02+00:00</text:p>
      <text:p text:style-name="P4">
Description: （法新社华盛顿26日综合外电报导）俄罗斯佣兵组织瓦格纳集团（Wagner）对俄罗斯发动兵变后，美国今天再次警告非洲国家与瓦格纳合作充满风险，他们所到之处尽是死亡与破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6-27T07-32-11-00-00/000000.png" xlink:type="simple" xlink:show="embed" xlink:actuate="onLoad" draw:mime-type="image/png"/>
</draw:frame>
</text:p>
      <text:p text:style-name="P4">
法新社报导，美国国务院发言人米勒（MatthewMiller）向记者表示，美国重申「曾公开与私下向这些国家传达的讯息，即瓦格纳每进入一个国家，随之而来的就是死亡与破坏」。</text:p>
      <text:p text:style-name="P4">
米勒说：「你看到瓦格纳剥削当地民众，我们看到他们榨取当地钱财、侵犯人权。」</text:p>
      <text:p text:style-name="P4">
米勒表示：「瓦格纳陷入冲突时将带来不稳定，周末发生之事，加深我们对此问题的忧虑。」</text:p>
      <text:p text:style-name="P4">
俄罗斯准军事组织在非洲越来越活跃，马利军政府招聘佣兵，并在与前殖民宗主国的法国关系恶化后，在外交上站在俄罗斯一边。</text:p>
      <text:p text:style-name="P4">
联合国人权机构上个月的报告指出，2022年3月在马利中部穆拉（Moura）发生至少500人死亡的屠杀事件，美国认为幕后介入的外国势力就是瓦格纳。</text:p>
      <text:p text:style-name="P4">
俄罗斯外交部长拉夫罗夫（Sergei Lavrov）今天接受国营媒体「今日俄罗斯」（RT）访问时表示，俄罗斯「教官」将继续在马利与中非共和国工作。</text:p>
      <text:p text:style-name="P4">
拉夫罗夫表示，欧洲已「放弃」了这两个非洲国家，尤其是法国，这两个国家也要求俄罗斯和瓦格纳提供军事教官并「确保其领袖安全」。瓦格纳集团首脑普里格津（YevgenyPrigozhin）周末发动了一场短暂的兵变，他的部队向莫斯科挺进，不过随后达成一项协议，克里姆林宫表示他将能安全前往白俄罗斯。</text:p>
      <text:p text:style-name="P4">
Source: <text:a xlink:type="simple" xlink:href="https://www.rfi.fr/cn/%E5%9B%BD%E9%99%85%E6%8A%A5%E9%81%93/20230627-%E7%BE%8E%E5%9B%BD%E8%AD%A6%E5%91%8A%E9%9D%9E%E6%B4%B2%E5%9B%BD%E5%AE%B6-%E7%93%A6%E6%A0%BC%E7%BA%B3%E5%8F%AA%E4%BC%9A%E5%B8%A6%E6%9D%A5%E6%AD%BB%E4%BA%A1%E4%B8%8E%E7%A0%B4%E5%9D%8F" text:style-name="Internet_20_link" text:visited-style-name="Visited_20_Internet_20_Link">
https://www.rfi.fr/cn/%E5%9B%BD%E9%99%85%E6%8A%A5%E9%81%93/20230627-%E7%BE%8E%E5%9B%BD%E8%AD%A6%E5%91%8A%E9%9D%9E%E6%B4%B2%E5%9B%BD%E5%AE%B6-%E7%93%A6%E6%A0%BC%E7%BA%B3%E5%8F%AA%E4%BC%9A%E5%B8%A6%E6%9D%A5%E6%AD%BB%E4%BA%A1%E4%B8%8E%E7%A0%B4%E5%9D%8F</text:a>
</text:p>
      <!--NEWS-->
      <text:h text:style-name="P10" text:outline-level="1">
<text:span text:style-name="T4">
中国财经作家吴晓波遭网路禁言 微博指炒作失业率</text:span>
</text:h>
      <text:p text:style-name="P4">
Publisher: 法新社</text:p>
      <text:p text:style-name="P4">
Published Time: 2023-06-27T07:32:12+00:00</text:p>
      <text:p text:style-name="P4">
Modified Time: 2023-06-27T07:20:01+00:00</text:p>
      <text:p text:style-name="P4">
Description: （法新社北京27日电） 中国知名财经作家吴晓波在社群媒体上又被禁言。新浪微博指他以及其他网路意见领袖炒作失业率、散布抹黑证券市场发展。2022年6月，吴晓波的微博帐号及自媒体也曾被禁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6-27T07-32-12-00-00/000000.png" xlink:type="simple" xlink:show="embed" xlink:actuate="onLoad" draw:mime-type="image/png"/>
</draw:frame>
</text:p>
      <text:p text:style-name="P4">
社群平台新浪微博今天发布的「本周安全小贴士」指，大V用户（获得平台认证并拥有众多粉丝的帐号）吴晓波等人，透过炒作失业率、散布抹黑证券市场发展等负面有害信息，发布攻击否定现行政策和管理制度的内容，因违反相关法律法规受到禁言处置。</text:p>
      <text:p text:style-name="P4">
微信公众号「吴晓波频道」更新停留在25日。2022年6月，吴晓波微博帐号也曾因为「违反相关法律法规」被禁言。</text:p>
      <text:p text:style-name="P4">
吴晓波在中国有「最赚钱财经作家」之称，着有「激荡三十年」等书，其微博帐号目前拥有473.2万名粉丝。</text:p>
      <text:p text:style-name="P4">
中国经济情况近年备受关注，但由于经济成长面临压力，如何不踩「红线」考验许多财经评论专家。去年已有多名经济学者、分析师如任泽平、管清友等人2都曾被社群媒体禁言。</text:p>
      <text:p text:style-name="P4">
Source: <text:a xlink:type="simple" xlink:href="https://www.rfi.fr/cn/%E5%9B%BD%E9%99%85%E6%8A%A5%E9%81%93/20230627-%E4%B8%AD%E5%9B%BD%E8%B4%A2%E7%BB%8F%E4%BD%9C%E5%AE%B6%E5%90%B4%E6%99%93%E6%B3%A2%E9%81%AD%E7%BD%91%E8%B7%AF%E7%A6%81%E8%A8%80-%E5%BE%AE%E5%8D%9A%E6%8C%87%E7%82%92%E4%BD%9C%E5%A4%B1%E4%B8%9A%E7%8E%87" text:style-name="Internet_20_link" text:visited-style-name="Visited_20_Internet_20_Link">
https://www.rfi.fr/cn/%E5%9B%BD%E9%99%85%E6%8A%A5%E9%81%93/20230627-%E4%B8%AD%E5%9B%BD%E8%B4%A2%E7%BB%8F%E4%BD%9C%E5%AE%B6%E5%90%B4%E6%99%93%E6%B3%A2%E9%81%AD%E7%BD%91%E8%B7%AF%E7%A6%81%E8%A8%80-%E5%BE%AE%E5%8D%9A%E6%8C%87%E7%82%92%E4%BD%9C%E5%A4%B1%E4%B8%9A%E7%8E%87</text:a>
</text:p>
      <!--NEWS-->
      <text:h text:style-name="P10" text:outline-level="1">
<text:span text:style-name="T4">
兵变发生后 白宫就安全问题与俄罗斯实时联系</text:span>
</text:h>
      <text:p text:style-name="P4">
Author: 联合早报 (Person)</text:p>
      <text:p text:style-name="P4">
Publisher: 联合早报 (Organization)</text:p>
      <text:p text:style-name="P4">
Published Time: 2023-06-27T07:50</text:p>
      <text:p text:style-name="P4">
Modified Time: 2023-06-27T08:08</text:p>
      <text:p text:style-name="P4">
Description: 美国白宫星期一（6月26日）证实，俄罗斯兵变发生后，美国外交官与俄罗斯外交官“实时”联系，讨论俄雇佣兵组织瓦格纳集团叛变引发的安全问题。法新社报道，当被问及美国对拥有核武器的俄罗斯...</text:p>
      <text:p text:style-name="P4">
Videos: []</text:p>
      <text:p text:style-name="P4">
Audios: []</text:p>
      <text:p text:style-name="P4">
Images: []</text:p>
      <text:p text:style-name="P4">
Type: NewsArticle</text:p>
      <text:p text:style-name="P4">
Breadcrumbs: ['即时', '国际']</text:p>
      <text:p text:style-name="P4">
Keywords: ['白宫', '俄罗斯兵变', '核武器']</text:p>
      <!--METADATA-->
      <text:p text:style-name="P4">
美国白宫星期一（6月26日）证实，俄罗斯兵变发生后，美国外交官与俄罗斯外交官“实时”联系，讨论俄雇佣兵组织瓦格纳集团叛变引发的安全问题。</text:p>
      <text:p text:style-name="P4">
法新社报道，当被问及美国对拥有核武器的俄罗斯发生动荡的担忧时，美国国家安全委员会发言人柯比说：“我们认真对待俄罗斯的不稳定局势，兵变事件确实令我们产生很多疑问。”</text:p>
      <text:p text:style-name="P4">
他说：“我们通过外交渠道与俄罗斯官员实时联系，并说明我们的担忧。”在俄军入侵乌克兰这段时间，美国官员继续“非常密切”地监视莫斯科的核态势。</text:p>
      <text:p text:style-name="P4">
柯比说，到目前为止，“没有迹象表明”俄罗斯总统普京正朝着使用核武器，或“任何会导致我们改变美国威慑态势的方向发展”。</text:p>
      <text:p text:style-name="P4">
另据路透社报道，美国国家安全委员会印太事务协调员坎贝尔认为，瓦格纳集团向克里姆里宫发动的短暂叛变，令中国感到不安。</text:p>
      <text:p text:style-name="P4">
坎贝尔星期一在华盛顿战略与国家研究中心的论坛上说：“不难想象，俄罗斯这两天的事态发展令中国领导层感到不安。”但他没有进一步阐述。</text:p>
      <text:p text:style-name="P4">
中国外交部发言人毛宁星期一说，瓦格纳集团的事件是俄罗斯的内政，作为友好邻邦和新时代全面战略协作伙伴，中方支持也相信俄罗斯能够维护国家稳定，实现发展繁荣。中俄各层级保持着密切良好的沟通。</text:p>
      <text:p text:style-name="P4">
Source: <text:a xlink:type="simple" xlink:href="https://www.zaobao.com.sg/realtime/world/story20230627-1408176" text:style-name="Internet_20_link" text:visited-style-name="Visited_20_Internet_20_Link">
https://www.zaobao.com.sg/realtime/world/story20230627-1408176</text:a>
</text:p>
      <!--NEWS-->
      <text:h text:style-name="P10" text:outline-level="1">
<text:span text:style-name="T4">
专家：对海洋的认知与蓝色金融投资仍远远不够 (Free Version)</text:span>
</text:h>
      <text:p text:style-name="P4">
Authors: ['']</text:p>
      <text:p text:style-name="P4">
Publisher: 英国《金融时报》</text:p>
      <text:p text:style-name="P4">
Time: 2023-06-27T07:52:09+00:00</text:p>
      <text:p text:style-name="P4">
Published Time: 2023-06-26T12:00:99+08:00</text:p>
      <text:p text:style-name="P4">
Modified Time: 2023-06-27T03:43:99+08:00</text:p>
      <text:p text:style-name="P4">
Description: 中科院院士戴民汉在夏季达沃斯论坛上表示，目前最先进的信息和制造科技仍对海洋有显著的认知不足，金融杠杆也没有投入到海洋领域。</text:p>
      <text:p text:style-name="P4">
Images: ["<text:a xlink:type="simple" xlink:href="https://thumbor.ftacademy.cn/unsafe/picture/2/000185722_piclink.jpg" text:style-name="Internet_20_link" text:visited-style-name="Visited_20_Internet_20_Link">
000185722_pic...</text:a>
"]</text:p>
      <text:p text:style-name="P4">
Themes: ['夏季达沃斯', '关注']</text:p>
      <text:p text:style-name="P4">
Keywords: ['夏季达沃斯', '环境', '海洋', '植树', '生态', '湿地']</text:p>
      <text:p text:style-name="P4">
Type: Article</text:p>
      <!--METADATA-->
      <text:p text:style-name="P4">
<draw:frame draw:style-name="fr1" draw:name="Image126" text:anchor-type="as-char" svg:width="6.9236in" svg:height="3.894525in" draw:z-index="0">
<draw:image xlink:href="../Images/FT Chinese Free Version/2023-06-27T07-52-09-00-00/00018572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6月27日，中国科学院院士、厦门大学讲席教授戴民汉在天津夏季达沃斯论坛“恢复自然的生存之争”分论坛上发言称，目前最先进的信息和制造科技仍对海洋有显著的认知不足，金融杠杆也没有投入到海洋领域这一新的经济增长极。</text:p>
      <text:p text:style-name="P4">
恢复全球自然生态，需要通过遏制继续退化、保护和修复这三方面的努力。戴民汉院士建议，把滨海湿地作为切入点，因为它是经济命脉所在。根据其的初步研究，如果中国能够遏制滨海湿地的继续退化，有潜力把湿地生态系统恢复到1980年代30-40%的水平，同时必须采用基于生态系统的科学修复，而非景观修复。这些建议均基于戴民汉院士提出的一个公式：</text:p>
      <text:p text:style-name="P4">
繁荣海洋=（科学认知+技术革命+科学治理+蓝色金融）×共同设计  2</text:p>
      <text:p text:style-name="P4">
蒙牛集团首席执行官卢敏放也在论坛上分享了生态重建案例，即利用当地的自然资源种植牧场和草场，并10年间种下了9800万棵树来固沙，预计今年的植树规模能到达1亿棵。在固沙的绿洲中间开设牧场和草场养牛，利用牛的粪便改良土地，让土地能够种植玉米、南瓜、黄瓜等作物。卢敏放称，“这种做法短期内效率很差，但长期产生的生态效益我认为是好的。”比如，特仑苏沙漠有机纯牛奶就得到了消费者的认可，并愿意为之支付溢价。</text:p>
      <text:p text:style-name="P4">
自然变化、环境污染、生态多样性的丧失，是人类文明最严峻的、全局性的挑战，戴民汉院士指出，这一挑战至少还会延续30-50年。另外，贝索斯地球基金会(BezosEarth Fund)副主席Charlotte Pera也在会后对FT中文网透露，该基金会已经有针对亚马逊雨林修复的明确计划。</text:p>
      <text:p text:style-name="P4">
Source: <text:a xlink:type="simple" xlink:href="http://www.ftchinese.com/story/001100088" text:style-name="Internet_20_link" text:visited-style-name="Visited_20_Internet_20_Link">
http://www.ftchinese.com/story/001100088</text:a>
</text:p>
      <!--NEWS-->
      <text:h text:style-name="P10" text:outline-level="1">
<text:span text:style-name="T4">
BBC调查：新卫星图像显示中国间谍气球曾飞越日本台湾</text:span>
</text:h>
      <text:p text:style-name="P4">
Author: https://www.facebook.com/bbcworldservice/</text:p>
      <text:p text:style-name="P4">
Publisher: BBC News 中文</text:p>
      <text:p text:style-name="P4">
Published Time: 2023-06-27T08:07:04.000Z</text:p>
      <text:p text:style-name="P4">
Modified Time: 2023-06-27T08:07:04.000Z</text:p>
      <text:p text:style-name="P4">
Description: BBC《广角镜》（Panorama）栏目与一家人工智能公司合作，从数以百万计卫星图像中获取了有关证据。</text:p>
      <text:p text:style-name="P4">
Images: ["<text:a xlink:type="simple" xlink:href="https://ichef.bbci.co.uk/news/640/cpsprodpb/6EDC/production/_130208382_6b7de748-2baa-4f24-b025-b73dd9acdd7e.jpg" text:style-name="Internet_20_link" text:visited-style-name="Visited_20_Internet_20_Link">
_130208382_6b...</text:a>
", "<text:a xlink:type="simple" xlink:href="https://ichef.bbci.co.uk/news/640/cpsprodpb/1514B/production/_130174368_sea2.jpg" text:style-name="Internet_20_link" text:visited-style-name="Visited_20_Internet_20_Link">
_130174368_se...</text:a>
"]</text:p>
      <text:p text:style-name="P4">
Videos: ["<text:a xlink:type="simple" xlink:href="https://www.bbc.com/ws/av-embeds/cps/zhongwen/simp/world-66028371/p0fxj8z5/zh-hans" text:style-name="Internet_20_link" text:visited-style-name="Visited_20_Internet_20_Link">
zh-hans</text:a>
"]</text:p>
      <text:p text:style-name="P4">
Tags: ['间谍', '中國', '亚洲']</text:p>
      <text:p text:style-name="P4">
Type: Article</text:p>
      <!--METADATA-->
      <text:h text:style-name="P12" text:outline-level="3">
<text:span text:style-name="T4">
BBC调查：新卫星图像显示中国间谍气球曾飞越日本台湾</text:span>
</text:h>
      <ul>
        <li>
戈登·科雷拉（Gordon Corera）   * BBC安全事务记者</li>
      </ul>
      <text:p text:style-name="P4">
2023年6月27日早上8点07分<draw:frame draw:style-name="fr1" draw:name="Image127" text:anchor-type="as-char" svg:width="6.9236in" svg:height="5.36579in" draw:z-index="0">
<draw:image xlink:href="../Images/BBC Chinese/2023-06-27T08-07-04.000Z/_130208382_6b7de748-2baa-4f24-b025-b73dd9acdd7e.jpg" xlink:type="simple" xlink:show="embed" xlink:actuate="onLoad" draw:mime-type="image/jpeg"/>
</draw:frame>
</text:p>
      <text:p text:style-name="P4">
图像来源，  Synthetaic/Planet Labs PBC</text:p>
      <text:p text:style-name="P4">
图像加注文字，</text:p>
      <text:p text:style-name="P4">
疑似间谍气球飞过日本上空的卫星图像。</text:p>
      <text:p text:style-name="P4">
<text:span text:style-name="T4">
BBC《广角镜》（Panorama）栏目揭露了关于中国间谍气球计划的新证据——包括它在日本和台湾上空的飞行。</text:span>
</text:p>
      <text:p text:style-name="P4">
日本已证实，有气球曾经飞过其领土上空，并表示准备在未来将其击落。</text:p>
      <text:p text:style-name="P4">
中国未对BBC提供的证据进行直接回应。</text:p>
      <text:p text:style-name="P4">
今年早些时候，一枚被指来自中国的间谍气球在美国海岸附近被击落，导致中美关系陷入困境。</text:p>
      <text:p text:style-name="P4">
中国声称，一月底在美国西北部上空看到的气球是民用飞艇，用于气象等科学研究——并指这是一起意外的个别事件。</text:p>
      <text:p text:style-name="P4">
美国中央情报局前东亚分析家约翰·卡尔弗（JohnCulver）向《广角镜》节目表示，这已经“不是单次事件，而是至少可以追溯到五年前的持续行动”。他说，中国的气球是“特别为这一类长途任务设计”，而且有一些“似乎已经环绕了地球”。</text:p>
      <text:p text:style-name="P4">
<draw:frame draw:style-name="fr1" draw:name="Image128" text:anchor-type="as-char" svg:width="6.9236in" svg:height="3.894525in" draw:z-index="0">
<draw:image xlink:href="../Images/BBC Chinese/2023-06-27T08-07-04.000Z/_130174368_sea2.jpg" xlink:type="simple" xlink:show="embed" xlink:actuate="onLoad" draw:mime-type="image/jpeg"/>
</draw:frame>
</text:p>
      <text:p text:style-name="P4">
图像来源，  Tyler Thompson/US Navy</text:p>
      <text:p text:style-name="P4">
图像加注文字，</text:p>
      <text:p text:style-name="P4">
2023年2月，美国海军人员在北大西洋找回了疑似间谍气球的残骸。</text:p>
      <text:p text:style-name="P4">
<text:a xlink:type="simple" xlink:href="https://www.bbc.com/zhongwen/simp/world-64541104" text:style-name="Internet_20_link" text:visited-style-name="Visited_20_Internet_20_Link">
 中国气球飞越美国是否违反了国际法？ </text:a>
</text:p>
      <text:p text:style-name="P4">
BBC与人工智能公司Synthetaic合作，通过筛查卫星捕获的大量数据，发现多个气球穿越东亚的图像。</text:p>
      <text:p text:style-name="P4">
该公司创始人科里·贾斯科尔斯基（Corey Jaskolski）发现了一个气球在2021年9月穿越日本北部的证据。这些图像过去未被公开过。</text:p>
      <text:p text:style-name="P4">
贾斯科尔斯基还相信，证据表明，该枚气球是从蒙古以南的中国内陆发射。BBC无法核实这一点。</text:p>
      <text:p text:style-name="P4">
日本是美国的亲密盟友。美国驻扎在日本的军队比在任何其他国家都多。</text:p>
      <text:p text:style-name="P4">
 图像加注文字，</text:p>
      <text:p text:style-name="P4">
在台湾上空被拍下的疑似中国间谍气球。</text:p>
      <text:p text:style-name="P4">
日本防卫省的村上裕子向BBC表示，日本政府正“采取各种预案措施每日监察有关状况”，甚至准备击落气球以保护“日本领土内人民的生命与财产”。</text:p>
      <text:p text:style-name="P4">
美国国务院表示，相信中国的气球装备有收集信号情报的能力。它表示，在美国发现的飞行器具有“多根天线，很可能有能力收集和定位通讯”。</text:p>
      <text:p text:style-name="P4">
为了调查中国是否还发射了其他气球，《广角镜》团队首先搜索了该地区社交媒体和新闻报道中有关天空不明飞行物的目击报告。</text:p>
      <text:p text:style-name="P4">
他们发现，两张由台湾天气部门拍摄的照片，似乎显示一枚气球在2021年9月末在首府台北上空飞过。</text:p>
      <text:p text:style-name="P4">
贾斯科尔斯基之后将这些照片与卫星影像做交叉比对。“我们发现气球在90秒内就飞出了台湾海岸线之外，”他说。</text:p>
      <text:p text:style-name="P4">
</text:p>
      <text:h text:style-name="P12" text:outline-level="3">
<text:span text:style-name="T4">
中国政府在监视你吗？</text:span>
</text:h>
      <text:p text:style-name="P4">
<text:a xlink:type="simple" xlink:href="https://www.bbc.com/ws/av-embeds/cps/zhongwen/simp/world-66028371/p0fxj8z5/zh-hans" text:style-name="Internet_20_link" text:visited-style-name="Visited_20_Internet_20_Link">
 Video-1-Link：/ws/av-embeds/cps/zhongwen/simp/world-66028371/p0fxj8z5/zh-hans</text:a>
 <text:span text:style-name="T4">
你的器材不支持播放多媒体材料</text:span>
视频加注文字，</text:p>
      <text:p text:style-name="P4">
新图像显示中国间谍气球曾飞越日本台湾</text:p>
      <text:p text:style-name="P4">
从间谍气球到秘密警察再到逃亡异见者，《广角镜》（Panorama）调查报道中国的全球监控行动。我们揭露了有关北京间谍气球舰队的新细节，还黑进了一台中国制造的监控摄像头，显示我们街头上的类似设备可以如何被利用。</text:p>
      <text:p text:style-name="P4">
BBC中文稍后将刊登该报道的完整视频版本，敬请关注。</text:p>
      <text:p text:style-name="P4">
</text:p>
      <text:p text:style-name="P4">
台湾政府向《广角镜》表示，他们相信那是一个气象气球，但是贾斯科尔斯基不同意。</text:p>
      <text:p text:style-name="P4">
“仅以气球的直径判断，以及其运行高度似乎相似这一点看来……它很像是美国还有日本上空飞过的那种气球，”他说。</text:p>
      <text:p text:style-name="P4">
民主政府主政的台湾长久以来都是中国的目标。</text:p>
      <text:p text:style-name="P4">
去年，中国军队进行了一次全面进攻的演练。</text:p>
      <text:p text:style-name="P4">
美国总统乔·拜登（Joe Biden）过去曾表示，如果中国发起进攻，美国将会保卫台湾。</text:p>
      <text:h text:style-name="P12" text:outline-level="3">
<text:span text:style-name="T4">
人工智能如何帮助定位气球？</text:span>
</text:h>
      <text:p text:style-name="P4">
科里·贾斯科尔斯基先是想像从太空看到的气球会是怎样，将轮廓画出。然后，他将此轮廓输入到他的AI软件，加入最后一次见到气球时的坐标。</text:p>
      <text:p text:style-name="P4">
他还加入了风力模型分析，来追踪气球的路径和寻找它的起点。</text:p>
      <text:p text:style-name="P4">
 图像加注文字，</text:p>
      <text:p text:style-name="P4">
科里·贾斯科尔斯基</text:p>
      <text:p text:style-name="P4">
借助行星实验室公司（Planet Labs）提供的卫星图像，科里将所有信息输入到他的软件RAIC（快速自动图像分类），来给气球定位。</text:p>
      <text:p text:style-name="P4">
监控气球很巨大——相当于几辆巴士的大小——并且装有先进的装置，能够搜集它下方各个目标的大量数据。</text:p>
      <text:p text:style-name="P4">
不过，从太空中通过卫星拍摄，它们看起来只是小小的白点。</text:p>
      <text:p text:style-name="P4">
贾斯科尔斯基的研究显示，2月份在美国上空飞过的气球，曾一度离蒙大拿州一个核空军基地只有80英里（130公里）远。</text:p>
      <text:p text:style-name="P4">
他还将气球的飞行路径倒退回它最有可能的发射地点——南中国海的海南岛。</text:p>
      <text:p text:style-name="P4">
“看起来……在发射地点有云层，”他说，“而如果我要发射气球，我会选择一个多云的日子，以将被探测到的机会降到最小。”</text:p>
      <text:p text:style-name="P4">
</text:p>
      <text:p text:style-name="P4">
图像来源，  Synthetaic/Planet Labs PBC</text:p>
      <text:p text:style-name="P4">
图像加注文字，</text:p>
      <text:p text:style-name="P4">
贾斯科尔斯基通过这样的卫星图像来追踪气球路径。</text:p>
      <text:p text:style-name="P4">
在一份声明中，中国驻伦敦大使馆指控美国自己就释放过大量高空气球，持续环绕地球，且非法飞越中国领空。</text:p>
      <text:p text:style-name="P4">
大使馆还表示，“中国是一个负责任的国家”，始终“严格遵守国际法，并尊重所有国家的主权及领土完整”。它还补充说，拒绝“抹黑和攻击中国的无端指控”。</text:p>
      <text:p text:style-name="P4">
Source: <text:a xlink:type="simple" xlink:href="https://www.bbc.com/zhongwen/simp/world-66028371" text:style-name="Internet_20_link" text:visited-style-name="Visited_20_Internet_20_Link">
https://www.bbc.com/zhongwen/simp/world-66028371</text:a>
</text:p>
      <!--NEWS-->
      <text:h text:style-name="P10" text:outline-level="1">
<text:span text:style-name="T4">
为拯救本地鸟类 新西兰决定消灭老鼠</text:span>
</text:h>
      <text:p text:style-name="P4">
Author: https://www.facebook.com/bbcworldservice/</text:p>
      <text:p text:style-name="P4">
Publisher: BBC News 中文</text:p>
      <text:p text:style-name="P4">
Published Time: 2023-06-27T08:15:28.000Z</text:p>
      <text:p text:style-name="P4">
Modified Time: 2023-06-27T08:15:28.000Z</text:p>
      <text:p text:style-name="P4">
Description: 新西兰计划消灭所有的老鼠、负鼠和白鼬。这个计划能行得通吗？</text:p>
      <text:p text:style-name="P4">
Images: ["<text:a xlink:type="simple" xlink:href="https://ichef.bbci.co.uk/news/640/cpsprodpb/7CD2/production/_129945913_mediaitem129083893.jpg" text:style-name="Internet_20_link" text:visited-style-name="Visited_20_Internet_20_Link">
_129945913_me...</text:a>
", "<text:a xlink:type="simple" xlink:href="https://ichef.bbci.co.uk/news/640/cpsprodpb/15795/production/_129175978_mediaitem129083500.jpg" text:style-name="Internet_20_link" text:visited-style-name="Visited_20_Internet_20_Link">
_129175978_me...</text:a>
", "<text:a xlink:type="simple" xlink:href="https://ichef.bbci.co.uk/news/640/cpsprodpb/222B/production/_129174780_mediaitem129174779.jpg" text:style-name="Internet_20_link" text:visited-style-name="Visited_20_Internet_20_Link">
_129174780_me...</text:a>
"]</text:p>
      <text:p text:style-name="P4">
Videos: []</text:p>
      <text:p text:style-name="P4">
Tags: ['自然', '保护（自然世界）']</text:p>
      <text:p text:style-name="P4">
Type: Article</text:p>
      <!--METADATA-->
      <text:h text:style-name="P12" text:outline-level="3">
<text:span text:style-name="T4">
为拯救本地鸟类 新西兰决定消灭老鼠</text:span>
</text:h>
      <ul>
        <li>
亨利·阿斯蒂尔（Henri Astier）   * BBC记者，发自新西兰</li>
      </ul>
      <text:p text:style-name="P4">
2023年6月27日早上8点15分<draw:frame draw:style-name="fr1" draw:name="Image135" text:anchor-type="as-char" svg:width="6.9236in" svg:height="3.894525in" draw:z-index="0">
<draw:image xlink:href="../Images/BBC Chinese/2023-06-27T08-15-28.000Z/_129945913_mediaitem129083893.jpg" xlink:type="simple" xlink:show="embed" xlink:actuate="onLoad" draw:mime-type="image/jpeg"/>
</draw:frame>
图像加注文字，</text:p>
      <text:p text:style-name="P4">
新西兰的一些岛屿保护区对公众开放，但啮齿动物被拒之门外。</text:p>
      <text:p text:style-name="P4">
<text:span text:style-name="T4">
在一个阳光明媚的周日早晨，野生动物爱好者们聚集到风光迤逦的米拉玛（Miramar）半岛。他们正在执行一项灭绝性的任务。</text:span>
</text:p>
      <text:p text:style-name="P4">
“米拉玛无掠食者”（Predator-Free Miramar）组织致力于保护新西兰首都惠灵顿这一地区的鸟类，而他们的方式是灭鼠——根除每一只老鼠。</text:p>
      <text:p text:style-name="P4">
在穿上反光夹克后，志愿者们拿到了毒药和花生酱，这是啮齿动物的理想诱饵。</text:p>
      <text:p text:style-name="P4">
每个人都被分配到一片区域，在那里他们将检查弹簧陷阱和带有毒素的诱饵盒。“伙计们，祝你们好运。”小组负责人丹·库普（Dan Coup）说。</text:p>
      <text:p text:style-name="P4">
<draw:frame draw:style-name="fr1" draw:name="Image136" text:anchor-type="as-char" svg:width="6.9236in" svg:height="3.894525in" draw:z-index="0">
<draw:image xlink:href="../Images/BBC Chinese/2023-06-27T08-15-28.000Z/_129175978_mediaitem129083500.jpg" xlink:type="simple" xlink:show="embed" xlink:actuate="onLoad" draw:mime-type="image/jpeg"/>
</draw:frame>
图像加注文字，</text:p>
      <text:p text:style-name="P4">
米拉玛志愿者的任务是消灭留在半岛上的最后几只老鼠。</text:p>
      <text:p text:style-name="P4">
一个GPS应用程序引导库普穿过灌木丛，找到路线上的设备。每到一处，他就更换诱饵，并更新应用程序上的信息。没有任何迹象表明有老鼠来过。</text:p>
      <text:p text:style-name="P4">
但当他在地面上寻找粪便和其他线索时，他的手机震动了。一名参与者在他们的WhatsApp群里发布了一张图片：一只死在陷阱里的老鼠。</text:p>
      <text:p text:style-name="P4">
这不是一个受欢迎的消息。“戴夫会因为他抓住了老鼠而感到高兴，但我们觉得很难过，因为还有一只老鼠。”库普叹息道。</text:p>
      <text:p text:style-name="P4">
消灭老鼠和其他掠食者不仅是米拉玛的目标，也是整个新西兰的目标。政府期望在2050年前完成这项任务。</text:p>
      <text:p text:style-name="P4">
这是一项艰巨的任务。已经消灭所有老鼠的最大地区是南乔治亚岛（South Georgia），这是南大西洋上一个170公里（105英里）长的岛屿。</text:p>
      <text:p text:style-name="P4">
新西兰自然保育主义者认为，在适当的时候，可以在比英国更大的地区实现这一壮举。</text:p>
      <text:p text:style-name="P4">
其他人则指出了实际和道德方面的问题。</text:p>
      <text:p text:style-name="P4">
这个项目的核心是独特的生态环境。新西兰在8500万年前从一个古老的超大陆上分裂出来，远早于哺乳动物的出现。没有陆地上的掠食者，鸟类可以在地面上筑巢或不飞翔。</text:p>
      <text:p text:style-name="P4">
<draw:frame draw:style-name="fr1" draw:name="Image137" text:anchor-type="as-char" svg:width="6.9236in" svg:height="3.894525in" draw:z-index="0">
<draw:image xlink:href="../Images/BBC Chinese/2023-06-27T08-15-28.000Z/_129174780_mediaitem129174779.jpg" xlink:type="simple" xlink:show="embed" xlink:actuate="onLoad" draw:mime-type="image/jpeg"/>
</draw:frame>
</text:p>
      <text:p text:style-name="P4">
图像来源，  Getty Images</text:p>
      <text:p text:style-name="P4">
图像加注文字，</text:p>
      <text:p text:style-name="P4">
新西兰的国家象征几维鸟长期以来一直受到威胁，很少有幼鸟能在没有控制掠食者的情况下存活下来。</text:p>
      <text:p text:style-name="P4">
<text:a xlink:type="simple" xlink:href="https://www.bbc.com/zhongwen/simp/fooc-46457885" text:style-name="Internet_20_link" text:visited-style-name="Visited_20_Internet_20_Link">
 巴黎：浪漫之城鼠灾引发灭鼠和护鼠之争 </text:a>
  * <text:a xlink:type="simple" xlink:href="https://www.bbc.com/zhongwen/simp/fooc-58690769" text:style-name="Internet_20_link" text:visited-style-name="Visited_20_Internet_20_Link">
 与巴黎大老鼠正面交锋 </text:a>
  * <text:a xlink:type="simple" xlink:href="https://www.bbc.com/zhongwen/simp/science-51473952" text:style-name="Internet_20_link" text:visited-style-name="Visited_20_Internet_20_Link">
 野生动物摄影大赛：地铁老鼠为食而战 斩获人气大奖 </text:a>
  * <text:a xlink:type="simple" xlink:href="https://www.bbc.com/zhongwen/simp/science/2015/02/150224_rat_black_death" text:style-name="Internet_20_link" text:visited-style-name="Visited_20_Internet_20_Link">
 研究：老鼠“不是导致黑死病爆发的罪魁” </text:a>
</text:p>
      <text:p text:style-name="P4">
此外，新西兰是人类定居的最后一块主要陆地。13世纪，波利尼西亚人带来了老鼠和太平洋大鼠。六个世纪后，欧洲人引进了更大的哺乳动物，它们以毫无防御能力的鸟类为食。自人类定居以来，几乎三分之一的本地物种已经灭绝。</text:p>
      <text:p text:style-name="P4">
拯救其他物种并不是一件新鲜事。在20世纪60年代，保育主义者设法清除了近海小岛上的老鼠。但直到2010年左右，对付掠食者才成为一种社会现象。</text:p>
      <text:p text:style-name="P4">
奥克兰大学生物学家、2050年计划倡导者詹姆斯·拉塞尔（James Russell）说：“它冒了出来，成为一个国家的图腾。”</text:p>
      <text:p text:style-name="P4">
</text:p>
      <text:p text:style-name="P4">
拉塞尔说，其中一个因素是红外摄像机的出现。在20世纪，最明显的害虫和主要扑杀的目标是大型食草动物，如鹿和山羊。但从本世纪初开始，野生动物爱好者们能够展示小型哺乳动物在夜间的活动情况。</text:p>
      <text:p text:style-name="P4">
老鼠扑向鸡蛋和小鸡的图片被广泛分享。拉塞尔说：“这段录像刺激了人们。”当时一位生态学家估计，新西兰每年有2600万只鸟被掠食者吃掉。</text:p>
      <text:p text:style-name="P4">
2011年，著名物理学家保罗·卡拉汉爵士（Sir PaulCallaghan）推广了一个没有掠食者的国家的梦想。拉塞尔和其他年轻的环保主义者认为，只要有足够的投资和动员，就可以做到这一点。</text:p>
      <text:p text:style-name="P4">
政客们也加入了进来。2016年，一项法律列出了最需要消灭的掠食者：三种老鼠（太平洋鼠、船鼠、挪威鼠）、鼬鼠（白鼬、黄鼠狼、雪貂）和负鼠。本世纪中叶被设为希望完成任务的最后期限。</text:p>
      <text:p text:style-name="P4">
</text:p>
      <text:p text:style-name="P4">
图像来源，  Getty Images</text:p>
      <text:p text:style-name="P4">
图像加注文字，</text:p>
      <text:p text:style-name="P4">
挪威鼠于18世纪末登上欧洲船只，并迅速传播到新西兰各地。</text:p>
      <text:p text:style-name="P4">
“2050年无掠食者公司”（Predator Free 2050 Ltd）是一个公共机构，它的成立是为了将政府和私人资金引入地方项目，以测试根除战略。</text:p>
      <text:p text:style-name="P4">
其中最雄心勃勃的是“惠灵顿无掠食者”（Predator FreeWellington）。在一个拥有20万人口的城市，它的目标是消灭一系列有害动物，特别是在城市环境中繁衍的老鼠。</text:p>
      <text:p text:style-name="P4">
该项目的36人团队已经把业余捕鼠者变成了真正的灭鼠者，其准备了抗凝剂毒药，这比陷阱有效得多。还有GPS应用程序，可以实时存储来自每个设备的信息。</text:p>
      <text:p text:style-name="P4">
热点地区也安装了摄像头。“如果有任何老鼠出现，我的计划团队就知道他们需要把资源用在哪里。”惠灵顿无掠食者组织负责人詹姆斯·威尔考克斯（JamesWillcox）说。</text:p>
      <text:p text:style-name="P4">
每只被发现死亡的老鼠都被送到实验室进行尸检。这一点至关重要，因为抗凝剂在设计上会慢慢地杀死目标。老鼠是聪明的社会动物，它们会学会避开那些明显伤害它们的东西。</text:p>
      <text:p text:style-name="P4">
当一只中毒的老鼠在远离饵箱的地方死去时，惠灵顿无掠食者组织需要进行尸检以监测效果。</text:p>
      <text:p text:style-name="P4">
“我们把它们切开，看看它们是否被毒素杀死了。"威尔考克斯解释说。"我们还需要了解它是雄性的，还是雌性的，它最近有没有繁殖？我们是在追捕一只老鼠还是一群老鼠？”</text:p>
      <text:p text:style-name="P4">
</text:p>
      <text:p text:style-name="P4">
图像来源，  Getty Images</text:p>
      <text:p text:style-name="P4">
图像加注文字，</text:p>
      <text:p text:style-name="P4">
在新西兰，图伊鸟的叫声曾在大多数情况下只能在电话铃声中听到，现在这种声音无处不在。</text:p>
      <text:p text:style-name="P4">
米拉玛一直是该城市对抗掠食者的最前线。如今，老鼠在这个半岛上很罕见，许多本地鸟类又回来了。在惠灵顿，图伊鸟的数量在1990年一度减少到只有几对，但现在它们的独特叫声无处不在。</text:p>
      <text:p text:style-name="P4">
“在我们的后花园里，一直有图伊鸟在飞。”长期在米拉玛居住的保罗·哈伊（Paul Hay）说。“鸟类绝对迅速繁衍，尤其是在过去的五年里。”</text:p>
      <text:p text:style-name="P4">
全市范围内的努力得益于惠灵顿开创的早期保育理念：防掠食者围栏。</text:p>
      <text:p text:style-name="P4">
1999年，世界上第一个城市生态保护区在离市中心一英里远的地方开放。它现在被称为西兰迪亚（Zealandia），由8公里长的围栏保护。游客的行李要经过检查，并且必须通过一个类似于气闸的双门屏障。</text:p>
      <text:p text:style-name="P4">
图像加注文字，</text:p>
      <text:p text:style-name="P4">
西兰迪亚生态保护区很重视生物安全。</text:p>
      <text:p text:style-name="P4">
在如此严格的生物安全措施背后，曾经稀有的鸟类不仅存活了下来，而且正在向附近的社区扩散。</text:p>
      <text:p text:style-name="P4">
现在，新西兰各地有几十个围栏式保护区。最大的是布鲁克（Brook），占地近700公顷，是西兰迪亚的三倍大，位于南岛的纳尔逊（Nelson）。</text:p>
      <text:p text:style-name="P4">
在2016年竖起防掠食者围栏的一年后，该地区的有害物种被完全清除。现在的挑战是确保没有新的有害物种进入。</text:p>
      <text:p text:style-name="P4">
时刻保持警惕至关重要。一只老鼠可能会被一只猛禽意外地带入其中；一棵树倒下可能压倒围栏，让黄鼠狼趁机溜入。</text:p>
      <text:p text:style-name="P4">
对围栏的任何损坏都会触发其警报系统。布鲁克的运营经理尼克·罗布森（Nick Robson）说：“如果闹钟在半夜响起，我们中的一人就会上去看看。”</text:p>
      <text:p text:style-name="P4">
摄像头提醒工作人员注意任何入侵行为。但最终的检测工具、捕食者的最大敌人，却是人类最好的朋友。“狗经过专门训练后，可以发现某些有害物种，而忽略其他物种。”罗布森说。“可能是狗能探测到老鼠，而我们的设备却不能。”</text:p>
      <text:p text:style-name="P4">
图像加注文字，</text:p>
      <text:p text:style-name="P4">
布鲁克保护区可以依靠玛卡（Macca）和埃尔莫（Elmo）这对猎狐犬父子团队来嗅出掠食者。</text:p>
      <text:p text:style-name="P4">
防止有害物种再次入侵是一个值得关注的问题，特别是对近海岛屿而言。拉基乌拉岛（斯图尔特岛）是其中最大的一个岛屿，它与新西兰大陆相隔25公里。岛上虽有老鼠，但一直没有鼬鼠。这种相对孤立的环境使得稀有鸟类可以在这里筑巢，保育主义者正在努力保护它。</text:p>
      <text:p text:style-name="P4">
侦探犬“Gadget”是一个“网红”犬。她有自己的Facebook页面：你可以关注她，因为她会检查入境船只是否携带有啮齿动物偷渡客。</text:p>
      <text:p text:style-name="P4">
在过去20年里，志愿组织“斯图尔特岛/拉基乌拉社区和环境信托基金”（Sircet，下文简称“社区和环境信托”），一直在阻止老鼠和其他有害物种破坏灰鹱的栖息地。灰鹱是一种地面筑巢的物种，在大陆上几近消失。</text:p>
      <text:p text:style-name="P4">
“我们正在坚守防线。”该志愿组织的主席肖娜·桑斯特（Shona Sangster）在检查灌木丛中的陷阱时说。</text:p>
      <text:p text:style-name="P4">
对于已经没有掠食者的近海小岛来说，强大的防御措施至关重要。由于老鼠可以游泳半英里（800米），让它们远离这些保护区和它们所庇护的濒危鸟类是一项长期斗争。</text:p>
      <text:p text:style-name="P4">
政府的资金起到了帮助作用。根据2050年计划建立的“拉基乌拉无掠食者”（Predator FreeRakiura）项目提供了专业知识、有偿服务和精致的自动复位陷阱等工具。它们可以粉碎任何靠近的老鼠的颅骨，并且需要极少维护——死亡的老鼠会掉到地上，大自然会清理干净。</text:p>
      <text:p text:style-name="P4">
图像加注文字，</text:p>
      <text:p text:style-name="P4">
自动复位陷阱非常适合无法定期检查陷阱的偏远保护区。</text:p>
      <text:p text:style-name="P4">
“拉基乌拉无掠食者”的预算远不及惠灵顿的同行，但当地的保育主义者享有全国其他地区梦寐以求的民众支持度。社区和环境信托表示，在2020年至2021年，有261人为该事业付出了时间。对于一个仅有440名居民的岛屿来说，这是一个巨大的动员率。</text:p>
      <text:p text:style-name="P4">
去年，该组织向小学生发放了捕鼠器，并分别为捕到最多、最大、牙齿最大和皮毛最厚的老鼠的孩子颁发了奖品。</text:p>
      <text:p text:style-name="P4">
桑斯特说，这些年轻人在一个对掠食者控制极为重视的社区中长大。“从外人的角度来看，稍显不寻常的事情是他们日常生活的一部分。”</text:p>
      <text:p text:style-name="P4">
社区和环境信托还在岛上倡导负责任的宠物饲养。猫同样是鸟类杀手，但因其被很多人当成宠物而免于被消灭，但它们必须被绝育并植入微芯片。</text:p>
      <text:p text:style-name="P4">
狗往往会把几维鸟（鹬鸵）误当成毛茸茸的玩具，这也可能是危险的。在社区和环境信托提供的一项主人自愿参与的培训计划中，一只电子几维鸟会对过于友好的狗狗们进行轻微的电击，教会它们保持距离。</text:p>
      <text:p text:style-name="P4">
坚守前线是一种成就。但是，拉基乌拉这个面积相当于大伦敦的地区，在27年内完全没有掠食者的可能性有多大？桑斯特对这个问题持谨慎态度。“瞄向星星，你也可能会在月球上降落。”她说。</text:p>
      <text:p text:style-name="P4">
整个2050年计划的可行性在环保人士中一直存在争议。西兰迪亚创始人詹姆斯·林奇（James Lynch）在实用性和成本效益方面持保留意见。</text:p>
      <text:p text:style-name="P4">
他支持消灭掠食者的最终目标。“问题是，我们目前没有这个工具箱。”林奇说。</text:p>
      <text:p text:style-name="P4">
他指出，大多数本土鸟类并不需要零掠食者的环境以茁壮成长。他认为，少数需要的鸟类可以在离岛或城市保护区生存。林奇建议不要试图清除整个国家的有害物种，而是将资源集中于围栏周围的林地，以最大限度地提高飞出来的鸟类的生存率。</text:p>
      <text:p text:style-name="P4">
图像加注文字，</text:p>
      <text:p text:style-name="P4">
许多鸟在西兰迪亚围栏（左）无掠食者一侧筑巢，然后飞到周围的森林（右）。</text:p>
      <text:p text:style-name="P4">
他说，正在开发彻底消除有害物种工具的同时，这一概念在惠灵顿发挥了作用，代表了全国最大的期望。</text:p>
      <text:p text:style-name="P4">
另一些人则认为，打造完全没有掠食者的新西兰是异想天开。保育研究员韦恩·林克莱特（WayneLinklater）指出，在过去的150年里，新西兰对兔子、鹿和其他有害物种发动的每一场战役都以失败告终。</text:p>
      <text:p text:style-name="P4">
林克莱特补充说，消灭有智慧、有感知能力的生物的运动不仅行不通，在道德上亦是错误的。“我们调动了大量的资源和民众的热情，却实施了极其残酷的行为。我们怎么能对痛苦如此轻描淡写？”</text:p>
      <text:p text:style-name="P4">
清除社会邪恶势力的行动、大规模动员和口号让林克莱特想起了宗教狂热。他说，无掠食者运动“依赖于将一个物种妖魔化，并与该物种为敌，这样你就可以杀死它”。</text:p>
      <text:p text:style-name="P4">
此外，人类，这个最具侵略性的哺乳动物掠食者和栖息地系统性的破坏者，有什么资格向其带来的生物全面宣战？</text:p>
      <text:p text:style-name="P4">
林克莱特建议，与其设定不可能实现的国家目标，不如让社区确定自己的生物多样性目标。奥克兰居民可以忍受一些老鼠和负鼠，而斯图尔特岛的居民可能会优先保护他们的几维鸟和灰鹱。</text:p>
      <text:p text:style-name="P4">
图像加注文字，</text:p>
      <text:p text:style-name="P4">
拉基乌拉附近的无掠食者岛屿受到陷阱和毒药的保护，以免受有害物种再次入侵。</text:p>
      <text:p text:style-name="P4">
不过，为2050年计划提供大量科学支持的生物学家詹姆斯·拉塞尔（JamesRussell）认为，本地化策略毫无意义。他耸耸肩说：“这是一种没有野心、一切照旧的模式。”</text:p>
      <text:p text:style-name="P4">
他继续说道，一些地方对拯救鸟类打错了算盘：它需要永久的投资来阻止掠食者回归。彻底根除是昂贵的，但“你付一次钱，然后就完成了”。</text:p>
      <text:p text:style-name="P4">
拉塞尔承认，目前还没有人知道该如何完成这项工作。但自20世纪60年代以来，有害物种防治技术已经取得了巨大进步。因此，谁知道在未来27年里，持续的投资能取得怎样的成果？</text:p>
      <text:p text:style-name="P4">
至于道德上的反对，没有固定的答案。这取决于个人和社会如何权衡复杂的争论。拉塞尔说，新西兰人集体决定牺牲一些物种来拯救另一些物种是正确的。</text:p>
      <text:p text:style-name="P4">
的确，现在反对根除的声音减弱了，人们都热情高涨。</text:p>
      <text:p text:style-name="P4">
回到米拉玛半岛，丹·库普期待着他和他的捕鼠同伴们能最终退役的那一天。</text:p>
      <text:p text:style-name="P4">
“你有一个选择，要么永远工作下去，要么你预先进行大笔投资，把最后0.5%的老鼠抓走，然后你就不用再工作了。”他说道。</text:p>
      <text:p text:style-name="P4">
Source: <text:a xlink:type="simple" xlink:href="https://www.bbc.com/zhongwen/simp/world-66028565" text:style-name="Internet_20_link" text:visited-style-name="Visited_20_Internet_20_Link">
https://www.bbc.com/zhongwen/simp/world-66028565</text:a>
</text:p>
      <!--NEWS-->
      <text:h text:style-name="P10" text:outline-level="1">
<text:span text:style-name="T4">
先正达IPO西方银行难分一杯羹 (Free Version)</text:span>
</text:h>
      <text:p text:style-name="P4">
Authors: ['Leng', '韩乐']</text:p>
      <text:p text:style-name="P4">
Publisher: 英国《金融时报》</text:p>
      <text:p text:style-name="P4">
Time: 2023-06-27T08:23:44+00:00</text:p>
      <text:p text:style-name="P4">
Published Time: 2023-06-25T12:00:99+08:00</text:p>
      <text:p text:style-name="P4">
Modified Time: 2023-06-26T04:26:99+08:00</text:p>
      <text:p text:style-name="P4">
Description: 高盛、摩根大通等西方银行已花费数月时间进行游说，争取参与先正达IPO。但地缘政治紧张局势使其前景不乐观。</text:p>
      <text:p text:style-name="P4">
Images: []</text:p>
      <text:p text:style-name="P4">
Themes: ['IPO', '关注']</text:p>
      <text:p text:style-name="P4">
Keywords: ['IPO', '先正达', '中国中化', '高盛', '摩根大通', '汇丰', '花旗', '瑞银', '摩根士丹利', '投资银行', '中美关系']</text:p>
      <text:p text:style-name="P4">
Type: Article</text:p>
      <!--METADATA-->
      <text:p text:style-name="P4">
高盛(Goldman Sachs)、摩根大通(JPMorgan)和其他西方银行已花费数月时间进行游说，争取参与中国有史以来规模最大的股票上市交易之一。</text:p>
      <text:p text:style-name="P4">
瑞士农用化学品公司先正达(Syngenta)计划在上海上市，筹资90亿美元，这似乎是各家银行梦寐以求的一张门票：一家与全球机构已有关系的大型国际公司。</text:p>
      <text:p text:style-name="P4">
Source: <text:a xlink:type="simple" xlink:href="http://www.ftchinese.com/story/001100078" text:style-name="Internet_20_link" text:visited-style-name="Visited_20_Internet_20_Link">
http://www.ftchinese.com/story/001100078</text:a>
</text:p>
      <!--NEWS-->
      <text:h text:style-name="P10" text:outline-level="1">
<text:span text:style-name="T4">
失势军阀的绝望一击：普里戈任为何叛乱</text:span>
</text:h>
      <text:p text:style-name="P4">
Creator: PAUL SONNE,ANATOLY KURMANAEV</text:p>
      <text:p text:style-name="P4">
Publisher: https://www.facebook.com/nytimeschinese</text:p>
      <text:p text:style-name="P4">
Published Time: 2023-06-27T08:27:09+08:00</text:p>
      <text:p text:style-name="P4">
Description: 普里戈任建立了一个庞大的军事和金融帝国，但战争期间瓦格纳和俄军方的敌对持续升级，他被排除在权力核心之外。为了在与绍伊古的权力斗争中寻找一线生机，他铤而走险。 Associated Press 6日，在圣彼得堡拆除写有“来加入瓦格纳”的海报。</text:p>
      <text:p text:style-name="P4">
Images: ["<text:a xlink:type="simple" xlink:href="https://static01.nyt.com/images/2023/06/26/multimedia/26prigozhin-reconstruct-01-ptjf/26prigozhin-reconstruct-01-ptjf-master1050.jpg" text:style-name="Internet_20_link" text:visited-style-name="Visited_20_Internet_20_Link">
26prigozhin-r...</text:a>
", "<text:a xlink:type="simple" xlink:href="https://static01.nyt.com/images/2023/06/26/multimedia/26prigozhin-reconstruct-02-ptjf/26prigozhin-reconstruct-02-ptjf-master1050.jpg" text:style-name="Internet_20_link" text:visited-style-name="Visited_20_Internet_20_Link">
26prigozhin-r...</text:a>
", "<text:a xlink:type="simple" xlink:href="https://static01.nyt.com/images/2023/06/26/multimedia/26prigozhin-reconstruct-03-ptjf/26prigozhin-reconstruct-03-ptjf-master1050.jpg" text:style-name="Internet_20_link" text:visited-style-name="Visited_20_Internet_20_Link">
26prigozhin-r...</text:a>
", "<text:a xlink:type="simple" xlink:href="https://static01.nyt.com/images/2023/06/26/multimedia/26prigozhin-reconstruct-04-ptjf/26prigozhin-reconstruct-04-ptjf-master1050.jpg" text:style-name="Internet_20_link" text:visited-style-name="Visited_20_Internet_20_Link">
26prigozhin-r...</text:a>
", "<text:a xlink:type="simple" xlink:href="https://static01.nyt.com/images/2023/06/26/multimedia/26prigozhin-reconstruct-lfmt/26prigozhin-reconstruct-lfmt-master1050.jpg" text:style-name="Internet_20_link" text:visited-style-name="Visited_20_Internet_20_Link">
26prigozhin-r...</text:a>
", "<text:a xlink:type="simple" xlink:href="https://static01.nyt.com/images/2023/06/26/multimedia/26prigozhin-reconstruct-06-ptjf/26prigozhin-reconstruct-06-ptjf-master1050.jpg" text:style-name="Internet_20_link" text:visited-style-name="Visited_20_Internet_20_Link">
26prigozhin-r...</text:a>
", "<text:a xlink:type="simple" xlink:href="https://static01.nyt.com/images/2023/06/26/multimedia/26prigozhin-reconstruct-07-ptjf/26prigozhin-reconstruct-07-ptjf-master1050.jpg" text:style-name="Internet_20_link" text:visited-style-name="Visited_20_Internet_20_Link">
26prigozhin-r...</text:a>
"]</text:p>
      <text:p text:style-name="P4">
Category: 国际</text:p>
      <text:p text:style-name="P4">
Type: Article</text:p>
      <!--METADATA-->
      <text:p text:style-name="P4">
<draw:frame draw:style-name="fr1" draw:name="Image146" text:anchor-type="as-char" svg:width="6.9236in" svg:height="4.615733in" draw:z-index="0">
<draw:image xlink:href="../Images/cnnytimes/2023-06-27T08-27-09-08-00/26prigozhin-reconstruct-01-ptjf-master1050.jpg" xlink:type="simple" xlink:show="embed" xlink:actuate="onLoad" draw:mime-type="image/jpeg"/>
</draw:frame>
</text:p>
      <text:p text:style-name="P4">
早在叶夫根尼·普里戈任占领俄罗斯一个重要军事中心，下令武装进军莫斯科，对普京总统构成惊人而戏剧性的威胁之前，这位供餐服务商出身的雇佣兵头目就已经开始输掉自己的个人战争。</text:p>
      <text:p text:style-name="P4">
普里戈任的私人军队被排挤出局。他利润丰厚的政府餐饮合同受到了威胁。他在俄罗斯军队中最钦佩的指挥官被解除了对乌战争最高指挥官的职务。他还失去了最重要的征兵渠道——俄罗斯监狱。</text:p>
      <text:p text:style-name="P4">
他唯一的希望是在最后一刻进行干预，在与俄罗斯国防部长谢尔盖·绍伊古的长期权力斗争中免遭惨败，这个希望在6月13日破灭了。</text:p>
      <text:p text:style-name="P4">
普京公开站在普里戈任的对手一边，坚称所有在乌克兰作战的非正规部队都必须与国防部签订合同。其中包括普里戈任的私人军事公司瓦格纳。</text:p>
      <text:p text:style-name="P4">
现在，这位雇佣兵首领将听命于绍伊古，一位有着在现代俄罗斯无与伦比的顽强政治生命的人物，也是普里戈任的死敌。</text:p>
      <text:p text:style-name="P4">
<draw:frame draw:style-name="fr1" draw:name="Image147" text:anchor-type="as-char" svg:width="6.9236in" svg:height="4.635515in" draw:z-index="0">
<draw:image xlink:href="../Images/cnnytimes/2023-06-27T08-27-09-08-00/26prigozhin-reconstruct-02-ptjf-master1050.jpg" xlink:type="simple" xlink:show="embed" xlink:actuate="onLoad" draw:mime-type="image/jpeg"/>
</draw:frame>
</text:p>
      <text:p text:style-name="P4">
俄罗斯总统普京宣布，瓦格纳集团将隶属于俄罗斯国防部。照片由俄罗斯国家媒体发布的。  Gavriil Grigorov/Sputnik</text:p>
      <text:p text:style-name="P4">
<draw:frame draw:style-name="fr1" draw:name="Image148" text:anchor-type="as-char" svg:width="6.9236in" svg:height="4.57617in" draw:z-index="0">
<draw:image xlink:href="../Images/cnnytimes/2023-06-27T08-27-09-08-00/26prigozhin-reconstruct-03-ptjf-master1050.jpg" xlink:type="simple" xlink:show="embed" xlink:actuate="onLoad" draw:mime-type="image/jpeg"/>
</draw:frame>
</text:p>
      <text:p text:style-name="P4">
国防部长谢尔盖·绍伊古。  Russian Defense Ministry</text:p>
      <text:p text:style-name="P4">
“必须这么做，”普京在克里姆林宫同一群对政府友好的战地记者说。“这件事必须尽快完成。”</text:p>
      <text:p text:style-name="P4">
接下来发生的事情震惊了世界：普里戈任发动了一场武装叛乱，他坚称这次叛乱的目的不是推翻普京，而是推翻克里姆林宫的军事领导层。</text:p>
      <text:p text:style-name="P4">
这场兵变虽然短暂，但被广泛视为对普京领导地位的一个不祥政治预兆，随着这位俄罗斯总统继续推进代价高昂的战争，这场兵变可能预示着更多的不稳定。</text:p>
      <text:p text:style-name="P4">
但它同样也是个人的故事，讲的是一个不服管束、反复无常的“自雇”军阀做了一次情绪化的最后尝试，试图通过武力赢得俄罗斯相当长一段时间里最不寻常的权力斗争之一。</text:p>
      <text:p text:style-name="P4">
在普京担任俄罗斯领导人的23年里，许多有权势的俄罗斯人物在派系斗争中败下阵来，最终落得流亡、入狱或被人遗忘的下场。</text:p>
      <text:p text:style-name="P4">
但在周末的叛乱中，普里戈任选择了一条不同的道路，让他的痛苦和愤怒在世界面前表现出来，他采取的行动是只有当一个人拥有可以向全国广播的扩音器——以及一支装备精良、愤愤不平的私人军队——时，才能做到的。</text:p>
      <text:p text:style-name="P4">
“普里戈任的叛乱不是为了夺权，也不是为了推翻克里姆林宫，”卡内基俄罗斯欧亚中心高级研究员塔季扬娜·斯坦诺瓦娅在对事件的分析中写道。“它源于一种绝望的感觉；普里戈任被迫离开乌克兰，他发现自己无法像以前那样维持瓦格纳，而国家机器正在开始针对他。”</text:p>
      <text:p text:style-name="P4">
“最糟糕的是，”她补充说，“普京无视他，公开支持他最危险的对手。”</text:p>
      <text:p text:style-name="P4">
普里戈任建立了一个规模庞大的金融和军事帝国。但随着他在政治上的反抗越来越强烈，来自国防部和其他政府合同的资金流面临枯竭的风险。想到要听命于他认为无能的人，他感到恼火。</text:p>
      <text:p text:style-name="P4">
<draw:frame draw:style-name="fr1" draw:name="Image149" text:anchor-type="as-char" svg:width="6.9236in" svg:height="4.615733in" draw:z-index="0">
<draw:image xlink:href="../Images/cnnytimes/2023-06-27T08-27-09-08-00/26prigozhin-reconstruct-04-ptjf-master1050.jpg" xlink:type="simple" xlink:show="embed" xlink:actuate="onLoad" draw:mime-type="image/jpeg"/>
</draw:frame>
</text:p>
      <text:p text:style-name="P4">
叶夫根尼·普里戈任的新闻机构发布的一张图片显示，3月，他与瓦格纳的战士在乌克兰巴赫穆特。  Concord Press Service</text:p>
      <text:p text:style-name="P4">
<draw:frame draw:style-name="fr1" draw:name="Image150" text:anchor-type="as-char" svg:width="6.9236in" svg:height="4.615733in" draw:z-index="0">
<draw:image xlink:href="../Images/cnnytimes/2023-06-27T08-27-09-08-00/26prigozhin-reconstruct-lfmt-master1050.jpg" xlink:type="simple" xlink:show="embed" xlink:actuate="onLoad" draw:mime-type="image/jpeg"/>
</draw:frame>
</text:p>
      <text:p text:style-name="P4">
普里戈任的新闻机构发布的一张照片显示，他周六在顿河畔罗斯托夫的俄罗斯军事总部内。  Concord Press Service</text:p>
      <text:p text:style-name="P4">
尽管如此，斯坦诺瓦亚写道，当普京周六谴责他的行为是叛国罪时，普里戈任似乎措手不及，没有准备好真的做一名革命者，也没有准备好继续向克里姆林宫进军，他意识到这几乎肯定会以失败告终。</text:p>
      <text:p text:style-name="P4">
因此，当普里戈任有机会通过撤军来结束危机时，他抓住了这个机会。</text:p>
      <text:p text:style-name="P4">
“普里戈任的叛变说到底是一个被逼入绝境的人的铤而走险，”弗吉尼亚研究组织CNA的俄罗斯研究主任迈克尔·科夫曼说。“随着他的激烈争执加剧，他的选择越来越少。”</text:p>
      <text:p text:style-name="P4">
多年来，普里戈任凭借与普京和克里姆林宫的关系获得了利润丰厚的合同，为莫斯科学校系统和俄罗斯军事基地提供食品，积累了巨额财富。与此同时，他通过瓦格纳从事有利于克里姆林宫的对外冒险主义，在中东和非洲推进莫斯科的目标——以及他自己的目标，他的战士被指控在这些地区肆意杀戮，犯下暴行。</text:p>
      <text:p text:style-name="P4">
他还管理着臭名昭著的圣彼得堡网络巨魔农场(troll farm)“互联网研究机构”，后者曾干预2016年美国总统选举。</text:p>
      <text:p text:style-name="P4">
<draw:frame draw:style-name="fr1" draw:name="Image151" text:anchor-type="as-char" svg:width="6.9236in" svg:height="4.615733in" draw:z-index="0">
<draw:image xlink:href="../Images/cnnytimes/2023-06-27T08-27-09-08-00/26prigozhin-reconstruct-06-ptjf-master1050.jpg" xlink:type="simple" xlink:show="embed" xlink:actuate="onLoad" draw:mime-type="image/jpeg"/>
</draw:frame>
</text:p>
      <text:p text:style-name="P4">
“普京的厨师。”2011 年，普里戈任为普京上菜。  Pool photo by Misha Japaridze</text:p>
      <text:p text:style-name="P4">
<draw:frame draw:style-name="fr1" draw:name="Image152" text:anchor-type="as-char" svg:width="6.9236in" svg:height="4.859708in" draw:z-index="0">
<draw:image xlink:href="../Images/cnnytimes/2023-06-27T08-27-09-08-00/26prigozhin-reconstruct-07-ptjf-master1050.jpg" xlink:type="simple" xlink:show="embed" xlink:actuate="onLoad" draw:mime-type="image/jpeg"/>
</draw:frame>
</text:p>
      <text:p text:style-name="P4">
2010年，普里戈任和普京。  Pool photo by Alexei Druzhinin</text:p>
      <text:p text:style-name="P4">
普里戈任对自己的活动讳莫如深，以至于他长期否认与瓦格纳有任何关系，甚至起诉报道他与该组织关系的俄罗斯媒体。</text:p>
      <text:p text:style-name="P4">
去年，随着对乌克兰的全面入侵，这一切都发生了变化。</text:p>
      <text:p text:style-name="P4">
9月，普里戈任首次 <text:a xlink:type="simple" xlink:href="https://www.nytimes.com/2022/09/26/world/europe/russia-wagner-group-prigozhin.html" text:style-name="Internet_20_link" text:visited-style-name="Visited_20_Internet_20_Link">
 公开 </text:a>
 了他作为瓦格纳幕后领导人的身份。</text:p>
      <text:p text:style-name="P4">
广告</text:p>
      <text:p text:style-name="P4">
不到两周后，普京任命谢尔盖·苏罗维金将军领导乌克兰战争，这对这位瓦格纳领导人来说是个福音，他曾在叙利亚与这位将军共事。普里戈任形容这位新领导人是一位传奇人物，也是俄罗斯军队中最有能力的指挥官。</text:p>
      <text:p text:style-name="P4">
普里戈任自己的地位也在不断提高，因为他的战士们似乎在乌克兰城市巴赫穆特旷日持久的战斗中取得了进展，而俄罗斯军队却几乎没有什么表现。俄罗斯评论员对雇佣兵组织进行了大量正面报道，圣彼得堡的一座玻璃塔被重新命名为“瓦格纳中心”。全国各地都张贴着该组织的招募海报。</text:p>
      <text:p text:style-name="P4">
但到了今年年初，普里戈任在国防部的对手开始重新确立自己的权力。</text:p>
      <text:p text:style-name="P4">
</text:p>
      <text:p text:style-name="P4">
周六，在顿河畔罗斯托夫市，一辆坦克上的瓦格纳部队成员。  Roman Romokhov/Agence France-Presse — GettyImages</text:p>
      <text:p text:style-name="P4">
</text:p>
      <text:p text:style-name="P4">
顿河畔罗斯托夫的瓦格纳战士，摄于周六。  Roman Romokhov/Agence France-Presse — Getty Images</text:p>
      <text:p text:style-name="P4">
1月，普京任命瓦列里·V·格拉西莫夫将军接替苏罗维金将军，担任乌克兰行动最高指挥官。普里戈任经常在Telegram音频消息中贬低格拉西莫夫，暗示他是个坐办公室的官员，用官僚主义压得普通士兵喘不过气来。</text:p>
      <text:p text:style-name="P4">
根据两名瓦格纳退伍战士出版的回忆录，这种敌意似乎至少可以追溯到莫斯科对叙利亚内战的干预，当时瓦格纳和俄罗斯普通士兵有时会在争夺资源和战利品时发生冲突。去年，普里戈任本人公开谈论了叙利亚的紧张局势。</text:p>
      <text:p text:style-name="P4">
今年2月，普里戈任承认，他进入俄罗斯监狱招募新兵的渠道已被切断。国防部后来开始效仿普里戈任的策略，在那里招募囚犯。</text:p>
      <text:p text:style-name="P4">
广告</text:p>
      <text:p text:style-name="P4">
对瓦格纳与俄罗斯军方之间的紧张关系，俄罗斯军事博主早有暗示，如今则彻底公开化了。到2月底，普里戈任公开指责绍伊古和格拉西莫夫大将叛国，称他们故意拒绝提供弹药和物资，意在整垮瓦格纳集团。</text:p>
      <text:p text:style-name="P4">
<text:a xlink:type="simple" xlink:href="https://www.nytimes.com/2023/04/13/world/europe/russia-intelligence-leaks.html" text:style-name="Internet_20_link" text:visited-style-name="Visited_20_Internet_20_Link">
 泄露的情报文件 </text:a>
显示，2月底，普京曾试图召集普里戈任和绍伊古会面来解决争端。</text:p>
      <text:p text:style-name="P4">
但敌对持续升级。据乌克兰和西方官员称，由于无法再招募囚犯，瓦格纳被迫越来越多地依靠数量有限的老兵在巴赫穆特继续作战。</text:p>
      <text:p text:style-name="P4">
</text:p>
      <text:p text:style-name="P4">
周六，普里戈任在顿河畔罗斯托夫。  Alexander Ermochenko/Reuters</text:p>
      <text:p text:style-name="P4">
被孤立于莫斯科权力核心之外的普里戈任则越来越多地求助于他的舆论阵地：社交媒体。他开始向俄罗斯民众直接喊话，所传递的信息也愈发政治化。他开始公开批评，在一个法律禁止抹黑军队的国家，很少有人敢这样做。</text:p>
      <text:p text:style-name="P4">
随着时间推移，他对俄罗斯高层的尖酸嘲讽逐渐变成了频繁泄愤。</text:p>
      <text:p text:style-name="P4">
“你们这些恶臭的混蛋到底在干什么？一群猪猡！”他在5月底的一份录音中说道。“滚出你们的办公室吧，你们的职务本来是要保家卫国的。”</text:p>
      <text:p text:style-name="P4">
广告</text:p>
      <text:p text:style-name="P4">
他还猛烈抨击了俄罗斯国防领导人，说他们“安居高位的巨大屁股上涂满了昂贵的润肤霜”，还说俄罗斯人民有权发出质问。他将瓦格纳阵亡士兵的血腥照片公诸于世。他发出最后通牒，要求让瓦格纳撤离巴赫穆特。他甚至提及某位可能是个“大蠢材”的“老头子”，虽然没有指名道姓，但这被广泛视为对普京的抨击。</text:p>
      <text:p text:style-name="P4">
令克里姆林宫问题专家感到困惑的是，普京为何没有将这位瓦格纳头子扫地出门，或是出手将他控制住；一些分析人士认为，普京乐于看到手下不同派系之间相互斗争，这样就没有谁能掌握太多的权力。还有人则怀疑，这位俄罗斯领导人是否因过于闭目塞听而无法解决这个问题，或者只是因为他的控制权还没大到那个地步。</text:p>
      <text:p text:style-name="P4">
普里戈任的部队在5月底占领巴赫穆特，不久就撤出战场，指责俄军在他们惯常的撤退路线上布置地雷，还在撤离时一度逮捕了一名俄军中校。这一切都让普里戈任更加脆弱。俄罗斯不再需要瓦格纳来打完这场被国内媒体大肆渲染的战争了。</text:p>
      <text:p text:style-name="P4">
到6月，他的孤立处境已经显而易见。</text:p>
      <text:p text:style-name="P4">
普里戈任暗示他与国防部在军队供餐合同问题上出现分歧，十几年来，这些合同帮助他积累了大量财富和影响力。在一封日期为6月6日的致绍伊古的公开信中，普里戈任称，自2006年以来，他向俄罗斯军事基地及机构供应的食品总价值为1470亿卢布（约合17.4亿美元），这一数字无法得到核实。如今他抱怨称，“高层人士”试图强迫他接受与他们有关系的公司作为供应商。他还表示，由“亲信供应商”构成的新体系威胁到了他的成本结构，并可能损害他的商业声誉。</text:p>
      <text:p text:style-name="P4">
他的绝望似乎与日俱增。</text:p>
      <text:p text:style-name="P4">
6月10日，绍伊古的一名副手宣布，所有不在俄军正式编制内作战的部队都必须在7月1日前与俄罗斯国防部签署合同。</text:p>
      <text:p text:style-name="P4">
普里戈任起初十分 <text:a xlink:type="simple" xlink:href="https://www.nytimes.com/2023/06/11/world/europe/wagner-russia-defense-ministry-contract.html" text:style-name="Internet_20_link" text:visited-style-name="Visited_20_Internet_20_Link">
 抗拒 </text:a>
，但后来普京支持了绍伊古的计划。在随后的几天里，普里戈任发布了数条音频和视频信息，似乎想通过讨价还价达成协议。</text:p>
      <text:p text:style-name="P4">
在6月16日发布的一段视频中，他做出向莫斯科的俄罗斯国防部递交“合约”的样子，但密闭隔间里的一名接待员当着他的面一把关上了窗户。</text:p>
      <text:p text:style-name="P4">
在周六他带头叛乱的前几天，普里戈任流露出颓丧情绪，称俄罗斯军队的顽疾根本无法得到解决。他还谈到了民族崛起，称绍伊古应被处决，并暗示在战争中失去至亲的民众将对无能官僚进行报复。</text:p>
      <text:p text:style-name="P4">
“时机成熟时，他们的母亲、妻子和孩子会将这些人生吞活剥，”他在6月6日的一段视频采访中表示，暗示可能出现“民变”。</text:p>
      <text:p text:style-name="P4">
他还说，“我可以实话告诉你，我相信只要再过两三个月，这些人的大限就要到了。”</text:p>
      <text:p text:style-name="P4">
Source: <text:a xlink:type="simple" xlink:href="https://cn.nytimes.com/world/20230627/prigozhin-wagner-russia-putin/" text:style-name="Internet_20_link" text:visited-style-name="Visited_20_Internet_20_Link">
https://cn.nytimes.com/world/20230627/prigozhin-wagner-russia-putin/</text:a>
</text:p>
      <!--NEWS-->
      <text:h text:style-name="P10" text:outline-level="1">
<text:span text:style-name="T4">
为何高利率会加剧代际矛盾？ (Free Version)</text:span>
</text:h>
      <text:p text:style-name="P4">
Authors: ['萨拉•奥康纳']</text:p>
      <text:p text:style-name="P4">
Publisher: 英国《金融时报》</text:p>
      <text:p text:style-name="P4">
Time: 2023-06-27T08:45:48+00:00</text:p>
      <text:p text:style-name="P4">
Published Time: 2023-06-26T12:00:99+08:00</text:p>
      <text:p text:style-name="P4">
Modified Time: 2023-06-27T04:45:99+08:00</text:p>
      <text:p text:style-name="P4">
Description: 奥康纳：在这个利率大幅上升的新时期，背负抵押贷款的较年轻劳动者可能觉得，他们再一次在代整个社会受苦。</text:p>
      <text:p text:style-name="P4">
Images: []</text:p>
      <text:p text:style-name="P4">
Themes: ['财富不平等', '关注']</text:p>
      <text:p text:style-name="P4">
Keywords: ['财富不平等', '代际矛盾', '利率', '房地产', '通货膨胀', '英国经济', '货币政策', '生活成本危机']</text:p>
      <text:p text:style-name="P4">
Type: Article</text:p>
      <!--METADATA-->
      <text:p text:style-name="P4">
要如何理解英国现在的状况？按道理，英国经济正在经历“生活成本危机”的剧痛，但消费需求仍然韧性十足，迫使英国央行(BoE)为了降低顽固处于高位的通胀一连加息13次。</text:p>
      <text:p text:style-name="P4">
并不是说没有人在受苦。食品银行发放的救济粮激增。面对10年来最高的失窃率，商店店主开始在牛排、黄油和奶酪等商品上贴防盗签。不过，尽管通胀高企、货币政策收紧，似乎仍有很多人有意愿和能力继续花钱购买商品和服务。不久前的官方数据显示，机票、度假套餐和现场音乐节的价格大幅上升，4月至5月的零售销售额增长0.3%，与经济学家预期的下降0.2%大相径庭。这是怎么回事？</text:p>
      <text:p text:style-name="P4">
Source: <text:a xlink:type="simple" xlink:href="http://www.ftchinese.com/story/001100089" text:style-name="Internet_20_link" text:visited-style-name="Visited_20_Internet_20_Link">
http://www.ftchinese.com/story/001100089</text:a>
</text:p>
      <!--NEWS-->
      <text:h text:style-name="P10" text:outline-level="1">
<text:span text:style-name="T4">
评论 | 唯色：当我们谈论天花时我们在谈论什么（三十六）</text:span>
</text:h>
      <text:p text:style-name="P4">
Author: None</text:p>
      <text:p text:style-name="P4">
Publisher: Radio Free Asia (Organization)</text:p>
      <text:p text:style-name="P4">
Published Time: 2023-06-27T08:49:00-04:00</text:p>
      <text:p text:style-name="P4">
Modified Time: 2023-06-27T08:57: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612011in" draw:z-index="0">
<draw:image xlink:href="../Images/rfamandarin/2023-06-27T08-49-00-04-00/000000.png" xlink:type="simple" xlink:show="embed" xlink:actuate="onLoad" draw:mime-type="image/png"/>
</draw:frame>
 1943年日本航拍双黄寺 <text:a xlink:type="simple" xlink:href="https://www.rfa.org/mandarin/pinglun/weise/ws-06272023083341.html/@@images/image" text:style-name="Internet_20_link" text:visited-style-name="Visited_20_Internet_20_Link">
</text:a>
网络截图/唯色提供  </text:p>
      <text:p text:style-name="P4">
东黄寺山门（拍摄于1909年）</text:p>
      <text:p text:style-name="P4">
</text:p>
      <text:p text:style-name="P4">
东黄寺碑亭（德国人拍摄于上世纪四十年代）</text:p>
      <text:p text:style-name="P4">
</text:p>
      <text:p text:style-name="P4">
东黄寺大乘殿（德国人拍摄于上世纪四十年代）</text:p>
      <text:p text:style-name="P4">
</text:p>
      <text:p text:style-name="P4">
东黄寺天王殿天王像（德国人拍摄于上世纪四十年代）</text:p>
      <text:p text:style-name="P4">
</text:p>
      <text:p text:style-name="P4">
东黄寺大乘殿内佛像（日本人拍摄于上世纪四十年代）</text:p>
      <text:p text:style-name="P4">
</text:p>
      <text:p text:style-name="P4">
微博截图</text:p>
      <text:p text:style-name="P4">
</text:p>
      <text:p text:style-name="P4">
今日东黄寺已是“总政大院”（友人近日拍摄）</text:p>
      <text:p text:style-name="P4">
</text:p>
      <text:p text:style-name="P4">
西黄寺内的“西黄寺博物馆”（友人近日拍摄）</text:p>
      <text:p text:style-name="P4">
</text:p>
      <text:p text:style-name="P4">
一墙之隔可以望见佛学院的屋顶（友人近日拍摄）</text:p>
      <text:p text:style-name="P4">
</text:p>
      <text:p text:style-name="P4">
西黄寺内乾隆皇帝建的“班禅塔”犹在（友人近日拍摄）</text:p>
      <text:p text:style-name="P4">
</text:p>
      <text:p text:style-name="P4">
西黄寺与已为“总政大院”的东黄寺紧邻（友人近日拍摄）</text:p>
      <text:h text:style-name="P13" text:outline-level="4">
<text:span text:style-name="T4">
15、作为祭坛的雍和宫及黄寺（下）</text:span>
</text:h>
      <text:p text:style-name="P4">
Google可以告诉我们更多有关黄寺的信息。比如，最早可以追溯到满清顺治皇帝邀请五世达赖喇嘛来北京会晤，为此在辽金时期创建的一座佛寺的基址上改建葺修了东黄寺，还在西面建了“同垣异构”的西黄寺，格局皆为中土寺院风格，统称黄寺，位于德胜门外的校场北。</text:p>
      <text:p text:style-name="P4">
1652年3月，五世达赖喇嘛率三千护卫从拉萨哲蚌寺启程，12月抵达北京并住五个月，东黄寺与西黄寺即是尊者的驻锡之处。其中，西黄寺的住处又被称为“达赖楼”。1780年，六世班禅喇嘛应邀给乾隆皇帝祝寿来北京两个月，正是住在西黄寺的“达赖楼”，应该也是因所谓的“染疫天花”而于此处圆寂，之后乾隆皇帝下诏在西侧立塔纪念，这座清净化城塔俗称“班禅塔”。至光绪皇帝时，十三世达赖喇嘛因英军入侵西藏，先是至蒙古避难，后于1908年9月访问北京，以求援力，两个月后离开北京，也在东、西黄寺都住过，并在西黄寺多次举行法会，受到大批各族佛教徒朝拜，还接见来访的各国使节及政要，也偶尔驻锡雍和宫。</text:p>
      <text:p text:style-name="P4">
因这些历史，尤其是出自历代满清皇帝的隆重修建和供奉，以及被迎请至帝都的藏传佛教最高领袖和高僧们的供奉和传法，留下了这样一句老话在北京流传：“东黄寺的殿，西黄寺的塔”，以赞叹建筑的辉煌。而“双黄寺建成后，多次接待来自西藏的高僧大德，加上达赖五世与六世班禅的到来，对早已皈依黄教的蒙、藏民族来说，产生了极大的宗教与政治影响。此后，来京觐见的蒙古贵族以及藏族僧侣，几乎必到双黄寺朝拜，且多住于东黄寺。”【1】</text:p>
      <text:p text:style-name="P4">
岁月更替，到了中共建立的中华人民共和国时期，据维基中文百科写，“1958年，东黄寺全部建筑、西黄寺的达赖喇嘛庙因破败而被拆除”，但没细说是如何“破败”，又是谁拆的、怎么拆的。搜索网络却有新的发现，中国官媒如北京日报、中新网等，一直声称“北京东黄寺…或毀于八国联军入侵”，然而有很多关于东黄寺的老照片却是1906年拍的、1909年拍的、1920年拍的、1922年拍的、1928年拍的；还有1930年代拍的、1940年代拍的……据查，都是当时驻北京的西方外交官及西方摄影师、日本摄影师拍摄的。从照片上清楚可见，东黄寺的一座座佛殿宏大而完整，一尊尊佛像高大而完整，并没有被毁殆尽的迹象啊，而我记得八国联军入侵的旧事明明是1900年发生的，那么问题来了，拆除东黄寺的到底是谁？</text:p>
      <text:p text:style-name="P4">
据推特上的网友介绍，1949年之后，东黄寺归属中央军委，至今仍有总政治部、总参谋部、总装备部等机构在其中。有北京人撰文【2】称，“提到鼓楼、安定门外的黄寺儿，很多人首先想到的不是那喇嘛庙，而是总政大院。全称为‘中国人民解放军总政治部’”。有文章【3】写：“1949年初北平达成和平解放协定”，中共军队进城并争相“号房子”、占地方、“拆民房”，而黄寺那里，“北京军区包括炮兵包括后勤在内的好几个单位都在那里”，不过1960年北京军区搬出了黄寺，迁至西山盖院，而在黄寺的“营房移交（中央军委）总部”。</text:p>
      <text:p text:style-name="P4">
那么东黄寺那些佛殿、碑亭、钟鼓楼等等建筑呢？继续搜索网络，在新浪微博上看到一条附有四张老照片的帖子写：“（图为）1958年被拆的东黄寺大殿及大殿的内部。那么为什么要拆除这座有300多年的具有建筑和艺术价值的古迹呢？搜索度娘（即百度）看到这样的说法：为迎接十年大庆，1958年起修建人民大会堂。由周总理委托画家傅抱石、关山月制作巨幅国画‘江山如此多娇’，并由毛主席题写画名。由于画长7米，完5米，找不到珍贵木材做画框。占据东黄寺的军队高官就向总理进言说，安定门外有座寺庙的梁桂是金丝楠木，留着这些封建迷信宗教愚弄群众，不如拆了为社会主义建设服务。于是，拆除东黄寺找到了名正言顺的理由，黄寺大梁被用来做了大会堂的画框。”【4】据网上留言，不只是大梁做了画框，基本上所有的材料都用在了1958年毛泽东的“十大工程”【5】之一，即建人民大会堂。</text:p>
      <text:p text:style-name="P4">
另有说法称，东黄寺被拆除是因为其地理位置，恰在北京的中轴线上或中轴线向北的延线上，从风水上来说堪称相当重要。</text:p>
      <text:p text:style-name="P4">
前面引述的文章还写：“北京有句老话：‘东黄寺的殿，西黄寺的塔。’可如今只见西黄寺，东黄寺却没了。……两寺均为喇嘛庙，殿宇重叠，瓦皆黄色，因有黄寺之名。可惜的是，东黄寺终究在历史变动的惊涛骇浪中被湮没了。”【6】“……之前有人说，东黄寺毁于八国联军，这是不对的。八国联军是破坏了东黄寺，但之后清政府又进行了维修，目前尚存很多东黄寺上世纪三、四十年代的照片，照片表明当时的双黄寺古建保存相当完好。又有人说抗战期间被日本人摧毁，这也不确切，因为日本人在1943年的航摄中有一张‘双黄寺’的照片，显示双黄寺还比较完整，况且日本人向来崇拜中国的传统文化和古建筑。德国摄影师海达·莫理循在上世纪三、四十年代拍摄了许多北京双黄寺的照片，这些照片反映当时的双黄寺大部分建筑保存完好。中国精美的古建筑绝大多数都毁灭在我们自己手里。”【7】</text:p>
      <text:p text:style-name="P4">
更有多篇文章披露在整个中国，“1958年大炼钢铁，铁佛被炼，寺院道场亦被拆毁，夷为平地”“1958年大炼钢铁，大批佛像被作为废铜重加冶炼，至文革中更遭毁灭性劫难”“当年大炼钢铁时代，国内尤其是北方有许多金属质地的佛像被运到重工业基地的沈阳来冶炼”“大炼钢铁时焚毁的佛像价值连城”……并有官方报告宣布：“‘1958年以来共腾出426座寺庙的房屋22000平方米，拨交工厂、机关、学校等单位使用；处理一般金属文物5381件，重约500余吨，支援工业。’这是北京市文物工作队1962年1月23日对‘大跃进’以来北京市文物工作做出的一段总结。”【8】那么东黄寺的那些巨大的金属佛像、无数的金属佛具等等的命运又是怎样？是怎么被“处理”的？也是被拿去“大炼钢铁”了吗？而诸多泥塑、石刻是被推倒砸碎另盖新房了吗？</text:p>
      <text:p text:style-name="P4">
总之，在经历了1958年的社会主义革命的建设之后，东黄寺荡然无存了，成了如今北京人总说起的“黄寺总政大院”。西黄寺“仅剩下清净化城塔及清净化城塔院”，并且在文革中险些被拆。到了“1987年9月1日，中国藏语系高级佛学院在西黄寺的清净化城塔院正式成立，十世班禅亲自担任第一任院长。”而如今，西黄寺还是“现任班禅喇嘛常居地，由中共中央统战部管理。”【9】。另如前面所写，西黄寺还被设为“西黄寺博物馆”，与佛学院一墙之隔，周六周日开馆，提前网上预约订票参观。</text:p>
      <text:p text:style-name="P4">
颇有戏剧性的是，在网上，与黄寺一并出现的信息是“黄寺卤煮”，介绍是北京小吃北京老字号，倒是令我顿生兴趣，毕竟我们还是需要美食这类真实的人间烟火的安慰。遗憾的是，攻无不克战无不胜的疫情复燃，我只好取消参访西黄寺及品尝“黄寺卤煮”之行。不过也不必纠结，长期以来处在各种疫情之中，我能接受各种不正常的状况，同时也准备好了去被大救星“解放”后日新月异的雪域高原寻找香巴拉的行装，耐心地等待着可以回家的日子。（全文连载结束）</text:p>
      <text:p text:style-name="P4">
2021年5月至8月，疫情中，写于北京</text:p>
      <text:p text:style-name="P4">
2023年6月修订于拉萨。</text:p>
      <text:p text:style-name="P4">
注释：</text:p>
      <text:p text:style-name="P4">
【1】消失的北京东黄寺 <text:a xlink:type="simple" xlink:href="https://www.sohu.com/a/552191885_120579888" text:style-name="Internet_20_link" text:visited-style-name="Visited_20_Internet_20_Link">
 https://www.sohu.com/a/552191885_120579888</text:a>
</text:p>
      <text:p text:style-name="P4">
【2】黄寺儿，在京城一个充满神秘色彩的地界儿！ <text:a xlink:type="simple" xlink:href="https://www.visitbeijing.com.cn/article/" text:style-name="Internet_20_link" text:visited-style-name="Visited_20_Internet_20_Link">
 https://www.visitbeijing.com.cn/article/</text:a>
</text:p>
      <text:p text:style-name="P4">
【3】大院丨八大处甲1号院：北京军区大院的满满记忆 <text:a xlink:type="simple" xlink:href="https://mp.weixin.qq.com/s/kVkprCU_KTNTd-YSeIsvgA" text:style-name="Internet_20_link" text:visited-style-name="Visited_20_Internet_20_Link">
 https://mp.weixin.qq.com/s/kVkprCU_KTNTd-YSeIsvgA</text:a>
</text:p>
      <text:p text:style-name="P4">
【4】新浪微博【看老照片】（2018-5-1） <text:a xlink:type="simple" xlink:href="https://weibo.com/1349954040/4235003393270269" text:style-name="Internet_20_link" text:visited-style-name="Visited_20_Internet_20_Link">
 https://weibo.com/1349954040/4235003393270269</text:a>
</text:p>
      <text:p text:style-name="P4">
【5】“十大工程”：又称“十大建筑”，据介绍，“1958年，为迎接新中国成立十年，中央决定在北京兴建一批国庆建筑，进一步发挥北京作为首都的政治和文化功能，改变旧城面貌”，包括人民大会堂、中国革命历史博物馆、中国人民革命军事博物馆、全国农业展览馆、北京火车站、工人体育场、民族文化宫、民族饭店、迎宾馆（钓鱼台国宾馆）、华侨大厦（现已拆）。</text:p>
      <text:p text:style-name="P4">
【6】同【2】。</text:p>
      <text:p text:style-name="P4">
【7】同【1】。</text:p>
      <text:p text:style-name="P4">
【8】北京万人人民大会堂是典型的“毛泽东工程” <text:a xlink:type="simple" xlink:href="http://www.mingjinglishi.com/2013/09/blog-post_5437.html" text:style-name="Internet_20_link" text:visited-style-name="Visited_20_Internet_20_Link">
 http://www.mingjinglishi.com/2013/09/blog-post_5437.html </text:a>
</text:p>
      <text:p text:style-name="P4">
【9】维基中文百科：西黄寺 <text:a xlink:type="simple" xlink:href="https://zh.wikipedia.org/wiki/%E8%A5%BF%E9%BB%83%E5%AF%BA" text:style-name="Internet_20_link" text:visited-style-name="Visited_20_Internet_20_Link">
 https://zh.wikipedia.org/wiki/%E8%A5%BF%E9%BB%83%E5%AF%BA</text:a>
</text:p>
      <text:p text:style-name="P4">
（文章只代表特约评论员个人的立场和观点）</text:p>
      <text:p text:style-name="P4">
Source: <text:a xlink:type="simple" xlink:href="https://www.rfa.org/mandarin/pinglun/weise/ws-06272023083341.html" text:style-name="Internet_20_link" text:visited-style-name="Visited_20_Internet_20_Link">
https://www.rfa.org/mandarin/pinglun/weise/ws-06272023083341.html</text:a>
</text:p>
      <!--NEWS-->
      <text:h text:style-name="P10" text:outline-level="1">
<text:span text:style-name="T4">
港交所对吸引国际企业来港上市感到乐观 (Free Version)</text:span>
</text:h>
      <text:p text:style-name="P4">
Authors: ['珍妮弗•休斯']</text:p>
      <text:p text:style-name="P4">
Publisher: 英国《金融时报》</text:p>
      <text:p text:style-name="P4">
Time: 2023-06-27T08:52:41+00:00</text:p>
      <text:p text:style-name="P4">
Published Time: 2023-06-26T12:00:99+08:00</text:p>
      <text:p text:style-name="P4">
Modified Time: 2023-06-27T04:51:99+08:00</text:p>
      <text:p text:style-name="P4">
Description: 港交所行政总裁欧冠升表示，对国际企业来说，港交所与中国广大散户投资者联系紧密，这是一大吸引力。</text:p>
      <text:p text:style-name="P4">
Images: ["<text:a xlink:type="simple" xlink:href="https://thumbor.ftacademy.cn/unsafe/picture/9/000185699_piclink.jpg" text:style-name="Internet_20_link" text:visited-style-name="Visited_20_Internet_20_Link">
000185699_pic...</text:a>
"]</text:p>
      <text:p text:style-name="P4">
Themes: ['港交所', '关注']</text:p>
      <text:p text:style-name="P4">
Keywords: ['港交所', 'IPO', '香港', '金融中心', '香港股市']</text:p>
      <text:p text:style-name="P4">
Type: Article</text:p>
      <!--METADATA-->
      <text:p text:style-name="P4">
<draw:frame draw:style-name="fr1" draw:name="Image169" text:anchor-type="as-char" svg:width="6.9236in" svg:height="3.901286in" draw:z-index="0">
<draw:image xlink:href="../Images/FT Chinese Free Version/2023-06-27T08-52-41-00-00/000185699_piclink.jpg" xlink:type="simple" xlink:show="embed" xlink:actuate="onLoad" draw:mime-type="image/jpeg"/>
</draw:frame>
</text:p>
      <text:p text:style-name="P4">
香港交易所(HKEx)行政总裁欧冠升(NicolasAguzin)表示，尽管中国与西方之间的紧张关系日益加剧，但与中国广大散户投资者的更紧密联系，将有助于该交易所吸引更多国际公司来港上市。</text:p>
      <text:p text:style-name="P4">
他向英国《金融时报》表示，经过3年新冠疫情导致的隔离后，香港正努力重建与外界的联系，但利用中国内地资金的诱惑仍然是港交所的一大吸引力。</text:p>
      <text:p text:style-name="P4">
Source: <text:a xlink:type="simple" xlink:href="http://www.ftchinese.com/story/001100090" text:style-name="Internet_20_link" text:visited-style-name="Visited_20_Internet_20_Link">
http://www.ftchinese.com/story/001100090</text:a>
</text:p>
      <!--NEWS-->
      <text:h text:style-name="P10" text:outline-level="1">
<text:span text:style-name="T4">
苏丹：喀土穆发生零星枪击，青尼罗州军队遭到袭击</text:span>
</text:h>
      <text:p text:style-name="P4">
Author: 半岛电视台＋通讯社</text:p>
      <text:p text:style-name="P4">
Publisher: Al Jazeera</text:p>
      <text:p text:style-name="P4">
Published Time: 2023-06-27T08:53:44</text:p>
      <text:p text:style-name="P4">
Modified Time: 2023-06-27T08:53:44</text:p>
      <text:p text:style-name="P4">
Description: 半岛电视台记者报道称，快速支援部队单方面宣布为期两天的停火数小时后，6月27日早上在恩图曼以南和喀土穆以西听到重型武器断断续续的枪声。</text:p>
      <text:p text:style-name="P4">
Images: ["<text:a xlink:type="simple" xlink:href="https://chinese.aljazeera.net/wp-content/uploads/2023/06/1-1687855634.jpg" text:style-name="Internet_20_link" text:visited-style-name="Visited_20_Internet_20_Link">
1-1687855634.jpg</text:a>
", "<text:a xlink:type="simple" xlink:href="https://chinese.aljazeera.net/wp-content/uploads/2023/06/2-1687855656.jpg" text:style-name="Internet_20_link" text:visited-style-name="Visited_20_Internet_20_Link">
2-1687855656.jpg</text:a>
"]</text:p>
      <text:p text:style-name="P4">
Topics: ['军事', '政治', '新闻']</text:p>
      <text:p text:style-name="P4">
Keywords: ['军事', '政治', '新闻', '苏丹']</text:p>
      <text:p text:style-name="P4">
Type: Article</text:p>
      <!--METADATA-->
      <text:p text:style-name="P4">
<draw:frame draw:style-name="fr1" draw:name="Image170" text:anchor-type="as-char" svg:width="6.9236in" svg:height="4.612736in" draw:z-index="0">
<draw:image xlink:href="../Images/Aljazeera Chinese/2023-06-27T08-53-44/1-1687855634.jpg" xlink:type="simple" xlink:show="embed" xlink:actuate="onLoad" draw:mime-type="image/jpeg"/>
</draw:frame>
“苏丹人民解放运动（北方局）”首次袭击青尼罗州军事基地 (半岛电视台)</text:p>
      <text:p text:style-name="P4">
半岛电视台记者报道称，快速支援部队单方面宣布为期两天的停火数小时后，6月27日早上在恩图曼以南和喀土穆以西听到重型武器断断续续的枪声。</text:p>
      <text:p text:style-name="P4">
26日周一，军队和快速支援部队在首都喀土穆继续发生冲突。军队在瞄准中央警察预备队总部后，轰炸了快速支援部队的阵地。</text:p>
      <text:p text:style-name="P4">
据本报记者报道，苏丹空军对喀土穆、恩图曼和喀土穆以北的快速支援部队阵地发起了袭击。</text:p>
      <text:p text:style-name="P4">
战机飞越恩图曼以南并发射高射炮弹之际，喀土穆以西的Al-Ghaba地区、喀土穆北部以南地区和恩图曼以西升起浓烟。</text:p>
      <text:p text:style-name="P4">
快速支援部队指挥官穆罕默德·哈姆丹（赫梅蒂）在录音中宣布单方面停火，为期两天。他还表示停火将于阿拉法日和古尔邦节第一天生效。</text:p>
      <text:p text:style-name="P4">
与此同时，赫梅蒂还宣布成立一个委员会，追究涉嫌侵犯人权的支持人员的责任，并申明他反对任何针对平民的侵犯行为。</text:p>
      <text:h text:style-name="P13" text:outline-level="4">
<text:span text:style-name="T4">
战斗范围扩大</text:span>
</text:h>
      <text:p text:style-name="P4">
同时，苏丹战斗范围显著扩大，阿卜杜勒·阿齐兹·希鲁领导的“苏丹人民解放运动（北方局）”袭击了青尼罗州的苏丹军队驻地。</text:p>
      <text:p text:style-name="P4">
<draw:frame draw:style-name="fr1" draw:name="Image171" text:anchor-type="as-char" svg:width="6.9236in" svg:height="3.894525in" draw:z-index="0">
<draw:image xlink:href="../Images/Aljazeera Chinese/2023-06-27T08-53-44/2-1687855656.jpg" xlink:type="simple" xlink:show="embed" xlink:actuate="onLoad" draw:mime-type="image/jpeg"/>
</draw:frame>
 苏丹：北科尔多凡州、南科尔多凡州和西科尔多凡州(半岛电视台)</text:p>
      <text:p text:style-name="P4">
青尼罗州政府和苏丹主权委员会副主席马利克·阿格尔办公室的两名知情人士告诉半岛电视台，阿卜杜勒·阿齐兹·希鲁领导的“苏丹人民解放运动（北方局）”首次袭击了Kurmuk市以南的Khor Al-Budi和Dima Mansour的多个苏丹军队据点。</text:p>
      <text:p text:style-name="P4">
两名消息人士补充道，苏丹军队对袭击做出回应，并表示“苏丹人民解放运动”继续轰炸该州多个地区。</text:p>
      <text:p text:style-name="P4">
值得注意的是，苏丹军队和“苏丹人民解放运动”签署了停火协议，该协议一直有效，直到4月中旬当前的冲突爆发。</text:p>
      <text:p text:style-name="P4">
在非盟对东非国家政府间发展组织（伊加特）解决苏丹冲突路线图的首次评论中，非洲和平与安全理事会宣布全力支持伊加特关于苏丹冲突的计划。</text:p>
      <text:p text:style-name="P4">
理事会赞扬伊加特所做的努力，并申明其要求立即使首都喀土穆非军事化并无条件停止敌对行动。</text:p>
      <text:p text:style-name="P4">
另一方面，一位知情的苏丹外交消息人士接受半岛电视台采访时称，正如他所说，26日非盟和平与安全理事会对伊加特解决苏丹危机计划的支持是一次黑暗中的飞跃，也是国际官员企图利用非洲联盟为外国议程服务的企图。</text:p>
      <text:p text:style-name="P4">
该消息人士补充道，用苏丹外交官的话来说，“苏丹作为一个国家、领导层、军队和自由人民，拥有自决权，不指望得到任何人的指导，也不会被这些干涉其内政的不负责任的冒险行为所吓倒。”</text:p>
      <text:p text:style-name="P4">
另一方面，自由与变革力量中央委员会发言人亚西尔·阿尔曼表示，正如他所说，军事人员之间的停火并没有停止战争，也没有减轻平民的痛苦。</text:p>
      <text:p text:style-name="P4">
阿尔曼在推特上的一条推文中补充道，简化军事人员之间的对话无法带来结果，他呼吁民间民主力量与军方坐在谈判桌上，制定一条新的道路。</text:p>
      <text:p text:style-name="P4">
自4月中旬战斗爆发以来，约3000人死亡、数千人受伤，同时数十万人逃往苏丹境内和一些邻国更安全的地方。</text:p>
      <text:p text:style-name="P4">
Source: <text:a xlink:type="simple" xlink:href="https://chinese.aljazeera.net/news/military/2023/6/27/%e8%8b%8f%e4%b8%b9%e5%96%80%e5%9c%9f%e7%a9%86%e5%8f%91%e7%94%9f%e9%9b%b6%e6%98%9f%e6%9e%aa%e5%87%bb%e9%9d%92%e5%b0%bc%e7%bd%97%e5%b7%9e%e5%86%9b%e9%98%9f%e9%81%ad%e5%88%b0%e8%a2%ad%e5%87%bb" text:style-name="Internet_20_link" text:visited-style-name="Visited_20_Internet_20_Link">
https://chinese.aljazeera.net/news/military/2023/6/27/%e8%8b%8f%e4%b8%b9%e5%96%80%e5%9c%9f%e7%a9%86%e5%8f%91%e7%94%9f%e9%9b%b6%e6%98%9f%e6%9e%aa%e5%87%bb%e9%9d%92%e5%b0%bc%e7%bd%97%e5%b7%9e%e5%86%9b%e9%98%9f%e9%81%ad%e5%88%b0%e8%a2%ad%e5%87%bb</text:a>
</text:p>
      <!--NEWS-->
      <text:h text:style-name="P10" text:outline-level="1">
<text:span text:style-name="T4">
中国总理李强称有信心实现GDP目标，批评“去风险”概念 (Free Version)</text:span>
</text:h>
      <text:p text:style-name="P4">
Author: Singapore Editors</text:p>
      <text:p text:style-name="P4">
Publisher: 华尔街日报中文网</text:p>
      <text:p text:style-name="P4">
Published Time: 2023-06-27T09:05:00.000Z</text:p>
      <text:p text:style-name="P4">
Modified Time: 2023-06-27T09:05:00.000Z</text:p>
      <text:p text:style-name="P4">
Created Time: 2023-06-27T04:45:00.000Z</text:p>
      <text:p text:style-name="P4">
Description: 中国国务院总理李强周二出席了夏季达沃斯论坛并发表了主旨演讲，一方面谈到对中国经济充满信心，一方面批评西方提出的经济去风险概念。</text:p>
      <text:p text:style-name="P4">
Images: []</text:p>
      <text:p text:style-name="P4">
Categories: ['经济', '中国经济']</text:p>
      <text:p text:style-name="P4">
Keywords: SYND</text:p>
      <text:p text:style-name="P4">
Type: Article</text:p>
      <!--METADATA-->
      <text:p text:style-name="P4">
中国国务院总理李强周二出席了夏季达沃斯论坛并发表了主旨演讲，一方面谈到对中国经济充满信心，一方面批评西方提出的 <text:a xlink:type="simple" xlink:href="https://cn.wsj.com/articles/CN-BGH-20230621094351" text:style-name="Internet_20_link" text:visited-style-name="Visited_20_Internet_20_Link">
 经济去风险概念</text:a>
 。目前中国经济复苏正遭遇 <text:a xlink:type="simple" xlink:href="https://cn.wsj.com/articles/CN-CEC-20230617083331" text:style-name="Internet_20_link" text:visited-style-name="Visited_20_Internet_20_Link">
重新开放后红利消退与地缘政治紧张局势加剧 </text:a>
所带来的瓶颈， <text:a xlink:type="simple" xlink:href="https://cn.wsj.com/articles/CN-CEC-20230616072950" text:style-name="Internet_20_link" text:visited-style-name="Visited_20_Internet_20_Link">
 中国政府正设法重新拉动经济增长 </text:a>
。</text:p>
      <text:p text:style-name="P4">
Source: <text:a xlink:type="simple" xlink:href="https://cn.wsj.com/articles/%E4%B8%AD%E5%9B%BD%E6%80%BB%E7%90%86%E6%9D%8E%E5%BC%BA%E7%A7%B0%E6%9C%89%E4%BF%A1%E5%BF%83%E5%AE%9E%E7%8E%B0gdp%E7%9B%AE%E6%A0%87-%E6%89%B9%E8%AF%84-%E5%8E%BB%E9%A3%8E%E9%99%A9-%E6%A6%82%E5%BF%B5-72582ef3" text:style-name="Internet_20_link" text:visited-style-name="Visited_20_Internet_20_Link">
https://cn.wsj.com/articles/%E4%B8%AD%E5%9B%BD%E6%80%BB%E7%90%86%E6%9D%8E%E5%BC%BA%E7%A7%B0%E6%9C%89%E4%BF%A1%E5%BF%83%E5%AE%9E%E7%8E%B0gdp%E7%9B%AE%E6%A0%87-%E6%89%B9%E8%AF%84-%E5%8E%BB%E9%A3%8E%E9%99%A9-%E6%A6%82%E5%BF%B5-72582ef3</text:a>
</text:p>
      <!--NEWS-->
      <text:h text:style-name="P10" text:outline-level="1">
<text:span text:style-name="T4">
拜登：俄罗斯兵变与美国及盟友无关</text:span>
</text:h>
      <text:p text:style-name="P4">
Author: 联合早报 (Person)</text:p>
      <text:p text:style-name="P4">
Publisher: 联合早报 (Organization)</text:p>
      <text:p text:style-name="P4">
Published Time: 2023-06-27T09:06</text:p>
      <text:p text:style-name="P4">
Modified Time: 2023-06-27T09:06</text:p>
      <text:p text:style-name="P4">
Description: 美国总统拜登说，俄罗斯雇佣兵组织瓦格纳集团的短暂起义，是俄罗斯体系内部斗争的一部分，并不涉及美国和美国盟友。路透社报道，拜登星期一（6月26日）出席白宫活动时说：“我们已经清楚表明...</text:p>
      <text:p text:style-name="P4">
Videos: []</text:p>
      <text:p text:style-name="P4">
Audios: []</text:p>
      <text:p text:style-name="P4">
Images: []</text:p>
      <text:p text:style-name="P4">
Type: NewsArticle</text:p>
      <text:p text:style-name="P4">
Breadcrumbs: ['即时', '国际']</text:p>
      <text:p text:style-name="P4">
Keywords: ['美国', '拜登', '俄罗斯兵变', '拉夫罗夫']</text:p>
      <!--METADATA-->
      <text:p text:style-name="P4">
美国总统拜登说，俄罗斯雇佣兵组织 <text:a xlink:type="simple" xlink:href="https://www.zaobao.com/keywords/e-luo-si-bing-bian" text:style-name="Internet_20_link" text:visited-style-name="Visited_20_Internet_20_Link">
 瓦格纳集团的短暂起义 </text:a>
 ，是俄罗斯体系内部斗争的一部分，并不涉及美国和美国盟友。</text:p>
      <text:p text:style-name="P4">
路透社报道，拜登星期一（6月26日）出席白宫活动时说：“我们已经清楚表明，这起兵变事件与我们无关。”</text:p>
      <text:p text:style-name="P4">
这是拜登首次针对瓦格纳集团首脑普里戈任叛变发表讲话。他对俄罗斯的事态发展做了谨慎评估，在避免加剧美俄两个核武国家紧张关系的同时，也保证西方坚定支持乌克兰击退俄罗斯的入侵。</text:p>
      <text:p text:style-name="P4">
拜登说，瓦格纳集团叛变是权力斗争，叛军车队上周六（24日）一路向首都挺近，在即将到达莫斯科时才突然宣布放弃整个行动。</text:p>
      <text:p text:style-name="P4">
拜登说，当天他指示国家安全团队“每小时”向他报告最新情况，并为一系列可能情况做好应对准备，但他没有说明细节。</text:p>
      <text:p text:style-name="P4">
另据英国广播公司（BBC）报道， <text:a xlink:type="simple" xlink:href="https://www.zaobao.com.sg/realtime/world/story20230627-1408171" text:style-name="Internet_20_link" text:visited-style-name="Visited_20_Internet_20_Link">
 普京星期一晚发表了五分钟的电视讲话</text:a>
，他明显愤怒地强调，瓦格纳集团叛变以失败告终，并使俄罗斯更为团结。</text:p>
      <text:p text:style-name="P4">
普京说，他故意让叛变行动持续了24小时，是为了避免流血事件。</text:p>
      <text:p text:style-name="P4">
他也说，西方和乌克兰都希望俄罗斯人“相互残杀”，并警告，任何勒索或在俄罗斯制造骚乱的企图都将“注定失败”。</text:p>
      <text:p text:style-name="P4">
塔斯社星期一引述俄罗斯外交部长拉夫罗夫的话说，俄罗斯情报部门正在调查西方间谍机构，是否在瓦格纳集团叛变中发挥了作用。</text:p>
      <text:p text:style-name="P4">
拉夫罗夫接受俄罗斯RT电视台访问时说，美国驻俄罗斯大使特雷西星期天与俄方代表通电话，她强调瓦格纳集团叛变是俄罗斯的内部事务，美国与这起事件无关。她也说，华盛顿希望俄罗斯确保核武库的安全。</text:p>
      <text:p text:style-name="P4">
Source: <text:a xlink:type="simple" xlink:href="https://www.zaobao.com.sg/realtime/world/story20230627-1408184" text:style-name="Internet_20_link" text:visited-style-name="Visited_20_Internet_20_Link">
https://www.zaobao.com.sg/realtime/world/story20230627-1408184</text:a>
</text:p>
      <!--NEWS-->
      <text:h text:style-name="P10" text:outline-level="1">
<text:span text:style-name="T4">
地球正在燃烧：南方国家能拯救它吗？</text:span>
</text:h>
      <text:p text:style-name="P4">
Author: 半岛电视台</text:p>
      <text:p text:style-name="P4">
Publisher: Al Jazeera</text:p>
      <text:p text:style-name="P4">
Published Time: 2023-06-27T09:24:51</text:p>
      <text:p text:style-name="P4">
Modified Time: 2023-06-27T09:24:51</text:p>
      <text:p text:style-name="P4">
Description: 虽然联合国气象机构预测的天气事件捕捉到了异常的气温峰值，但它们却是一种不祥的预兆，意味着世界要实现到2100年将平均气温升高限制在1.5摄氏度的希望是多么的渺茫。</text:p>
      <text:p text:style-name="P4">
Images: ["<text:a xlink:type="simple" xlink:href="https://chinese.aljazeera.net/wp-content/uploads/2023/06/story_25_final-1687830516-1687857097.jpg" text:style-name="Internet_20_link" text:visited-style-name="Visited_20_Internet_20_Link">
story_25_fina...</text:a>
", "<text:a xlink:type="simple" xlink:href="https://chinese.aljazeera.net/wp-content/uploads/2023/06/AP22125440883775-1687830764-1687857176.jpg" text:style-name="Internet_20_link" text:visited-style-name="Visited_20_Internet_20_Link">
AP22125440883...</text:a>
", "<text:a xlink:type="simple" xlink:href="https://chinese.aljazeera.net/wp-content/uploads/2023/06/2016-11-05T120000Z_1018711157_S1AEULCGPQAA_RTRMADP_3_CLIMATECHANGE-ACCORD-SOLAR-1687831166-1687857231.jpg" text:style-name="Internet_20_link" text:visited-style-name="Visited_20_Internet_20_Link">
2016-11-05T12...</text:a>
", "<text:a xlink:type="simple" xlink:href="https://chinese.aljazeera.net/wp-content/uploads/2023/06/AP22256070062294-1687831654-1687857289.jpg" text:style-name="Internet_20_link" text:visited-style-name="Visited_20_Internet_20_Link">
AP22256070062...</text:a>
", "<text:a xlink:type="simple" xlink:href="https://chinese.aljazeera.net/wp-content/uploads/2023/06/AP22208815852895-1687832596-1687857344.jpg" text:style-name="Internet_20_link" text:visited-style-name="Visited_20_Internet_20_Link">
AP22208815852...</text:a>
"]</text:p>
      <text:p text:style-name="P4">
Topics: ['世界', '新闻']</text:p>
      <text:p text:style-name="P4">
Keywords: ['世界', '新闻', '非洲']</text:p>
      <text:p text:style-name="P4">
Type: Article</text:p>
      <!--METADATA-->
      <text:p text:style-name="P4">
<draw:frame draw:style-name="fr1" draw:name="Image172" text:anchor-type="as-char" svg:width="6.9236in" svg:height="4.610975in" draw:z-index="0">
<draw:image xlink:href="../Images/Aljazeera Chinese/2023-06-27T09-24-51/story_25_final-1687830516-1687857097.jpg" xlink:type="simple" xlink:show="embed" xlink:actuate="onLoad" draw:mime-type="image/jpeg"/>
</draw:frame>
全球变暖 (半岛电视台)</text:p>
      <text:p text:style-name="P4">
有关气候变化的头条新闻很少是正面的，但即使按照这样的标准，世界气象组织(WMO)在5月中旬公布的最新全球变暖预测，也标志着人类文明进程中一个令人心酸的时刻。</text:p>
      <text:p text:style-name="P4">
世界气象组织警告称，在未来5年内，世界气温可能会首次比工业化前平均水平上升超过1.5摄氏度（约2.7华氏度）。</text:p>
      <text:p text:style-name="P4">
虽然联合国气象机构预测的天气事件捕捉到了异常的气温峰值，但它们却是一种不祥的预兆，意味着世界要实现到2100年将平均气温升高限制在1.5摄氏度的希望是多么的渺茫。</text:p>
      <text:p text:style-name="P4">
然而，警告信号已经存在一段时间了，而且还在不断加剧。</text:p>
      <text:p text:style-name="P4">
烧烤不再是初夏唯一的烟雾标志。毁灭性的野火，就像本月早些时候肆虐加拿大的野火一样，预示着气温的频繁上升。与此同时，像6月中旬袭击印度西部的比帕乔伊这样的气旋，正在以越来越频繁的频率造成严重破坏。</text:p>
      <text:p text:style-name="P4">
根据独立研究平台“气候行动追踪”（Climate ActionTracker）提供的数据，在全球领导人齐聚巴黎东北部郊区签署具有里程碑意义的2015年气候协定的8年之后，没有一个国家能够实现将全球气温上升限制在1.5摄氏度所需的减排目标。</text:p>
      <text:p text:style-name="P4">
那么，这一切都注定要失败吗？或者说我们还有希望吗？在努力减轻气候变化对子孙后代的最坏影响方面，是否有任何国家比其他国家做得更好？如果答案是肯定的，那么它们做对了什么？</text:p>
      <text:p text:style-name="P4">
<text:span text:style-name="T4">
简而言之</text:span>
：大多数发达国家都远远落后于其气候承诺。但冈比亚、哥斯达黎加、摩洛哥和马里等一些发展中国家，却在采取大胆措施来应对这场危机——尽管这场危机不是它们造成的，但却往往对它们造成了最严重的打击。</text:p>
      <text:p text:style-name="P4">
它们在利用太阳能进行农业创新，并为其他国家树立了榜样。但是它们的征程也揭示了在北方国家没有真正挺身而出的情况下，它们独自进行这场战斗的局限性。</text:p>
      <text:p text:style-name="P4">
<draw:frame draw:style-name="fr1" draw:name="Image173" text:anchor-type="as-char" svg:width="6.9236in" svg:height="4.610975in" draw:z-index="0">
<draw:image xlink:href="../Images/Aljazeera Chinese/2023-06-27T09-24-51/AP22125440883775-1687830764-1687857176.jpg" xlink:type="simple" xlink:show="embed" xlink:actuate="onLoad" draw:mime-type="image/jpeg"/>
</draw:frame>
2021年9月26日，塞勒昆达冈比亚河的红树林。在1988年至2018年期间，冈比亚和塞内加尔部分地区的红树林覆盖率增加了51% (美联社)</text:p>
      <text:h text:style-name="P13" text:outline-level="4">
<text:span text:style-name="T4">
冈比亚的策略</text:span>
</text:h>
      <text:p text:style-name="P4">
恩法马拉·丹帕还记得他第一次遭遇的极端天气事件，这就好像这件事发生在昨天一样。</text:p>
      <text:p text:style-name="P4">
那是在1999年，10岁的丹帕与父母、兄弟姐妹站在屋外的阳台上。一场突然引发的雷暴大雨袭击了他们位于非洲大陆最小国家冈比亚的村庄，这种现象俗称“雨弹”，其强度是如此之大，以至于丹帕他们感到“太害怕了，不敢待在房子里，因为不确定房子的墙壁是否会倒塌”。</text:p>
      <text:p text:style-name="P4">
暴风雨摧毁了他们周围大多数房屋的屋顶。建筑物的墙壁倒塌，倒下的树木堵塞了道路。丹帕家的房子幸免于难，但其栅栏被毁了。在第二天早上，当他涉水而行时，灾难的规模对他造成了更大的打击：家具、床垫、衣服和书籍沿着被水淹没的街道漂流。</text:p>
      <text:p text:style-name="P4">
现在，丹帕是世界银行的研究科学家和高级气候变化顾问，当另一场“雨弹”于去年7月在这个西非国家爆炸并影响近40%的人口、导致数千人流离失所时，他回忆起了当初的一些场景。</text:p>
      <text:p text:style-name="P4">
而在今天，该国不仅处于全球气候危机的前沿，还在努力应对其最具破坏性的影响。丹帕于2017年创建了家庭抗灾项目（HELP-Gambia），以筹集财政资源来支持当地的抗灾工作，例如气候变化意识、调整农业做法以适应日益变幻莫测的天气模式以及支持绿色企业，尤其是针对冈比亚最弱势的社区。</text:p>
      <text:p text:style-name="P4">
他的倡议是全国范围内一系列类似的气候驱动的地方运动之一，这些运动共同使这个西非国家成为全球应对气候变化的罕见成功典型。在2021年，冈比亚成为世界上唯一一个短暂实现巴黎气候变化承诺的国家。</text:p>
      <text:p text:style-name="P4">
冈比亚的战略核心是农林业的概念。在传统上，农业和森林常常被视为土地的竞争者，粮食需求的增加导致森林砍伐。另一方面，农林业涉及树木和森林共存的土地利用实践。该国于2022年公布了国家农林业战略，目标是在10年内恢复7000公顷的退化森林。</text:p>
      <text:p text:style-name="P4">
这是建立在长期的重新造林努力的基础上的，而冈比亚已在1990年至2005年期间恢复了6.6%的森林覆盖率。研究还表明，当地的红树林覆盖率增加了51%，而这在1988年至2018年间的冈比亚和塞内加尔的部分地区，有效帮助助遏制了侵蚀并降低了洪水强度。所有这一切都是为了到2050年之际将该国的净碳排放量削减至净零水平。</text:p>
      <text:p text:style-name="P4">
正如“雨弹”所显示的状态那样，该国在其长期战略文件中指出，“冈比亚别无选择。”</text:p>
      <text:p text:style-name="P4">
<draw:frame draw:style-name="fr1" draw:name="Image174" text:anchor-type="as-char" svg:width="6.9236in" svg:height="4.608995in" draw:z-index="0">
<draw:image xlink:href="../Images/Aljazeera Chinese/2023-06-27T09-24-51/2016-11-05T120000Z_1018711157_S1AEULCGPQAA_RTRMADP_3_CLIMATECHANGE-ACCORD-SOLAR-1687831166-1687857231.jpg" xlink:type="simple" xlink:show="embed" xlink:actuate="onLoad" draw:mime-type="image/jpeg"/>
</draw:frame>
2016年11月4日，摩洛哥努尔二世瓦尔扎扎特的热太阳能发电厂。摩洛哥越来越多地向欧洲供应太阳能 (路透)</text:p>
      <text:h text:style-name="P13" text:outline-level="4">
<text:span text:style-name="T4">
太阳能</text:span>
</text:h>
      <text:p text:style-name="P4">
在冈比亚东部，面积大得多的内陆马里正面临着一场电力危机：该国83%的人口无法使用电力。</text:p>
      <text:p text:style-name="P4">
直到最近，该国的解决方案还在于分散的柴油动力迷你电网（小型发电机组）来为农村地区供电。而现在，它正在将这些网络转变为小型的太阳能电网。</text:p>
      <text:p text:style-name="P4">
在来自国际可再生​​能源机构(IRENA)和阿布扎比发展基金会(ADFD)的900万美元贷款的支持下，该国目前已经部署了一套这样的系统。4兆瓦太阳能迷你电网系统旨在为32个村庄的123000人提供清洁能源。这可以帮助马里减少5000吨二氧化碳排放量——1000个这样的迷你电网几乎可以消除该国的碳足迹。</text:p>
      <text:p text:style-name="P4">
这个项目是更广泛趋势的一部分。在2010年至2019年期间，马里使用太阳能、水力和沼气技术，将接入可再生迷你电网的人数增加了一倍，到2019年之际，接入人口达到了1100万，即超过了该国总人口的一半。如果这些电网以最大能力供电，那么该国将大大减少其能源获取问​​题。</text:p>
      <text:p text:style-name="P4">
但这还不是全部。总部位于巴黎的、监测气候和生物多样性趋势的国际组织气候机遇观测站（Climate ChanceObservatory）的研究员塔尼亚·玛莎·托马斯表示，这些太阳能微型电网可将电力储存在电池中供当地使用，从而节省了数千名女性的劳动时间。在过去，她们需要长途跋涉去取水，而现在则可以用电来抽水。</text:p>
      <text:p text:style-name="P4">
再往北，摩洛哥正在引领北非太阳能革命，这场革命不仅可以满足该地区的能源需求，还可以满足地中海沿岸欧洲的能源需求，而此时，俄罗斯在乌克兰的战争已经扰乱了该地区的石油和天然气供应。</text:p>
      <text:p text:style-name="P4">
摩洛哥的巨型太阳能发电厂已经通过两条海底电缆向西班牙出口电力。在去年，随着乌克兰战争加剧，该国与欧盟达成了一项协议，以进一步增加出口。即将推出的最大新项目，涉及铺设世界上最长的高压海底电缆，以将太阳能从摩洛哥的撒哈拉沙漠，经过葡萄牙、西班牙和法国，一直运输至英国。其目标是在2030年之际满足英国总能源需求的8%。</text:p>
      <text:p text:style-name="P4">
埃及和突尼斯也希望向欧洲出口太阳能。</text:p>
      <text:p text:style-name="P4">
然而，如果世界要真正消除全球变暖的问题，我们需要的不仅仅是能源出口。各国还需要学会如何扭转灾难的边缘。</text:p>
      <text:p text:style-name="P4">
哥斯达黎加是中美洲的一个小国，而它可以给我们提供宝贵的经验教训。</text:p>
      <text:p text:style-name="P4">
<draw:frame draw:style-name="fr1" draw:name="Image175" text:anchor-type="as-char" svg:width="6.9236in" svg:height="4.608995in" draw:z-index="0">
<draw:image xlink:href="../Images/Aljazeera Chinese/2023-06-27T09-24-51/AP22256070062294-1687831654-1687857289.jpg" xlink:type="simple" xlink:show="embed" xlink:actuate="onLoad" draw:mime-type="image/jpeg"/>
</draw:frame>
2022年8月24日，一只青蛙爬上哥斯达黎加圣何塞郊区保护森林的树枝。哥斯达黎加从20世纪80年代世界上森林砍伐率最高的国家之一，变成了一个以生态旅游为中心的国家，并吸引了世界各地的众多旅游爱好者(美联社)</text:p>
      <text:h text:style-name="P13" text:outline-level="4">
<text:span text:style-name="T4">
绿色的希望灯塔</text:span>
</text:h>
      <text:p text:style-name="P4">
如今，哥斯达黎加经常跻身世界上最环保的国家之列。</text:p>
      <text:p text:style-name="P4">
但情况并非总是如此。在20世纪40年代，该国近四分之三的面积被雨林覆盖，后来伐木者利用树木发家致富，并肆意破坏这片土地。到1987年，其森林覆盖率下降至仅21%。</text:p>
      <text:p text:style-name="P4">
斯坦福大学研究员凯利·朗汉斯告诉半岛电视台记者，“这是一个生物多样性超级丰富的国家，它也曾经是环境破坏的典范。”</text:p>
      <text:p text:style-name="P4">
凯利表示，在过去的35年内，该国采用了“一套创新的保护资金和政策机制”，从而使该国声誉与20世纪80年代之前截然不同。如今，这些机制已经成为环境政策制定者的典范。</text:p>
      <text:p text:style-name="P4">
现在，该国一半以上的森林再次繁盛。根据“气候行动追踪”平台的消息，哥斯达黎加是仅有的9个采取了“几乎足够的”减缓气候变化措施的国家之一，而摩洛哥和冈比亚也在这份名单上。</text:p>
      <text:p text:style-name="P4">
根据一项帮助实现这一巨大转变的关键政策，哥斯达黎加向保护环境（包括树木覆盖、生物多样性和水清洁）的社区和土地所有者支付费用。而该计划的资金主要来自对化石燃料征收的税收。</text:p>
      <text:p text:style-name="P4">
自2014年以来，该国几乎完全依赖可再生能源。所有乘用车中超过7%都是电动汽车，高于美国、加拿大和拉丁美洲其他国家。电动汽车免征税收和进口关税，车主还可享受一系列其他福利，包括在指定地点免费停车以及免除年度道路许可证费用。</text:p>
      <text:p text:style-name="P4">
这一令人印象深刻的记录，使朗凯利和她的同事决定研究哥斯达黎加是否可以更好地实施其重新造林战略。</text:p>
      <text:p text:style-name="P4">
她还指出，“我们知道哥斯达黎加对重新造林感兴趣，因此我们想要知道，在实现保护目标的土地和资金有限的情况下，该国如何能够将重新造林的目标确定在可以为人类和生态系统提供最大利益的地区内。”</text:p>
      <text:p text:style-name="P4">
她和她的团队发现，在哥斯达黎加河岸上重新造林10米宽的区域（相当于该国土地总面积的近1%），就可以通过减少沉积物和减少氮、磷污染来显着改善水质。此外，它还将有助于碳封存工作，即从大气中捕获碳的过程。</text:p>
      <text:p text:style-name="P4">
研究人员发现，如果这些重新造林工作集中在人们依赖河流获取饮用水的地区，那么这些成果可能会进一步放大。</text:p>
      <text:p text:style-name="P4">
但是如果说在应对气候变化方面取得成功很难，那么维持成功就难上加难了——冈比亚正在学习这一点。</text:p>
      <text:p text:style-name="P4">
<draw:frame draw:style-name="fr1" draw:name="Image176" text:anchor-type="as-char" svg:width="6.9236in" svg:height="4.609816in" draw:z-index="0">
<draw:image xlink:href="../Images/Aljazeera Chinese/2023-06-27T09-24-51/AP22208815852895-1687832596-1687857344.jpg" xlink:type="simple" xlink:show="embed" xlink:actuate="onLoad" draw:mime-type="image/jpeg"/>
</draw:frame>
2022年6月30日，逃离干旱地区的索马里人携带财物抵达位于摩加迪沙郊区的流离失所者临时营地 (美联社)</text:p>
      <text:h text:style-name="P13" text:outline-level="4">
<text:span text:style-name="T4">
无法独自做到</text:span>
</text:h>
      <text:p text:style-name="P4">
许多背负着不断增长的发展需求的发展中国家，正独自努力实现其气候目标，而极端天气事件又加剧了这种发展需求。</text:p>
      <text:p text:style-name="P4">
在冈比亚作为唯一一个被认为其应对气候变化计划符合2015年《巴黎协定》设定目标的国家而成为全球头条新闻之后不久，“气候行动追踪”平台将该国的措施评级下调了一个档次至“几乎足够”。此前，该国提交了更新后的国家自主贡献计划，即其减少碳排放的蓝图。</text:p>
      <text:p text:style-name="P4">
此类计划一般有两个组成部分。其中一个列出了该国可以自己完成的事情，而另一个则概述了该国希望采取的措施——但这将取决于国际支持。据“气候行动追踪”平台称，虽然冈比亚的国内努力仍处在实现巴黎目标的轨道之上，但它在需要全球帮助的计划方面却处于落后水平。</text:p>
      <text:p text:style-name="P4">
由于发达国家尚未兑现其每年向发展中国家提供1000亿美元气候融资的承诺——哪怕是自2009年承诺以来的任何一年，根据世界银行现在的评估，每年需要1万亿美元用于减缓和适应。</text:p>
      <text:p text:style-name="P4">
与此同时，像冈比亚这样的国家必须在应对当前危机的同时，为未来做好准备。</text:p>
      <text:p text:style-name="P4">
世界银行的丹帕此前曾担任冈比亚国家灾害管理局的行政主管，在任期间，他密切关注极端天气事件如何造成人员伤亡、破坏生计并留下破坏痕迹。</text:p>
      <text:p text:style-name="P4">
丹帕在2020年进行的一项研究得出结论称，大多数离开该国首都班珠尔的人，都属于气候移民。</text:p>
      <text:p text:style-name="P4">
他表示，“早期研究显示，如果世界平均海平面仅上升一米，我们的首都班珠尔就将在2100年被淹没”，“如果当前的状况仍然得不到改变，那么班珠尔被淹没将导致全面治理或国家的失败。”</text:p>
      <text:p text:style-name="P4">
班珠尔不仅是冈比亚的行政中心，也是其经济中心。</text:p>
      <text:p text:style-name="P4">
去年在埃及举行的第27届联合国气候大会（COP27）期间，各国同意设立一项新的基金，以弥补受气候灾害影响的脆弱国家所遭受的损失和损害。气候机遇观测站的气候行动项目官员梅莱恩·阿塞-瓦萨·萨马表示，在宣布设立这项新的基金后，“鉴于气候变化所带来的风险巨大，非洲对该基金的期望很高”。</text:p>
      <text:p text:style-name="P4">
研究表明，到2050年之际，撒拉以南非洲地区将有多达8600万人因本国境内气候变化而流离失所，北非则将有1900万人流离失所。在2023年3月袭击南部非洲的飓风弗雷迪迫使马拉维近66万人搬迁。</text:p>
      <text:p text:style-name="P4">
萨马告诉半岛电视台记者，在没有外界帮助的情况下，脆弱的非洲国家将难以应对气候变化的影响，而它们对此几乎没有历史责任——无论它们试图如何利用有限的国内资源。</text:p>
      <text:p text:style-name="P4">
丹帕也认同这一观点。目前，来自国际层面的金融支持几乎可以忽略不计。他还表示，“2022年7月暴雨事件的估计成本超过了冈比亚在2018年收到的气候融资总额。”</text:p>
      <text:p text:style-name="P4">
丹帕指出，“对于那些受到气候灾难影响尤为严重的人来说，气候赔偿或者融资并不是发展援助或者慈善事业”，“这是我们的道德义务。”</text:p>
      <text:p text:style-name="P4">
Source: <text:a xlink:type="simple" xlink:href="https://chinese.aljazeera.net/news/2023/6/27/%e5%9c%b0%e7%90%83%e6%ad%a3%e5%9c%a8%e7%87%83%e7%83%a7%e5%8d%97%e6%96%b9%e5%9b%bd%e5%ae%b6%e8%83%bd%e6%8b%af%e6%95%91%e5%ae%83%e5%90%97" text:style-name="Internet_20_link" text:visited-style-name="Visited_20_Internet_20_Link">
https://chinese.aljazeera.net/news/2023/6/27/%e5%9c%b0%e7%90%83%e6%ad%a3%e5%9c%a8%e7%87%83%e7%83%a7%e5%8d%97%e6%96%b9%e5%9b%bd%e5%ae%b6%e8%83%bd%e6%8b%af%e6%95%91%e5%ae%83%e5%90%97</text:a>
</text:p>
      <!--NEWS-->
      <text:h text:style-name="P10" text:outline-level="1">
<text:span text:style-name="T4">
与IMF谈判的截止期限临近，巴基斯坦濒临债务违约 (Free Version)</text:span>
</text:h>
      <text:p text:style-name="P4">
Author: Frances Yoon</text:p>
      <text:p text:style-name="P4">
Publisher: 华尔街日报中文网</text:p>
      <text:p text:style-name="P4">
Published Time: 2023-06-27T09:25:00.000Z</text:p>
      <text:p text:style-name="P4">
Modified Time: 2023-06-27T09:25:00.000Z</text:p>
      <text:p text:style-name="P4">
Created Time: 2023-06-27T08:18:00.000Z</text:p>
      <text:p text:style-name="P4">
Description: 巴基斯坦债券的投资者正紧张地关注着该国为获得IMF贷款所做的最后努力。</text:p>
      <text:p text:style-name="P4">
Images: []</text:p>
      <text:p text:style-name="P4">
Categories: ['国际']</text:p>
      <text:p text:style-name="P4">
Keywords: SYND</text:p>
      <text:p text:style-name="P4">
Type: Article</text:p>
      <!--METADATA-->
      <text:p text:style-name="P4">
巴基斯坦债券的投资者正紧张地关注着该国为获得国际货币基金组织(IMF)贷款所做的最后努力。</text:p>
      <text:p text:style-name="P4">
Source: <text:a xlink:type="simple" xlink:href="https://cn.wsj.com/articles/%E4%B8%8Eimf%E8%B0%88%E5%88%A4%E7%9A%84%E6%88%AA%E6%AD%A2%E6%9C%9F%E9%99%90%E4%B8%B4%E8%BF%91-%E5%B7%B4%E5%9F%BA%E6%96%AF%E5%9D%A6%E6%BF%92%E4%B8%B4%E5%80%BA%E5%8A%A1%E8%BF%9D%E7%BA%A6-d476e603" text:style-name="Internet_20_link" text:visited-style-name="Visited_20_Internet_20_Link">
https://cn.wsj.com/articles/%E4%B8%8Eimf%E8%B0%88%E5%88%A4%E7%9A%84%E6%88%AA%E6%AD%A2%E6%9C%9F%E9%99%90%E4%B8%B4%E8%BF%91-%E5%B7%B4%E5%9F%BA%E6%96%AF%E5%9D%A6%E6%BF%92%E4%B8%B4%E5%80%BA%E5%8A%A1%E8%BF%9D%E7%BA%A6-d476e603</text:a>
</text:p>
      <!--NEWS-->
      <text:h text:style-name="P10" text:outline-level="1">
<text:span text:style-name="T4">
上海香港股市双双收红</text:span>
</text:h>
      <text:p text:style-name="P4">
Publisher: 法新社</text:p>
      <text:p text:style-name="P4">
Published Time: 2023-06-27T09:32:10+00:00</text:p>
      <text:p text:style-name="P4">
Modified Time: 2023-06-27T09:20:02+00:00</text:p>
      <text:p text:style-name="P4">
Description: （法新社香港27日电） 香港和上海股市今天双双收红，主因市场乐观预期当局将采措施振兴中国经济，但投资人也持续关注俄罗斯上周末爆发短暂兵变事件后的情势发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6-27T09-32-10-00-00/000000.png" xlink:type="simple" xlink:show="embed" xlink:actuate="onLoad" draw:mime-type="image/png"/>
</draw:frame>
</text:p>
      <text:p text:style-name="P4">
香港股市恒生指数终场上涨354.00点，或1.88%，收在19148.13点。</text:p>
      <text:p text:style-name="P4">
上海证券交易所综合指数上涨38.82点，或1.23%，收在3189.44点；深圳证交所综合指数上涨27.05点，或1.35%，收在2029.98点。</text:p>
      <text:p text:style-name="P4">
Source: <text:a xlink:type="simple" xlink:href="https://www.rfi.fr/cn/%E8%B4%A2%E7%BB%8F%E5%BF%AB%E8%AE%AF/20230627-%E4%B8%8A%E6%B5%B7%E9%A6%99%E6%B8%AF%E8%82%A1%E5%B8%82%E5%8F%8C%E5%8F%8C%E6%94%B6%E7%BA%A2" text:style-name="Internet_20_link" text:visited-style-name="Visited_20_Internet_20_Link">
https://www.rfi.fr/cn/%E8%B4%A2%E7%BB%8F%E5%BF%AB%E8%AE%AF/20230627-%E4%B8%8A%E6%B5%B7%E9%A6%99%E6%B8%AF%E8%82%A1%E5%B8%82%E5%8F%8C%E5%8F%8C%E6%94%B6%E7%BA%A2</text:a>
</text:p>
      <!--NEWS-->
      <text:h text:style-name="P10" text:outline-level="1">
<text:span text:style-name="T4">
特朗普在音频中被听到讨论伊朗秘密文件</text:span>
</text:h>
      <text:p text:style-name="P4">
Author: 半岛电视台＋通讯社</text:p>
      <text:p text:style-name="P4">
Publisher: Al Jazeera</text:p>
      <text:p text:style-name="P4">
Published Time: 2023-06-27T09:38:16</text:p>
      <text:p text:style-name="P4">
Modified Time: 2023-06-27T09:38:16</text:p>
      <text:p text:style-name="P4">
Description: 据报道，据称2021年的录音带是针对美国前总统的联邦案件的关键证据。</text:p>
      <text:p text:style-name="P4">
Images: ["<text:a xlink:type="simple" xlink:href="https://chinese.aljazeera.net/wp-content/uploads/2023/06/1-1687858008.jpg" text:style-name="Internet_20_link" text:visited-style-name="Visited_20_Internet_20_Link">
1-1687858008.jpg</text:a>
", "<text:a xlink:type="simple" xlink:href="https://chinese.aljazeera.net/wp-content/uploads/2023/06/2-1687858019.jpg" text:style-name="Internet_20_link" text:visited-style-name="Visited_20_Internet_20_Link">
2-1687858019.jpg</text:a>
", "<text:a xlink:type="simple" xlink:href="https://chinese.aljazeera.net/wp-content/uploads/2023/06/3-1687858037.jpg" text:style-name="Internet_20_link" text:visited-style-name="Visited_20_Internet_20_Link">
3-1687858037.jpg</text:a>
"]</text:p>
      <text:p text:style-name="P4">
Topics: ['唐纳德·特朗普', '政治', '新闻']</text:p>
      <text:p text:style-name="P4">
Keywords: ['唐纳德·特朗普', '政治', '新闻', '美国']</text:p>
      <text:p text:style-name="P4">
Type: Article</text:p>
      <!--METADATA-->
      <text:p text:style-name="P4">
<draw:frame draw:style-name="fr1" draw:name="Image178" text:anchor-type="as-char" svg:width="6.9236in" svg:height="4.612736in" draw:z-index="0">
<draw:image xlink:href="../Images/Aljazeera Chinese/2023-06-27T09-38-16/1-1687858008.jpg" xlink:type="simple" xlink:show="embed" xlink:actuate="onLoad" draw:mime-type="image/jpeg"/>
</draw:frame>
在联邦法院受审后，特朗普6月初在迈阿密国际机场登上私人飞机 (美联社)</text:p>
      <text:p text:style-name="P4">
美国媒体发布了一段录音，据称是前总统唐纳德·特朗普在 2021 年的一次会议上吹嘘自己拥有一份机密文件。</text:p>
      <text:p text:style-name="P4">
6月26日周一，美国有线电视新闻网（CNN）首次播出了这段近两分钟的录音，特朗普在其中承认他在卸任前并未解密该文件。</text:p>
      <text:p text:style-name="P4">
据报道，这次谈话发生在他位于新泽西州的贝德明斯特高尔夫俱乐部，说话对象是两名工作人员、一名出版商和一名即将出版的新书的作者。</text:p>
      <text:p text:style-name="P4">
<draw:frame draw:style-name="fr1" draw:name="Image179" text:anchor-type="as-char" svg:width="6.9236in" svg:height="4.612736in" draw:z-index="0">
<draw:image xlink:href="../Images/Aljazeera Chinese/2023-06-27T09-38-16/2-1687858019.jpg" xlink:type="simple" xlink:show="embed" xlink:actuate="onLoad" draw:mime-type="image/jpeg"/>
</draw:frame>
 特朗普因秘密文件指控受审后出席新泽西州的一次活动(路透)</text:p>
      <text:p text:style-name="P4">
据称在录音中，特朗普正在谈论他持有五角大楼的一份秘密文件，其中计划攻击伊朗，并且援引了时任参谋长联席会议主席马克·米利的话。</text:p>
      <text:p text:style-name="P4">
据媒体报道，有人听到特朗普这样说，“好吧，比如米利，让我看看。我给你们举个例子。”</text:p>
      <text:p text:style-name="P4">
他一边重新整理文件一边说道，“他说我想攻击伊朗，这不是很神奇吗？我有一大堆文件。这个东西刚出现，你看。就是它。他们向我展示了这个文件。”</text:p>
      <text:p text:style-name="P4">
根据文字记录，特朗普称，“这就像高度机密的秘密。这是秘密信息。看看，看看这个。你们攻击然后……”</text:p>
      <text:p text:style-name="P4">
<draw:frame draw:style-name="fr1" draw:name="Image180" text:anchor-type="as-char" svg:width="6.9236in" svg:height="3.894525in" draw:z-index="0">
<draw:image xlink:href="../Images/Aljazeera Chinese/2023-06-27T09-38-16/3-1687858037.jpg" xlink:type="simple" xlink:show="embed" xlink:actuate="onLoad" draw:mime-type="image/jpeg"/>
</draw:frame>
 特朗普在前总统历史性提审中“拒不认罪”</text:p>
      <text:p text:style-name="P4">
特朗普说道，“你们看，作为总统，我本可以解密，但现在我做不到了，你们知道的。但这非常经典。这不是很有趣吗？这太酷了。”</text:p>
      <text:p text:style-name="P4">
在录音中的某一时刻，听到特朗普这么说道：“你们可能不相信我，但现在你们相信我了。这太不可思议了。”</text:p>
      <text:p text:style-name="P4">
在特朗普及其助手沃尔特·诺塔的起诉书中，特别检察官杰克·史密斯引用了一次会议的录音作为证据。</text:p>
      <text:h text:style-name="P13" text:outline-level="4">
<text:span text:style-name="T4">
特朗普声称录音“非法泄露”</text:span>
</text:h>
      <text:p text:style-name="P4">
特朗普对6月14日联邦检察官提出的 37 项罪名拒不认罪，这些罪名与据称他在卸任后保留机密政府记录有关。</text:p>
      <text:p text:style-name="P4">
6月19日，他表示录音时机密文件不在现场。</text:p>
      <text:p text:style-name="P4">
录音发布后，特朗普在他的社交媒体平台上抨击史密斯。</text:p>
      <text:p text:style-name="P4">
他表示，“精神错乱的特别检察官杰克·史密斯与司法部和联邦调查局合作，非法泄露并‘编造’了我的录音带和文字记录，这实际上是在为我开脱罪责，而不是他们想让你们相信的内容。”</text:p>
      <text:p text:style-name="P4">
他写道：“这场持续的政治迫害是另一个干扰选举的骗局。他们是骗子和暴徒！”</text:p>
      <text:p text:style-name="P4">
Source: <text:a xlink:type="simple" xlink:href="https://chinese.aljazeera.net/news/political/2023/6/27/%e7%89%b9%e6%9c%97%e6%99%ae%e5%9c%a8%e9%9f%b3%e9%a2%91%e4%b8%ad%e8%a2%ab%e5%90%ac%e5%88%b0%e8%ae%a8%e8%ae%ba%e4%bc%8a%e6%9c%97%e7%a7%98%e5%af%86%e6%96%87%e4%bb%b6" text:style-name="Internet_20_link" text:visited-style-name="Visited_20_Internet_20_Link">
https://chinese.aljazeera.net/news/political/2023/6/27/%e7%89%b9%e6%9c%97%e6%99%ae%e5%9c%a8%e9%9f%b3%e9%a2%91%e4%b8%ad%e8%a2%ab%e5%90%ac%e5%88%b0%e8%ae%a8%e8%ae%ba%e4%bc%8a%e6%9c%97%e7%a7%98%e5%af%86%e6%96%87%e4%bb%b6</text:a>
</text:p>
      <!--NEWS-->
      <text:h text:style-name="P10" text:outline-level="1">
<text:span text:style-name="T4">
被秦刚教训？新西兰外长：直面讨论</text:span>
</text:h>
      <text:p text:style-name="P4">
Author: None (Language: zh)</text:p>
      <text:p text:style-name="P4">
Publisher: None</text:p>
      <text:p text:style-name="P4">
Time: 2023-06-27T09:55:00Z</text:p>
      <text:p text:style-name="P4">
Description: 澳大利亚媒体报道称，新西兰外长马胡塔今年3月访华期间与中国外长秦刚会谈时，受到后者“长篇大论的教训”。马胡塔回应表示，那是一场“直率有力”的讨论。</text:p>
      <text:p text:style-name="P4">
Videos: []</text:p>
      <text:p text:style-name="P4">
Images: []</text:p>
      <text:p text:style-name="P4">
Subject: 时政风云</text:p>
      <text:p text:style-name="P4">
Subjects: ['新西兰']</text:p>
      <text:p text:style-name="P4">
Keywords: ['新西兰', '秦刚', '外长', '希普金斯', '访华', '战狼外交']</text:p>
      <text:p text:style-name="P4">
ID: 66042442</text:p>
      <!--METADATA-->
      <text:p text:style-name="P4">
<text:a xlink:type="simple" xlink:href="https://www.dw.com/zh/overlay/image/article/66042442/65120375" text:style-name="Internet_20_link" text:visited-style-name="Visited_20_Internet_20_Link">
 </text:a>
</text:p>
      <text:p text:style-name="P4">
马胡塔在北京会晤秦刚（2023年3月24日）</text:p>
      <text:p text:style-name="P4">
（德国之声中文网）新西兰外长马胡塔（NanaiaMahuta）周二（月27日）表示，她早些时候与中国外长秦刚有过一次“直率有力”的讨论。那是双方政府高层在为新西兰总理访华进行准备工作期间。</text:p>
      <text:p text:style-name="P4">
据《澳大利亚人报》此前援引知情人士报道，马胡塔今年3月访问北京 <text:a xlink:type="simple" xlink:href="https://www.dw.com/zh/zh/新西兰外长与秦刚见面-提及人权台湾议题/a-65120221" text:style-name="Internet_20_link" text:visited-style-name="Visited_20_Internet_20_Link">
 与中国外长秦刚会面</text:a>
期间，受到了“长篇大论的教导”和“趾高气扬的训诫”，这体现了新西兰与其最大的贸易伙伴中国之间关系的紧张。</text:p>
      <text:p text:style-name="P4">
知情人士透露，新西兰女外长被秦刚“教导了整整一个小时”，不过马胡塔并没有示弱，而是反驳了秦刚的“战狼”式言论。</text:p>
      <text:p text:style-name="P4">
“我想说的是，中国表达其利益的方式是非常自信的”，马胡塔本人周二对媒体记者说，她形容与秦刚的会晤“非常直率有力”。她说：“我们能够为总理获得访问中国的邀请这一事实反映了（两国）关系的性质，反映了这一关系的成熟。我们能够直言不讳地进行讨论，而后依然能率领贸易代表团过去访问。”</text:p>
      <text:p text:style-name="P4">
马胡塔在本周的采访中没有进一步阐述会晤中讨论的议题。</text:p>
      <text:p text:style-name="P4">
不过马胡塔在与秦刚会面后接受法新社采访时说，她向中方提及了“具有挑战性的问题”，包括人权问题和对台湾局势的担忧。马胡塔说，她与对方讨论了新疆人权问题、香港自由状况以及中国在太平洋地区的影响力：“我们有很多可以达成共识的地方，我们还讨论了一些具有挑战性的问题，在那些意见不一致的地方，比如人权问题，进行了探讨。”</text:p>
      <text:p text:style-name="P4">
</text:p>
      <text:p text:style-name="P4">
新西兰总理希普金斯（资料图）：不同意把习近平称为“独裁者”</text:p>
      <text:h text:style-name="P12" text:outline-level="3">
<text:span text:style-name="T4">
总理访华进行时</text:span>
</text:h>
      <text:p text:style-name="P4">
新西兰总理希普金斯（ChrisHipkins）本周一抵达中国进行访问。周二，他在天津出席世界经济论坛第十四届新领军者年会（夏季达沃斯论坛）的活动。当天晚些时候，他将与中国领导人习近平会面。此外，希普金斯还将会晤中国总理李强和全国人大常委会委员长赵乐际。</text:p>
      <text:p text:style-name="P4">
出访前，希普金斯在 <text:a xlink:type="simple" xlink:href="https://www.dw.com/zh/zh/不跟隨拜登批中-新西蘭總理將率團訪華/a-66009563" text:style-name="Internet_20_link" text:visited-style-name="Visited_20_Internet_20_Link">
 回应 </text:a>
有关美国总统拜登称习近平为“独裁者”的言论时，表示并不认同这种说法。“中国的政府形式是中国人民的事情”，他对记者说。</text:p>
      <text:p text:style-name="P4">
新西兰历来对中国采取比邻国澳大利亚或其他五眼联盟的安全伙伴更为温和的态度。疫情期间，中国与新西兰签署了升级版的自由贸易协定（FTA），去年11月，与希普金斯同党的前总理阿德恩（JacindaArdern）会见习近平时，中国领导人也特别提到了新西兰独立自主的外交政策。</text:p>
      <text:p text:style-name="P4">
随同希普金斯出访的新西兰代表团成员包括该国一些大企业的代表。在27日中国外交部的例行记者会上，外交部发言人毛宁表示，中国和新西兰是互为重要的合作伙伴，愿意同新方一道相互尊重、合作共赢，加强经贸等领域的交流合作，推动两国关系取得更大的发展。</text:p>
      <text:p text:style-name="P4">
（路透社、澳大利亚人报、法新社）</text:p>
      <text:p text:style-name="P4">
Source: <text:a xlink:type="simple" xlink:href="https://www.dw.com/zh/被秦刚教训？新西兰外长：直面讨论/a-66042442" text:style-name="Internet_20_link" text:visited-style-name="Visited_20_Internet_20_Link">
https://www.dw.com/zh/被秦刚教训？新西兰外长：直面讨论/a-66042442?maca=chi-rss-chi-all-1127-rd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7T09:58:01</text:p>
      <text:p text:style-name="P4">
Modified Time: 2023-06-27T15:51:40</text:p>
      <text:p text:style-name="P4">
Description: 据报道，俄罗斯撤销了对在上周末试图发动叛乱的雇佣军组织瓦格纳集团的刑事诉讼，俄罗斯国防部表示，该组织将向莫斯科军队移交其军事装备。</text:p>
      <text:p text:style-name="P4">
Images: ["<text:a xlink:type="simple" xlink:href="https://chinese.aljazeera.net/wp-content/uploads/2023/06/2023-03-31T100500Z_1998230237_RC2X40AFFPVG_RTRMADP_3_BELARUS-LUKASHENKO-1687861449.jpg" text:style-name="Internet_20_link" text:visited-style-name="Visited_20_Internet_20_Link">
2023-03-31T10...</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83" text:anchor-type="as-char" svg:width="6.9236in" svg:height="4.611822in" draw:z-index="0">
<draw:image xlink:href="../Images/Aljazeera Chinese/2023-06-27T09-58-01/2023-03-31T100500Z_1998230237_RC2X40AFFPVG_RTRMADP_3_BELARUS-LUKASHENKO-1687861449.jpg" xlink:type="simple" xlink:show="embed" xlink:actuate="onLoad" draw:mime-type="image/jpeg"/>
</draw:frame>
 白俄罗斯总统卢卡申科在明斯克向议会和全国发表年度讲话 (路透社)</text:p>
      <ul>
        <li>
据官方媒体报道，白俄罗斯总统亚历山大·卢卡申科证实，瓦格纳集团领导人叶夫根尼·普里戈任目前身在白俄罗斯。   * 卢卡申科表示，“我们向他们提供了一个废弃的军事基地。”他指的是流亡的瓦格纳武装人员——根据他所促成的协议，这些武装人员获准居住在白俄罗斯。</li>
      </ul>
      <text:p text:style-name="P4">
阅读更多</text:p>
      <text:p text:style-name="P4">
Source: <text:a xlink:type="simple" xlink:href="https://chinese.aljazeera.net/news/war-in-ukraine/liveblog/2023/6/27/%e4%bf%84%e7%bd%97%e6%96%af%e5%af%b9%e4%b9%8c%e5%85%8b%e5%85%b0%e6%88%98%e4%ba%89%e7%9a%84%e4%bb%8a%e6%97%a5%e5%8f%91%e5%b1%95-369" text:style-name="Internet_20_link" text:visited-style-name="Visited_20_Internet_20_Link">
https://chinese.aljazeera.net/news/war-in-ukraine/liveblog/2023/6/27/%e4%bf%84%e7%bd%97%e6%96%af%e5%af%b9%e4%b9%8c%e5%85%8b%e5%85%b0%e6%88%98%e4%ba%89%e7%9a%84%e4%bb%8a%e6%97%a5%e5%8f%91%e5%b1%95-369</text:a>
</text:p>
      <!--NEWS-->
      <text:h text:style-name="P10" text:outline-level="1">
<text:span text:style-name="T4">
直击夏季达沃斯：2023年十大新兴技术 (Free Version)</text:span>
</text:h>
      <text:p text:style-name="P4">
Authors: ['']</text:p>
      <text:p text:style-name="P4">
Publisher: 英国《金融时报》</text:p>
      <text:p text:style-name="P4">
Time: 2023-06-27T09:58:32+00:00</text:p>
      <text:p text:style-name="P4">
Published Time: 2023-06-26T12:00:99+08:00</text:p>
      <text:p text:style-name="P4">
Modified Time: 2023-06-27T05:53:99+08:00</text:p>
      <text:p text:style-name="P4">
Description: 天津夏季达沃斯论坛发布了《2023十大新兴技术报告》，列出了最有潜力对世界产生积极影响的十大技术，比如柔性电池、生成式人工智能等等。</text:p>
      <text:p text:style-name="P4">
Images: ["<text:a xlink:type="simple" xlink:href="https://thumbor.ftacademy.cn/unsafe/picture/5/000185725_piclink.jpg" text:style-name="Internet_20_link" text:visited-style-name="Visited_20_Internet_20_Link">
000185725_pic...</text:a>
"]</text:p>
      <text:p text:style-name="P4">
Themes: ['夏季达沃斯', '关注']</text:p>
      <text:p text:style-name="P4">
Keywords: ['夏季达沃斯', '人工智能', '电池', '科技']</text:p>
      <text:p text:style-name="P4">
Type: Article</text:p>
      <!--METADATA-->
      <text:p text:style-name="P4">
<draw:frame draw:style-name="fr1" draw:name="Image184" text:anchor-type="as-char" svg:width="6.9236in" svg:height="3.894525in" draw:z-index="0">
<draw:image xlink:href="../Images/FT Chinese Free Version/2023-06-27T09-58-32-00-00/00018572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2023年6月27日，在天津夏季达沃斯论坛上，世界经济论坛宣布了其年度突破性技术榜单，发布了《2023十大新兴技术报告》。报告列出了最有潜力对世界产生积极影响的十大技术，分别是柔性电池、生成式人工智能和可持续航空燃料、工程噬菌体、改善心理健康的元宇宙、可穿戴植物传感器、空间组织学、柔性神经电子学、可持续计算、人工智能辅助医疗。世界经济论坛执行董事、第四次工业革命中心总负责人蒋睿杰（JeremyJurgens）表示，“十大新兴技术将颠覆产业、促进经济增长、改善生活并保护地球。当然，前提是这些技术能被负责任地设计、扩展和应用。”</text:p>
      <text:p text:style-name="P4">
根据《2023十大新兴技术报告》，传统的刚性电池可能很快就会过时，因为由可弯曲、折叠和拉伸的轻质材料制成的薄型柔性电池即将进入市场。这种新一代电池技术预计到2027年将达到2.4亿美元的市场价值，在医疗可穿戴设备、生物医学传感器、柔性显示屏和智能手表等领域具有应用前景。</text:p>
      <text:p text:style-name="P4">
在生成式人工智能领域，由美国OpenAI公司于2022年底发布的ChatGPT引起公众广泛关注。ChatGPT能通过学习大规模数据集生成新的原创内容。目前，生成式人工智能正在迅速发展，将在教育和研究等多个行业引发颠覆性变革。香港科技大学生命科学系和化学与生物工程系副教授AngelaWu在夏季达沃斯论坛上向FT中文网表示，“当我们讨论ChatGPT是否会取代某一项工作时，应该考虑到任何技术都有它的两面性，并不只是ChatGPT有取代人类工作的风险，任何一项AI技术都有这样的可能性。”</text:p>
      <text:p text:style-name="P4">
Source: <text:a xlink:type="simple" xlink:href="http://www.ftchinese.com/story/001100091" text:style-name="Internet_20_link" text:visited-style-name="Visited_20_Internet_20_Link">
http://www.ftchinese.com/story/001100091</text:a>
</text:p>
      <!--NEWS-->
      <text:h text:style-name="P10" text:outline-level="1">
<text:span text:style-name="T4">
专栏 | 报导者时间：我能安全入港吗？香港国安法3年后，无声扩张的“台湾人黑名单”</text:span>
</text:h>
      <text:p text:style-name="P4">
Author: 文／张镇宏、李雪莉、李易安</text:p>
      <text:p text:style-name="P4">
Publisher: Radio Free Asia (Organization)</text:p>
      <text:p text:style-name="P4">
Published Time: 2023-06-27T10:00:00-04:00</text:p>
      <text:p text:style-name="P4">
Modified Time: 2023-06-27T10:11:51-04:00</text:p>
      <text:p text:style-name="P4">
Description: 文／张镇宏、李雪莉、李易安</text:p>
      <text:p text:style-name="P4">
Videos: []</text:p>
      <text:p text:style-name="P4">
Audios: ["<text:a xlink:type="simple" xlink:href="https://www.rfa.org/mandarin/zhuanlan/baodaozheshijian/mrpt-062620231042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6-27T10-00-00-04-00/000000.png" xlink:type="simple" xlink:show="embed" xlink:actuate="onLoad" draw:mime-type="image/png"/>
</draw:frame>
香港《国安法》上路3年后，台湾人赴港还和以前一样“政治安全”吗？图为2022年12月28日，香港国际机场一隅。 <text:a xlink:type="simple" xlink:href="https://www.rfa.org/mandarin/zhuanlan/baodaozheshijian/mrpt-06262023104253.html/@@images/image" text:style-name="Internet_20_link" text:visited-style-name="Visited_20_Internet_20_Link">
</text:a>
法新社资料图片  <text:a xlink:type="simple" xlink:href="https://www.rfa.org/mandarin/zhuanlan/baodaozheshijian/mrpt-06262023104253.html/@@stream" text:style-name="Internet_20_link" text:visited-style-name="Visited_20_Internet_20_Link">
Audio-1-Link：https://www.rfa.org/mandarin/zhuanlan/baodaozheshijian/mrpt-06262023104253.html/@@stream</text:a>
</text:p>
      <text:p text:style-name="P4">
当中国一步步展开“新铁幕”的现在，台湾人在香港还和以前一样“政治安全”吗？2023年7月1日是港版《国安法》上路3週年，也是中国《反间谍法》扩大入罪的生效日。儘管香港积极在后疫情时代向世界重新开放，但仍不可避免受中国加倍社会监控的压力影响──其中，不少长期往来香港、研究领域无涉政治时事的台湾学者，都具体感受到近期“对台黑名单”的倍增压力，甚至不只一人曾在抵港后遭港警羁押，并于禁止通讯的状态下被“政治询问”。</text:p>
      <text:p text:style-name="P4">
但哪些人特别需要注意赴港安全？在赴港安全有疑虑的情况下，对香港的研究、出版、报导又该如何进行？香港内部控制加严后，而台湾交流减少的情况下，中国又将如何影响“香港学”的未来与定义？****</text:p>
      <text:p text:style-name="P4">
<text:span text:style-name="T4">
自认“不敏感”的台湾学者，却被港警带进小黑屋</text:span>
</text:p>
      <text:p text:style-name="P4">
在港警扣人之前，R可能从没想过自己的研究、言论或个人背景，竟有被香港政府当成政治威胁的一天。作为一位国际资历丰富的台湾学者，香港像是R的第二故乡。他多年前曾在此任教，专精的学门与领域并不直接与现下香港的政治相关。2019年中，香港反送中运动如火如荼展开时，他往返台湾香港之间，偶尔跟着游行人群上街，未直接参与抗争活动，也不算走得过前；疫情3年里，他偶尔在Facebook上转发香港社会动态的消息。</text:p>
      <text:p text:style-name="P4">
但今年年初，原本计划赴港学术参访的R，却无预警被香港机场海关入境处羁留。他先是被穿着入境员警背心的人带到小房间里询问、搜身，接着进来一男一女的便衣，取了他的台胞证、护照以及他在台湾学术单位工作的职员证，拷贝了他的文件。</text:p>
      <text:p text:style-name="P4">
对R来说，整个情境都显得荒谬。小房间的牆上贴着“在不违反公务进行的状况下可以连络亲友，可以请律师”的公告，但扣留期间他却被禁止使用手机。因为曾经在港教书，R这几年仍持续与当地的教授们有学术上的联繫，也持续指导港生，这些人脉的连结似乎成为香港当局怀疑的重点。长达6个小时的询问过程，主要在几个问题打转，包括：“在香港认识谁”、“在港工作期间，有没有支薪／无偿为谁工作”？</text:p>
      <text:p text:style-name="P4">
海关员警之外，也有便衣进出，他们来来回回小房间，像是持续请示上级，虽从R身上找不出任何可疑线索，最后以“综合评估不符合入境的资格”令他原机遣返。遣返时，他搭上一台有铁栅栏的囚车。“这是人生第一次搭囚车，9个人盯我一个，搞得我好像恐怖分子一样。”R回忆。</text:p>
      <text:p text:style-name="P4">
过去3年，在香港主要8所大学里，不少大学教授陆续离港，尤其是人文社会领域，R是其中之一。但他总还抱持可以自由进出香港的寄望，毕竟自己做的不是敏感的政治研究。仅管被遣返超乎他的预期，但他说整个过程不紧张，只是很无奈。他很庆幸听了做中国和香港研究的友人的建议，赴港前只带了一台空手机，至少没更多通讯资料与私密被截取。</text:p>
      <text:p text:style-name="P4">
R仍想不透自己踩中了那条红线，才给香港政府列入黑名单，但他决定至少3、5年内不再赴港，“如果他们用延长战进行询问，让人精神不济，我能不能坚持下去？会不会被吞掉？我真的不知道。”</text:p>
      <text:p text:style-name="P4">
2021年11月19日，广深港高速铁路香港西九龙站正在进行跨部门反恐的虎速演习（TIGERPACE），模拟警察在海关逮捕入境的“极端分子”。（摄影／Bertha WANG／AFP）  <text:a xlink:type="simple" xlink:href="https://www.rfa.org/mandarin/zhuanlan/baodaozheshijian/mrpt-06262023104253.html/000_9ry63c-1.jpg" text:style-name="Internet_20_link" text:visited-style-name="Visited_20_Internet_20_Link">
 </text:a>
</text:p>
      <text:p text:style-name="P4">
<text:span text:style-name="T4">
中港对内政治压力持续紧张，被港警审问的台湾学者不只一人</text:span>
</text:p>
      <text:p text:style-name="P4">
R的经验并非误会或单一个案。根据《报导者》採访了解，过去两年内已有数名台湾学者都曾被拉进香港机场小黑屋、做政治背景与在港人脉网路审问的经历。其中部分案例和R一样被原机遣返，但也有人在交出在港行程与人际关係资料后，被放行入境。</text:p>
      <text:p text:style-name="P4">
自从2014年雨伞运动以来，香港政府就有一份针对台湾民主人士的“黑名单”，一些研究中国、援港的台湾学者与社运领袖──例如中研院台湾史研究所副研究员吴叡人、中研院社会学研究所研究员吴介民等人，曾在2017年被拒发港签──因此无法入港。但包括R在内的近期案例，对象都是大众无法直接联想到民主运动的年轻学者，这明显与港府过往只针对“头人”与“意见领袖”的逻辑不同。</text:p>
      <text:p text:style-name="P4">
由于台湾人在外国被遣返，于台湾的出入境上不会留下特别纪录或回报机制，因此台湾人在香港遭遇“政治原因扣留”的情况究竟有多频繁？港警扩大解释的“高风险目标”又有哪些特徵？外界仍不得而知。</text:p>
      <text:p text:style-name="P4">
《报导者》曾试图针对R的经历联繫陆委会，但却被以未接获实际通报为由婉拒评论。我们私下再进一步了解的情况是：2018年后港府对台湾的态度就极不友善，在台湾官方驻港资源与活动空间极为有限的状况下，为避免我方发言成为港方藉机对在港台人开刀、威胁港台民间互动的藉口，台湾官方才选择保守姿态（注）。再加上目前港府的政治事务全以中南海是瞻，因此香港事务的红线何在？对台黑名单的设定由谁决定？包括美国在内的国际盟友也都难以掌握港府的逻辑。</text:p>
      <text:p text:style-name="P4">
（注：台湾驻港代表处由陆委会管理，在港的驻地名称为“台北经济文化办事处”。自2018年起，香港政府即以台湾陆委会拒签“一个中国承诺书”为由，停止核发或更新台湾驻港代表团的驻签证，因此当最后一位台籍驻港官员2021年7月30日签证到期后，至今驻港代表处就没有任何台籍代表驻港，目前只能由40多位香港籍约聘工负责运作。但在港版《国安法》上路之后，各界也相当担心台湾代表处的港籍雇员之安全，因此驻港工作也比起以往更为敏感、更难公开表态。）</text:p>
      <text:p text:style-name="P4">
过去半年，台湾的学术界、媒体界与出版界都正密切评估台人赴港的风险。因为今年3月底，台湾《八旗》出版社总编辑富察（本名李延贺）赴中、在上海被捕，中国正以“煽动分裂国家罪”罪名对他进行调查；同一时间，一名在日留学的香港大学生3月底回港更新身分证时，竟因在日本留学期间的网路留言遭到匿名举报至“国安微信”，而被港警国安处凭《国安法》逮捕。</text:p>
      <text:p text:style-name="P4">
富察与留日港生两案，让台湾学界特别紧张，因为两位当事人虽仍具中国与香港身分，但两人被控罪的“案发地点”都不在中港境内。这是否代表中国政府正在尝试以《国安法》的“长臂管辖”──无论你的国籍、所在地点为何，只要被怀疑你涉嫌违反《国安法》，中国与香港就有权对你发布通缉、甚至施压第三国引渡追究刑责──试探国际社会的反应？甚至以此进一步威胁境外学者、记者与出版人的安全与自由，迫使对中国研究与言论的自我审查？</text:p>
      <text:p text:style-name="P4">
这些信号不仅让台湾学界备感压力，在与人社领域的学术交流活动中，“你现在还敢不敢进中国、香港做研究？”更成为各国学者彼此寒暄、分享焦虑的流行开场白。</text:p>
      <text:p text:style-name="P4">
2023年6月4日，台湾民众声援在香港因公开悼念天安门事件而被港警以煽动罪逮捕的台湾大学建筑与城乡所港籍研究生刘家仪。（摄影／杨子磊）  <text:a xlink:type="simple" xlink:href="https://www.rfa.org/mandarin/zhuanlan/baodaozheshijian/mrpt-06262023104253.html/3.jpg" text:style-name="Internet_20_link" text:visited-style-name="Visited_20_Internet_20_Link">
</text:a>
</text:p>
      <text:p text:style-name="P4">
<text:span text:style-name="T4">
目前最多就是遣返，但无法保证“目前”能维持多久</text:span>
</text:p>
      <text:p text:style-name="P4">
“就我所知，（对境外学者而言）除非已被指控重罪，否则目前最多就是被香港拒绝入境而已。”长期在香港中文大学执教的人类学教授麦高登（GordonMathews）对《报导者》表示：“虽然《国安法》带来了阻碍（gets in theway），把一些中国的元素带进香港的法律，但像在机场转机这种行为，《国安法》基本不会发挥作用（play in）。”</text:p>
      <text:p text:style-name="P4">
麦高登表示，自己理解许多台湾学者对于前往香港抱持疑虑，但他提醒大家“无须过度恐慌”。因为截至目前为止，香港还不曾以《国安法》逮捕过包括台湾人在内的外籍人士（注），况且香港政府仍十分在意“教育人才国际化”的招牌，外国人与专业学者的身分对于言论自由与人身安全仍相对有保障，因此除了牵扯香港独立与中港政治现况的讨论需特别留意，他认为在教育现场和学术研讨会，跟《国安法》之前的差异并不十分巨大。</text:p>
      <text:p text:style-name="P4">
（注：这里特指的是在香港与中国以外出生，不曾持有过香港与中国公民身份者。因为像被《国安法》控罪的黎智英即为多重国籍，并同时持有英国公民身份，但却不被港府与中国政府认作是“外国人”。）</text:p>
      <text:p text:style-name="P4">
但麦高登也强调这只是他自己在“现场的个人经验”，不代表能预测政情变化。例如在雨伞运动过后，麦高登仍能自由进入中国本土作研究，“但现在我不会去中国了，因为他们可能不会让你出来。”</text:p>
      <text:p text:style-name="P4">
“当然，我其实已经退休了，而且是个白人，这些可能都是我相对乐观的原因。如果我今天只是个助理教授，我会担心吗？如果我是中国人、或华人的话，我会担心吗？”麦高登说：“我想我可能确实会担心。”</text:p>
      <text:p text:style-name="P4">
2022年10月19日，香港特首李家超在立法会针对“香港人才外流危机”发表演说。在中国“爱国者治港”的统治框架下，香港社会监控与政治审查日趋严重，严重伤害国际竞争力。（摄影／VernonYuen／AP Photo）  <text:a xlink:type="simple" xlink:href="https://www.rfa.org/mandarin/zhuanlan/baodaozheshijian/mrpt-06262023104253.html/ap22292303390184.jpg" text:style-name="Internet_20_link" text:visited-style-name="Visited_20_Internet_20_Link">
 </text:a>
</text:p>
      <text:p text:style-name="P4">
与麦高登观察相对的，则是另一名在中国与香港都有教学经验的教授W，“我不能理解，为何有人还会觉得香港是有空间的？从我的现场看来，‘中港融合’已经等于完成式，双边在政治上早已没有区别了。”</text:p>
      <text:p text:style-name="P4">
例如今年4月，中国人大通过《反间谍法》将从7月1日扩大生效，中国随即抢先进行一波针对新闻记者、企业稽核人员的高调整肃；但同一时间，香港特首李家超与律政司长林定国也趁着北京的风向，高调承诺将于未来一年内，完成极为争议、过去曾引发港人大规模示威的〈基本法第23条〉立法，除了强化港版《国安法》对分裂国家、煽动颠复国家政权已有控罪，更要进一步打击“窃取国家机密行为”、“禁止境外的政治性组织或团体在香港活动”与“禁止香港本地政治性组织联繫境外团体”，补足中港之间的“国安漏洞”，对威胁中国政权稳定者，进行更全面与深入的高压查禁。</text:p>
      <text:p text:style-name="P4">
W认为，香港很难避免“内地化”、走向中国社会的管控模式──而且在政治激励下，这个过程有可能加速。如同已逝的美国汉学家孔飞力（Philip A.Kuhn）在《叫魂》中所描述的，各级官员为保乌纱帽与晋陞的追求，不只竭力迎合上意，还可能加码演出搏出头、进而造成难以预期的结果，尤其是做为新收復的边陲之地。</text:p>
      <text:p text:style-name="P4">
于是，就像《Mission: Impossible》电影中，汤姆．克鲁斯（TomCruise）以高空绳索垂降并躲过红外线的场景为例，红外线不是单一一条，还有各级官员加码划出的红线，显性的、隐性的，层层叠叠叠压缩活动空间──受害者最后只会像学者R一样，最后根本无法判断踩到的究竟是谁的红线。</text:p>
      <text:p text:style-name="P4">
<text:span text:style-name="T4">
台湾记者採访香港的风险等级？</text:span>
</text:p>
      <text:p text:style-name="P4">
<text:span text:style-name="T4">
 接受《报导者》採访的无国界记者（Reporters Sans Frontière）东亚办事处执行长艾玮昂（CedricAlviani，左）与倡议专员白奥兰（Aleksandra Bielakowsk，右）。（摄影／黄世泽）  <text:a xlink:type="simple" xlink:href="https://www.rfa.org/mandarin/zhuanlan/baodaozheshijian/mrpt-06262023104253.html/5.jpg" text:style-name="Internet_20_link" text:visited-style-name="Visited_20_Internet_20_Link">
</text:a>
</text:span>
</text:p>
      <text:p text:style-name="P4">
除了香港研究者所遭遇的入港风险，在香港做报导的“新闻记者”更是受黑名单威胁最直接的一群。过去，香港曾是亚洲的国际新闻中心，也曾是全球媒体报导中国的第一跳板。但在《国安法》通过之后，以《纽约时报》（TheNew York Times）为代表的国际媒体陆续缩减驻港团队的规模，就连台湾记者进出香港的採访，也出现明显的安全顾忌。</text:p>
      <text:p text:style-name="P4">
“我们无法提出任何准确的指标，以评估外国记者在香港是否会遇到危险──因为中国政府一向自己说了算（arbitrary）。”无国界记者（ReportersSans Frontière）东亚办事处执行长艾玮昂（CedricAlviani）向《报导者》分析：“港版《国安法》只是威权政府迫害自由的藉口，那甚至称不上是一部‘法律’，因为真正的法治国家通常不会制定溯及过往、适用于全世界的的法律，也不会创造出一些非常模糊的定义以界定执法对象。”</text:p>
      <text:p text:style-name="P4">
“但香港的《国安法》，却模糊到可以涵盖一切──那不是法律，而是法律的赝品（parody），完全没有预测性可言，”艾玮昂表示。</text:p>
      <text:p text:style-name="P4">
“不过我们还是有一些‘风险讯号’的判断线索。比方说，如果某个记者的风险真的很高，那麽你就会先看到中国政府释放出资讯，像是在社群媒体上发文攻击这个记者、或者大量私讯涌入记者的帐号或信箱。以中国政府的习惯，在实际逮捕记者之前，通常会先有这类的恫吓姿态。”</text:p>
      <text:p text:style-name="P4">
艾玮昂认为，新闻记者在香港遭遇的黑名单威胁，主要分成三种风险对象：最危险的第一个类别是香港本地公民，他们在《国安法》的镇压中，无法受到任何外力保护。风险层级其次的第二类别是在香港、中国採访的台湾人。第三个类别则是拥有外国籍的华人。</text:p>
      <text:p text:style-name="P4">
“由于中国政府认为自己对台湾有管辖权，因此在香港逮捕、拘留一些台湾记者或政治评论者，也可以让他们表达‘台湾是中国领土’的政治宣传。”艾玮昂说：“另一个比较危险的类别，我认为是有华人血统的媒体人。从中国政府处理成蕾、杨恆均、黎智英的案例来看过，中国政府政府已经表明，他们会将有华人血统的人放在管辖范围内，就算那些人拥有外国护照也不例外。”</text:p>
      <text:p text:style-name="P4">
无国界记者强调，3年前的香港，还没有任何记者遭到监禁；今日的香港，目前却已经有13个记者或新闻自由捍卫者遭到监禁。许多记者都决定离开香港，因为光是如实描述香港正在发生的现况，就已相当危险了。但截至目前为止，除了一个案例之外──一名日本摄影记者曾在香港机场被短暂拘捕几个小时，那是过去3年来唯一一个案例──尚没有包括台湾人在内的其他外国记者在港被捕。</text:p>
      <text:p text:style-name="P4">
<text:span text:style-name="T4">
田野研究和学术交流上，如何评估与自保？</text:span>
</text:p>
      <text:p text:style-name="P4">
<text:span text:style-name="T4">
 清华大学当代中国研究中心主任林宗弘坦承，目前台湾学界还没办法确定一套在中国、香港被捕的学人应对的SOP，因为近期关于政治界线最近变得愈来愈模糊，以至于过去的经验法则都不再有用。（摄影／杨子磊）<text:a xlink:type="simple" xlink:href="https://www.rfa.org/mandarin/zhuanlan/baodaozheshijian/mrpt-06262023104253.html/6.jpg" text:style-name="Internet_20_link" text:visited-style-name="Visited_20_Internet_20_Link">
 </text:a>
</text:span>
</text:p>
      <text:p text:style-name="P4">
“判断‘香港的政治红线’是不可能，也没有意义的。”曾在香港求学、学术互动与个人经验至今也仍相当密切的清华大学当代中国研究中心主任林宗弘，向《报导者》解释：“威权政府才不会让人釐清红线的尺度，因为这是散播恐惧、便于统治的最好方式。”</text:p>
      <text:p text:style-name="P4">
林宗弘表示，过去半年来，台湾学界其实陷入矛盾两难，一方面是因中国与香港年初终于结束疫情封控、开放境外人士进入，许多田野研究与学术交流，本该藉此有一个重新接触的机会；但另一方面，习近平统治之下的政治压力，在防疫开放之后其实不减反增，社会上处处是敏感议题，台湾研究者也只能步步为营──某个程度上只能“以身试法”见招拆招──并没有判断自己的风险等级、或者有没有被列入黑名单的通用规则。</text:p>
      <text:p text:style-name="P4">
在中国与香港的田野研究中，清大通常会给学生一些简单自保提醒，譬如：学生要出入中港时，应尽量避免对田野现场的陌生人自揭台湾人身分。手机、电脑也最好全部清空，或带一部“乾淨”没有连线到个人社交网路与敏感研究资料的设备。就算携带乾淨的专用手机，也应该取消一般手机使用的数字密码、图形锁与脸部辨识，改用更难以被审讯者破解的“自订英数密码”，以避免资料外洩。</text:p>
      <text:p text:style-name="P4">
假若被警察羁押，最重要的是保持冷静，绝对不能承认任何罪名，也不要乱牵扯别人的姓名资料，“不知道的事情就说不知道，千万不要自乱阵脚、紧张乱讲话，这往往反而会让你陷入冤罪而更难脱身。”</text:p>
      <text:p text:style-name="P4">
但林宗弘也坦承，目前台湾学界还没办法确定一套在中国、香港被捕的学人应对的SOP，因为近期关于政治界线最近变得愈来愈模糊，以至于过去的经验法则都不再有用。他举富察案为例，“富察被抓之前，我们会觉得书没事啊，我又没有张扬；但富察被抓之后，就连印书也可能会有事。那买书会不会有事呢？没人知道。”因此无论是富察、香港留日学生、还是被扣在机场审讯的学者R，林宗弘目前的做法就是暂时先不讨论为什麽中国要抓走这些人，而仅交代各个被捕案件的过程与细节，让学界至少彼此提醒有所防备。</text:p>
      <text:p text:style-name="P4">
其他顶尖的国际学术单位，评估中国与香港的田野风险，会有更全面的机制吗？长期关注中国社会运动、并多次在中国进行田野调查的美国康奈尔大学（CornellUniversity）社会学副教授傅青山（EliFriedman）坦率向《报导者》承认：“虽然康奈尔大学号称有最完善的风险管理部门，但面对黑名单与政治迫害问题基本没用（useless）──他们只会看国务院对某个地区的风险层级评估，但那个风险主要是针对战争、社会不稳或疫情的因素，主要标示是健康可能造成的立即性危险。”</text:p>
      <text:p text:style-name="P4">
“比起风险评估指引，我认为学术机构应该明确表达承诺，‘如果职员发生了什麽事，我们会提供支援（support）。’”傅青山表示：“但我有点担心，美国的大学不会公开这麽说，因为我的大学、以及美国大多数的大型大学，都有很重要的利益在中国。”</text:p>
      <text:p text:style-name="P4">
傅青山特别强调，与外国人相比，香港人所承担的风险与压力其实更为险峻：“研究者在思考风险时，不光只顾自身安全，也会担心危害到我们访谈的对象──因为现在处境最危险的学者群，是曾做过香港问题（HongKongissues）研究的香港人或香港居民──没有人希望让香港的朋友、同行陷入麻烦。但这就是中国政府运作的方式，比如在新疆，光是和外国人有联繫，就可能可以让人陷入麻烦之中。这也是我刻意谨慎、很久没联络香港或中国朋友的原因。”</text:p>
      <text:p text:style-name="P4">
<text:span text:style-name="T4">
默默坚持的盗火者：从重生的人权新闻奖到各地的香港研究小组</text:span>
</text:p>
      <text:p text:style-name="P4">
习近平2013年上任后，中国言论快速紧缩，对许多人来说，中国社会早已“处处是红线”。但香港在短短3年间的社会抗争与疫情后，造成十几万人移民离港，一国两制下出现各方面的“体制换血”，反而让外人看不清楚究竟社会言论的红线划在哪？</text:p>
      <text:p text:style-name="P4">
但除了部分台湾学者进香港的政治风险持续增加外，香港的学术研究基底、新闻报导正在遭遇可能的“抄家危机”，也让各方学者和新闻工作者极为焦虑。</text:p>
      <text:p text:style-name="P4">
例如过去由香港外国记者会（FCC）主办、却在2022年颁奖前夕因FCC“害怕违反国安法律”而临时取消的“人权新闻奖”（Human Right PressAwards）；隔年在各方积极奔走下，已由NGO人权观察（Human Rights Watch, HRW）与美国亚利桑那州立大学沃尔特 ‧克朗凯特新闻与大众传播学院（Walter Cronkite School of Journalism and MassCommunication）接手復办。但光是2023年度人权新闻奖的报名、评审与幕后运作，就显示了后国安法时代媒体对香港的如履薄冰。</text:p>
      <text:p text:style-name="P4">
2023年人权新闻奖的奖评机制，採取“全匿名评审团”独立运作方式，评审委员之间互不知晓彼此的真实身分，更没有办法接触交流、或做评审团讨论的机会。代表主办单位的人权观察传播长方凤美（MeFong）向《报导者》解释：“採取全匿名、互不联络的奖评方式，其实是评委们向大会所提出的安全要求。”</text:p>
      <text:p text:style-name="P4">
“我们没有追问、也不会透露个别评委的个人背景或安全细节。但相信大家都明白，在亚洲的许多国家，‘报导新闻’是一项风险相当高、安全威胁极大的艰困职业。”方凤美过去曾有丰富中港採访经历，曾获得普立兹新闻奖肯定，她明白第一线记者所遭遇的困境──像是HRW早已被中国封杀，其支持民主运动与言论自由的立场，亦被港府视为不受欢迎的境外组织，许多香港记者与媒体机构希望“匿名报奖”，因为光是与HRW扯上关係，就恐遭《国安法》追杀。</text:p>
      <text:p text:style-name="P4">
 人权观察传播长方凤美（MeFong）接受《报导者》视讯採访时表示，“在亚洲的许多国家，‘报导新闻’是一项风险相当高、安全威胁极大的艰困职业。”（摄影／黄世泽）  <text:a xlink:type="simple" xlink:href="https://www.rfa.org/mandarin/zhuanlan/baodaozheshijian/mrpt-06262023104253.html/7.jpg" text:style-name="Internet_20_link" text:visited-style-name="Visited_20_Internet_20_Link">
</text:a>
</text:p>
      <text:p text:style-name="P4">
“復办人权新闻奖，是许多人用尽办法、竭尽心力的成果，我们只是不想让这种新闻价值就这样消失，”方凤美表示。最后，2023年的香港人权新闻奖採取线上公布，避免实体颁奖带来的风险。</text:p>
      <text:p text:style-name="P4">
“外媒在香港被捕的风险确实存在，”艾玮昂认为，“台湾媒体与记者必须对可能的风险有所准备。例如媒体机构的角度来看，这可能包含聘雇更多外国记者、让中国─香港的採访团队变得更加国际化，藉此分散外交风险。”</text:p>
      <text:p text:style-name="P4">
但艾玮昂也强调：“这不代表媒体世界上的所有记者，都应该要因为《国安法》而自我审查、或刻意迴避中国或香港。香港政府不可能起诉每一个报导香港和中国的记者。我们不能因为《国安法》的威胁，就轻易放弃报导香港，那等于是让中国制定《国安法》的目的得逞，也让中国政府迫害新闻自由、攻击全世界异议言论的成本变得更低。”</text:p>
      <text:p text:style-name="P4">
在20世纪的冷战年代，中国共产党曾长期锁国，地理位置紧邻、学术气氛自由专业、且与中国本土互动密切的香港，也就成为各国学者窥见铁幕中国的跳板，是上个世纪“中国研究”的全球重镇。但随着香港主权移交中国，一国两制也随港版《国安法》的施行与镇压而名存实亡后，要如何延续过往中国研究的积累、并且保存香港真实历史的“香港学”研究，也成为学术界与时间赛跑的重要任务──而由中研院社会所在今年成立的“香港研究主题小组”，即为世界各国传承香港学的其中一艘诺亚方舟。</text:p>
      <text:p text:style-name="P4">
“我们可能要建立一个香港的海外馆藏地，就像香港中文大学过去的中国研究中心一样，”林宗弘表示，随着香港民主政治与公民社会已被《国安法》彻底镇压，近期香港公立图书馆与大型书店通路下架敏感书籍，或者是港府入禀法院申请禁止传播歌曲《愿荣光归香港》，都显示中国对香港学术圈、出版界与教育现场的“历史改造”，正加速伸出利爪。</text:p>
      <text:p text:style-name="P4">
“镇压政治与媒体空间后，下一步就是要改写历史：先摧毁香港的记忆，接着以恐吓手段让没有人敢继续做研究，那接下去就是回头改写这段历史，说这些人是暴徒，然后编造新的替代典范，”林宗弘说，“所以我们还是要在海外做保存和研究的工作，继续发表一些会真正被人当作历史的学术着作。”</text:p>
      <text:p text:style-name="P4">
林宗弘表示，香港研究主题小组的目的，并不只针对香港的民主抗争与政治研究作转移，而更是把“香港”系统性的备份到世界各地的学术研究机构里──儘管在港府持续扩大黑名单的现在，所有的学术研究都有可能一夜之间成为“《国安法》认定的敏感资讯”，但来自世界各地的普罗米修斯们仍在踩在斑驳不清的政治红线上，默默地继续盗火行动，试图避免被刻意改造的历史成为下一代港人不可选择与挑战的唯一记忆。</text:p>
      <text:p text:style-name="P4">
2022年4月，香港年度的「全民國家安全教育日」，維多利亞港畔張貼著愛國宣傳看板。（攝影／ISAAC LAWRENCE / AFP）  <text:a xlink:type="simple" xlink:href="https://www.rfa.org/mandarin/zhuanlan/baodaozheshijian/mrpt-06262023104253.html/000_33d92lw.jpg" text:style-name="Internet_20_link" text:visited-style-name="Visited_20_Internet_20_Link">
</text:a>
</text:p>
      <text:p text:style-name="P4">
<text:span text:style-name="T5">
※本报导为《报导者》与自由亚洲电台（RFA）中文部共同製作。</text:span>
</text:p>
      <text:p text:style-name="P4">
Source: <text:a xlink:type="simple" xlink:href="https://www.rfa.org/mandarin/zhuanlan/baodaozheshijian/mrpt-06262023104253.html" text:style-name="Internet_20_link" text:visited-style-name="Visited_20_Internet_20_Link">
https://www.rfa.org/mandarin/zhuanlan/baodaozheshijian/mrpt-06262023104253.html</text:a>
</text:p>
      <!--NEWS-->
      <text:h text:style-name="P10" text:outline-level="1">
<text:span text:style-name="T4">
瓜地马拉总统候选人阿雷巴洛 矢言将打击贪腐</text:span>
</text:h>
      <text:p text:style-name="P4">
Publisher: 法新社</text:p>
      <text:p text:style-name="P4">
Published Time: 2023-06-27T10:02:09+00:00</text:p>
      <text:p text:style-name="P4">
Modified Time: 2023-06-27T09:50:01+00:00</text:p>
      <text:p text:style-name="P4">
Description: （法新社瓜地马拉市27日电） 瓜地马拉总统候选人阿雷巴洛在昨天总统大选首轮投票中爆冷出线，将在第2轮投票中对决前第一夫人托瑞斯。阿雷巴洛今天宣布他若获胜，首要任务就是打击贪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3.617581in" draw:z-index="0">
<draw:image xlink:href="../Images/rficn/2023-06-27T10-02-09-00-00/000000.png" xlink:type="simple" xlink:show="embed" xlink:actuate="onLoad" draw:mime-type="image/png"/>
</draw:frame>
</text:p>
      <text:p text:style-name="P4">
阿雷巴洛（Bernardo Arevalo）在首都宪法广场（ConstitutionSquare）举行的庆祝集会结束时向法新社表示，如不这么做，「我们将无法挽救国家发展所需的体制」。</text:p>
      <text:p text:style-name="P4">
64岁的阿雷巴洛还说，瓜地马拉「需要诚实和正派来实现发展」。</text:p>
      <text:p text:style-name="P4">
阿雷巴洛在选前民调中排名第8，却在首轮投票中意外排名第2，他和前第一夫人托瑞斯（SandraTorres）间的对决，也意味着瓜地马拉将迎来十多年来首位左翼领袖。</text:p>
      <text:p text:style-name="P4">
根据今天上午几近完成的计票结果，已故前总统柯隆（AlvaroColom）的前妻托瑞斯在昨天选举中的得票率约15.8%，紧随其后的是阿雷巴洛，得票率近12%。</text:p>
      <text:p text:style-name="P4">
这次首轮选举投票率很低且无效选票比例高，因为只剩少数瓜地马拉人仍抱持希望，认为下任总统有望解决严重贫困、暴力及贪腐等问题。</text:p>
      <text:p text:style-name="P4">
不过，阿雷巴洛在昨天投票中出线，令许多瓜地马拉民众重燃希望，投票结果今天也在工作场域、咖啡厅、餐厅、公车及计程车上引发热议。阿雷巴洛的父亲是前改革派总统胡安．荷塞．阿雷巴洛（JuanJose Arevalo）。</text:p>
      <text:p text:style-name="P4">
阿雷巴洛说：「我们非常兴奋、充满热情，我们触动了人民的盼望。人们纷纷挺身支持我们，他们给了我们前所未有的支持。带着这样的盼望和支持，我们将拯救我国的体制。」</text:p>
      <text:p text:style-name="P4">
阿雷巴洛说：「我们将赢得第2轮选举，而且我们将赋予我国应有的未来，而非陷入过去20年的泥沼。」</text:p>
      <text:p text:style-name="P4">
他还说：「在昨天发生的事情后，我确信（我会胜选）。我们知道我们正走在对的道路上。」</text:p>
      <text:p text:style-name="P4">
Source: <text:a xlink:type="simple" xlink:href="https://www.rfi.fr/cn/%E5%9B%BD%E9%99%85%E6%8A%A5%E9%81%93/20230627-%E7%93%9C%E5%9C%B0%E9%A9%AC%E6%8B%89%E6%80%BB%E7%BB%9F%E5%80%99%E9%80%89%E4%BA%BA%E9%98%BF%E9%9B%B7%E5%B7%B4%E6%B4%9B-%E7%9F%A2%E8%A8%80%E5%B0%86%E6%89%93%E5%87%BB%E8%B4%AA%E8%85%90" text:style-name="Internet_20_link" text:visited-style-name="Visited_20_Internet_20_Link">
https://www.rfi.fr/cn/%E5%9B%BD%E9%99%85%E6%8A%A5%E9%81%93/20230627-%E7%93%9C%E5%9C%B0%E9%A9%AC%E6%8B%89%E6%80%BB%E7%BB%9F%E5%80%99%E9%80%89%E4%BA%BA%E9%98%BF%E9%9B%B7%E5%B7%B4%E6%B4%9B-%E7%9F%A2%E8%A8%80%E5%B0%86%E6%89%93%E5%87%BB%E8%B4%AA%E8%85%90</text:a>
</text:p>
      <!--NEWS-->
      <text:h text:style-name="P10" text:outline-level="1">
<text:span text:style-name="T4">
美航母防越之际 中国力推与越南军方合作</text:span>
</text:h>
      <text:p text:style-name="P4">
Author: None (Language: zh)</text:p>
      <text:p text:style-name="P4">
Publisher: None</text:p>
      <text:p text:style-name="P4">
Time: 2023-06-27T10:25:00Z</text:p>
      <text:p text:style-name="P4">
Description: 中国国防部长李尚福在北京与越南国防部长潘文江会面时说，“中越双方应继续在社会主义新征程中并肩携手、紧密团结”，加强两军高层沟通与合作。</text:p>
      <text:p text:style-name="P4">
Videos: []</text:p>
      <text:p text:style-name="P4">
Images: []</text:p>
      <text:p text:style-name="P4">
Subject: 时政风云</text:p>
      <text:p text:style-name="P4">
Subjects: ['中美关系']</text:p>
      <text:p text:style-name="P4">
Keywords: ['中越', '李尚福', '潘文江', '中美', '南海冲突', '美国航母']</text:p>
      <text:p text:style-name="P4">
ID: 66042625</text:p>
      <!--METADATA-->
      <text:p text:style-name="P4">
<text:a xlink:type="simple" xlink:href="https://www.dw.com/zh/overlay/image/article/66042625/65367112" text:style-name="Internet_20_link" text:visited-style-name="Visited_20_Internet_20_Link">
 </text:a>
</text:p>
      <text:p text:style-name="P4">
中国国防部长李尚福</text:p>
      <text:p text:style-name="P4">
（德国之声中文网）中国国务委员兼国防部长李尚福周二（6月27日）在北京与越南国防部长潘文江会面时说，中国愿同越方一道，加强两军高层沟通与合作。</text:p>
      <text:p text:style-name="P4">
中国国防部发布的新闻稿说，李尚福强调，当前国际局势变乱交织，亚太地区安全仍面临一些挑战，"中越双方应继续在社会主义新征程中并肩携手、紧密团结，维护两国共同战略利益，为地区和平稳定作出积极贡献"。</text:p>
      <text:p text:style-name="P4">
李尚福对潘文江说，中越两军关系发展良好，中方愿意推动越中两军关系不断迈上新台阶。</text:p>
      <text:p text:style-name="P4">
最近，中国测量船"向阳红10号"及中国海警船和渔船在南海越南专属经济区活动近一个月，越南 <text:a xlink:type="simple" xlink:href="https://www.dw.com/zh/zh/越南指责中向阳红10号科考船等船只侵犯其主权/a-65735901" text:style-name="Internet_20_link" text:visited-style-name="Visited_20_Internet_20_Link">
 罕见多次表示抗议，要求这些船只离开</text:a>
 。</text:p>
      <text:h text:style-name="P12" text:outline-level="3">
<text:span text:style-name="T4">
美越将提升双边关系</text:span>
</text:h>
      <text:p text:style-name="P4">
今年4月， <text:a xlink:type="simple" xlink:href="https://www.dw.com/zh/zh/布林肯访问河内-美越提升关系对抗中国影响力/a-65332633" text:style-name="Internet_20_link" text:visited-style-name="Visited_20_Internet_20_Link">
 美国国务卿布林肯对河内进行了一次闪电访问 </text:a>
 。3月底，美国总统拜登和越南共产党中央总书记阮富仲通电话后，越方首次表明愿意提升双边关系。</text:p>
      <text:p text:style-name="P4">
上周日， <text:a xlink:type="simple" xlink:href="https://www.dw.com/zh/zh/美国航母罗纳德里根号访问越南/a-66025452" text:style-name="Internet_20_link" text:visited-style-name="Visited_20_Internet_20_Link">
 美国海军的核动力航母"里根"号停靠越南岘港</text:a>
。这是越南战争结束以来，美国航空母舰第3次停靠越南港口。</text:p>
      <text:p text:style-name="P4">
美国海军此次访越，正值中美在南海问题上关系紧张之际。两国在这个能源丰富的海域进行影响力竞争，中国主张拥有南海大部分主权。</text:p>
      <text:p text:style-name="P4">
过去几周，李尚福出席了在新加坡举行的安全峰会，会见了南非国防军司令和泰国陆军参谋长，但他拒绝了美方提出的与美国国防部长奥斯汀举行会谈的邀请。今年3月被任命为国防部长的李尚福，因在2017年从俄罗斯最大武器出口商购买武器中所扮演的角色，受到美国制裁。中国表示希望美方取消制裁以促进关系。去年8月，美国众议院议长佩洛西访问台湾激怒中国，中国取消了与美国的3个主要军事沟通渠道作为报复。</text:p>
      <text:p text:style-name="P4">
Source: <text:a xlink:type="simple" xlink:href="https://www.dw.com/zh/美航母防越之际-中国力推与越南军方合作/a-66042625" text:style-name="Internet_20_link" text:visited-style-name="Visited_20_Internet_20_Link">
https://www.dw.com/zh/美航母防越之际-中国力推与越南军方合作/a-66042625?maca=chi-rss-chi-all-1127-rdf</text:a>
</text:p>
      <!--NEWS-->
      <text:h text:style-name="P10" text:outline-level="1">
<text:span text:style-name="T4">
美海军司令：澳英美核潜艇项目面临挑战不容低估</text:span>
</text:h>
      <text:p text:style-name="P4">
Author: 联合早报 (Person)</text:p>
      <text:p text:style-name="P4">
Publisher: 联合早报 (Organization)</text:p>
      <text:p text:style-name="P4">
Published Time: 2023-06-27T10:32</text:p>
      <text:p text:style-name="P4">
Modified Time: 2023-06-27T12:17</text:p>
      <text:p text:style-name="P4">
Description: 美国海军司令吉尔戴星期一（6月26日）说，美国没有低估，澳英美三边安全伙伴关系（AUKUS）向澳大利亚提供核动力潜艇项目的困难。他还说，目前仍不确定该如何落实对澳洲的首批核潜艇交付...</text:p>
      <text:p text:style-name="P4">
Videos: []</text:p>
      <text:p text:style-name="P4">
Audios: []</text:p>
      <text:p text:style-name="P4">
Images: []</text:p>
      <text:p text:style-name="P4">
Type: NewsArticle</text:p>
      <text:p text:style-name="P4">
Breadcrumbs: ['即时', '国际']</text:p>
      <text:p text:style-name="P4">
Keywords: ['美国', '澳大利亚', '英国', '核潜艇']</text:p>
      <!--METADATA-->
      <text:p text:style-name="P4">
美国海军司令吉尔戴星期一（6月26日）说，美国没有低估，澳英美三边安全伙伴关系（AUKUS）向澳大利亚提供核动力潜艇项目的困难。他还说，目前仍不确定该如何落实对澳洲的首批核潜艇交付。</text:p>
      <text:p text:style-name="P4">
路透社报道，澳洲、英国和美国3月份宣布的多阶段AUKUS项目，计划在2030年代末和2040年代初陆续完成，届时英国和澳洲将采用美国尖端技术，生产和运营一种名为SSN-AUKUS的新型核动力潜艇。</text:p>
      <text:p text:style-name="P4">
而在2030年代初，美国应向澳洲出售三艘美国弗吉尼亚级核动力潜艇。依照协议，澳洲还可向美国多订购两艘。</text:p>
      <text:p text:style-name="P4">
然而，一些重大问题仍然存在，美国对所需的广泛技术共享有严格的限制，加上美国满足自身需求的生产能力有限，向澳洲交付弗吉尼亚级潜艇需要多长时间依然是个问号。</text:p>
      <text:p text:style-name="P4">
星期一，吉尔戴在华盛顿战略与国际研究中心的论坛上，针对弗吉尼亚级潜艇的提问，他说：“现在回答这些潜艇会来自哪里还为时过早，无论是来自剩余产能还是美国库存。”</text:p>
      <text:p text:style-name="P4">
他说，美国的优先事项仍然是为美国海军生产哥伦比亚级潜艇，“我们正努力使工业基地提高生产力”。</text:p>
      <text:p text:style-name="P4">
美国国家安全委员会印太事务协调员坎贝尔在同一论坛上说，“所有迹象表明”AUKUS项目将获得美国和澳洲政界的支持，而华盛顿正在与多个国家讨论参与AUKUS第二支柱的计划。</text:p>
      <text:p text:style-name="P4">
Source: <text:a xlink:type="simple" xlink:href="https://www.zaobao.com.sg/realtime/world/story20230627-1408200" text:style-name="Internet_20_link" text:visited-style-name="Visited_20_Internet_20_Link">
https://www.zaobao.com.sg/realtime/world/story20230627-1408200</text:a>
</text:p>
      <!--NEWS-->
      <text:h text:style-name="P10" text:outline-level="1">
<text:span text:style-name="T4">
雪梨邦代闹区传枪响 一黑帮男死在停车场车内</text:span>
</text:h>
      <text:p text:style-name="P4">
Publisher: 法新社</text:p>
      <text:p text:style-name="P4">
Published Time: 2023-06-27T10:32:09+00:00</text:p>
      <text:p text:style-name="P4">
Modified Time: 2023-06-27T10:05:02+00:00</text:p>
      <text:p text:style-name="P4">
Description: （法新社雪梨27日电） 澳洲雪梨市知名的邦代（Bondi）闹区今天在尖峰时段发生枪击案，一名男子丧命。警方指出，这是对雪梨黑社会一名「要角」的狙杀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617581in" draw:z-index="0">
<draw:image xlink:href="../Images/rficn/2023-06-27T10-32-09-00-00/000000.png" xlink:type="simple" xlink:show="embed" xlink:actuate="onLoad" draw:mime-type="image/png"/>
</draw:frame>
</text:p>
      <text:p text:style-name="P4">
事发地点是雪梨最繁忙的购物区之一。离邦代海滩不远的一处地下停车场今天上午突然传出枪响，邻近住户和通勤民众受到惊吓。警方到场后已将附近围起警戒线。</text:p>
      <text:p text:style-name="P4">
警方发现一名「前科累累」的48岁男子死在自己的车内。雪梨所在地新南威尔斯州（New South Wales）的侦缉警司杜赫蒂（DannyDoherty）对媒体记者表示，现场可见「组织犯罪谋杀的特徵」。</text:p>
      <text:p text:style-name="P4">
杜赫蒂说：「我们相信这是一起锁定目标的枪击案，对象是一名组织犯罪高阶人士。」</text:p>
      <text:p text:style-name="P4">
警方并未透露死者姓名，但指出这名男子「为警方熟知」，且「显然有许多仇家」。</text:p>
      <text:p text:style-name="P4">
案发现场附近还找到一辆已烧毁的保时捷（Porsche）跑车，据信与这起枪击案有关联。</text:p>
      <text:p text:style-name="P4">
住在当地的27岁女演员兼舞者斯坎兰（Olivia Scanlan）表示，这一区通常让人联想到冲浪者和背包客，而非帮派火拼，因此发生这起枪击案令她「震惊」。</text:p>
      <text:p text:style-name="P4">
澳洲虽然只有2600万人口，却是全世界最有利可图的娱乐性用药市场之一，街头卖价远高于在欧洲或北美洲。</text:p>
      <text:p text:style-name="P4">
Source: <text:a xlink:type="simple" xlink:href="https://www.rfi.fr/cn/%E5%9B%BD%E9%99%85%E6%8A%A5%E9%81%93/20230627-%E9%9B%AA%E6%A2%A8%E9%82%A6%E4%BB%A3%E9%97%B9%E5%8C%BA%E4%BC%A0%E6%9E%AA%E5%93%8D-%E4%B8%80%E9%BB%91%E5%B8%AE%E7%94%B7%E6%AD%BB%E5%9C%A8%E5%81%9C%E8%BD%A6%E5%9C%BA%E8%BD%A6%E5%86%85" text:style-name="Internet_20_link" text:visited-style-name="Visited_20_Internet_20_Link">
https://www.rfi.fr/cn/%E5%9B%BD%E9%99%85%E6%8A%A5%E9%81%93/20230627-%E9%9B%AA%E6%A2%A8%E9%82%A6%E4%BB%A3%E9%97%B9%E5%8C%BA%E4%BC%A0%E6%9E%AA%E5%93%8D-%E4%B8%80%E9%BB%91%E5%B8%AE%E7%94%B7%E6%AD%BB%E5%9C%A8%E5%81%9C%E8%BD%A6%E5%9C%BA%E8%BD%A6%E5%86%85</text:a>
</text:p>
      <!--NEWS-->
      <text:h text:style-name="P10" text:outline-level="1">
<text:span text:style-name="T4">
BBC调查：曾有中国气球飞越日本台湾</text:span>
</text:h>
      <text:p text:style-name="P4">
Author: None (Language: zh)</text:p>
      <text:p text:style-name="P4">
Publisher: None</text:p>
      <text:p text:style-name="P4">
Time: 2023-06-27T10:43:00Z</text:p>
      <text:p text:style-name="P4">
Description: 据英国媒体同人工智能公司的联合调查，疑似来自中国的气球过去曾飞经台湾和日本。东京和台北军方都表示，已做好击落气球的准备。</text:p>
      <text:p text:style-name="P4">
Videos: []</text:p>
      <text:p text:style-name="P4">
Images: []</text:p>
      <text:p text:style-name="P4">
Subject: 时政风云</text:p>
      <text:p text:style-name="P4">
Subjects: ['岛屿主权争端', '马英九', '专题报道：全景观看“习马会”', '专题报道：2016年台湾大选', '台湾', '日本']</text:p>
      <text:p text:style-name="P4">
Keywords: ['气球', '飞艇', '监控', '台湾', '日本']</text:p>
      <text:p text:style-name="P4">
ID: 66042798</text:p>
      <!--METADATA-->
      <text:p text:style-name="P4">
<text:a xlink:type="simple" xlink:href="https://www.dw.com/zh/overlay/image/article/66042798/64797677" text:style-name="Internet_20_link" text:visited-style-name="Visited_20_Internet_20_Link">
 </text:a>
</text:p>
      <text:p text:style-name="P4">
被击落前的中国气球</text:p>
      <text:p text:style-name="P4">
(德国之声中文网)继美国总统拜登上周二（6月20日）提到气球事件 <text:a xlink:type="simple" xlink:href="https://www.dw.com/zh/zh/拜登称习近平为独裁者-北京公开的政治挑衅/a-65987541" text:style-name="Internet_20_link" text:visited-style-name="Visited_20_Internet_20_Link">
 称习近平为独裁者</text:a>
 之后， <text:a xlink:type="simple" xlink:href="https://www.bbc.com/news/world-65972168" text:style-name="Internet_20_link" text:visited-style-name="Visited_20_Internet_20_Link">
英国媒体BBC发表调查长文显示证据 </text:a>
，指出中国在过去数年里发放的气球曾飞越日本和台湾。</text:p>
      <text:p text:style-name="P4">
BBC《广角镜》节目（Panorama）同人工智能公司Synthetaic合作，对卫星收集的大量图像进行筛查分析，发现了多个飞越东亚上空的气球。其中一个于2021年9月前后飞越日本北部。Synthetaic公司创始人雅思科斯基（CoreyJaskolski）相信，该气球始发于内蒙古南部。</text:p>
      <text:p text:style-name="P4">
该说法尚未得到证实。日本防卫省的村上裕子向BBC表示，日本政府正"采取各种预案措施每日监察有关状况"，为保护"日本领土内人民的生命与财产"也做好了乃至击落气球的准备。</text:p>
      <text:p text:style-name="P4">
《广角镜》还对大量社媒以及媒体相关报道进行了评估，发现台湾气象部门曾于2021年9月底公布过两张气球飞越台北市的图片。Synthetaic公司的雅思科斯基将这些照片与卫星影像做交叉比对。他说，"我们发现气球在90秒内就飞出了台湾海岸线之外"。</text:p>
      <text:p text:style-name="P4">
台湾政府向《广角镜》表示，他们相信那是一个气象气球，但是雅思科斯基不同意这个说法。他对BBC表示，"以气球的直径以及其运行高度似乎相似这一点判断，它很像是美国还有日本上空飞过的那种气球"。</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台湾曾驳斥气球进入其领空</text:span>
</text:span>
</text:h>
      <text:p text:style-name="P4">
今年2月初，美国击落飞经上空的中国"间谍气球"后，中国外交部发言人毛宁表示，"这次事件完全是不可抗力导致的意外"，是"偶发意外事件"。随着不断发现过去还有更多的中国飞艇、气球飞经别国领空，北京官方的"偶发"说法是否还能自圆其说值得关注。</text:p>
      <text:p text:style-name="P4">
美国媒体当时曾有报道， <text:a xlink:type="simple" xlink:href="https://www.dw.com/zh/zh/媒體解放軍藉氣球大規模監控他國-美國盟友憂慮/a-64637239" text:style-name="Internet_20_link" text:visited-style-name="Visited_20_Internet_20_Link">
 称中国有一支气球舰队，对全球40多个国家实施监控</text:a>
。此后，《金融时报》援引台湾高级官员报道，近几年有数十个中国军方气球飘入台湾空域。不过， <text:a xlink:type="simple" xlink:href="https://www.dw.com/zh/zh/台湾国防部否认有中国侦察气球进入其领空/a-64695688" text:style-name="Internet_20_link" text:visited-style-name="Visited_20_Internet_20_Link">
 台湾国防部反驳了这一说法</text:a>
 。</text:p>
      <text:p text:style-name="P4">
2月14日，台湾国防部情次室黄文启少将在例行新闻会上表示，台海周边空域出现的空飘气球，绝大部分用于气象探测，体积较小、重量较轻，飞行到一定高度即自行爆裂消失。他还说，"这些气球大多在台湾的外海，而不上台湾的上空"；"当气球对国家安全与民生产生威胁时，会进行处置"，"但我国至今并未遇过须以致命性武器武力去摧毁的目标"。</text:p>
      <text:p text:style-name="P4">
台湾军方周二（6月27日）对BBC发表的调查报告做出回应称，若研判氣球對我國有威脅，將加以擊落與摧毀。</text:p>
      <text:h text:style-name="P12" text:outline-level="3">
<text:span text:style-name="T4">
美国发现疑似来自中国的侦察气球</text:span>
</text:h>
      <text:p text:style-name="P4">
（根据BBC等综合报道）</text:p>
      <text:p text:style-name="P4">
Source: <text:a xlink:type="simple" xlink:href="https://www.dw.com/zh/bbc调查：曾有中国气球飞越日本台湾/a-66042798" text:style-name="Internet_20_link" text:visited-style-name="Visited_20_Internet_20_Link">
https://www.dw.com/zh/bbc调查：曾有中国气球飞越日本台湾/a-66042798?maca=chi-rss-chi-all-1127-rdf</text:a>
</text:p>
      <!--NEWS-->
      <text:h text:style-name="P10" text:outline-level="1">
<text:span text:style-name="T4">
以色列批准新建5600余套犹太人定居点住房</text:span>
</text:h>
      <text:p text:style-name="P4">
Author: 联合早报 (Person)</text:p>
      <text:p text:style-name="P4">
Publisher: 联合早报 (Organization)</text:p>
      <text:p text:style-name="P4">
Published Time: 2023-06-27T11:02</text:p>
      <text:p text:style-name="P4">
Modified Time: 2023-06-27T11:02</text:p>
      <text:p text:style-name="P4">
Description: 以色列民政局高级规划委员会星期一（6月26日）批准在约旦河西岸犹太人定居点新建5623套住房。其中，约旦河西岸北部埃利犹太人定居点将新建1057套住房。新华社报道，根据主张扩建犹太...</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以色列民政局高级规划委员会星期一（6月26日）批准在约旦河西岸犹太人定居点新建5623套住房。其中，约旦河西岸北部埃利犹太人定居点将新建1057套住房。</text:p>
      <text:p text:style-name="P4">
新华社报道，根据主张扩建犹太人定居点的以色列财政部长斯莫特里赫21日的说法，此举是以色列对20日该定居点附近发生枪击事件的回应。这起枪击事件造成四名以色列人死亡，另有四人受伤。</text:p>
      <text:p text:style-name="P4">
另据路透社报道，美国对以色列批准在约旦河西岸犹太人定居点新建住房表示反对。</text:p>
      <text:p text:style-name="P4">
美国国务院发言人米勒星期一说，美国官员已公开和私下向以色列明确表示反对推进定居点的举措，称以色列的决定令美国“深感困扰”。</text:p>
      <text:p text:style-name="P4">
米勒说：“以色列在定居点建犹太人住房，是推动以色列和巴勒斯坦达成两国方案的障碍。”</text:p>
      <text:p text:style-name="P4">
据以色列非政府组织“现在就和平”统计，以色列总理内坦亚胡领导的右翼政府去年12月上台后，以色列今年已批准新建超过1万3000套犹太人定居点住房。</text:p>
      <text:p text:style-name="P4">
近期巴以紧张局势有升温趋势。6月21日，大批犹太人定居者闯入约旦河西岸一些巴勒斯坦村镇纵火破坏，并与当地民众发生冲突。26日，约旦河西岸北部城市杰宁的武装人员向以色列发射火箭弹，火箭弹未落入以色列境内，也没有造成人员伤亡。</text:p>
      <text:p text:style-name="P4">
Source: <text:a xlink:type="simple" xlink:href="https://www.zaobao.com.sg/realtime/world/story20230627-1408202" text:style-name="Internet_20_link" text:visited-style-name="Visited_20_Internet_20_Link">
https://www.zaobao.com.sg/realtime/world/story20230627-1408202</text:a>
</text:p>
      <!--NEWS-->
      <text:h text:style-name="P10" text:outline-level="1">
<text:span text:style-name="T4">
俄罗斯当局撤销瓦格纳兵变指控</text:span>
</text:h>
      <text:p text:style-name="P4">
Publisher: 法新社</text:p>
      <text:p text:style-name="P4">
Published Time: 2023-06-27T11:02:07+00:00</text:p>
      <text:p text:style-name="P4">
Modified Time: 2023-06-27T10:50:02+00:00</text:p>
      <text:p text:style-name="P4">
Description: （法新社莫斯科27日电） 俄罗斯联邦安全局（FSB）今天宣布撤销对佣兵组织「瓦格纳集团」（Wagner Group）战士的兵变指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617581in" draw:z-index="0">
<draw:image xlink:href="../Images/rficn/2023-06-27T11-02-07-00-00/000000.png" xlink:type="simple" xlink:show="embed" xlink:actuate="onLoad" draw:mime-type="image/png"/>
</draw:frame>
</text:p>
      <text:p text:style-name="P4">
瓦格纳战士原先被控发动武装兵变，试图推翻国家的军事领导阶层。</text:p>
      <text:p text:style-name="P4">
但数家俄罗斯新闻通讯社今天刊登的联邦安全局声明提到：「针对民间军事公司瓦格纳武装兵变的刑事案件已经结案。」</text:p>
      <text:p text:style-name="P4">
联邦安全局在声明中解释，兵变参与者「已停止直接意图犯罪的相关行动」，「考量到这一点，以及跟这起调查有关的其他状况，调查机关决议将这起刑事案件结案」。</text:p>
      <text:p text:style-name="P4">
Source: <text:a xlink:type="simple" xlink:href="https://www.rfi.fr/cn/%E5%9B%BD%E9%99%85%E6%8A%A5%E9%81%93/20230627-%E4%BF%84%E7%BD%97%E6%96%AF%E5%BD%93%E5%B1%80%E6%92%A4%E9%94%80%E7%93%A6%E6%A0%BC%E7%BA%B3%E5%85%B5%E5%8F%98%E6%8C%87%E6%8E%A7" text:style-name="Internet_20_link" text:visited-style-name="Visited_20_Internet_20_Link">
https://www.rfi.fr/cn/%E5%9B%BD%E9%99%85%E6%8A%A5%E9%81%93/20230627-%E4%BF%84%E7%BD%97%E6%96%AF%E5%BD%93%E5%B1%80%E6%92%A4%E9%94%80%E7%93%A6%E6%A0%BC%E7%BA%B3%E5%85%B5%E5%8F%98%E6%8C%87%E6%8E%A7</text:a>
</text:p>
      <!--NEWS-->
      <text:h text:style-name="P10" text:outline-level="1">
<text:span text:style-name="T4">
软件提供商Cart估值升至12亿美元，进入独角兽俱乐部 (Free Version)</text:span>
</text:h>
      <text:p text:style-name="P4">
Author: Maria Armental</text:p>
      <text:p text:style-name="P4">
Publisher: 华尔街日报中文网</text:p>
      <text:p text:style-name="P4">
Published Time: 2023-06-27T11:20:00.000Z</text:p>
      <text:p text:style-name="P4">
Modified Time: 2023-06-27T11:20:00.000Z</text:p>
      <text:p text:style-name="P4">
Created Time: 2023-06-27T10:15:00.000Z</text:p>
      <text:p text:style-name="P4">
Description: 受益于在线销售热潮，电子商务软件提供商Cart.com获得了一个多家族办公室和企业风投部门6,000万美元的投资，令该公司的估值突破了10亿美元。</text:p>
      <text:p text:style-name="P4">
Images: []</text:p>
      <text:p text:style-name="P4">
Categories: ['科技']</text:p>
      <text:p text:style-name="P4">
Keywords: SYND</text:p>
      <text:p text:style-name="P4">
Type: Article</text:p>
      <!--METADATA-->
      <text:p text:style-name="P4">
受益于在线销售热潮，电子商务软件提供商Cart.com获得了一个多家族办公室和企业风投部门6,000万美元的投资，令该公司的估值突破了10亿美元。</text:p>
      <text:p text:style-name="P4">
Source: <text:a xlink:type="simple" xlink:href="https://cn.wsj.com/articles/%E8%BD%AF%E4%BB%B6%E6%8F%90%E4%BE%9B%E5%95%86cart%E4%BC%B0%E5%80%BC%E5%8D%87%E8%87%B312%E4%BA%BF%E7%BE%8E%E5%85%83-%E8%BF%9B%E5%85%A5%E7%8B%AC%E8%A7%92%E5%85%BD%E4%BF%B1%E4%B9%90%E9%83%A8-30c30468" text:style-name="Internet_20_link" text:visited-style-name="Visited_20_Internet_20_Link">
https://cn.wsj.com/articles/%E8%BD%AF%E4%BB%B6%E6%8F%90%E4%BE%9B%E5%95%86cart%E4%BC%B0%E5%80%BC%E5%8D%87%E8%87%B312%E4%BA%BF%E7%BE%8E%E5%85%83-%E8%BF%9B%E5%85%A5%E7%8B%AC%E8%A7%92%E5%85%BD%E4%BF%B1%E4%B9%90%E9%83%A8-30c30468</text:a>
</text:p>
      <!--NEWS-->
      <text:h text:style-name="P10" text:outline-level="1">
<text:span text:style-name="T4">
重庆一医院餐厅便当疑现老鼠头 官方火速证实</text:span>
</text:h>
      <text:p text:style-name="P4">
Author: None</text:p>
      <text:p text:style-name="P4">
Publisher: Radio Free Asia (Organization)</text:p>
      <text:p text:style-name="P4">
Published Time: 2023-06-27T11:23:46-04:00</text:p>
      <text:p text:style-name="P4">
Modified Time: 2023-06-27T11:23: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88615in" draw:z-index="0">
<draw:image xlink:href="../Images/rfamandarin/2023-06-27T11-23-46-04-00/000000.png" xlink:type="simple" xlink:show="embed" xlink:actuate="onLoad" draw:mime-type="image/png"/>
</draw:frame>
网传中国重庆市秀山县中医院食堂盒饭中疑似吃出老鼠头的图像。 <text:a xlink:type="simple" xlink:href="https://www.rfa.org/mandarin/Xinwen/1-06272023111749.html/@@images/image" text:style-name="Internet_20_link" text:visited-style-name="Visited_20_Internet_20_Link">
</text:a>
（取自沸点视频）  江西“指鼠为鸭”事件后，有网友27日在重庆市秀山县中医院餐厅买便当吃到疑似老鼠头。秀山县市监局当晚火速通报，经认定，这一异物确为老鼠头。影片显示，当事人用筷子从便当中夹出一个异物极似老鼠头，还有明显的啮齿动物胡须。当事人说：“你们吃过魔芋鸭子没有？这个是魔芋老鼠，（秀山）中医院食堂的，看嘛，我们今天就是吃这个”。据封面新闻报导，当事人表示，警察已经把便当带走进行调查。秀山县中医医院相关工作人员表示，这个餐厅不是医院自己办的，是通过政府网站招标进来的协力厂商，之前从未发生过这种事情。中央社的报道说，中国不到一个月再爆疑似吃到老鼠头的食安事件，迅速登上微博热搜榜冠军，引发网友群起嘲讽，反问“鸭脖还会背锅吗”、“这回总不会指鼠为鸭了吧？ ”（责编：梒青）</text:p>
      <text:p text:style-name="P4">
Source: <text:a xlink:type="simple" xlink:href="https://www.rfa.org/mandarin/Xinwen/1-06272023111749.html" text:style-name="Internet_20_link" text:visited-style-name="Visited_20_Internet_20_Link">
https://www.rfa.org/mandarin/Xinwen/1-06272023111749.html</text:a>
</text:p>
      <!--NEWS-->
      <text:h text:style-name="P10" text:outline-level="1">
<text:span text:style-name="T4">
美报告：习近平痴迷搜集数据　实现支配全球野心</text:span>
</text:h>
      <text:p text:style-name="P4">
Author: None</text:p>
      <text:p text:style-name="P4">
Publisher: Radio Free Asia (Organization)</text:p>
      <text:p text:style-name="P4">
Published Time: 2023-06-27T11:30:00-04:00</text:p>
      <text:p text:style-name="P4">
Modified Time: 2023-06-27T11:36: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3.88615in" draw:z-index="0">
<draw:image xlink:href="../Images/rfamandarin/2023-06-27T11-30-00-04-00/000000.png" xlink:type="simple" xlink:show="embed" xlink:actuate="onLoad" draw:mime-type="image/png"/>
</draw:frame>
 MatthewJohnson最近发表的“中国的数据主导大战略”（China's Grand Strategy for Data Dominance）报告 <text:a xlink:type="simple" xlink:href="https://www.rfa.org/mandarin/Xinwen/2-06272023112435.html/@@images/image" text:style-name="Internet_20_link" text:visited-style-name="Visited_20_Internet_20_Link">
</text:a>
胡佛研究所官网截图综合媒体27日消息，美国胡佛研究所近日发表报告指出，中共总书记习近平对网路大数据的经济和社会影响力“近乎痴迷”，造就了他试图搜集全球的海量数据，以此实现支配全球的野心。美国联邦调查局（FBI）探员2021年在搜查一艘向巴尔的摩（Baltimore）港运送上海振华重工起重机的货船时，在船上发现了情报搜集设备；消息今年3月5日被华尔街日报披露，并未获得太多关注。但胡佛研究所客座研究员MatthewJohnson表示，中国销往世界各地的货柜起重机系统，正是习近平布下天罗地网，掌控全球数据野心的一部分。而美国一些国安和军事部门官员，将中国制造的船岸起重机看作“新的华为”，因为这些机具设有复杂的传感设备，可记录和跟踪货柜的来源和目的地。Matthew Johnson通过习近平的讲话、中国政府文件及官媒报导的研究，最近发表题为“中国的数据主导大战略”（China's GrandStrategy for DataDominance）的报告指出，仔细分析习近平的演讲可表明，他专注于控制数据，以及存储、处理和利用数据所需的“关键核心技术”。 MatthewJohnson认为，在中国的数据管理官僚体系下，所有的中企都被整合到一个由中共集中控制的国家数据基础设施内，目的是在与西方的战略竞争中为党的目标服务。这基于一个完全单一的前提：让中国最大限度地吸收全球数据，且尽可能不要让中国的数据被外界获取。（责编：梒青）</text:p>
      <text:p text:style-name="P4">
Source: <text:a xlink:type="simple" xlink:href="https://www.rfa.org/mandarin/Xinwen/2-06272023112435.html" text:style-name="Internet_20_link" text:visited-style-name="Visited_20_Internet_20_Link">
https://www.rfa.org/mandarin/Xinwen/2-06272023112435.html</text:a>
</text:p>
      <!--NEWS-->
      <text:h text:style-name="P10" text:outline-level="1">
<text:span text:style-name="T4">
投资人持续关注俄罗斯与央行 亚股多数收高</text:span>
</text:h>
      <text:p text:style-name="P4">
Publisher: 法新社</text:p>
      <text:p text:style-name="P4">
Published Time: 2023-06-27T11:32:08+00:00</text:p>
      <text:p text:style-name="P4">
Modified Time: 2023-06-27T11:05:01+00:00</text:p>
      <text:p text:style-name="P4">
Description: （法新社香港27日电） 亚洲股市经历一周多走跌后，今天收盘大多上扬。但对于各国中央银行是否打算继续调高利率来打击顽强的通货膨胀，投资人依旧感到不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617581in" draw:z-index="0">
<draw:image xlink:href="../Images/rficn/2023-06-27T11-32-08-00-00/000000.png" xlink:type="simple" xlink:show="embed" xlink:actuate="onLoad" draw:mime-type="image/png"/>
</draw:frame>
</text:p>
      <text:p text:style-name="P4">
尽管俄罗斯兵变事件流产后，股票交易商的疑虑减退，市场气氛较为乐观；但俄国总统蒲亭（VladimirPutin）的统治面临历来最大考验，投资人仍密切关注这个拥有核武国家的后续情势。</text:p>
      <text:p text:style-name="P4">
另一方面，中国国务院总理李强今天表示，北京将推出新措施来振兴疲软的国家经济及刺激内需。这番发言也鼓舞市场信心。</text:p>
      <text:p text:style-name="P4">
随着欧洲东部情势暂时稍微较不令人担忧，投资人焦点转向对抗通货膨胀的战役。美国联邦准备理事会（Fed）主席鲍尔（JeromePowell）上周警告，利率很可能有必要再调高。这使得原本冀望美国央行官员已经快要结束货币紧缩循环的市场看法受到打击。</text:p>
      <text:p text:style-name="P4">
联准会本月虽然按兵不动，但一些其他国家的央行却继续升息，并预告还有升息行动。分析师警告，投资人今年还会面临更多痛苦。同时愈来愈多人担忧，货币紧缩可能将经济推向衰退，如同欧元区已经发生的情况。</text:p>
      <text:p text:style-name="P4">
美国股市昨天收低，但亚洲股市今天大致未受影响，收盘涨多跌少。其中香港股市结束连续5个交易日下跌，收盘上扬1.9%；上海股市也收高1.2%，雪梨、新加坡、威灵顿和曼谷股市同样收红。</text:p>
      <text:p text:style-name="P4">
不过，东京股市收盘下跌0.5%，首尔、台北、马尼拉和雅加达股市也收黑。</text:p>
      <text:p text:style-name="P4">
Source: <text:a xlink:type="simple" xlink:href="https://www.rfi.fr/cn/%E8%B4%A2%E7%BB%8F%E5%BF%AB%E8%AE%AF/20230627-%E6%8A%95%E8%B5%84%E4%BA%BA%E6%8C%81%E7%BB%AD%E5%85%B3%E6%B3%A8%E4%BF%84%E7%BD%97%E6%96%AF%E4%B8%8E%E5%A4%AE%E8%A1%8C-%E4%BA%9A%E8%82%A1%E5%A4%9A%E6%95%B0%E6%94%B6%E9%AB%98" text:style-name="Internet_20_link" text:visited-style-name="Visited_20_Internet_20_Link">
https://www.rfi.fr/cn/%E8%B4%A2%E7%BB%8F%E5%BF%AB%E8%AE%AF/20230627-%E6%8A%95%E8%B5%84%E4%BA%BA%E6%8C%81%E7%BB%AD%E5%85%B3%E6%B3%A8%E4%BF%84%E7%BD%97%E6%96%AF%E4%B8%8E%E5%A4%AE%E8%A1%8C-%E4%BA%9A%E8%82%A1%E5%A4%9A%E6%95%B0%E6%94%B6%E9%AB%98</text:a>
</text:p>
      <!--NEWS-->
      <text:h text:style-name="P10" text:outline-level="1">
<text:span text:style-name="T4">
俄罗斯军队准备接手瓦格纳佣兵装备</text:span>
</text:h>
      <text:p text:style-name="P4">
Publisher: 法新社</text:p>
      <text:p text:style-name="P4">
Published Time: 2023-06-27T11:32:09+00:00</text:p>
      <text:p text:style-name="P4">
Modified Time: 2023-06-27T11:05:02+00:00</text:p>
      <text:p text:style-name="P4">
Description: （法新社莫斯科27日电） 俄罗斯国防部今天宣布，准备接手佣兵组织「瓦格纳集团」（Wagner Group）的军事硬体装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6-27T11-32-09-00-00/000000.png" xlink:type="simple" xlink:show="embed" xlink:actuate="onLoad" draw:mime-type="image/png"/>
</draw:frame>
</text:p>
      <text:p text:style-name="P4">
俄罗斯国防部公布线上声明表示：「现在准备把民间军事公司瓦格纳的重型军事装备，移交给俄罗斯武装部队单位。」</text:p>
      <text:p text:style-name="P4">
瓦格纳集团首脑普里格津（YevgenyPrigozhin）及旗下佣兵组织24日发动的短命兵变震惊俄罗斯。瓦格纳一度掌控俄国攻打乌克兰军事行动的指挥中心，接着分兵北上莫斯科，但在最后关头罢手。</text:p>
      <text:p text:style-name="P4">
俄罗斯总统蒲亭（Vladimir Putin）26日发表演说表示，他之所以放任兵变持续，是为了避免流血。他说，瓦格纳战士可继续为俄国打仗，或前往白俄罗斯。</text:p>
      <text:p text:style-name="P4">
普里格津26日则说，兵变暴露出俄国有很严重的安全问题，同时坚称他不想推翻蒲亭，兵变目的在于挽救处境艰难的瓦格纳集团，并期望把在俄罗斯侵略乌克兰战争中犯下「巨大错误」的俄国军事领袖绳之以法。</text:p>
      <text:p text:style-name="P4">
Source: <text:a xlink:type="simple" xlink:href="https://www.rfi.fr/cn/%E5%9B%BD%E9%99%85%E6%8A%A5%E9%81%93/20230627-%E4%BF%84%E7%BD%97%E6%96%AF%E5%86%9B%E9%98%9F%E5%87%86%E5%A4%87%E6%8E%A5%E6%89%8B%E7%93%A6%E6%A0%BC%E7%BA%B3%E4%BD%A3%E5%85%B5%E8%A3%85%E5%A4%87" text:style-name="Internet_20_link" text:visited-style-name="Visited_20_Internet_20_Link">
https://www.rfi.fr/cn/%E5%9B%BD%E9%99%85%E6%8A%A5%E9%81%93/20230627-%E4%BF%84%E7%BD%97%E6%96%AF%E5%86%9B%E9%98%9F%E5%87%86%E5%A4%87%E6%8E%A5%E6%89%8B%E7%93%A6%E6%A0%BC%E7%BA%B3%E4%BD%A3%E5%85%B5%E8%A3%85%E5%A4%87</text:a>
</text:p>
      <!--NEWS-->
      <text:h text:style-name="P10" text:outline-level="1">
<text:span text:style-name="T4">
解放军机抵近24海里线 台国防部：进入领空就反击</text:span>
</text:h>
      <text:p text:style-name="P4">
Author: None</text:p>
      <text:p text:style-name="P4">
Publisher: Radio Free Asia (Organization)</text:p>
      <text:p text:style-name="P4">
Published Time: 2023-06-27T11:35:20-04:00</text:p>
      <text:p text:style-name="P4">
Modified Time: 2023-06-27T11:35: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5.148032in" draw:z-index="0">
<draw:image xlink:href="../Images/rfamandarin/2023-06-27T11-35-20-04-00/000000.png" xlink:type="simple" xlink:show="embed" xlink:actuate="onLoad" draw:mime-type="image/png"/>
</draw:frame>
 台湾的国防部发布24日的解放军活动示意图 <text:a xlink:type="simple" xlink:href="https://www.rfa.org/mandarin/Xinwen/3-06272023113159.html/@@images/image" text:style-name="Internet_20_link" text:visited-style-name="Visited_20_Internet_20_Link">
</text:a>
台湾国防部官网台截图解放军军机日前逾越台湾海峡中线，并抵近台湾的24海里线。台湾国防部周二表示，解放军任何飞、海航实体，如经警告无效、强行进入台湾领空、领海，国军将依令行使自卫反击。去年8月美国前众议院议长南希·佩洛西（Nancy Pelosi）访问台湾后，解放军加大对台湾的胁迫，军机不定期逾越海峡中线。台湾国防部发布24日的解放军活动示意图显示，解放军歼-10机8架次逾越中线并抵近24海里线。解放军东部战区司令部同一天也在其微信账号上发布了“最近”歼-16战斗机起飞执行“远海”训练任务的照片，称“东部战区空军航空兵某旅开展夜间飞行训练，全方位提升部队全时域作战能力。”台湾国防部作战及计划参谋次长室联合作战计划处长林文皇少将周二在记者会上表示，国军持续严密掌握台海动态，并且针对进入台湾应变区的解放军机舰，派遣海空兵力应对，并以陆基导弹追踪监控。林文皇强调，解放军任何飞、海航实体，如经告警无效、强行进入台湾领空、领海，国军将依令行使自卫反击，坚定捍卫台海领空领海安全。 （责编：梒青）</text:p>
      <text:p text:style-name="P4">
Source: <text:a xlink:type="simple" xlink:href="https://www.rfa.org/mandarin/Xinwen/3-06272023113159.html" text:style-name="Internet_20_link" text:visited-style-name="Visited_20_Internet_20_Link">
https://www.rfa.org/mandarin/Xinwen/3-06272023113159.html</text:a>
</text:p>
      <!--NEWS-->
      <text:h text:style-name="P10" text:outline-level="1">
<text:span text:style-name="T4">
中国知名财经作家吴晓波再次被微博禁言</text:span>
</text:h>
      <text:p text:style-name="P4">
Author: None</text:p>
      <text:p text:style-name="P4">
Publisher: Radio Free Asia (Organization)</text:p>
      <text:p text:style-name="P4">
Published Time: 2023-06-27T11:39:00-04:00</text:p>
      <text:p text:style-name="P4">
Modified Time: 2023-06-27T14:19:07-04:00</text:p>
      <text:p text:style-name="P4">
Description: None</text:p>
      <text:p text:style-name="P4">
Videos: []</text:p>
      <text:p text:style-name="P4">
Audios: ["<text:a xlink:type="simple" xlink:href="https://www.rfa.org/mandarin/yataibaodao/meiti/hcm1-062720230734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53997in" draw:z-index="0">
<draw:image xlink:href="../Images/rfamandarin/2023-06-27T11-39-00-04-00/000000.png" xlink:type="simple" xlink:show="embed" xlink:actuate="onLoad" draw:mime-type="image/png"/>
</draw:frame>
 中国知名财经作家吴晓波 <text:a xlink:type="simple" xlink:href="https://www.rfa.org/mandarin/yataibaodao/meiti/hcm1-06272023073423.html/@@images/image" text:style-name="Internet_20_link" text:visited-style-name="Visited_20_Internet_20_Link">
</text:a>
百度百科  <text:a xlink:type="simple" xlink:href="https://www.rfa.org/mandarin/yataibaodao/meiti/hcm1-06272023073423.html/@@stream" text:style-name="Internet_20_link" text:visited-style-name="Visited_20_Internet_20_Link">
Audio-1-Link：https://www.rfa.org/mandarin/yataibaodao/meiti/hcm1-06272023073423.html/@@stream</text:a>
</text:p>
      <text:p text:style-name="P4">
近日，中国知名财经作家吴晓波因发表涉及失业率以及针砭现行经济政策的文章遭微博禁言，而吴晓波的微信公众号"吴晓波频道"目前也已停止更新。</text:p>
      <ul>
        <li>
<text:span text:style-name="T4">
<text:a xlink:type="simple" xlink:href="https://www.rfa.org/mandarin/duomeiti/yazhou-henxiangliao/yz-06172022115839.html" text:style-name="Internet_20_link" text:visited-style-name="Visited_20_Internet_20_Link">
 “我们这是怎么了？” 吴晓波道破中国经济不能说的秘密？ </text:a>
 </text:span>
  * <text:span text:style-name="T4">
<text:a xlink:type="simple" xlink:href="https://www.rfa.org/mandarin/yataibaodao/jingmao/hx1-06162022074710.html" text:style-name="Internet_20_link" text:visited-style-name="Visited_20_Internet_20_Link">
 吴晓波这是怎么了？中国大V往"理性派"站队 前仆后继踩习红线 </text:a>
 </text:span>
  * <text:a xlink:type="simple" xlink:href="https://www.rfa.org/mandarin/yataibaodao/meiti/gf-06132022084031.html" text:style-name="Internet_20_link" text:visited-style-name="Visited_20_Internet_20_Link">
 <text:span text:style-name="T4">
比较美中科创发展疑触动红线 "最赚钱财经作家"吴晓波遭噤声</text:span>
 </text:a>
</li>
      </ul>
      <text:p text:style-name="P4">
吴晓波近期发表的文章《只有救楼市才能救内需》指出，“楼市的一蹶不振是内需低迷的结构性因素之一”。他提出五项建议，呼吁当局尽快对房地产税和产权到期问题作出具体的法律安排和明示，降低改善型住房的房贷利率，降低存量房贷利率，全面取消限价政策，以及认真落实“三支箭”和保交楼政策。</text:p>
      <text:p text:style-name="P4">
吴晓波此文一出，引起舆论的热烈讨论。博主“上林院”力挺说，“这篇文章发表的时间和股市、商品市场反弹的时间高度一致。长期观察中国商界、跟踪房地产市场的吴晓波，显然足够敏感。”然而也有博主“拾贰Sean”发文批评，“吴晓波的文章看似为了国家经济和民生考虑，实则是为了房地产行业和房企利益说话。他的救市之道，不是救楼市而是救房企。”</text:p>
      <text:p text:style-name="P4">
财经博主“关不羽”发文认为，“这一次，大家骂错了吴晓波”。这位博主表示，吴晓波这篇文章捅了马蜂窝，大部分都是反对的声音，他读完后的感觉就两个字“拧巴”。</text:p>
      <text:p text:style-name="P4">
吴晓波发出“救市”的声音随即“被消失”。新浪微博26日发布的“本周安全小贴士”表示，“大V用户吴晓波等，通过炒作失业率、散布抹黑证券市场等负面有害信息，发布攻击否定现行政策和管理制度的内容。”因违反相关法律法规受到禁言处置。</text:p>
      <text:p text:style-name="P4">
 微博截图  <text:a xlink:type="simple" xlink:href="https://www.rfa.org/mandarin/yataibaodao/meiti/hcm1-06272023073423.html/v2.jpg" text:style-name="Internet_20_link" text:visited-style-name="Visited_20_Internet_20_Link">
</text:a>
</text:p>
      <text:p text:style-name="P4">
博主“石景山辛芷蕾”发文反问，如何区分“为现状发声”和“攻击否定政策制度”呢？相比解决问题和正面回应问题，捂嘴是一件太简单的事，“捂一个大V的嘴尚且如此简单，何况普通民众呢？”另有网民在跟帖留言，“是不是前期对房地产的救市呼吁太过了，触及到国家政策红线？”</text:p>
      <text:p text:style-name="P4">
<text:span text:style-name="T4">
程晓农：敢言人士纷纷噤声 御用学者成大内宣工具</text:span>
</text:p>
      <text:p text:style-name="P4">
旅美经济学者程晓农接受本台访问时认为，吴晓波的文章相当程度代表了中国社会的现状，而近期在网络流传一篇《中国六大反常现象》文章提到，专家如果只讲政府的观点，民众完全不相信。</text:p>
      <text:p text:style-name="P4">
“这样的文章都提到中国经济很糟糕、很严重。吴晓波讲一句话也不算太出格，他不过是把媒体的一些报道变成了他的话而已。”程晓农说。</text:p>
      <text:p text:style-name="P4">
程晓农指出，中国的媒体不敢多谈政治局势，只能谈经济局势，而目前经济负评文章开始出现，因为中国不光是富人不开心、穷人也困难。原有一定经济社会地位的中产阶级成了中“惨”阶级，沦为“三奴”，也就是房奴、车奴加孩奴。</text:p>
      <text:p text:style-name="P4">
程晓农：“他们的财产缩水非常快。中产阶层的财富大部分是房产，他们原来认为中国的房产和经济一样有固定增长率，以为家里的财富像气球一样膨胀。现在破了，二手房挂牌价不减少10%以上挂不出去。”</text:p>
      <text:p text:style-name="P4">
<text:span text:style-name="T4">
吴晓波点出就业问题的真相与假象</text:span>
</text:p>
      <text:p text:style-name="P4">
除了“救楼市”可能触及当局红线外，检讨“失业率”也是吴晓波被点名的“罪状”之一。吴晓波近期在其个人频道曾发表《谁在提供就业，就支持谁》一文，，提出为什么就业问题会“突然”变得严峻的问题。在他看来，中国的失业率问题有一个真相，一个“假象”：“真相”是产业经济萧条，民营企业家集体缺乏投资意愿，最终造成全体观望、持币惜购的低迷景象；“假象”则是农村泄洪能力的萎缩。</text:p>
      <text:p text:style-name="P4">
 微博截图  <text:a xlink:type="simple" xlink:href="https://www.rfa.org/mandarin/yataibaodao/meiti/hcm1-06272023073423.html/5fae535a86557f6ea.jpg" text:style-name="Internet_20_link" text:visited-style-name="Visited_20_Internet_20_Link">
</text:a>
</text:p>
      <text:p text:style-name="P4">
吴晓波指出，过去几十年，每十年间都发生过周期性的经济低迷，而在那时没有被纳入“统计口径”的农民工都会遭遇遣散，真实失业率被掩盖。“如今的困境是，这个泄洪区似乎也正在消失。”</text:p>
      <text:p text:style-name="P4">
台湾东华大学新经济政策研究中心主任陈松兴拆解中国失业率数据指出，中国官方宣称相关统计是采用国际劳工组织(ILO)的标准，只要一周工作1小时以上都不算失业。即便如此，中国的青年失业率还是高达20.8%，而实际数字应远高于官方所公布的数据。此外，失业返乡的农民工未被计算在“城镇”失业数据内，而灵活就业也是一大问题。</text:p>
      <text:p text:style-name="P4">
他认为，中国目前老百姓生活的现实状况是薪水下滑、消费支出下滑，高档货买不起，生活物价不断上涨：“大家很清楚，经济前景不明，绝不是捂住讲实话人的嘴巴，或是嘴巴一直丢出所谓的大内宣就能解决。中国老百姓已非吴下阿蒙，大家在生活的现实面感触特别多。”</text:p>
      <text:p text:style-name="P4">
<text:span text:style-name="T4">
吴晓波频道看中国经济前景 “我们是怎么了”</text:span>
</text:p>
      <text:p text:style-name="P4">
除了失业率外，“吴晓波频道”近期的作品都透露着对中国经济前景的悲观气息。</text:p>
      <text:p text:style-name="P4">
在讲《光刻机的故事财经》中，吴晓波提到看米勒的《芯片战争》后感叹：如今，EUV光刻机的对华全面限售，这已经成为中国芯片产业发展最致命的卡脖子事件。他认为，不被卡脖子的最佳办法“不是关起门来内生独立，而是积极融入全球生态系统，成为其中不可被替代的一部分。依赖与交换，是存在唯一和最后的理由。”</text:p>
      <text:p text:style-name="P4">
他在文末指出，杭州未来科技城曾是午夜灯明、无比喧嚣的中国互联网高地，如今，那边的公司正在裁员，连周遭的房价也已跌去两成。</text:p>
      <text:p text:style-name="P4">
吴晓波在《我们这是怎么了》一文中提到，当今中国的商业世界中，曾经的那一股“精气神”似乎不见了，做互联网的人畏惧了，做实业的人退缩了，做投资的人迟疑了，在进行创业的人迷茫了。“很多人都在问：‘我们是怎么了’？”</text:p>
      <text:p text:style-name="P4">
在《厌食与抑郁》一文中，吴晓波直白地指出，得有人大声地告诉我们，“明天，太阳一定会升起来的”。所有看衰中国的人，其实都是在看衰自己的人生。即便是赌，你也得赌国运犹存。</text:p>
      <text:p text:style-name="P4">
吴晓波在微博拥有超过473万粉丝，他曾担任新华社记者，后转为财经作家，出版过《大败局》、《激荡三十年》等作品。他还创立自媒体“吴晓波频道”。中国媒体指出，吴晓波所经营的蓝狮子财经丛书是中国本土财经书籍出版的最著名品牌之一。</text:p>
      <text:p text:style-name="P4">
记者：黄春梅 责编：陈美华 许书婷 何平 网编：瑞哲</text:p>
      <text:p text:style-name="P4">
Source: <text:a xlink:type="simple" xlink:href="https://www.rfa.org/mandarin/yataibaodao/meiti/hcm1-06272023073423.html" text:style-name="Internet_20_link" text:visited-style-name="Visited_20_Internet_20_Link">
https://www.rfa.org/mandarin/yataibaodao/meiti/hcm1-06272023073423.html</text:a>
</text:p>
      <!--NEWS-->
      <text:h text:style-name="P10" text:outline-level="1">
<text:span text:style-name="T4">
“尸体如此之多”：乌干达小镇的一所中学遭到民兵组织袭击</text:span>
</text:h>
      <text:p text:style-name="P4">
Author: 半岛电视台</text:p>
      <text:p text:style-name="P4">
Publisher: Al Jazeera</text:p>
      <text:p text:style-name="P4">
Published Time: 2023-06-27T12:00:33</text:p>
      <text:p text:style-name="P4">
Modified Time: 2023-06-27T12:00:33</text:p>
      <text:p text:style-name="P4">
Description: 据称是“民主同盟军”的叛乱分子从刚果（金）偷越边境并袭击了乌干达的一所中学，并在几个小时内屠杀了数十名学生，这也是乌干达几十年来经历的最为致命的一场袭击。</text:p>
      <text:p text:style-name="P4">
Images: ["<text:a xlink:type="simple" xlink:href="https://chinese.aljazeera.net/wp-content/uploads/2023/06/AP23169373230387-1687792870-1687866417.jpg" text:style-name="Internet_20_link" text:visited-style-name="Visited_20_Internet_20_Link">
AP23169373230...</text:a>
", "<text:a xlink:type="simple" xlink:href="https://chinese.aljazeera.net/wp-content/uploads/2023/06/School_Sign_Bwera-1687788649-1687866553.jpg" text:style-name="Internet_20_link" text:visited-style-name="Visited_20_Internet_20_Link">
School_Sign_B...</text:a>
", "<text:a xlink:type="simple" xlink:href="https://chinese.aljazeera.net/wp-content/uploads/2023/06/Burnt_Out_Dorm_1-1687791781-1687866611.jpg" text:style-name="Internet_20_link" text:visited-style-name="Visited_20_Internet_20_Link">
Burnt_Out_Dor...</text:a>
", "<text:a xlink:type="simple" xlink:href="https://chinese.aljazeera.net/wp-content/uploads/2023/06/Maskera_Loti_Lost_Relatives_2-1687791276-1687866670.jpg" text:style-name="Internet_20_link" text:visited-style-name="Visited_20_Internet_20_Link">
Maskera_Loti_...</text:a>
"]</text:p>
      <text:p text:style-name="P4">
Topics: ['军事', '政治', '新闻']</text:p>
      <text:p text:style-name="P4">
Keywords: ['军事', '政治', '新闻', '乌干达', '刚果（金）']</text:p>
      <text:p text:style-name="P4">
Type: Article</text:p>
      <!--METADATA-->
      <text:p text:style-name="P4">
<draw:frame draw:style-name="fr1" draw:name="Image227" text:anchor-type="as-char" svg:width="6.9236in" svg:height="4.609816in" draw:z-index="0">
<draw:image xlink:href="../Images/Aljazeera Chinese/2023-06-27T12-00-33/AP23169373230387-1687792870-1687866417.jpg" xlink:type="simple" xlink:show="embed" xlink:actuate="onLoad" draw:mime-type="image/jpeg"/>
</draw:frame>
乌干达小镇姆蓬德韦的卢比拉中学遭到袭击，村民们用卡车运送遇害者的棺木 (美联社)</text:p>
      <text:p text:style-name="P4">
在位于乌干达西部与刚果（金）边境的小镇姆蓬德韦的卢比拉中学，戈德温·蒙贝尔和他的同学们在大多数晚上都会学习和唱歌，然后在晚上10点关灯，爬上双层床睡觉。</text:p>
      <text:p text:style-name="P4">
而在6月16日，这一惯例被数量不详的袭击者打破。这些袭击者据称是“民主同盟军”(ADF)的叛乱分子，他们从刚果（金）偷越边境并袭击了这所学校。在几个小时内，他们就屠杀了数十名学生，这也是乌干达几十年来经历的最为致命的一场袭击。</text:p>
      <text:p text:style-name="P4">
今年18岁的蒙贝尔回忆称，袭击者是在10点半左右到达的。</text:p>
      <text:p text:style-name="P4">
他们首先向学校的守门人开枪，然后要求男生们打开宿舍门。蒙贝尔告诉半岛电视台记者，“我宿舍里的所有同学都拒绝了。”</text:p>
      <text:p text:style-name="P4">
男生中的领头者要求大家躲在床底下，蒙贝尔也按照指示行事，而袭击者则通过窗户和锁着的门发射子弹。</text:p>
      <text:p text:style-name="P4">
袭击者进入了女生们的宿舍并杀害了里面的学生。多名医务人员告诉半岛电视台记者，大多数学生被锤子殴打致死或者被砍刀砍死。</text:p>
      <text:p text:style-name="P4">
叛乱分子还强行闯入了男生们紧闭的房间，并且仍在开枪。其中一颗子弹击中了蒙贝尔的手。他用布把它包了起来。</text:p>
      <text:p text:style-name="P4">
最后，这些民兵人员放火焚烧男生宿舍。于是，蒙贝尔抓住机会并逃进了夜色之中。</text:p>
      <text:p text:style-name="P4">
今年27岁的校长妻子布伦达·马西卡在其位于学校对面的家中，听到了枪声和学生们的呼救声。她的丈夫出差在外，她独自带着3个孩子。</text:p>
      <text:p text:style-name="P4">
她指出，一名身穿绿色制服、拿着枪的男子走进了她的房子。他拿走了她的手机和她留下的食物，然后威胁要杀死她。直到看到她还有一个小婴儿之后，他才允许这一家人离开，然后放火烧毁了这座房子。</text:p>
      <text:p text:style-name="P4">
在大院内，马西卡看到了守门人的尸体和被毁坏的男生宿舍。当建筑物被烧毁时，她就站在那里哭泣，却无法挽救家里的任何东西。</text:p>
      <text:p text:style-name="P4">
<draw:frame draw:style-name="fr1" draw:name="Image228" text:anchor-type="as-char" svg:width="6.9236in" svg:height="4.005335in" draw:z-index="0">
<draw:image xlink:href="../Images/Aljazeera Chinese/2023-06-27T12-00-33/School_Sign_Bwera-1687788649-1687866553.jpg" xlink:type="simple" xlink:show="embed" xlink:actuate="onLoad" draw:mime-type="image/jpeg"/>
</draw:frame>
乌干达小镇姆蓬德韦的卢比拉中学的标志 (半岛电视台)</text:p>
      <text:h text:style-name="P13" text:outline-level="4">
<text:span text:style-name="T4">
袭击发生之后</text:span>
</text:h>
      <text:p text:style-name="P4">
叛乱分子绑架了6名学生并抢劫了食品店。他们随后逃离了姆蓬德韦，烧毁了更多房屋并杀害了当地村民，然后又返回刚果（金）。</text:p>
      <text:p text:style-name="P4">
当地行政官克拉伦斯·布瓦姆贝尔解释称，在凌晨1时，尸体开始被运抵当地一家医院的太平间。</text:p>
      <text:p text:style-name="P4">
据根警方发布的官方报告，共有37名学生和5位村民遇害。在袭击发生几天后，另一名妇女因头部严重受伤死亡，从而使死亡总人数达到43人。受害学生的年龄从12岁到25岁不等。</text:p>
      <text:p text:style-name="P4">
有17具尸体被送往附近的波特尔堡市进行DNA鉴定，因为他们已被烧得面目全非。</text:p>
      <text:p text:style-name="P4">
6月17日黎明，父母们赶来认领孩子的尸体，人潮如此汹涌，以至于医院不得不关闭大门，并让他们分成3批进入太平间。</text:p>
      <text:p text:style-name="P4">
工作人员尽最大努力安抚悲痛的家属。</text:p>
      <text:p text:style-name="P4">
布瓦姆贝尔告诉半岛电视台记者，“以如此可怕的方式失去一个人和失去一个孩子，是一件难以承受的事情”，“哭泣也是治愈的一部分。让他们哭泣，然后再安慰他们。”</text:p>
      <text:p text:style-name="P4">
中午时分，哀悼者开始购买棺材。</text:p>
      <text:p text:style-name="P4">
巴纳吉·萨莱特里在姆蓬德韦路边经营着一家木工店，自袭击发生以来，他已经售出17口棺材，鉴于发生的这场悲剧，这些棺材以折扣价出售。他告诉半岛电视台记者，“我的顾客哭着过来，所以我卖得很便宜。”</text:p>
      <text:p text:style-name="P4">
萨莱特里说，这是棺材制造商面临的最困难的时期，“有很多尸体。”</text:p>
      <text:p text:style-name="P4">
<draw:frame draw:style-name="fr1" draw:name="Image229" text:anchor-type="as-char" svg:width="6.9236in" svg:height="3.890404in" draw:z-index="0">
<draw:image xlink:href="../Images/Aljazeera Chinese/2023-06-27T12-00-33/Burnt_Out_Dorm_1-1687791781-1687866611.jpg" xlink:type="simple" xlink:show="embed" xlink:actuate="onLoad" draw:mime-type="image/jpeg"/>
</draw:frame>
卢比拉中学被烧毁的男生宿舍内只剩下了双层床架和部分个人物品 (半岛电视台)</text:p>
      <text:h text:style-name="P13" text:outline-level="4">
<text:span text:style-name="T4">
私语与问题</text:span>
</text:h>
      <text:p text:style-name="P4">
正当姆蓬德韦悲痛之际，乌干达当局将此次袭击归咎于反政府武装“民主同盟军”。乌干达总统约韦里·穆塞韦尼在一份声明中表示，他们的行为是“犯罪的、绝望的、恐怖主义的、徒劳的”。</text:p>
      <text:p text:style-name="P4">
反政府武装“民主同盟军”最初于1995年在乌干达西部成立。3年后，这些叛军在基奇万巴技术学院发动了与姆蓬德韦类似的袭击，杀害了80名学生并绑架了100余人。</text:p>
      <text:p text:style-name="P4">
该组织最终于2001年迁移至刚果（金），并继续对当地平民造成严重破坏。</text:p>
      <text:p text:style-name="P4">
在2015年，“民主同盟军”领导人贾米尔·马库鲁在坦桑尼亚被捕。其前任——穆萨·塞卡·巴鲁库随后宣誓效忠ISIS。</text:p>
      <text:p text:style-name="P4">
根据联合国驻刚果（金）专家的最新报告，“民主同盟军”在乌干达的合作者于2019年至2020年期间从索马里的一个ISIS据点接收了至少6万美元的汇款，而ISIS则声称对“民主同盟军”最近在4月份犯下的罪行负责。</text:p>
      <text:p text:style-name="P4">
但是“民主同盟军”和ISIS之间的直接沟通与合作程度仍然模糊不明。</text:p>
      <text:p text:style-name="P4">
尽管如此，此前发生的袭击事件还是在该地区引发了政治涟漪。在2021年10月，坎帕拉市中心一家猪肉餐厅发生爆炸事件，造成3人死亡，促使乌干达和刚果（金）发起联合行动，以驱逐“民主同盟军”。</text:p>
      <text:p text:style-name="P4">
在姆蓬德韦袭击事件发生后，穆塞韦尼威胁要“追捕民主同盟军恐怖分子直至其被完全消灭”。乌干达派遣了更多的部队越过边境去营救学生。截至目前，已经找到3人。</text:p>
      <text:p text:style-name="P4">
负责指挥在刚果（金）境内的乌干达军队的迪克·奥拉姆告诉记者，在当地合作者的帮助下，民主同盟军在城内呆了两天，然后袭击了学校。在上周，官员因涉嫌教唆叛乱分子逮捕了20人，其中包括卢比拉中学的校长。</text:p>
      <text:p text:style-name="P4">
姆蓬德韦的居民私下表示，“民主同盟军”很容易穿越乌干达和刚果（金）之间漏洞百出的边界——这条边界经常被走私者利用。在这些小路上，经常可以看到身穿制服的男子，有时会有乌干达军队巡逻，或者在夜间听到士兵追捕罪犯时发出的枪声。</text:p>
      <text:p text:style-name="P4">
在袭击事件发生后，受到震惊的社区呼吁提供更多的保护。萨莱特里表示，“我们睡不好”，“我们不知道会发生什么。”</text:p>
      <text:p text:style-name="P4">
与此同时，当地的穆斯林也担心会遭到报复。</text:p>
      <text:p text:style-name="P4">
姆蓬德韦的尼亚卡希亚清真寺秘书长奥马尔·纳迪鲁表示，“我们都很早就回屋了”，“在晚上，当你做完礼拜回来时，他们甚至可能直接把你带走。”</text:p>
      <text:h text:style-name="P13" text:outline-level="4">
<text:span text:style-name="T4">
小镇在哀悼</text:span>
</text:h>
      <text:p text:style-name="P4">
一周之后，在悚然的安静之下，悲伤仍然笼罩在小镇姆蓬德韦的上空。居住在卢比拉中学附近的家庭已经撤离该地区。其他人则尽量在天黑之前赶回家。</text:p>
      <text:p text:style-name="P4">
今年50岁的马塞雷卡·洛蒂就是哀悼者之一，他的兄弟是被杀害的学校守门人。洛蒂说，“我们原本可以坐下来为家人筹划”，“而现在只剩我一个人了。”</text:p>
      <text:p text:style-name="P4">
<draw:frame draw:style-name="fr1" draw:name="Image230" text:anchor-type="as-char" svg:width="6.9236in" svg:height="4.546679in" draw:z-index="0">
<draw:image xlink:href="../Images/Aljazeera Chinese/2023-06-27T12-00-33/Maskera_Loti_Lost_Relatives_2-1687791276-1687866670.jpg" xlink:type="simple" xlink:show="embed" xlink:actuate="onLoad" draw:mime-type="image/jpeg"/>
</draw:frame>
马塞雷卡·洛蒂的弟弟姆布萨·泽法尼乌斯在这所学校担任守门人，他在2023年6月16日的袭击中丧生 (半岛电视台)</text:p>
      <text:p text:style-name="P4">
他的侄子埃尔顿也被袭击者杀害。他的另一个侄子失踪了。家人们已将其DNA样本送去比对，但他们不清楚他是否在被烧毁的尸体之中。</text:p>
      <text:p text:style-name="P4">
洛蒂表示，“我们只能等待。”</text:p>
      <text:p text:style-name="P4">
他们用钉子将失踪和死去的亲人的3张照片挂在家外面，并用磨损的黄色麻线将这些照片串在一起。</text:p>
      <text:p text:style-name="P4">
卢比拉中学的大门已经关闭，并有警察把守。</text:p>
      <text:p text:style-name="P4">
男生宿舍内弥漫着大火烧尽的浓烟味，金属双层床上粘着烧焦的衣服碎片。一些个人物品散落在布满灰烬的地板上。</text:p>
      <text:p text:style-name="P4">
学生们潦草写下的信息在漆黑的墙壁上几乎难以辨认。</text:p>
      <text:p text:style-name="P4">
当半岛电视台记者在上周三见到蒙贝尔时，他仍处于康复阶段，且不确定何时可以出院。但他想回到学校继续学业，实现其成为一名工程师的梦想。</text:p>
      <text:p text:style-name="P4">
Source: <text:a xlink:type="simple" xlink:href="https://chinese.aljazeera.net/news/political/2023/6/27/%e5%b0%b8%e4%bd%93%e5%a6%82%e6%ad%a4%e4%b9%8b%e5%a4%9a%e4%b9%8c%e5%b9%b2%e8%be%be%e5%b0%8f%e9%95%87%e7%9a%84%e4%b8%80%e6%89%80%e4%b8%ad%e5%ad%a6%e9%81%ad%e5%88%b0%e6%b0%91%e5%85%b5" text:style-name="Internet_20_link" text:visited-style-name="Visited_20_Internet_20_Link">
https://chinese.aljazeera.net/news/political/2023/6/27/%e5%b0%b8%e4%bd%93%e5%a6%82%e6%ad%a4%e4%b9%8b%e5%a4%9a%e4%b9%8c%e5%b9%b2%e8%be%be%e5%b0%8f%e9%95%87%e7%9a%84%e4%b8%80%e6%89%80%e4%b8%ad%e5%ad%a6%e9%81%ad%e5%88%b0%e6%b0%91%e5%85%b5</text:a>
</text:p>
      <!--NEWS-->
      <text:h text:style-name="P10" text:outline-level="1">
<text:span text:style-name="T4">
台湾"汉光演习"反空降　首次移师桃园机场</text:span>
</text:h>
      <text:p text:style-name="P4">
Author: None</text:p>
      <text:p text:style-name="P4">
Publisher: Radio Free Asia (Organization)</text:p>
      <text:p text:style-name="P4">
Published Time: 2023-06-27T12:05:00-04:00</text:p>
      <text:p text:style-name="P4">
Modified Time: 2023-06-27T13:41:56-04:00</text:p>
      <text:p text:style-name="P4">
Description: None</text:p>
      <text:p text:style-name="P4">
Videos: []</text:p>
      <text:p text:style-name="P4">
Audios: ["<text:a xlink:type="simple" xlink:href="https://www.rfa.org/mandarin/yataibaodao/gangtai/hcm2-06272023075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88615in" draw:z-index="0">
<draw:image xlink:href="../Images/rfamandarin/2023-06-27T12-05-00-04-00/000000.png" xlink:type="simple" xlink:show="embed" xlink:actuate="onLoad" draw:mime-type="image/png"/>
</draw:frame>
资料图片：2019年5月28日，汉光演习战备跑道起降，改良升级F-16V首次亮相。 <text:a xlink:type="simple" xlink:href="https://www.rfa.org/mandarin/yataibaodao/gangtai/hcm2-06272023075352.html/@@images/image" text:style-name="Internet_20_link" text:visited-style-name="Visited_20_Internet_20_Link">
</text:a>
记者李宗翰摄  <text:a xlink:type="simple" xlink:href="https://www.rfa.org/mandarin/yataibaodao/gangtai/hcm2-06272023075352.html/@@stream" text:style-name="Internet_20_link" text:visited-style-name="Visited_20_Internet_20_Link">
Audio-1-Link：https://www.rfa.org/mandarin/yataibaodao/gangtai/hcm2-06272023075352.html/@@stream</text:a>
</text:p>
      <text:p text:style-name="P4">
台湾"汉光演习"今年预计移师桃园机场，并将首次在国际机场举行反空降等多种演练。</text:p>
      <text:p text:style-name="P4">
<text:a xlink:type="simple" xlink:href="https://www.rfa.org/mandarin/Xinwen/st1-06272023045212.html" text:style-name="Internet_20_link" text:visited-style-name="Visited_20_Internet_20_Link">
 <text:span text:style-name="T4">
台湾汉光演习将首度在桃园机场操演 7月26日禁航1小时</text:span>
 </text:a>
</text:p>
      <text:p text:style-name="P4">
台媒《联合报》6月27日披露，结合美军观摩团去年建议，台军汉光实兵演习今年将首度验证桃园机场(桃机)水空机降攻防科目。海军151舰队结合陆战队AAV7两栖突击车，月前已完成周边桃园竹围渔港沙滩两栖登陆试登，届时将结合特战部队担任攻击军，就近夺取桃园机场，随后由第三作战区部队担任的防卫军实施反击，夺回机场。由于操演时会暂时关闭跑道，将影响航班起降。</text:p>
      <text:p text:style-name="P4">
台媒中时新闻网报道，过去汉光演习的反空降项目因为了避免影响民航机起降，几乎都是在台中的清泉岗机场或是其余军用机场，以及屏东满丰农场举行。但今年台湾的国防部规划在桃机实施操演，颇令人意外。报导指出，此举可能与国军假想敌军从竹围红色沙滩登陆后试图夺取机场有密切关联。</text:p>
      <text:p text:style-name="P4">
台湾的国防部表示，演习的目的是验证作战计划，持续与航管、民航、警力等相关部门相互协调、联系任务分工及公告作业，以兼顾战备训练与飞航安全。（路透社视频截图）<text:a xlink:type="simple" xlink:href="https://www.rfa.org/mandarin/yataibaodao/gangtai/hcm2-06272023075352.html/untitled-1.jpg" text:style-name="Internet_20_link" text:visited-style-name="Visited_20_Internet_20_Link">
 </text:a>
</text:p>
      <text:p text:style-name="P4">
<text:span text:style-name="T4">
桃机提供台湾空军更多空间与灵活性</text:span>
</text:p>
      <text:p text:style-name="P4">
台湾的国防安全研究院国防战略与资源研究所长苏紫云接受本台访问表示，从防卫作战而言，演习范围与竹围的红色沙滩关联性较间接。他进一步解释，敌军若在台北周边登陆，从淡水的沙仑一直到新竹的南寮渔港一带，会有三个攻击重点：“首先是抢下台北港港口，第二是攻击桃园机场，第三是直接攻击台北。”</text:p>
      <text:p text:style-name="P4">
其中在桃机演练部分，苏紫云指出，一方面是机场防卫，第二是反空降，防止敌人以空降部队或是运输机强行降落占领机场。他以俄罗斯入侵乌克兰为例，俄罗斯开战就占据基辅旁的机场，而乌克兰部队拚死抢回，阻止俄国空降部队和运输机降落：“此次的演练另个重点是，让战斗机备用的降落场，也就是在军事基地被攻击封闭时，军机可以转用桃园机场起降。”</text:p>
      <text:p text:style-name="P4">
苏紫云表示，桃园机场的北跑道有3660公尺、南跑道有3800公尺，战斗机起飞大约仅需500公尺。如果敌军要瘫痪这么长的跑道，必须把跑道切成八段，战斗机才无法起降。民航使用的桃机加入演习科目，可以让台湾空军有更多的空间与灵活性，在战时有更多的韧性。</text:p>
      <text:p text:style-name="P4">
<text:span text:style-name="T4">
桃机7.26演习 将发布1小时禁航通报</text:span>
</text:p>
      <text:p text:style-name="P4">
台湾官媒中央社引述军方人士透露，上述演习日期初步计划为7月26日举行，并将发布为期1小时的禁航通报。但实际演习的时间应该可小于1小时，由此把对民航的冲击降到最低。此外，有关部门近期也将通知各大航空公司，并发布国际飞航通报。</text:p>
      <text:p text:style-name="P4">
台湾的国防部表示，上述演习的目的是验证作战计划，持续与航管、民航、警力等相关部门相互协调、联系任务分工及公告作业，以兼顾战备训练与飞航安全。</text:p>
      <text:p text:style-name="P4">
记者：黄春梅 责编：许书婷 何平 网编：瑞哲</text:p>
      <text:p text:style-name="P4">
Source: <text:a xlink:type="simple" xlink:href="https://www.rfa.org/mandarin/yataibaodao/gangtai/hcm2-06272023075352.html" text:style-name="Internet_20_link" text:visited-style-name="Visited_20_Internet_20_Link">
https://www.rfa.org/mandarin/yataibaodao/gangtai/hcm2-06272023075352.html</text:a>
</text:p>
      <!--NEWS-->
      <text:h text:style-name="P10" text:outline-level="1">
<text:span text:style-name="T4">
台湾社团反对重启两岸服贸协议　呼吁总统参选人表态</text:span>
</text:h>
      <text:p text:style-name="P4">
Author: None</text:p>
      <text:p text:style-name="P4">
Publisher: Radio Free Asia (Organization)</text:p>
      <text:p text:style-name="P4">
Published Time: 2023-06-27T12:18:00-04:00</text:p>
      <text:p text:style-name="P4">
Modified Time: 2023-06-27T13:40:51-04:00</text:p>
      <text:p text:style-name="P4">
Description: None</text:p>
      <text:p text:style-name="P4">
Videos: []</text:p>
      <text:p text:style-name="P4">
Audios: ["<text:a xlink:type="simple" xlink:href="https://www.rfa.org/mandarin/yataibaodao/gangtai/hx-062720230818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573471in" draw:z-index="0">
<draw:image xlink:href="../Images/rfamandarin/2023-06-27T12-18-00-04-00/000000.png" xlink:type="simple" xlink:show="embed" xlink:actuate="onLoad" draw:mime-type="image/png"/>
</draw:frame>
台湾本土派社团27日召开记者会，反对重启两岸服贸协议。 <text:a xlink:type="simple" xlink:href="https://www.rfa.org/mandarin/yataibaodao/gangtai/hx-06272023081836.html/@@images/image" text:style-name="Internet_20_link" text:visited-style-name="Visited_20_Internet_20_Link">
</text:a>
记者夏小华摄  <text:a xlink:type="simple" xlink:href="https://www.rfa.org/mandarin/yataibaodao/gangtai/hx-06272023081836.html/@@stream" text:style-name="Internet_20_link" text:visited-style-name="Visited_20_Internet_20_Link">
Audio-1-Link：https://www.rfa.org/mandarin/yataibaodao/gangtai/hx-06272023081836.html/@@stream</text:a>
</text:p>
      <text:p text:style-name="P4">
"是否重启两岸服贸协议"近日成为台湾总统大选的热议话题。本周一，台湾本土派社团召开记者会，呼吁各党大选参选人对此表态。</text:p>
      <ul>
        <li>
<text:span text:style-name="T4">
<text:a xlink:type="simple" xlink:href="https://www.rfa.org/mandarin/yataibaodao/gangtai/hcm-05302023102019.html" text:style-name="Internet_20_link" text:visited-style-name="Visited_20_Internet_20_Link">
 战争阴影下的台湾总统选举 参选人都喊"和平"差异何在？ </text:a>
 </text:span>
  * <text:span text:style-name="T4">
<text:a xlink:type="simple" xlink:href="https://www.rfa.org/mandarin/yataibaodao/gangtai/hx1-05172023101434.html" text:style-name="Internet_20_link" text:visited-style-name="Visited_20_Internet_20_Link">
 </text:a>
 <text:a xlink:type="simple" xlink:href="https://www.rfa.org/mandarin/yataibaodao/gangtai/hx1-05172023101434.html" text:style-name="Internet_20_link" text:visited-style-name="Visited_20_Internet_20_Link">
 国民党宣布征召新北市长侯友宜参选2024台湾总统 </text:a>
 </text:span>
  * <text:span text:style-name="T4">
<text:a xlink:type="simple" xlink:href="https://www.rfa.org/mandarin/yataibaodao/gangtai/hcm2-04122023071940.html" text:style-name="Internet_20_link" text:visited-style-name="Visited_20_Internet_20_Link">
 </text:a>
 </text:span>
 <text:a xlink:type="simple" xlink:href="https://www.rfa.org/mandarin/yataibaodao/gangtai/hcm2-04122023071940.html" text:style-name="Internet_20_link" text:visited-style-name="Visited_20_Internet_20_Link">
 <text:span text:style-name="T4">
台湾总统大选 民进党赖清德就位 国民党要征召</text:span>
 </text:a>
</li>
      </ul>
      <text:p text:style-name="P4">
2014年3月18日，以台湾学生为主体占领立法院24天的“太阳花运动”，挡下马英九政府与北京签订两岸服务贸易协议。该协议涉及台湾对中国开放64个领域、逾千项行业，涉及400多万就业人口。</text:p>
      <text:p text:style-name="P4">
“重启两岸服贸协议”，近日因台湾民众党总统参选人柯文哲抛出此政见而死灰复燃。外界认为，柯文哲借此创造两岸议题风向、抢夺蓝营选票。民众党主张，两岸经贸必须“法制化”、“正常化”。</text:p>
      <text:p text:style-name="P4">
国民党总统参选人侯友宜跟进表示，两岸要重启对话，互相交流，包括两岸服贸协议必要快速展开。但侯友宜质疑，该协议当时因为民进党和柯文哲带着“太阳花”运动参与者挡住，成为两岸经济交流上的障碍。</text:p>
      <text:p text:style-name="P4">
柯文哲改口表示，自己当年是“反黑箱”服贸，而不是“反服贸”。但九年前他在《海峡两岸服务贸易协议》公听会提到，有关协议会让台湾高阶医疗人才跑去对岸的视频流出。对此柯文哲27日回应表示，贸易不可能只有好处、没有坏处，最重要是让好处最大化、坏处最小化，应先通过两岸协议监督条例。</text:p>
      <text:p text:style-name="P4">
民进党的总统参选人赖清德则认为，台湾对美国、对印太投资已超过对中国投资，台湾应在世界民主阵营、新的全球供应链上继续发挥功能，再走回过去老路、走入一中市场，对台湾绝对不利。</text:p>
      <text:p text:style-name="Quotations">

<text:p text:style-name="P4">
【台派社团反对重启两岸服贸协议】  &gt;
  【呼吁总统参选人表态】  &gt;
  &gt;
  “重启两岸 <text:a xlink:type="simple" xlink:href="https://twitter.com/hashtag/%E6%9C%8D%E8%B4%B8%E5%8D%8F%E8%AE%AE" text:style-name="Internet_20_link" text:visited-style-name="Visited_20_Internet_20_Link">
 #服贸协议&gt;
 </text:a>
&gt;
 ”近日成为台湾总统大选话题。台湾本土派社团召开记者会表示反对，呼吁各党参选人应对是否重启服贸进行表态。与会的台北市议员苗博雅直指，当前全世界都在… <text:a xlink:type="simple" xlink:href="https://t.co/8fb5VXN7rE" text:style-name="Internet_20_link" text:visited-style-name="Visited_20_Internet_20_Link">
&gt;
 pic.twitter.com/8fb5VXN7rE </text:a>
&gt;
&gt;
 — 自由亚洲电台 (@RFA_Chinese) <text:a xlink:type="simple" xlink:href="https://twitter.com/RFA_Chinese/status/1673655457859215363" text:style-name="Internet_20_link" text:visited-style-name="Visited_20_Internet_20_Link">
 June 27, 2023&gt;
 </text:a>
</text:p>

</text:p>
      <text:p text:style-name="P4">
台湾本土派社团27日召开记者会，反对重启两岸服贸协议。台湾基进党主席王兴焕指出，该协议会造成中国服务业的资本与劳工大举入侵，台湾的薪资水平、青年就业与生活型态将与中国全面接轨，中国将更全面掌握台湾，这是不可逆的统战。</text:p>
      <text:p text:style-name="P4">
王兴焕批评，柯文哲蹭着太阳花热度“反服贸”当选台北市长，如今为了与国民党竞争，喊出“重启服贸”，还将“反服贸”定位为“反黑箱”，是将反统战的实质问题“去政治”为程序问题。</text:p>
      <text:p text:style-name="P4">
 台湾基进党主席王兴焕（中）。（记者夏小华摄）  <text:a xlink:type="simple" xlink:href="https://www.rfa.org/mandarin/yataibaodao/gangtai/hx-06272023081836.html/4e8c.jpg" text:style-name="Internet_20_link" text:visited-style-name="Visited_20_Internet_20_Link">
</text:a>
</text:p>
      <text:p text:style-name="P4">
<text:span text:style-name="T4">
服贸涉及开放逾千行业 恐涌入中国移民</text:span>
</text:p>
      <text:p text:style-name="P4">
前绿党召集人余筱菁指出，服贸协议的签订将会让中国资金合法大举进入台湾各项服务业和基础建设，以经济利益绑架台湾。</text:p>
      <text:p text:style-name="P4">
 前绿党召集人余筱菁。（记者夏小华摄）  <text:a xlink:type="simple" xlink:href="https://www.rfa.org/mandarin/yataibaodao/gangtai/hx-06272023081836.html/516d.jpg" text:style-name="Internet_20_link" text:visited-style-name="Visited_20_Internet_20_Link">
</text:a>
</text:p>
      <text:p text:style-name="P4">
台湾教授协会会长陈俐甫提及，中国已有20%青年失业率，六月又出现1100万大学毕业生；反观台湾，总人口才2300万人，若台湾跟中国的经济量体整合，台湾青年失业问题将加剧。</text:p>
      <text:p text:style-name="P4">
陈俐甫说，马英九的服务贸易协议对中国大开移民大门，一旦中国民众大举搬入台湾，台湾最大党将由共产党取代，这是最恐怖的事。</text:p>
      <text:p text:style-name="P4">
 台湾教授协会会长陈俐甫。（记者夏小华摄）  <text:a xlink:type="simple" xlink:href="https://www.rfa.org/mandarin/yataibaodao/gangtai/hx-06272023081836.html/4e09.jpg" text:style-name="Internet_20_link" text:visited-style-name="Visited_20_Internet_20_Link">
</text:a>
</text:p>
      <text:p text:style-name="P4">
台湾教授协会理事郑睦群也说：“届时他们过来已经不是统战了，根本是一种不可逆的新型态殖民，香港就是很血淋淋的例子。他们足以改变台湾过去累积几十年自由民主的结果。”</text:p>
      <text:p text:style-name="P4">
 台湾教授协会理事郑睦群。（记者夏小华摄）  <text:a xlink:type="simple" xlink:href="https://www.rfa.org/mandarin/yataibaodao/gangtai/hx-06272023081836.html/56db.jpg" text:style-name="Internet_20_link" text:visited-style-name="Visited_20_Internet_20_Link">
</text:a>
</text:p>
      <text:p text:style-name="P4">
<text:span text:style-name="T4">
台北市议员：重启服贸会将台湾锁进中国</text:span>
</text:p>
      <text:p text:style-name="P4">
社会民主党台北市议员苗博雅质疑，为何还要冒着极大的政治风险跟接受中国的政治前提，重启服贸谈判？马英九此前曾说中国是跳板，目前中国受到世界经济围堵，台湾还要跟中国绑在一起不是舍近求远吗？</text:p>
      <text:p text:style-name="P4">
苗博雅说：“台湾跟世界各国的贸易关系不断地在加强，包括欧洲议会也作成决议，要求欧盟执委会评估是否跟台湾签订BIA（双边贸易协议），美国也跟台湾签订21世纪贸易倡议。台湾如果可以用自己的身份走出去，直接跟世界各国做生意，为什么又要找中国当中间人？而且中国是对我们有敌意的国家。”</text:p>
      <text:p text:style-name="P4">
 社会民主党台北市议员苗博雅。（记者夏小华摄）  <text:a xlink:type="simple" xlink:href="https://www.rfa.org/mandarin/yataibaodao/gangtai/hx-06272023081836.html/4e94.jpg" text:style-name="Internet_20_link" text:visited-style-name="Visited_20_Internet_20_Link">
</text:a>
</text:p>
      <text:p text:style-name="P4">
苗博雅强调：“台湾重启服贸是投下一个混乱的炸弹，重启服贸就是重启混乱。台湾应该把有限的时间跟资源放在去拓展跟美国、跟日本、跟澳洲、跟欧洲，跟所有友好台湾国家之间的经贸谈判。如果把资源错置，放去处理跟中国的货贸跟服贸，拖延了跟其他国家的经济进展，这是错误方向。”</text:p>
      <text:p text:style-name="P4">
苗博雅呼吁所有总统参选人有义务且清楚告诉台湾社会，若选上总统会不会重新推动服贸协议。苗博雅表示，这是公民社会最基本要求，不应有模糊空间。</text:p>
      <text:p text:style-name="P4">
记者：夏小华 责编：许书婷 陈美华 何平 网编：瑞哲</text:p>
      <text:p text:style-name="P4">
Source: <text:a xlink:type="simple" xlink:href="https://www.rfa.org/mandarin/yataibaodao/gangtai/hx-06272023081836.html" text:style-name="Internet_20_link" text:visited-style-name="Visited_20_Internet_20_Link">
https://www.rfa.org/mandarin/yataibaodao/gangtai/hx-06272023081836.html</text:a>
</text:p>
      <!--NEWS-->
      <text:h text:style-name="P10" text:outline-level="1">
<text:span text:style-name="T4">
普京谴责兵变但强调团结，普里戈任命运未决</text:span>
</text:h>
      <text:p text:style-name="P4">
Creator: VALERIE HOPKINS</text:p>
      <text:p text:style-name="P4">
Publisher: https://www.facebook.com/nytimeschinese</text:p>
      <text:p text:style-name="P4">
Published Time: 2023-06-27T12:27:16+08:00</text:p>
      <text:p text:style-name="P4">
Description: 普京在兵变后首度公开讲话，强调“整个俄罗斯社会团结”围绕在其政府周围。他回避了叛乱留下的一系列问题。目前尚不清楚俄罗斯当局将如何处置普里戈任。 Sergei Ilnitsky/EPA, via Shutterstock 周一在莫斯科，普京总统在电视上向全国发表讲话。</text:p>
      <text:p text:style-name="P4">
Images: ["<text:a xlink:type="simple" xlink:href="https://static01.nyt.com/images/2023/06/26/multimedia/26ukraine-ledeall-01-vjwt/26ukraine-ledeall-01-vjwt-master1050.jpg" text:style-name="Internet_20_link" text:visited-style-name="Visited_20_Internet_20_Link">
26ukraine-led...</text:a>
"]</text:p>
      <text:p text:style-name="P4">
Category: 国际</text:p>
      <text:p text:style-name="P4">
Type: Article</text:p>
      <!--METADATA-->
      <text:p text:style-name="P4">
<draw:frame draw:style-name="fr1" draw:name="Image247" text:anchor-type="as-char" svg:width="6.9236in" svg:height="4.398134in" draw:z-index="0">
<draw:image xlink:href="../Images/cnnytimes/2023-06-27T12-27-16-08-00/26ukraine-ledeall-01-vjwt-master1050.jpg" xlink:type="simple" xlink:show="embed" xlink:actuate="onLoad" draw:mime-type="image/jpeg"/>
</draw:frame>
</text:p>
      <text:p text:style-name="P4">
周一，尽管普京为他对瓦格纳雇佣军组织周末叛乱的反应做辩护，并暗示将对参与叛乱的人宽大处理，称“整个俄罗斯社会团结起来”围绕在其政府周围，但怒形于色的普京仍谴责这次叛乱是“勒索”。</text:p>
      <text:p text:style-name="P4">
普京周一晚间播出的讲话是其两天来首次公开发表的 <text:a xlink:type="simple" xlink:href="http://kremlin.ru/events/president/news/71528" text:style-name="Internet_20_link" text:visited-style-name="Visited_20_Internet_20_Link">
 讲话 </text:a>
，他拒绝念出叛乱背后的瓦格纳首领叶夫根尼·普里戈任的名字。他对一些人的蔑视显而易见，这些人似乎一度威胁内战，并颠覆了俄罗斯在乌克兰的战争努力——目前乌克兰军队正在发动反攻。</text:p>
      <text:p text:style-name="P4">
“他们希望俄罗斯人自相残杀，”俄罗斯总统普京说。“他们搓着手，梦想着为他们在前线和在所谓反攻期间的失败进行报复。”</text:p>
      <text:p text:style-name="P4">
克里姆林宫一整天都在努力营造一种正常、团结和稳定的氛围，然而在经历了可能是22年统治期间最严重的危机后，普京并没有出现在公众视野中。当这位俄罗斯领导人最终露面时，他回避了叛乱留下的一系列悬而未决的问题。在周一，他五分钟演讲的核心是坚称他领导的国家和政府对所有威胁都保持统一战线。</text:p>
      <text:p text:style-name="P4">
广告</text:p>
      <text:p text:style-name="P4">
他说：“公民团结表明，任何敲诈勒索、制造内部动乱的企图都注定会失败。”</text:p>
      <text:p text:style-name="P4">
瓦格纳部队声称他们已经到达距 <text:a xlink:type="simple" xlink:href="https://www.nytimes.com/interactive/2023/06/24/world/europe/prigozhin-putin-russia.html" text:style-name="Internet_20_link" text:visited-style-name="Visited_20_Internet_20_Link">
 莫斯科200公里以内</text:a>
的地区，克里姆林宫发言人表示，在达成协议后，兵变戛然而止，该协议要求普里戈任流亡到白俄罗斯，而不是接受惩罚。普京表示，不想加入俄罗斯正规军的瓦格纳战士也可以去那里。</text:p>
      <text:p text:style-name="P4">
</text:p>
      <text:p text:style-name="P4">
一块显示俄罗斯士兵的电子广告牌上写着“我们的捍卫者。 谢谢你！” 周一摄于莫斯科。  Dmitri Lovetsky/Associated Press</text:p>
      <text:p text:style-name="P4">
发表讲话后，电视上显示他召集国防部长、内政部长、检察长、安全部门和国民警卫队负责人召开会议，讨论如何应对这一事件。</text:p>
      <text:p text:style-name="P4">
普里戈任不久前还是 <text:a xlink:type="simple" xlink:href="https://www.nytimes.com/2023/06/24/world/europe/putin-prigozhin-wagner.html" text:style-name="Internet_20_link" text:visited-style-name="Visited_20_Internet_20_Link">
 普京的重要盟友 </text:a>
，周一，他在即时通讯应用程序Telegram上发布了一份长达11分钟的意识流语音备忘录，称政府正试图摧毁瓦格纳，他说瓦格纳不得不在周六之前解散。</text:p>
      <text:p text:style-name="P4">
“我们去示威是为了抗议，而不是为了推翻这个国家的政府，”他在谈到向莫斯科进军的异想天开行动时说道。但克里姆林宫官员称这是叛国行为，而不是抗议。</text:p>
      <text:p text:style-name="P4">
在周一的音频信息中，普里戈任再次严厉批评俄罗斯军事领导人处理入侵的方式，并指责他们在瓦格纳战士准备放弃重型武器时再次对他们发动袭击。</text:p>
      <text:p text:style-name="P4">
广告</text:p>
      <text:p text:style-name="P4">
“这场运动的目的是防止瓦格纳被毁，并将一些人绳之于法，他们在这一过程中因不专业行为而犯下大量错误，”他说。</text:p>
      <text:p text:style-name="P4">
目前尚不清楚普里戈任身在何处，也不清楚俄罗斯体制将如何处置他，在该体制下，连异议都会被定为刑事犯罪，更不用说武装叛乱了。克里姆林宫周末发表声明，称他将被允许流亡，但周一，多个官方媒体报道称他仍面临调查，并且很有可能被起诉，这与周一的声明相矛盾。</text:p>
      <text:p text:style-name="P4">
他的数万名战士——俄罗斯最有经验、最高效的部队——将会走向何方，以及这将如何影响乌克兰战争，这些目前都不清楚。政府要求所有在乌克兰为俄罗斯作战的非正规部队在7月1日之前与国防部签署合同，这标志着瓦格纳半独立状态的结束，但尚不清楚有多少部队已经这样做或将这样做。</text:p>
      <text:p text:style-name="P4">
普京间接回答了自兵变开始以来俄罗斯国内外许多人都在问的一个问题：俄罗斯明明兵力优势更大，为什么没能在瓦格纳占领一处军区总部、并向莫斯科推进数百公里之前，迅速无情地将其镇压？</text:p>
      <text:p text:style-name="P4">
“从事件一开始，我的直接指示就是要避免大规模流血的发生，”他说。“这需要时间，包括给犯错者一个改变主意的机会。”</text:p>
      <text:p text:style-name="P4">
</text:p>
      <text:p text:style-name="P4">
俄罗斯《生意人报》发布的照片显示，瓦格纳兵团成员周六出现在俄罗斯顿河畔罗斯托夫市。  Vasily Deryugin/Kommersant</text:p>
      <text:p text:style-name="P4">
副总理安德烈·别洛乌索夫表示，为减缓瓦格纳部队向莫斯科进军的速度而在周末被俄军毁坏的 <text:a xlink:type="simple" xlink:href="https://www.nytimes.com/2023/06/24/world/europe/wagner-moscow-russia-map.html" text:style-name="Internet_20_link" text:visited-style-name="Visited_20_Internet_20_Link">
 M4主路</text:a>
 已经修复，所有航空和铁路通讯都以恢复。莫斯科市长解除了叛乱后实施的限制，并宣布各学校的毕业典礼将于本周末举行。</text:p>
      <text:p text:style-name="P4">
周一，俄罗斯发布了一段关于国防部长谢尔盖·绍伊古的无声视频，再次强调了一切如常的信息，这表明尽管普里戈任大肆批评了乌战指挥，但绍伊古仍将继续担任此职务。</text:p>
      <text:p text:style-name="P4">
拜登总统周一在白宫表示，他已与盟国领导人召开了视频会议，讨论此次兵变的情况，他还说：“我们要明确的一点是，我们没有参与其中。我们跟这事一点关系都没有。这属于俄罗斯体制内斗争的问题。”</text:p>
      <text:p text:style-name="P4">
</text:p>
      <text:p text:style-name="P4">
周一，俄罗斯警察驻守在通往莫斯科红场的路障前。  Maxim Shipenkov/EPA, via Shutterstock</text:p>
      <text:p text:style-name="P4">
美国政府一再表示，正如拜登所说，希望普京“不要用任何借口将此事归咎于西方和北约”，北约正在用武器、情报、训练和资金支持乌克兰。</text:p>
      <text:p text:style-name="P4">
在乌克兰战场上，基辅的军队正在 <text:a xlink:type="simple" xlink:href="https://www.nytimes.com/2023/06/26/world/europe/ukraine-counteroffensive.html" text:style-name="Internet_20_link" text:visited-style-name="Visited_20_Internet_20_Link">
 发动反攻</text:a>
，夺回去年被俄罗斯占领的领土，俄罗斯的国内事件并未给战局带来明显改变，但一些美国官员和西方分析人士表示，俄军可能会受到打击。</text:p>
      <text:p text:style-name="P4">
广告</text:p>
      <text:p text:style-name="P4">
“总的来说，因为这场动乱，俄军士气很可能严重受损，”简氏国防情报公司的分析师阿迪蒂亚·帕雷克表示。</text:p>
      <text:p text:style-name="P4">
但国际战略研究所高级咨询研究员弗朗茨-斯特凡·加迪称，现在评估兵变的影响还为时过早。他表示，俄军在前线的火力没有衰减，部队也没有出现大规模轮换。</text:p>
      <text:p text:style-name="P4">
曾在监狱服刑的 <text:a xlink:type="simple" xlink:href="https://www.nytimes.com/2023/06/24/world/europe/prigozhin-russia-wagner-putin.html" text:style-name="Internet_20_link" text:visited-style-name="Visited_20_Internet_20_Link">
 普里戈任 </text:a>
利用政治人脉打造出一个多重武装的商业帝国，数月以来，他对俄罗斯军方提出了一连串尖锐批评，同时声称俄罗斯在乌克兰取得的一些战果完全是瓦格纳的功劳。他批评军方领导人的无能和内斗拖了打仗的后腿，这些人还扣留瓦格纳提供所需的物资。他在支持战争的俄罗斯人中得到了广泛支持，他被普遍认为是在为未来以某种方式从政打基础。</text:p>
      <text:p text:style-name="P4">
但本月早些时候，俄罗斯国防部发布命令，要求非正规部队必须与军方签订合约，尽管普里戈任 <text:a xlink:type="simple" xlink:href="https://www.nytimes.com/2023/06/11/world/europe/wagner-russia-defense-ministry-contract.html" text:style-name="Internet_20_link" text:visited-style-name="Visited_20_Internet_20_Link">
 强烈反对</text:a>
 、拒绝配合，这一命令仍然有效，这显然说明，普京站在了绍伊古和军方将领的一边。</text:p>
      <text:p text:style-name="P4">
</text:p>
      <text:p text:style-name="P4">
在一个连异见都被视为犯罪、更不用说武装叛乱的体制下，目前尚不清楚普里戈任会有怎样的下场。  Alexander Ermochenko/Reuters</text:p>
      <text:p text:style-name="P4">
周五，普里戈任指责正规军炮击瓦格纳部队，造成数十人死亡（此说法尚未得到独立证实），他的部队开进了俄罗斯南部主要城市顿河畔罗斯托夫，瓦格纳在那里占领了一处对乌军事行动指挥中心。</text:p>
      <text:p text:style-name="P4">
眼看这个拥有全球最大核武库的国家就要 <text:a xlink:type="simple" xlink:href="https://cn.nytimes.com/world/20230626/russia-war-putin-wagner-prigozhin/" text:style-name="Internet_20_link" text:visited-style-name="Visited_20_Internet_20_Link">
 陷入动荡 </text:a>
 ，全世界对此都感到震惊和恐惧。周六，普京誓要对那些“有意识地选择了背叛”的人施以最严厉的惩罚。</text:p>
      <text:p text:style-name="P4">
广告</text:p>
      <text:p text:style-name="P4">
但此后，在普京盟友、白俄罗斯总统卢卡申科的 <text:a xlink:type="simple" xlink:href="https://www.nytimes.com/2023/06/25/world/europe/belarus-lukashenko-russia-wagner.html" text:style-name="Internet_20_link" text:visited-style-name="Visited_20_Internet_20_Link">
 介入调停</text:a>
 下， <text:a xlink:type="simple" xlink:href="https://www.nytimes.com/2023/06/24/world/europe/russia-wagner-prigozhin.html" text:style-name="Internet_20_link" text:visited-style-name="Visited_20_Internet_20_Link">
 瓦格纳部队停止了进军</text:a>
。他们从顿河畔罗斯托夫以及通往莫斯科的高速公路撤退，报道称他们返回了俄军占领的位于乌克兰东部的驻地。</text:p>
      <text:p text:style-name="P4">
Source: <text:a xlink:type="simple" xlink:href="https://cn.nytimes.com/world/20230627/russia-wagner-prigozhin-ukraine/" text:style-name="Internet_20_link" text:visited-style-name="Visited_20_Internet_20_Link">
https://cn.nytimes.com/world/20230627/russia-wagner-prigozhin-ukraine/</text:a>
</text:p>
      <!--NEWS-->
      <text:h text:style-name="P10" text:outline-level="1">
<text:span text:style-name="T4">
欧盟草案：气候变化增冲突 应为溢出影响作准备</text:span>
</text:h>
      <text:p text:style-name="P4">
Author: 联合早报 (Person)</text:p>
      <text:p text:style-name="P4">
Publisher: 联合早报 (Organization)</text:p>
      <text:p text:style-name="P4">
Published Time: 2023-06-27T12:29</text:p>
      <text:p text:style-name="P4">
Modified Time: 2023-06-27T12:29</text:p>
      <text:p text:style-name="P4">
Description: 根据路透社看到的一份文件草案，欧盟委员会将呼吁成员国，为气候变化引发的冲突增加带来的“溢出”影响做好准备。欧盟还警告说，有必要对改变气候的大规模技术干预进行风险评估。技术干预被视为...</text:p>
      <text:p text:style-name="P4">
Videos: []</text:p>
      <text:p text:style-name="P4">
Audios: []</text:p>
      <text:p text:style-name="P4">
Images: []</text:p>
      <text:p text:style-name="P4">
Type: NewsArticle</text:p>
      <text:p text:style-name="P4">
Breadcrumbs: ['即时', '国际']</text:p>
      <text:p text:style-name="P4">
Keywords: ['欧盟', '气候变化', '冲突', '全球变暖']</text:p>
      <!--METADATA-->
      <text:p text:style-name="P4">
根据路透社看到的一份文件草案，欧盟委员会将呼吁成员国，为气候变化引发的冲突增加带来的“溢出”影响做好准备。</text:p>
      <text:p text:style-name="P4">
欧盟还警告说，有必要对改变气候的大规模技术干预进行风险评估。技术干预被视为解决全球变暖的潜在途径。</text:p>
      <text:p text:style-name="P4">
路透社报道，欧盟委员会在这份定于星期三（6月28日）发布的文件草案中说，各国政府和布鲁塞尔须要采取行动，以应对因气候变化而日益增加的风险。</text:p>
      <text:p text:style-name="P4">
草案称，“我们应为欧盟将面对更多（气候变化的）溢出效应做好准备”。</text:p>
      <text:p text:style-name="P4">
“这些问题的出现，可能是因为援助需求增加、供应链被打乱、人们逃离不适宜居住地区或气候条件极度恶劣的家园，并可能导致国内流离失所者和非常规移民人数增加。”</text:p>
      <text:p text:style-name="P4">
欧盟委员会说，欧盟将开始分析一系列与安全相关的气候影响，包括移民迁徙，并评估全球放弃化石燃料的安全影响。</text:p>
      <text:p text:style-name="P4">
草案还提到了与地球工程相关、旨为地球降温的潜在大规模技术干预措施，称这些技术构成新风险，而且我们对这些风险所知太少。</text:p>
      <text:p text:style-name="P4">
Source: <text:a xlink:type="simple" xlink:href="https://www.zaobao.com.sg/realtime/world/story20230627-1408234" text:style-name="Internet_20_link" text:visited-style-name="Visited_20_Internet_20_Link">
https://www.zaobao.com.sg/realtime/world/story20230627-1408234</text:a>
</text:p>
      <!--NEWS-->
      <text:h text:style-name="P10" text:outline-level="1">
<text:span text:style-name="T4">
降低依赖中国 德法义同意合作取得原料</text:span>
</text:h>
      <text:p text:style-name="P4">
Publisher: 法新社</text:p>
      <text:p text:style-name="P4">
Published Time: 2023-06-27T12:32:08+00:00</text:p>
      <text:p text:style-name="P4">
Modified Time: 2023-06-27T12:20:03+00:00</text:p>
      <text:p text:style-name="P4">
Description: （法新社柏林26日电） 德国、法国和义大利今天表示，在欧洲寻求减少对中国等国家进口的依赖之际，它们将在原料取得方面进行更密切合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617581in" draw:z-index="0">
<draw:image xlink:href="../Images/rficn/2023-06-27T12-32-08-00-00/000000.png" xlink:type="simple" xlink:show="embed" xlink:actuate="onLoad" draw:mime-type="image/png"/>
</draw:frame>
</text:p>
      <text:p text:style-name="P4">
法新社报导，德国经济部长哈柏克（Robert Habeck）在一份声明中说：「我们原料供应的更加多样化是经济安全。」</text:p>
      <text:p text:style-name="P4">
哈柏克说，德法义3个欧洲联盟（EU）成员国将成立工作小组，讨论关键原料的「提取、加工和回收」。</text:p>
      <text:p text:style-name="P4">
法国经济财政部长勒麦尔（Bruno Le Maire）也在一份声明中说：「我们需要帮助我们的行业，获得成功实现数位和生态转型所需的原料。」</text:p>
      <text:p text:style-name="P4">
勒麦尔、柏克及义大利经济发展部长乌索（AdolfoUrso）在柏林的联合记者会上说，欧盟最大3个经济体德法义间的这场论坛将「就我们的依赖程度、采购方向及确保战略库存交换资讯」。</text:p>
      <text:p text:style-name="P4">
欧洲联盟执行委员会（European Commission）曾在3月提案，以确保锂或镍等原料的供应，这些是生产电池或太阳能板等关键技术所需的材料。</text:p>
      <text:p text:style-name="P4">
勒麦尔欢迎欧盟执委会的提案，认为这是「第一步」，并称德法义3国之间合作是「更进一步」的机会。</text:p>
      <text:p text:style-name="P4">
欧盟的提案将特别鼓励在欧洲建立原料开采和提取计画。中央社（翻译）</text:p>
      <text:p text:style-name="P4">
Source: <text:a xlink:type="simple" xlink:href="https://www.rfi.fr/cn/%E5%9B%BD%E9%99%85%E6%8A%A5%E9%81%93/20230627-%E9%99%8D%E4%BD%8E%E4%BE%9D%E8%B5%96%E4%B8%AD%E5%9B%BD-%E5%BE%B7%E6%B3%95%E4%B9%89%E5%90%8C%E6%84%8F%E5%90%88%E4%BD%9C%E5%8F%96%E5%BE%97%E5%8E%9F%E6%96%99" text:style-name="Internet_20_link" text:visited-style-name="Visited_20_Internet_20_Link">
https://www.rfi.fr/cn/%E5%9B%BD%E9%99%85%E6%8A%A5%E9%81%93/20230627-%E9%99%8D%E4%BD%8E%E4%BE%9D%E8%B5%96%E4%B8%AD%E5%9B%BD-%E5%BE%B7%E6%B3%95%E4%B9%89%E5%90%8C%E6%84%8F%E5%90%88%E4%BD%9C%E5%8F%96%E5%BE%97%E5%8E%9F%E6%96%99</text:a>
</text:p>
      <!--NEWS-->
      <text:h text:style-name="P10" text:outline-level="1">
<text:span text:style-name="T4">
减少依赖中国　德法意将在取得原料方面密切合作</text:span>
</text:h>
      <text:p text:style-name="P4">
Author: None</text:p>
      <text:p text:style-name="P4">
Publisher: Radio Free Asia (Organization)</text:p>
      <text:p text:style-name="P4">
Published Time: 2023-06-27T12:34:00-04:00</text:p>
      <text:p text:style-name="P4">
Modified Time: 2023-06-27T12:42: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6-27T12-34-00-04-00/000000.png" xlink:type="simple" xlink:show="embed" xlink:actuate="onLoad" draw:mime-type="image/png"/>
</draw:frame>
(由左至右)勒麦尔、哈柏克及意大利经济发展部长乌索（Adolfo Urso）联合主持在柏林的记者会。 <text:a xlink:type="simple" xlink:href="https://www.rfa.org/mandarin/Xinwen/4-06272023123010.html/@@images/image" text:style-name="Internet_20_link" text:visited-style-name="Visited_20_Internet_20_Link">
</text:a>
法新社图片  综合外电报道，德国、法国和意大利表示，在欧洲寻求减少对中国等国家进口的依赖之际，它们将在原料取得方面进行更密切合作。据法新社消息，德国经济部长哈柏克（RobertHabeck）在一份声明中说：“我们原料供应的更加多样化是经济安全。”哈柏克说，德法意3个欧盟（EU）成员国将成立工作小组，讨论关键原料的“提取、加工和回收”。法国经济财政部长勒麦尔（Bruno Le Maire）也在一份声明中说：“我们需要帮助我们的行业，获得成功实现数位和生态转型所需的原料。 ”勒麦尔、哈柏克及意大利经济发展部长乌索（AdolfoUrso）在柏林的联合记者会上说，欧盟最大3个经济体德法意间的这场论坛，将“就我们的依赖程度、采购方向及确保战略库存交换资讯”。 （责编：梒青）</text:p>
      <text:p text:style-name="P4">
Source: <text:a xlink:type="simple" xlink:href="https://www.rfa.org/mandarin/Xinwen/4-06272023123010.html" text:style-name="Internet_20_link" text:visited-style-name="Visited_20_Internet_20_Link">
https://www.rfa.org/mandarin/Xinwen/4-06272023123010.html</text:a>
</text:p>
      <!--NEWS-->
      <text:h text:style-name="P10" text:outline-level="1">
<text:span text:style-name="T4">
转向再生农业是全球趋势，需要全价值链合力 (Free Version)</text:span>
</text:h>
      <text:p text:style-name="P4">
Authors: ['']</text:p>
      <text:p text:style-name="P4">
Publisher: 英国《金融时报》</text:p>
      <text:p text:style-name="P4">
Time: 2023-06-27T12:40:48+00:00</text:p>
      <text:p text:style-name="P4">
Published Time: 2023-06-26T12:00:99+08:00</text:p>
      <text:p text:style-name="P4">
Modified Time: 2023-06-27T08:27:99+08:00</text:p>
      <text:p text:style-name="P4">
Description: 中国农业大学教授樊胜根表示，保住“耕地红线”，让小农通过使用有机化肥等方式从再生农业中获益，是中国农业和土地面临的挑战。</text:p>
      <text:p text:style-name="P4">
Images: ["<text:a xlink:type="simple" xlink:href="https://thumbor.ftacademy.cn/unsafe/picture/2/000146942_piclink.jpg" text:style-name="Internet_20_link" text:visited-style-name="Visited_20_Internet_20_Link">
000146942_pic...</text:a>
"]</text:p>
      <text:p text:style-name="P4">
Themes: ['夏季达沃斯', '关注']</text:p>
      <text:p text:style-name="P4">
Keywords: ['夏季达沃斯', '粮食安全', '农业科技', '可持续发展', '可持续投资']</text:p>
      <text:p text:style-name="P4">
Type: Article</text:p>
      <!--METADATA-->
      <text:p text:style-name="P4">
<draw:frame draw:style-name="fr1" draw:name="Image255" text:anchor-type="as-char" svg:width="6.9236in" svg:height="3.894525in" draw:z-index="0">
<draw:image xlink:href="../Images/FT Chinese Free Version/2023-06-27T12-40-48-00-00/00014694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全球95%的食物生产依靠土壤，但全球三分之一的土壤已经退化。集约化农业中使用的重型机械、化肥和农药会加速土壤退化。世界经济论坛称，“在50年内，可能没有足够的土壤来种植粮食来养活全世界。”</text:p>
      <text:p text:style-name="P4">
再生农业的重点则在于改善土壤健康。健康的土壤具有待开发的巨大潜力，有助于减少排放，促进气候和自然目标的实现，改善生计和保障粮食安全。</text:p>
      <text:p text:style-name="P4">
中国2021年粮食进口总量超过1.6亿吨，主要来自美国和巴西等地。雅苒国际集团企业事务部经理姚骥坤在会后向FT中文网表示，再生农业是全球粮食安全转型的必然趋势，需要全价值链的合作，让小农得到支持并激励他们转向可持续农业；另外，公众意识和消费者观念也需要发生改变。</text:p>
      <text:p text:style-name="P4">
在6月27日下午天津夏季达沃斯“土壤的重要性”主题分论坛中，中国农业大学教授樊胜根表示，保住“耕地红线”，还要让小农通过使用有机化肥等方式从再生农业中获益，是中国农业和土地面临的挑战。“小农”指的是经营耕地面积不到10亩（约0.67公顷）的农户，根据2017年第三次全国农业普查数据，2.1亿户小农户比例占全部农户比例的79.6%。</text:p>
      <text:p text:style-name="P4">
雅苒国际集团中国总经理于晓航在发言中指出，小农面临的主要挑战是：一、小农缺乏了解和分析土壤及作物的知识渠道和技术；二、缺乏市场，小农没有得到鼓励去创造好的土壤条件。解决这些问题需要上下游紧密合作，包括提供金融方面的资助，已具有可行性。</text:p>
      <text:p text:style-name="P4">
“创新必须要有很多翅膀。”樊胜根认为需要改革目前的支持体系，他举了一个从政策角度出发的例子：“在距离这里（指会场）50公里以外的地方，地下水面已经达到历史新低。政府用每亩500元的补贴来鼓励农民不要抽取地下水灌溉，来减缓地下水位退化。”</text:p>
      <text:p text:style-name="P4">
“土壤里的生物比全球人口还多，我们要聆听土壤的需求。”挪威沙漠控制（Desert 14 / 40 Control）科技公司总裁兼集团首席执行官OleKristianSivertsen指出，面对已经完全裸露出来的土壤，可以采用覆盖作物的方法来保护现有土壤，而不是单纯地不进行耕作；同时，土壤的碳捕获能力同样值得被开发。不过，樊胜根也指出，就算已有的技术可以减少农业碳排放量，但如果技术无法让作物量产，就无法激励农民去使用它。</text:p>
      <text:p text:style-name="P4">
Source: <text:a xlink:type="simple" xlink:href="http://www.ftchinese.com/story/001100094" text:style-name="Internet_20_link" text:visited-style-name="Visited_20_Internet_20_Link">
http://www.ftchinese.com/story/001100094</text:a>
</text:p>
      <!--NEWS-->
      <text:h text:style-name="P10" text:outline-level="1">
<text:span text:style-name="T4">
江西暴雨成灾　受灾人数达49万多人</text:span>
</text:h>
      <text:p text:style-name="P4">
Author: None</text:p>
      <text:p text:style-name="P4">
Publisher: Radio Free Asia (Organization)</text:p>
      <text:p text:style-name="P4">
Published Time: 2023-06-27T12:41:00-04:00</text:p>
      <text:p text:style-name="P4">
Modified Time: 2023-06-27T15:01: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3.88615in" draw:z-index="0">
<draw:image xlink:href="../Images/rfamandarin/2023-06-27T12-41-00-04-00/000000.png" xlink:type="simple" xlink:show="embed" xlink:actuate="onLoad" draw:mime-type="image/png"/>
</draw:frame>
 江西地区五月份大雨不断，洪水淹没居民家园。 <text:a xlink:type="simple" xlink:href="https://www.rfa.org/mandarin/Xinwen/5-06272023123455.html/@@images/image" text:style-name="Internet_20_link" text:visited-style-name="Visited_20_Internet_20_Link">
</text:a>
（取自央视新闻）中国江西省大雨已超过一周，多地传出灾情。截至26日下午4时，已造成49.1万人受灾，经济损失人民币5.1亿元。今年5月上旬，江西同样受到暴雨侵袭，灾损约5.2亿元。据中国官媒报道，江西省应急管理厅指出，20日至26日下午4时，持续性强降雨使江西多地河水暴涨，部分道路出现坍塌、房屋受损、农作物被淹等灾，受影响县市区达90个。据悉，受强降雨影响，江西有4条河流水位超出警戒线，最高超出0.18公尺。同时，中国最大淡水湖鄱阳湖水位持续上涨，标志性的水文观测站星子站测得水位达14.03公尺，较前一天上升0.87公尺。江西省应急管理厅称，本轮降雨集中期已结束，后续仍需加强灾害易发区监测巡查。 （责编：梒青）</text:p>
      <text:p text:style-name="P4">
Source: <text:a xlink:type="simple" xlink:href="https://www.rfa.org/mandarin/Xinwen/5-06272023123455.html" text:style-name="Internet_20_link" text:visited-style-name="Visited_20_Internet_20_Link">
https://www.rfa.org/mandarin/Xinwen/5-06272023123455.html</text:a>
</text:p>
      <!--NEWS-->
      <text:h text:style-name="P10" text:outline-level="1">
<text:span text:style-name="T4">
德法意经济部长：加强原材料合作，减少对中国进口依赖</text:span>
</text:h>
      <text:p text:style-name="P4">
Author: None (Language: zh)</text:p>
      <text:p text:style-name="P4">
Publisher: None</text:p>
      <text:p text:style-name="P4">
Time: 2023-06-27T12:45:00Z</text:p>
      <text:p text:style-name="P4">
Description: 德国联邦经济部长哈贝克说：“我们的原材料供应更好的多样化就是经济安全，更紧密的原材料合作就是经济安全。”</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中欧', '原材料', '经济合作', '原材料进口', '中国', '价值链']</text:p>
      <text:p text:style-name="P4">
ID: 66045881</text:p>
      <!--METADATA-->
      <text:p text:style-name="P4">
<text:a xlink:type="simple" xlink:href="https://www.dw.com/zh/overlay/image/article/66045881/65555054" text:style-name="Internet_20_link" text:visited-style-name="Visited_20_Internet_20_Link">
 </text:a>
</text:p>
      <text:p text:style-name="P4">
德国联邦经济部长哈贝克（Robert Habeck）：原材料供应多样化就是经济安全</text:p>
      <text:p text:style-name="P4">
（德国之声中文网）德国、法国和意大利的经济部长周一（6月26日）在柏林表示，对于对安全风险的考量，他们希望在关键原材料的采购方面进行更密切的合作，并 <text:a xlink:type="simple" xlink:href="https://www.dw.com/zh/zh/德国总理到访越南-强调产业链多样化/a-63742473" text:style-name="Internet_20_link" text:visited-style-name="Visited_20_Internet_20_Link">
减少对来自中国的进口的依赖 </text:a>
 。</text:p>
      <text:p text:style-name="P4">
欧洲各国正在就该议题进行谈判，各国部长主张就原材料的开采、加工和回收目标达成一致。</text:p>
      <text:p text:style-name="P4">
德国联邦经济部长哈贝克（Robert Habeck）说："我们的原材料供应更好的多样化就是经济安全，更紧密的原材料合作就是经济安全。"</text:p>
      <text:h text:style-name="P12" text:outline-level="3">
<text:span text:style-name="T4">
预防潜在危机 欧盟制定计划促稀土供应链多元化</text:span>
</text:h>
      <text:p text:style-name="P4">
锂、钴和硅等材料在高科技产品中至关重要，是集团绿色和数字转型的关键。</text:p>
      <text:p text:style-name="P4">
法国经济部长勒梅尔（Bruno Le Maire）表示，各国将讨论未来的联合储存和联合采购。</text:p>
      <text:p text:style-name="P4">
意大利经济部长乌尔索（Adolfo Urso）说："意大利、德国和法国构成了欧盟经济的重要部分，并在许多方面共享价值链。"</text:p>
      <text:p text:style-name="P4">
此外，他们认为，应加强再利用和回收，但也要制定长远的环境和社会标准。</text:p>
      <text:p text:style-name="P4">
经济部长们计划在罗马举行关于数字技术的进一步会谈，在巴黎举行关于绿色技术的进一步会谈。</text:p>
      <text:p text:style-name="P4">
（德新社）</text:p>
      <text:p text:style-name="P4">
Source: <text:a xlink:type="simple" xlink:href="https://www.dw.com/zh/德法意经济部长：加强原材料合作，减少对中国进口依赖/a-66045881" text:style-name="Internet_20_link" text:visited-style-name="Visited_20_Internet_20_Link">
https://www.dw.com/zh/德法意经济部长：加强原材料合作，减少对中国进口依赖/a-66045881?maca=chi-rss-chi-all-1127-rdf</text:a>
</text:p>
      <!--NEWS-->
      <text:h text:style-name="P10" text:outline-level="1">
<text:span text:style-name="T4">
普京：瓦格纳完全由俄罗斯资助　俄国防部：瓦格纳将移交武器装备</text:span>
</text:h>
      <text:p text:style-name="P4">
Author: None</text:p>
      <text:p text:style-name="P4">
Publisher: Radio Free Asia (Organization)</text:p>
      <text:p text:style-name="P4">
Published Time: 2023-06-27T12:51:00-04:00</text:p>
      <text:p text:style-name="P4">
Modified Time: 2023-06-27T13:4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4.612011in" draw:z-index="0">
<draw:image xlink:href="../Images/rfamandarin/2023-06-27T12-51-00-04-00/000000.png" xlink:type="simple" xlink:show="embed" xlink:actuate="onLoad" draw:mime-type="image/png"/>
</draw:frame>
图为全副武装的瓦格纳雇佣军坐在罗斯托夫市区街道的一辆坦克上，摄于6月24日。 <text:a xlink:type="simple" xlink:href="https://www.rfa.org/mandarin/Xinwen/6-06272023124526.html/@@images/image" text:style-name="Internet_20_link" text:visited-style-name="Visited_20_Internet_20_Link">
</text:a>
美联社图片  据英国广播公司周二报道，俄罗斯总统普京表示，瓦格纳雇佣军组织的成员完全由国家资助。普京称，仅从 2022 年 5 月到 2023 年 5月，瓦格纳就获得了 862.62 亿卢布（10 亿美元）的工资和奖金，这些资金来自俄国防部和国家预算。上周六，瓦格纳的叛乱震惊了俄罗斯。其领导人叶夫根尼·普里戈津在同意离开俄罗斯后于周二抵达白俄罗斯。 白俄罗斯领导人卢卡申科证实了他的到来。早些时候，一架与普里戈津有关的私人飞机被追踪到降落在白俄罗斯首都明斯克。上周六，瓦格纳老板叶夫根尼·普里戈津率领的雇佣军占领了俄罗斯南部城市顿河畔罗斯托夫，向莫斯科进军，击落了途中的俄罗斯军用直升机和一架飞机。在卢卡申科帮助下达成协议后，他们的叛变被中止。俄罗斯当局表示，瓦格纳将被解除武装，但其成员将因其短暂的叛乱而逃脱起诉。普京表示：“我们始终非常尊重这个团体的战士和指挥官，因为他们确实表现出了勇敢和英雄主义。” 他表示，当局将调查支付给瓦格纳及其领导人的钱的用途。俄国防部表示，瓦格纳正在准备向俄罗斯军队移交重型武器和装备。据俄罗斯联邦安全局有关部门称，对参与叛乱的人的刑事指控也已被撤销。联邦安全局表示，瓦格纳成员因武装叛乱而面临起诉，但该案已结案，因为叛乱分子并未真正实施犯罪。普京周一表示，瓦格纳战士要么加入正规军，要么回家，要么前往白俄罗斯。卢卡申科表示，白俄罗斯尚未开始为该组织成员建造任何营地，但如果他们愿意，将会为他们提供住宿。周二早些时候，普京告诉莫斯科的俄罗斯军队，他们在兵变期间的行动阻止了一场“内战”，并为遇难者默哀一分钟。他坚称瓦格纳军队从未得到军队或人民的支持，尽管瓦格纳军队离开顿河畔罗斯托夫时，人群为瓦格纳军队欢呼鼓掌。英国广播公司的报道称，俄雇佣军的待遇与反对派政客和活动人士的待遇形成鲜明对比，其中许多人只是因为公开反对乌克兰战争而入狱。例如，反对派活动家弗拉基米尔·卡拉-穆尔扎 (Vladimir Kara-Murza) 因叛国罪被判入狱 25 年。相比之下，瓦格纳首领普里戈津和参加叛乱的武装人员似乎被释放了。 普里戈津为自己的行为进行了辩护，坚称这次叛乱并不是为了挑战普京的领导地位。相反，他将其描述为拯救他的雇佣军组织免于被俄罗斯军队吸收，并揭露该国军事领导层的失败。 （责编：梒青）</text:p>
      <text:p text:style-name="P4">
Source: <text:a xlink:type="simple" xlink:href="https://www.rfa.org/mandarin/Xinwen/6-06272023124526.html" text:style-name="Internet_20_link" text:visited-style-name="Visited_20_Internet_20_Link">
https://www.rfa.org/mandarin/Xinwen/6-06272023124526.html</text:a>
</text:p>
      <!--NEWS-->
      <text:h text:style-name="P10" text:outline-level="1">
<text:span text:style-name="T4">
日本冲绳啤酒厂冷却水外泄 河川染成红色</text:span>
</text:h>
      <text:p text:style-name="P4">
Publisher: 法新社</text:p>
      <text:p text:style-name="P4">
Published Time: 2023-06-27T13:32:09+00:00</text:p>
      <text:p text:style-name="P4">
Modified Time: 2023-06-27T13:05:01+00:00</text:p>
      <text:p text:style-name="P4">
Description: （法新社东京27日电） 日本冲绳县名护市一处啤酒工厂今天误把含有食品添加物丙二醇的冷却水外泄，造成附近河川水面及名护渔港海面都被染成红色。</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3.617581in" draw:z-index="0">
<draw:image xlink:href="../Images/rficn/2023-06-27T13-32-09-00-00/000000.png" xlink:type="simple" xlink:show="embed" xlink:actuate="onLoad" draw:mime-type="image/png"/>
</draw:frame>
</text:p>
      <text:p text:style-name="P4">
奥利恩啤酒（OrionBreweries）表示，外泄的水是冷却用途，内含有丙二醇，并以食用色素染成了红色，被从该区的一所工厂外泄。业者在声明中为造成困扰与担忧致歉。</text:p>
      <text:p text:style-name="P4">
业者在道歉启事中指出，研判外泄的冷却水沿着排水沟流入海洋，才会发生海水被染红的情况。</text:p>
      <text:p text:style-name="P4">
尽管看起来可怕，但读卖新闻引述厂方说法表示，这些红色外泄水对人体和海洋生态都不会造成危害。</text:p>
      <text:p text:style-name="P4">
Source: <text:a xlink:type="simple" xlink:href="https://www.rfi.fr/cn/%E5%9B%BD%E9%99%85%E6%8A%A5%E9%81%93/20230627-%E6%97%A5%E6%9C%AC%E5%86%B2%E7%BB%B3%E5%95%A4%E9%85%92%E5%8E%82%E5%86%B7%E5%8D%B4%E6%B0%B4%E5%A4%96%E6%B3%84-%E6%B2%B3%E5%B7%9D%E6%9F%93%E6%88%90%E7%BA%A2%E8%89%B2" text:style-name="Internet_20_link" text:visited-style-name="Visited_20_Internet_20_Link">
https://www.rfi.fr/cn/%E5%9B%BD%E9%99%85%E6%8A%A5%E9%81%93/20230627-%E6%97%A5%E6%9C%AC%E5%86%B2%E7%BB%B3%E5%95%A4%E9%85%92%E5%8E%82%E5%86%B7%E5%8D%B4%E6%B0%B4%E5%A4%96%E6%B3%84-%E6%B2%B3%E5%B7%9D%E6%9F%93%E6%88%90%E7%BA%A2%E8%89%B2</text:a>
</text:p>
      <!--NEWS-->
      <text:h text:style-name="P10" text:outline-level="1">
<text:span text:style-name="T4">
2022年移居德国人数创下历史记录</text:span>
</text:h>
      <text:p text:style-name="P4">
Author: None (Language: zh)</text:p>
      <text:p text:style-name="P4">
Publisher: None</text:p>
      <text:p text:style-name="P4">
Time: 2023-06-27T13:51:00Z</text:p>
      <text:p text:style-name="P4">
Description: 俄罗斯入侵乌克兰后，迄今有 110 万乌克兰难民到德国寻求庇护，导致去年前往德国的移民人数达到了前所未有的水平。德国公民移居别国的人数也有所增加。</text:p>
      <text:p text:style-name="P4">
Videos: []</text:p>
      <text:p text:style-name="P4">
Images: []</text:p>
      <text:p text:style-name="P4">
Subject: 时政风云</text:p>
      <text:p text:style-name="P4">
Subjects: ['欧债危机', '欧盟', '欧洲难民危机', '移民难民', '融入社会', '德国', '科隆', '留学德国', '留学德国', '德国联邦大选']</text:p>
      <text:p text:style-name="P4">
Keywords: ['移民', '乌克兰战争', '难民', '德国', '统计局', '迁移']</text:p>
      <text:p text:style-name="P4">
ID: 66046490</text:p>
      <!--METADATA-->
      <text:p text:style-name="P4">
<text:a xlink:type="simple" xlink:href="https://www.dw.com/zh/overlay/image/article/66046490/60987404" text:style-name="Internet_20_link" text:visited-style-name="Visited_20_Internet_20_Link">
 </text:a>
</text:p>
      <text:p text:style-name="P4">
乌克兰战争迫使 110 万乌克兰难民前往德国寻求庇护</text:p>
      <text:p text:style-name="P4">
（德国之声中文网）德国联邦统计局（Destatis）在周二（6月27日）发布的一份报告中称，2022 年移居德国的人数高于此前任何一年。</text:p>
      <text:p text:style-name="P4">
这一年里，德国约有267万人移居德国，120万人离开德国移居他国，净增146万人。</text:p>
      <text:p text:style-name="P4">
德国联邦统计局表示， <text:a xlink:type="simple" xlink:href="https://www.dw.com/zh/zh/乌克兰难民-在德可领社保-在美难以落足/a-61435882" text:style-name="Internet_20_link" text:visited-style-name="Visited_20_Internet_20_Link">
 乌克兰战争迫使 110 万乌克兰难民前往德国寻求庇护 </text:a>
 ，这是造成难民涌入的主要原因。</text:p>
      <text:p text:style-name="P4">
相比之下，2021 年移居德国的人数为 132 万人，离开德国移居他国的人数为 99.4 万人。</text:p>
      <text:h text:style-name="P12" text:outline-level="3">
<text:span text:style-name="T4">
<text:span text:style-name="T4">
德国移民从何而来？</text:span>
</text:span>
</text:h>
      <text:p text:style-name="P4">
大多数进入德国的乌克兰人是在 2022 年 3 月至 5 月期间抵达的，即俄罗斯发动全面入侵后不久。从8月份开始，这一数字开始持续下降。</text:p>
      <text:p text:style-name="P4">
2022年来自叙利亚、阿富汗和土耳其的入境人数也比上一年有所增加。</text:p>
      <text:h text:style-name="P12" text:outline-level="3">
<text:span text:style-name="T4">
德国在难民问题上存在双标吗？</text:span>
</text:h>
      <text:p text:style-name="P4">
同时，来自其他欧盟国家的入境人数也略有增加，净增 87,000 人，而 2021 年净增 81,000 人。</text:p>
      <text:p text:style-name="P4">
德国移民的主要欧盟原籍国是罗马尼亚、波兰和保加利亚。</text:p>
      <text:h text:style-name="P12" text:outline-level="3">
<text:span text:style-name="T4">
德国新“绿卡” 你想申请吗？</text:span>
</text:h>
      <text:h text:style-name="P12" text:outline-level="3">
<text:span text:style-name="T4">
<text:span text:style-name="T4">
德国人也在迁移</text:span>
</text:span>
</text:h>
      <text:p text:style-name="P4">
2022 年，德国公民移居别国的人数也有所增加，有 83,000 人离开，而 2021 年为 64,000 人。</text:p>
      <text:p text:style-name="P4">
德国移民的主要目的地是瑞士、奥地利和美国。</text:p>
      <text:p text:style-name="P4">
在德国境内，数据显示超过 100 万人在 16 个联邦州之间流动。</text:p>
      <text:p text:style-name="P4">
首都柏林和西南部的巴登-符腾堡州的人口流失最大，各约 10,000 人，其中围绕柏林的勃兰登堡州是国内移民的主要赢家。</text:p>
      <ul>
        <li>
</li>
      </ul>
      <h5>
那些青史留名的难民们</h5>
      <text:h text:style-name="P12" text:outline-level="3">
<text:span text:style-name="T4">
阿尔波特·爱因斯坦</text:span>
</text:h>
      <text:p text:style-name="P4">
没有他以及他的相对论，我们对宇宙的认知将大为不同。1933年，纳粹上台时，爱因斯坦正在美国。作为一名犹太和平主义者，他在德国将性命难保，因此，他放弃了德国国籍，正式移民美国。</text:p>
      <ul>
        <li>
</li>
      </ul>
      <h5>
那些青史留名的难民们</h5>
      <text:h text:style-name="P12" text:outline-level="3">
<text:span text:style-name="T4">
亨利·基辛格</text:span>
</text:h>
      <text:p text:style-name="P4">
他是哈佛教授，美国前国务卿以及享誉全球的国际关系问题专家。1938年，为了躲避纳粹迫害，基辛格离开德国的家乡巴伐利亚。二战期间，他曾作为美军士兵同他的德国同胞作战，但尽管如此，基辛格还是经常会说，他的一部分永远是德国人。</text:p>
      <ul>
        <li>
</li>
      </ul>
      <h5>
那些青史留名的难民们</h5>
      <text:h text:style-name="P12" text:outline-level="3">
<text:span text:style-name="T4">
马德雷拿·奥尔布赖特</text:span>
</text:h>
      <text:p text:style-name="P4">
捷克人马德雷娜·奥尔布赖特的家庭经历了两次逃难：第一次是1938年纳粹占领布拉格后逃往伦敦，第二次是1948年共产党掌握政权后，他们一家不得不逃亡美国。1997年，奥尔布赖特成为美国历史上第一位女性国务卿。</text:p>
      <ul>
        <li>
</li>
      </ul>
      <h5>
那些青史留名的难民们</h5>
      <text:h text:style-name="P12" text:outline-level="3">
<text:span text:style-name="T4">
M.I.A.</text:span>
</text:h>
      <text:p text:style-name="P4">
她本名是Mathangi "Maya“Arulpragasam，但粉丝们显然更喜欢她的简称M.I.A。孩童时代，她就作为斯里兰卡难民借道印度逃往英国。一次接受采访时她说道：“一开始，我总是和人们说我来自特里纳达，这样我就不愿讲斯里兰卡以及那里的战争了。当时我不原意讲我是一个难民。”</text:p>
      <ul>
        <li>
</li>
      </ul>
      <h5>
那些青史留名的难民们</h5>
      <text:h text:style-name="P12" text:outline-level="3">
<text:span text:style-name="T4">
米尔娅姆·马科巴</text:span>
</text:h>
      <text:p text:style-name="P4">
南非女歌手米尔娅姆·马科巴，歌迷也称其为”非洲妈妈“，她在美国一次巡演期间，南非当局颁布了禁止她返乡入境的限令。1967年，她一首”PataPata“唱红了全世界。经过在几内亚和比利时多年的流亡生活后，1990年，马科巴应总统曼德拉之邀返回了祖国南非。</text:p>
      <ul>
        <li>
</li>
      </ul>
      <h5>
那些青史留名的难民们</h5>
      <text:h text:style-name="P12" text:outline-level="3">
<text:span text:style-name="T4">
弗雷迪·默丘里</text:span>
</text:h>
      <text:p text:style-name="P4">
东非桑给巴尔岛发生革命后，父母带着年幼的弗雷迪逃亡到了伦敦。后来的故事众所周知，弗雷迪·默丘里（FreddieMercury）成为皇后乐队主唱。这位摇滚巨星死于艾滋病后，也激发了国际社会对艾滋病问题的关注。</text:p>
      <ul>
        <li>
</li>
      </ul>
      <h5>
那些青史留名的难民们</h5>
      <text:h text:style-name="P12" text:outline-level="3">
<text:span text:style-name="T4">
托马斯·曼</text:span>
</text:h>
      <text:p text:style-name="P4">
他被看作是20世纪最伟大的作家之一。纳粹运动兴起之际，托马斯·曼形容这是”怪癖野蛮行径的狂潮。“1933年，他移民瑞士，稍后又在1939年移民美国。1938年，作为流亡者，托马斯·曼疾呼：”我在哪里，哪里就是德国。我的身上带着德意志文化。“</text:p>
      <ul>
        <li>
</li>
      </ul>
      <h5>
那些青史留名的难民们</h5>
      <text:h text:style-name="P12" text:outline-level="3">
<text:span text:style-name="T4">
伊莎貝·阿连德</text:span>
</text:h>
      <text:p text:style-name="P4">
1973年，智利发生血腥军事政变后，阿连德一家逃往委内瑞拉。13年后，阿连德移民美国。她根据个人经历撰写了后来的成名作《幽灵之家》。2015年，她又以个人经历呼吁欧洲欢迎难民的到来。</text:p>
      <ul>
        <li>
</li>
      </ul>
      <h5>
那些青史留名的难民们</h5>
      <text:h text:style-name="P12" text:outline-level="3">
<text:span text:style-name="T4">
坐牛</text:span>
</text:h>
      <text:p text:style-name="P4">
印第安酋长塔坦卡·伊奥塔克（Tatanka Iyotake),别称坐牛，也曾度过一段流亡生活。1877年，同美军展开著名的小大角战斗后，他率领两千部众逃往加拿大。1881年，他重返美国向当局投降。服刑结束后，他在一个印第安保留地度过余生。</text:p>
      <text:p text:style-name="P4">
作者: Dagmar Breitenbach, Martin Mun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text:p>
      <text:p text:style-name="P4">
Source: <text:a xlink:type="simple" xlink:href="https://www.dw.com/zh/2022年移居德国人数创下历史记录/a-66046490" text:style-name="Internet_20_link" text:visited-style-name="Visited_20_Internet_20_Link">
https://www.dw.com/zh/2022年移居德国人数创下历史记录/a-66046490?maca=chi-rss-chi-all-1127-rdf</text:a>
</text:p>
      <!--NEWS-->
      <text:h text:style-name="P10" text:outline-level="1">
<text:span text:style-name="T4">
曾被强送精神病院　湖南教师李田田赴日展开新生活</text:span>
</text:h>
      <text:p text:style-name="P4">
Author: None</text:p>
      <text:p text:style-name="P4">
Publisher: Radio Free Asia (Organization)</text:p>
      <text:p text:style-name="P4">
Published Time: 2023-06-27T13:58:00-04:00</text:p>
      <text:p text:style-name="P4">
Modified Time: 2023-06-27T14:01: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3.88615in" draw:z-index="0">
<draw:image xlink:href="../Images/rfamandarin/2023-06-27T13-58-00-04-00/000000.png" xlink:type="simple" xlink:show="embed" xlink:actuate="onLoad" draw:mime-type="image/png"/>
</draw:frame>
湖南乡村教师李田田网上发表的文章显示，她已经离开家乡。 <text:a xlink:type="simple" xlink:href="https://www.rfa.org/mandarin/Xinwen/7-06272023134848.html/@@images/image" text:style-name="Internet_20_link" text:visited-style-name="Visited_20_Internet_20_Link">
</text:a>
山花诗田微信截图湖南乡村教师李田田26日通过其微信公众号“山花诗田”，从日本发出“29岁，寻找自己的人生乐园！”一文，表示自己在4月1日出发，带着10个月大的孩子，全家展开新生活。据中央社27日报道，李田田曾因批评中国基层扶贫过于形式主义而名声大噪，一年多前因网上言论一度被官方强送精神病院。她日前在网上发表的文章显示，一家3口已顺利到日本展开新生活。过去她认为出国是有钱人的事，没有认识到“地球本是全人类的家园，自由地迁徙也是人的基本权利”，身边的家人、邻居和同学也没有人出过国。李田田形容自己到了日本后，“不像是一个异乡人，更像一个迷失方向的人终于找到了安身立命之处”。 （责编：梒青）</text:p>
      <text:p text:style-name="P4">
Source: <text:a xlink:type="simple" xlink:href="https://www.rfa.org/mandarin/Xinwen/7-06272023134848.html" text:style-name="Internet_20_link" text:visited-style-name="Visited_20_Internet_20_Link">
https://www.rfa.org/mandarin/Xinwen/7-06272023134848.html</text:a>
</text:p>
      <!--NEWS-->
      <text:h text:style-name="P10" text:outline-level="1">
<text:span text:style-name="T4">
针对「柴油门」诈欺案认罪后 奥迪前执行长史塔德勒遭判缓刑</text:span>
</text:h>
      <text:p text:style-name="P4">
Publisher: 法新社</text:p>
      <text:p text:style-name="P4">
Published Time: 2023-06-27T14:02:08+00:00</text:p>
      <text:p text:style-name="P4">
Modified Time: 2023-06-27T13:50:01+00:00</text:p>
      <text:p text:style-name="P4">
Description: （法新社慕尼黑27日电） 德国奥迪前执行长史塔德勒今天在「柴油门」诈欺审判后遭判缓刑及罚款，成为首名因该案被定罪的福斯汽车集团高阶主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3.617581in" draw:z-index="0">
<draw:image xlink:href="../Images/rficn/2023-06-27T14-02-08-00-00/000000.png" xlink:type="simple" xlink:show="embed" xlink:actuate="onLoad" draw:mime-type="image/png"/>
</draw:frame>
</text:p>
      <text:p text:style-name="P4">
法新社报导，慕尼黑地区法院今天判处60岁的史塔德勒（Rupert Stadler）1年9个月的缓刑，并责令他支付110万欧元罚款。</text:p>
      <text:p text:style-name="P4">
拥有奥迪（Audi）、保时捷（Porsche）、斯柯达（Skoda）和喜悦汽车（SEAT）等子公司的德国汽车巨擘福斯汽车集团（Volkswagen）2015年爆发「柴油门」（dieselgate）丑闻，并在同年9月承认安装非法软体，以操纵全球1100万辆柴油车的废气排放量。这起丑闻导致集团陷入危机。</text:p>
      <text:p text:style-name="P4">
在2020年开始的「柴油门」审判中，史塔德勒一直否认所有不法行为。</text:p>
      <text:p text:style-name="P4">
直到今年5月，史塔德勒的律师索尔-葛罗尔（Ulrike Thole-Groll）在声明中告诉法庭，丑闻爆发后，「在解决柴油问题的过程中」，史塔德勒「疏于」告知商业伙伴装有所谓「减效装置」（defeatdevice）的汽车仍在市场销售。</text:p>
      <text:p text:style-name="P4">
「减效装置」可使车辆受测时废气排放量少于道路实际排放量。</text:p>
      <text:p text:style-name="P4">
福斯汽车一直坚称，柴油门丑闻是少数基层员工在上级不知情的情况下偷偷行动所致。</text:p>
      <text:p text:style-name="P4">
不过，德国检察官表示，即使在得知相关情况后，史塔德勒仍允许在2018年初前销售数千辆装有作弊装置的车辆。</text:p>
      <text:p text:style-name="P4">
同案的另名被告、前奥迪和保时捷主管哈茨（Wolfgang Hatz）则被判处2年缓刑，并科罚金40万欧元。</text:p>
      <text:p text:style-name="P4">
Source: <text:a xlink:type="simple" xlink:href="https://www.rfi.fr/cn/%E5%9B%BD%E9%99%85%E6%8A%A5%E9%81%93/20230627-%E9%92%88%E5%AF%B9-%E6%9F%B4%E6%B2%B9%E9%97%A8-%E8%AF%88%E6%AC%BA%E6%A1%88%E8%AE%A4%E7%BD%AA%E5%90%8E-%E5%A5%A5%E8%BF%AA%E5%89%8D%E6%89%A7%E8%A1%8C%E9%95%BF%E5%8F%B2%E5%A1%94%E5%BE%B7%E5%8B%92%E9%81%AD%E5%88%A4%E7%BC%93%E5%88%91" text:style-name="Internet_20_link" text:visited-style-name="Visited_20_Internet_20_Link">
https://www.rfi.fr/cn/%E5%9B%BD%E9%99%85%E6%8A%A5%E9%81%93/20230627-%E9%92%88%E5%AF%B9-%E6%9F%B4%E6%B2%B9%E9%97%A8-%E8%AF%88%E6%AC%BA%E6%A1%88%E8%AE%A4%E7%BD%AA%E5%90%8E-%E5%A5%A5%E8%BF%AA%E5%89%8D%E6%89%A7%E8%A1%8C%E9%95%BF%E5%8F%B2%E5%A1%94%E5%BE%B7%E5%8B%92%E9%81%AD%E5%88%A4%E7%BC%93%E5%88%91</text:a>
</text:p>
      <!--NEWS-->
      <text:h text:style-name="P10" text:outline-level="1">
<text:span text:style-name="T4">
披塔称获上院足够支持 让他可当泰国首相</text:span>
</text:h>
      <text:p text:style-name="P4">
Author: 联合早报 (Person)</text:p>
      <text:p text:style-name="P4">
Publisher: 联合早报 (Organization)</text:p>
      <text:p text:style-name="P4">
Published Time: 2023-06-27T14:13</text:p>
      <text:p text:style-name="P4">
Modified Time: 2023-06-27T14:43</text:p>
      <text:p text:style-name="P4">
Description: 泰国前进党党魁披塔说，他在上议院获得了足够的支持，这表示他可以成为泰国的下一任首相。路透社报道，依照泰国宪法，首相候选人必须在上下两院750席中至少获得过半数的支持，即376票。由...</text:p>
      <text:p text:style-name="P4">
Videos: []</text:p>
      <text:p text:style-name="P4">
Audios: []</text:p>
      <text:p text:style-name="P4">
Images: []</text:p>
      <text:p text:style-name="P4">
Type: NewsArticle</text:p>
      <text:p text:style-name="P4">
Breadcrumbs: ['即时', '国际']</text:p>
      <text:p text:style-name="P4">
Keywords: ['泰国', '首相', '前进党', '披塔']</text:p>
      <!--METADATA-->
      <text:p text:style-name="P4">
泰国前进党党魁披塔说，他在上议院获得了足够的支持，这表示他可以成为泰国的下一任首相。</text:p>
      <text:p text:style-name="P4">
路透社报道，依照泰国宪法，首相候选人必须在上下两院750席中至少获得过半数的支持，即376票。由披塔领导的民主派八党联盟在下议院500个议席中控制了312席，披塔还差64票。</text:p>
      <text:p text:style-name="P4">
披塔星期二（6月27日）被问及他在上议院获得多少上议员的支持时，他回答说：“足够让我成为首相。”</text:p>
      <text:p text:style-name="P4">
上议院250议席全由泰国军方委任产生。</text:p>
      <text:p text:style-name="P4">
泰国新一届国会下议院将于7月3日召开第一次会议，选出正副议长，并由议长在10天内召集上下两院的联席会议，就首相人选进行表决。</text:p>
      <text:p text:style-name="P4">
泰国《民族报》星期天引述消息人士报道，军警估计前进党和联盟党为泰党的支持者计划在国会投选首相之前举行集会，以增加对上议员施压，但不确定政党支持者是否会在国会大厦外集会。</text:p>
      <text:p text:style-name="P4">
国会大厦外的治安工作将由警方负责，另据消息人士透露，陆军已下令国会大厦附近所有军营的士兵进入待命状态。</text:p>
      <text:p text:style-name="P4">
Source: <text:a xlink:type="simple" xlink:href="https://www.zaobao.com.sg/realtime/world/story20230627-1408263" text:style-name="Internet_20_link" text:visited-style-name="Visited_20_Internet_20_Link">
https://www.zaobao.com.sg/realtime/world/story20230627-1408263</text:a>
</text:p>
      <!--NEWS-->
      <text:h text:style-name="P10" text:outline-level="1">
<text:span text:style-name="T4">
北京原国资委主任落马　什么是"严重政治问题书刊"？</text:span>
</text:h>
      <text:p text:style-name="P4">
Author: None</text:p>
      <text:p text:style-name="P4">
Publisher: Radio Free Asia (Organization)</text:p>
      <text:p text:style-name="P4">
Published Time: 2023-06-27T14:16:00-04:00</text:p>
      <text:p text:style-name="P4">
Modified Time: 2023-06-27T15:04:51-04:00</text:p>
      <text:p text:style-name="P4">
Description: None</text:p>
      <text:p text:style-name="P4">
Videos: []</text:p>
      <text:p text:style-name="P4">
Audios: ["<text:a xlink:type="simple" xlink:href="https://www.rfa.org/mandarin/yataibaodao/zhengzhi/jw-062720231055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5" text:anchor-type="as-char" svg:width="6.9236in" svg:height="3.908484in" draw:z-index="0">
<draw:image xlink:href="../Images/rfamandarin/2023-06-27T14-16-00-04-00/000000.png" xlink:type="simple" xlink:show="embed" xlink:actuate="onLoad" draw:mime-type="image/png"/>
</draw:frame>
 资料照：北京市政府国资委原主任张贵林 <text:a xlink:type="simple" xlink:href="https://www.rfa.org/mandarin/yataibaodao/zhengzhi/jw-06272023105523.html/@@images/image" text:style-name="Internet_20_link" text:visited-style-name="Visited_20_Internet_20_Link">
</text:a>
百度百科截图  <text:a xlink:type="simple" xlink:href="https://www.rfa.org/mandarin/yataibaodao/zhengzhi/jw-06272023105523.html/@@stream" text:style-name="Internet_20_link" text:visited-style-name="Visited_20_Internet_20_Link">
Audio-1-Link：https://www.rfa.org/mandarin/yataibaodao/zhengzhi/jw-06272023105523.html/@@stream</text:a>
</text:p>
      <text:p text:style-name="P4">
经过七个月的"违纪违法"调查，北京市原国资委主任张贵林日前被正式通告"双开"。但在他的罪名中，私藏、阅览"严重政治问题的书刊"一条最为突出，引发舆论热议。</text:p>
      <ul>
        <li>
<text:span text:style-name="T4">
<text:a xlink:type="simple" xlink:href="https://www.rfa.org/mandarin/Xinwen/8-06262023130628.html" text:style-name="Internet_20_link" text:visited-style-name="Visited_20_Internet_20_Link">
 又有高官私藏问题书刊被双开 </text:a>
 </text:span>
  * <text:span text:style-name="T4">
<text:a xlink:type="simple" xlink:href="https://www.rfa.org/mandarin/yataibaodao/zhengzhi/QL-11022020035358.html" text:style-name="Internet_20_link" text:visited-style-name="Visited_20_Internet_20_Link">
 中共重点清查官员私藏禁书 安徽淮南副市长一并以贪腐罪名受惩处 </text:a>
 </text:span>
  * <text:a xlink:type="simple" xlink:href="https://www.rfa.org/mandarin/Xinwen/1-05262019114430.html" text:style-name="Internet_20_link" text:visited-style-name="Visited_20_Internet_20_Link">
 <text:span text:style-name="T4">
厅级官员阅读境外书刊被双开</text:span>
 </text:a>
</li>
      </ul>
      <text:p text:style-name="P4">
据北京市纪委监委网站公布的消息，北京市人民政府国有资产监督管理委员会原主任张贵林因严重违纪违法，被开除党籍和公职。在去年十一月张贵林被纪检部门宣布接受调查的七个月后，张贵林的多项罪名成立，正式被“双开”。</text:p>
      <text:p text:style-name="P4">
在当局指控张贵林的罪名中，“政治意识薄弱，私藏、阅览有严重政治问题的书刊”排在第一位，紧随其后的才是收受礼金、消费卡，以及不如实报告个人事项，搞权色、钱色交易等受贿罪名。这一有关“政治问题书刊”的罕见罪名，也再次引发舆论热议。</text:p>
      <text:p text:style-name="P4">
身在荷兰的中国异议人士林生亮在接受本台采访时分析说，近年来，中共党内对政权稳固的危机感陡升，才会以所谓“私藏、阅览有严重政治问题的书刊”的罪名来进行政治整肃，以严查官员的忠诚度。</text:p>
      <text:p text:style-name="P4">
“书籍一定是跟习近平有关。讲到禁书，往往就是当时香港铜锣湾书店出版的《习近平与他的情人们》类似的书，这本书对习近平的打击是非常大的。”林生亮认为，这本书也是党内反对派向习近平发难的重要武器，“现在中共体制内，对政权的危机感越来越浓，也到了草木皆兵的阶段。”</text:p>
      <text:p text:style-name="P4">
中共北京市纪委监委发布的张贵林被开除党籍和公职的相关报道（网页截图）  <text:a xlink:type="simple" xlink:href="https://www.rfa.org/mandarin/yataibaodao/zhengzhi/jw-06272023105523.html/capture1.jpg" text:style-name="Internet_20_link" text:visited-style-name="Visited_20_Internet_20_Link">
</text:a>
</text:p>
      <text:p text:style-name="P4">
那么，究竟什么是所谓的“严重政治问题书刊”呢？根据《中国共产党纪律处分条例》第四十五条、第四十六条中，相关对“有严重政治问题的书刊等”作出的界定，除了公开发表坚持资产阶级自由化立场、反对四项基本原则，反对党的改革开放决策等之外，妄议中央大政方针、破坏党的集中统一，丑化党和国家形象，诋毁、污蔑党和国家领导人，歪曲党史、军史等显然是更为敏感的内容，而违规党员要承担的后果也很严重。</text:p>
      <text:p text:style-name="P4">
现居美国的原中共中央党校校刊《学习时报》副编审邓聿文告诉本台，“有严重政治问题的书刊”禁而不绝，且在党内阅览传看一直是种常态。</text:p>
      <text:p text:style-name="P4">
“在文革那个极端的年代尚无法做到完全禁绝，现在当然更做不到。”他说，“违反党的要求，这些书籍我相信党的高级干部里面每个人都有，只是没出事就算不上什么，但出事的话就算得上一条党内的罪名。”</text:p>
      <text:p text:style-name="P4">
邓聿文认为，从某种程度上来说，中共当局目前对党员干部的思想纯洁度和政治忠诚度的要求已达到极端，而对党忠诚的具体化就是要对习近平忠诚。</text:p>
      <text:p text:style-name="P4">
原青海省政协委员王瑞琴也指出，所谓的“私藏、阅览有严重政治问题的书刊”，这在党内，尤其在享有改革开放红利的这一代年轻干部中是普遍现象。她认为，经济罪名可大可小，但一旦上升到政治忠诚问题，那基本上就没有回旋的余地。因此这条政治罪名很可能是党内斗争中，用来清洗异己的重要工具，也会在其他党员干部中引发“寒蝉”效应。</text:p>
      <text:p text:style-name="P4">
根据中共纪检部门的通报，涉及“政治问题书刊”的案件并非常见。2018年，贵州原副省长王晓光被“双开”时，类似的罪名同样出现过；而在重庆原市委书记孙政才一案中，涉案的渝北区原区委常委吴德华也曾被指控多次购买、传看“有严重政治问题的书刊”。</text:p>
      <text:p text:style-name="P4">
记者：经纬 责编：何平 网编：洪伟</text:p>
      <text:p text:style-name="P4">
Source: <text:a xlink:type="simple" xlink:href="https://www.rfa.org/mandarin/yataibaodao/zhengzhi/jw-06272023105523.html" text:style-name="Internet_20_link" text:visited-style-name="Visited_20_Internet_20_Link">
https://www.rfa.org/mandarin/yataibaodao/zhengzhi/jw-06272023105523.html</text:a>
</text:p>
      <!--NEWS-->
      <text:h text:style-name="P10" text:outline-level="1">
<text:span text:style-name="T4">
涉嫌为富士康窃取商业机密 前三星高管被起诉</text:span>
</text:h>
      <text:p text:style-name="P4">
Author: None (Language: zh)</text:p>
      <text:p text:style-name="P4">
Publisher: None</text:p>
      <text:p text:style-name="P4">
Time: 2023-06-27T14:25:00Z</text:p>
      <text:p text:style-name="P4">
Description: 一名前三星高管涉嫌为富士康在中国开设芯片工厂窃取商业机密而受到起诉。被曝光的违法细节包括挖走人才。被告律师反驳了指控，认为被告是韩国卷入中美竞争的替罪羊。</text:p>
      <text:p text:style-name="P4">
Videos: []</text:p>
      <text:p text:style-name="P4">
Images: []</text:p>
      <text:p text:style-name="P4">
Subject: 经济纵横</text:p>
      <text:p text:style-name="P4">
Subjects: ['富士康', '专题报道：全景观看“习马会”', '新加坡', '智能手机']</text:p>
      <text:p text:style-name="P4">
Keywords: ['三星', '富士康', '西安', '新加坡', '芯片']</text:p>
      <text:p text:style-name="P4">
ID: 66047085</text:p>
      <!--METADATA-->
      <text:p text:style-name="P4">
<text:a xlink:type="simple" xlink:href="https://www.dw.com/zh/overlay/image/article/66047085/65447683" text:style-name="Internet_20_link" text:visited-style-name="Visited_20_Internet_20_Link">
 </text:a>
</text:p>
      <text:p text:style-name="P4">
韩国总统尹锡悦说，美中紧张局势将芯片产业的竞争推向"全面战争"</text:p>
      <text:p text:style-name="P4">
（德国之声中文网）据路透社获得的一份韩国检察院的起诉书，一名前三星高管被指控为富士康窃取该公司的商业机密。根据这份18页的起诉书，崔金锡（ChoiJinseog）于2018年同台湾富士康公司签署了一份合同，此后，他潜入前雇主的供应网络窃取机密情报，将它们提供给新客户，以协助在中国建立芯片工厂。</text:p>
      <text:p text:style-name="P4">
<text:a xlink:type="simple" xlink:href="https://www.dw.com/zh/zh/三星前高管被控窃取技术在华设厂/a-65889290" text:style-name="Internet_20_link" text:visited-style-name="Visited_20_Internet_20_Link">
 此前，韩国检察院已于6月12日宣布立案 </text:a>
，不过没有通告该案细节，也没有提及崔金锡的名字，但引起媒体关注。</text:p>
      <text:p text:style-name="P4">
起诉书称，这一盗窃商业机密的行为给三星造成超过2亿美元的损失。文件详细描述了崔金锡窃取三星商业机密以及建厂计划的细节。</text:p>
      <text:p text:style-name="P4">
据悉，崔金锡今年5月底被捕，迄今一直在押，他通过律师否认所有对其指控。</text:p>
      <text:p text:style-name="P4">
起诉书写道，崔金锡通过在新加坡的半导体咨询公司，于2018年同富士康签署合同后，从三星挖走大批员工，并从两个承包商那里非法获得建造半导体洁净室管理的机密资讯。三星于2012年在西安建立了一家芯片厂，而这两家公司都参与了三星中国工厂的布局承建。</text:p>
      <text:p text:style-name="P4">
崔金锡的律师否认了这些指控，认为获得的信息与如何设计或制造芯片无关。</text:p>
      <text:p text:style-name="P4">
比如，如何建造半导体洁净室有着公开的国际标准，这不是三星独有的东西。他说，崔金锡只是韩国卷入中美竞争的替罪羊。不久前，韩国总统尹锡悦表示美中紧张局势将芯片产业的竞争<text:a xlink:type="simple" xlink:href="https://www.dw.com/zh/zh/中国会被美国的芯片制裁卡脖子吗/a-65925528" text:style-name="Internet_20_link" text:visited-style-name="Visited_20_Internet_20_Link">
 推向"全面战争" </text:a>
 。</text:p>
      <text:p text:style-name="P4">
富士康于2019年结束了同崔金锡咨询公司的合同，该半导体工厂的计划就此停止。起诉书没有提到富士康有任何不当行为。该公司在一份声明中称，知道对这桩韩国司法纠纷案的猜测，因调查尚未结束，不便发表任何评论，"我们遵守当地的法律和规定"。世界头号储存芯片制造商三星也不愿对该案置评。根据路透社报道，崔金锡案的庭审将于7月12日开始。</text:p>
      <text:h text:style-name="P12" text:outline-level="3">
<text:span text:style-name="T4">
芯片产业的未来什么样？</text:span>
</text:h>
      <text:p text:style-name="P4">
（路透社等）</text:p>
      <text:p text:style-name="P4">
Source: <text:a xlink:type="simple" xlink:href="https://www.dw.com/zh/涉嫌为富士康窃取商业机密-前三星高管被起诉/a-66047085" text:style-name="Internet_20_link" text:visited-style-name="Visited_20_Internet_20_Link">
https://www.dw.com/zh/涉嫌为富士康窃取商业机密-前三星高管被起诉/a-66047085?maca=chi-rss-chi-all-1127-rdf</text:a>
</text:p>
      <!--NEWS-->
      <text:h text:style-name="P10" text:outline-level="1">
<text:span text:style-name="T4">
中国将推新振兴措施、美经济数据佳   欧股收高</text:span>
</text:h>
      <text:p text:style-name="P4">
Publisher: 法新社</text:p>
      <text:p text:style-name="P4">
Published Time: 2023-06-27T14:32:06+00:00</text:p>
      <text:p text:style-name="P4">
Modified Time: 2023-06-27T17:05:02+00:00</text:p>
      <text:p text:style-name="P4">
Description: （法新社伦敦27日电） 由于中国国务院总理李强表示中国经济今年全年有望实现年初确定的5％左右成长目标，以及美国新公布的一些经济数据带来正面讯息，降低衰退忧虑，欧洲股市今天小涨作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3.617581in" draw:z-index="0">
<draw:image xlink:href="../Images/rficn/2023-06-27T14-32-06-00-00/000000.png" xlink:type="simple" xlink:show="embed" xlink:actuate="onLoad" draw:mime-type="image/png"/>
</draw:frame>
</text:p>
      <text:p text:style-name="P4">
李强今天也表示，北京将推出新措施来振兴疲软的国家经济及刺激内需。</text:p>
      <text:p text:style-name="P4">
伦敦FTSE 100指数小涨7.88点或0.11%，收7461.46点。</text:p>
      <text:p text:style-name="P4">
法兰克福DAX指数小涨33.80点或0.21%，收15846.86点。</text:p>
      <text:p text:style-name="P4">
巴黎CAC 40指数上涨31.23点或0.43%，收7215.58点。（译者：陈政一）</text:p>
      <text:p text:style-name="P4">
Source: <text:a xlink:type="simple" xlink:href="https://www.rfi.fr/cn/%E8%B4%A2%E7%BB%8F%E5%BF%AB%E8%AE%AF/20230627-%E4%B8%AD%E5%9B%BD%E5%B0%86%E6%8E%A8%E6%96%B0%E6%8C%AF%E5%85%B4%E6%8E%AA%E6%96%BD-%E7%BE%8E%E7%BB%8F%E6%B5%8E%E6%95%B0%E6%8D%AE%E4%BD%B3-%E6%AC%A7%E8%82%A1%E6%94%B6%E9%AB%98" text:style-name="Internet_20_link" text:visited-style-name="Visited_20_Internet_20_Link">
https://www.rfi.fr/cn/%E8%B4%A2%E7%BB%8F%E5%BF%AB%E8%AE%AF/20230627-%E4%B8%AD%E5%9B%BD%E5%B0%86%E6%8E%A8%E6%96%B0%E6%8C%AF%E5%85%B4%E6%8E%AA%E6%96%BD-%E7%BE%8E%E7%BB%8F%E6%B5%8E%E6%95%B0%E6%8D%AE%E4%BD%B3-%E6%AC%A7%E8%82%A1%E6%94%B6%E9%AB%98</text:a>
</text:p>
      <!--NEWS-->
      <text:h text:style-name="P10" text:outline-level="1">
<text:span text:style-name="T4">
白俄总统鲁卡申柯坦言　瓦格纳与正规军的冲突未获妥善处理</text:span>
</text:h>
      <text:p text:style-name="P4">
Publisher: 法新社</text:p>
      <text:p text:style-name="P4">
Published Time: 2023-06-27T14:32:08+00:00</text:p>
      <text:p text:style-name="P4">
Modified Time: 2023-06-27T14:05:03+00:00</text:p>
      <text:p text:style-name="P4">
Description: （法新社莫斯科27日电） 白俄罗斯总统鲁卡申柯今天坦言，瓦格纳与俄罗斯军队的长期紧张关系未获妥善处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617581in" draw:z-index="0">
<draw:image xlink:href="../Images/rficn/2023-06-27T14-32-08-00-00/000000.png" xlink:type="simple" xlink:show="embed" xlink:actuate="onLoad" draw:mime-type="image/png"/>
</draw:frame>
</text:p>
      <text:p text:style-name="P4">
鲁卡申柯（AlexanderLukashenko）告诉国营媒体，关于瓦格纳集团与俄国正规军长期不和的状况，「我们没有及时处理这种情况，而且还认为问题会自动解决，但实际上当然不会…在这种情况下，没有人是英雄」。</text:p>
      <text:p text:style-name="P4">
Source: <text:a xlink:type="simple" xlink:href="https://www.rfi.fr/cn/%E5%9B%BD%E9%99%85%E6%8A%A5%E9%81%93/20230627-%E7%99%BD%E4%BF%84%E6%80%BB%E7%BB%9F%E9%B2%81%E5%8D%A1%E7%94%B3%E6%9F%AF%E5%9D%A6%E8%A8%80-%E7%93%A6%E6%A0%BC%E7%BA%B3%E4%B8%8E%E6%AD%A3%E8%A7%84%E5%86%9B%E7%9A%84%E5%86%B2%E7%AA%81%E6%9C%AA%E8%8E%B7%E5%A6%A5%E5%96%84%E5%A4%84%E7%90%86" text:style-name="Internet_20_link" text:visited-style-name="Visited_20_Internet_20_Link">
https://www.rfi.fr/cn/%E5%9B%BD%E9%99%85%E6%8A%A5%E9%81%93/20230627-%E7%99%BD%E4%BF%84%E6%80%BB%E7%BB%9F%E9%B2%81%E5%8D%A1%E7%94%B3%E6%9F%AF%E5%9D%A6%E8%A8%80-%E7%93%A6%E6%A0%BC%E7%BA%B3%E4%B8%8E%E6%AD%A3%E8%A7%84%E5%86%9B%E7%9A%84%E5%86%B2%E7%AA%81%E6%9C%AA%E8%8E%B7%E5%A6%A5%E5%96%84%E5%A4%84%E7%90%86</text:a>
</text:p>
      <!--NEWS-->
      <text:h text:style-name="P10" text:outline-level="1">
<text:span text:style-name="T4">
鲁卡申柯：俄国兵变期间曾下令白俄军队准备战斗</text:span>
</text:h>
      <text:p text:style-name="P4">
Publisher: 法新社</text:p>
      <text:p text:style-name="P4">
Published Time: 2023-06-27T14:32:09+00:00</text:p>
      <text:p text:style-name="P4">
Modified Time: 2023-06-27T14:05:01+00:00</text:p>
      <text:p text:style-name="P4">
Description: （法新社莫斯科27日电） 白俄罗斯总统鲁卡申柯今天表示，俄罗斯佣兵组织瓦格纳集团兵变期间，他曾下令军队「做好战斗准备」。他也坦言，瓦格纳与俄罗斯军队的长期紧张关系未获妥善处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617581in" draw:z-index="0">
<draw:image xlink:href="../Images/rficn/2023-06-27T14-32-09-00-00/000000.png" xlink:type="simple" xlink:show="embed" xlink:actuate="onLoad" draw:mime-type="image/png"/>
</draw:frame>
</text:p>
      <text:p text:style-name="P4">
法新社报导，鲁卡申柯（Alexander Lukashenko）在透过官媒发布的评论中表示，瓦格纳集团（WagnerGroup）发动兵变期间，「我下达所有命令，让军队进入全面战备状态」。这起短暂兵变正是由鲁卡申柯居中斡旋，为俄国总统蒲亭化解危机。</text:p>
      <text:p text:style-name="P4">
Source: <text:a xlink:type="simple" xlink:href="https://www.rfi.fr/cn/%E5%9B%BD%E9%99%85%E6%8A%A5%E9%81%93/20230627-%E9%B2%81%E5%8D%A1%E7%94%B3%E6%9F%AF-%E4%BF%84%E5%9B%BD%E5%85%B5%E5%8F%98%E6%9C%9F%E9%97%B4%E6%9B%BE%E4%B8%8B%E4%BB%A4%E7%99%BD%E4%BF%84%E5%86%9B%E9%98%9F%E5%87%86%E5%A4%87%E6%88%98%E6%96%97" text:style-name="Internet_20_link" text:visited-style-name="Visited_20_Internet_20_Link">
https://www.rfi.fr/cn/%E5%9B%BD%E9%99%85%E6%8A%A5%E9%81%93/20230627-%E9%B2%81%E5%8D%A1%E7%94%B3%E6%9F%AF-%E4%BF%84%E5%9B%BD%E5%85%B5%E5%8F%98%E6%9C%9F%E9%97%B4%E6%9B%BE%E4%B8%8B%E4%BB%A4%E7%99%BD%E4%BF%84%E5%86%9B%E9%98%9F%E5%87%86%E5%A4%87%E6%88%98%E6%96%97</text:a>
</text:p>
      <!--NEWS-->
      <text:h text:style-name="P10" text:outline-level="1">
<text:span text:style-name="T4">
针对中国威胁　美国会议员呼吁废除美中科技协议</text:span>
</text:h>
      <text:p text:style-name="P4">
Author: None</text:p>
      <text:p text:style-name="P4">
Publisher: Radio Free Asia (Organization)</text:p>
      <text:p text:style-name="P4">
Published Time: 2023-06-27T14:33:00-04:00</text:p>
      <text:p text:style-name="P4">
Modified Time: 2023-06-27T14:34: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4.612011in" draw:z-index="0">
<draw:image xlink:href="../Images/rfamandarin/2023-06-27T14-33-00-04-00/000000.png" xlink:type="simple" xlink:show="embed" xlink:actuate="onLoad" draw:mime-type="image/png"/>
</draw:frame>
图为美国联邦众议院“中国问题特别委员会”主席加拉格尔（Mike Gallagher）在众院聆取听证。 <text:a xlink:type="simple" xlink:href="https://www.rfa.org/mandarin/Xinwen/8-06272023143009.html/@@images/image" text:style-name="Internet_20_link" text:visited-style-name="Visited_20_Internet_20_Link">
</text:a>
美联社资料图片  美国会议员周二呼吁，国务院不应续签已有数十年历史的“美中科技协议”，他们认为，北京当局将试图利用这项协议强化其自身的军事实力。美国联邦众议院“中国问题特别委员会”主席加拉格尔（Mike Gallagher）及其他9名共和党众议员，已致函国务卿布林肯（AntonyBlinken），呼吁应废除这项协议。议员们写道：“中华人民共和国利用学术研究人员、产业间谍活动、强迫技术转移及其他手段，在关键科技取得优势，从而促使人民解放军现代化”。他们指出：“美国必须停止助长自己的毁灭。让科技协议到期（不再续签）是很好的第一步。 ” “美中科技协议”（US-China Science andTechnologyAgreement，STA）于1979年美中建交时签署，自此约每5年续签。这项协议促成双方从大气及农业科学，乃至物理及化学基础研究等领域的合作。据路透社报导，这一协议于今年8月27日到期，但中国持续扩大军事实力，并且窃取美国科学和商业成果，令美国感到忧心，从而引起对是否应该续签这项协议的质疑。（责编：梒青）</text:p>
      <text:p text:style-name="P4">
Source: <text:a xlink:type="simple" xlink:href="https://www.rfa.org/mandarin/Xinwen/8-06272023143009.html" text:style-name="Internet_20_link" text:visited-style-name="Visited_20_Internet_20_Link">
https://www.rfa.org/mandarin/Xinwen/8-06272023143009.html</text:a>
</text:p>
      <!--NEWS-->
      <text:h text:style-name="P10" text:outline-level="1">
<text:span text:style-name="T4">
BBC：新证据显示中国间谍气球出现在亚洲</text:span>
</text:h>
      <text:p text:style-name="P4">
Author: 联合早报 (Person)</text:p>
      <text:p text:style-name="P4">
Publisher: 联合早报 (Organization)</text:p>
      <text:p text:style-name="P4">
Published Time: 2023-06-27T14:44</text:p>
      <text:p text:style-name="P4">
Modified Time: 2023-06-27T15:15</text:p>
      <text:p text:style-name="P4">
Description: 英国广播公司（BBC）公布中国间谍气球在亚洲活动的新证据，并指气球曾飞越日本和台湾上空。BBC与人工智能公司Synthetaic合作，筛选卫星探测到的大量资料，结果发现多张显示气球...</text:p>
      <text:p text:style-name="P4">
Videos: []</text:p>
      <text:p text:style-name="P4">
Audios: []</text:p>
      <text:p text:style-name="P4">
Images: []</text:p>
      <text:p text:style-name="P4">
Type: NewsArticle</text:p>
      <text:p text:style-name="P4">
Breadcrumbs: ['即时', '国际']</text:p>
      <text:p text:style-name="P4">
Keywords: ['中国', '间谍', '美国', '亚洲']</text:p>
      <!--METADATA-->
      <text:p text:style-name="P4">
英国广播公司（BBC）公布中国间谍气球在亚洲活动的新证据，并指气球曾飞越日本和台湾上空。</text:p>
      <text:p text:style-name="P4">
BBC与人工智能公司Synthetaic合作，筛选卫星探测到的大量资料，结果发现多张显示气球飞越东亚地区的图像。</text:p>
      <text:p text:style-name="P4">
日本国防部官员证实，确实有多个气球飞越日本领土，日本政府正采取一切预防措施，并做好击落气球的准备，以保护日本人民的生命和财产安全。</text:p>
      <text:p text:style-name="P4">
美国中央情报局（CIA）前东亚分析员卡尔弗说，这并非单一事件，而是可溯及到至少五年前的长期活动。他认为，中国间谍气球是专门为这些长程任务而设计的，其中一些气球显然已环绕整个地球。</text:p>
      <text:p text:style-name="P4">
中国尚未对BBC提供的证据做出直接回应。</text:p>
      <text:p text:style-name="P4">
今年2月美国击落一个飞越美国领空的 <text:a xlink:type="simple" xlink:href="https://www.zaobao.com/realtime/world/story20230205-1359873" text:style-name="Internet_20_link" text:visited-style-name="Visited_20_Internet_20_Link">
 疑似中国间谍气球</text:a>
，导致美中关系进一步恶化。美国国务卿 <text:a xlink:type="simple" xlink:href="https://www.zaobao.com/realtime/world/story20230203-1359458" text:style-name="Internet_20_link" text:visited-style-name="Visited_20_Internet_20_Link">
 布林肯原定2月的访华行程因此搁置</text:a>
 。</text:p>
      <text:p text:style-name="P4">
中国称飞越美国领空的气球用于气象研究，受西风带影响的不可抗力偏离航线。</text:p>
      <text:p text:style-name="P4">
<text:a xlink:type="simple" xlink:href="https://www.zaobao.com/realtime/china/story20230618-1405448" text:style-name="Internet_20_link" text:visited-style-name="Visited_20_Internet_20_Link">
 布林肯6月18日到北京 </text:a>
进行了两天访问后说，此次访问标志着美中两国外交关系再度步入稳定发展阶段，与中国的气球事件应告一段落。</text:p>
      <text:p text:style-name="P4">
<text:a xlink:type="simple" xlink:href="https://www.zaobao.com/realtime/world/story20230620-1406251" text:style-name="Internet_20_link" text:visited-style-name="Visited_20_Internet_20_Link">
 布林肯在MSNBC于6月20日播出的访问</text:a>
中说：“我们做了需要做的事情来保护我们的利益，我们说了需要说的话，并阐明了不让这种情况再次发生。因此，只要它不再发生，这件事就应该到此为止。”</text:p>
      <text:p text:style-name="P4">
Source: <text:a xlink:type="simple" xlink:href="https://www.zaobao.com.sg/realtime/world/story20230627-1408273" text:style-name="Internet_20_link" text:visited-style-name="Visited_20_Internet_20_Link">
https://www.zaobao.com.sg/realtime/world/story20230627-1408273</text:a>
</text:p>
      <!--NEWS-->
      <text:h text:style-name="P10" text:outline-level="1">
<text:span text:style-name="T4">
德语媒体：普京岌岌可危 中国很担心</text:span>
</text:h>
      <text:p text:style-name="P4">
Author: None (Language: zh)</text:p>
      <text:p text:style-name="P4">
Publisher: None</text:p>
      <text:p text:style-name="P4">
Time: 2023-06-27T14:47:00Z</text:p>
      <text:p text:style-name="P4">
Description: 《新苏黎世报》分析认为，虽然瓦格纳集团哗变让中共高层看到，普京在俄罗斯的地位何其脆弱，但北京还是会暗中支持普京。《法兰克福汇报》指出，中国对外政策传递的信号是：中国惹不起。</text:p>
      <text:p text:style-name="P4">
Videos: []</text:p>
      <text:p text:style-name="P4">
Images: []</text:p>
      <text:p text:style-name="P4">
Subject: 评论分析</text:p>
      <text:p text:style-name="P4">
Subjects: ['德中关系', '薄熙来', '俄罗斯', '专题报道：习近平访美', '乌克兰', '中国共产党', '专题报道：全景观看“习马会”', '中国反腐风暴', '20国集团', '德语媒体']</text:p>
      <text:p text:style-name="P4">
Keywords: ['普京', '俄罗斯', '瓦格纳集团', '乌克兰战争', '外交', '对华政策', '习近平', '德语媒体']</text:p>
      <text:p text:style-name="P4">
ID: 66047414</text:p>
      <!--METADATA-->
      <text:p text:style-name="P4">
<text:a xlink:type="simple" xlink:href="https://www.dw.com/zh/overlay/image/article/66047414/65067672" text:style-name="Internet_20_link" text:visited-style-name="Visited_20_Internet_20_Link">
 </text:a>
</text:p>
      <text:p text:style-name="P4">
习近平2023年3月访问莫斯科与普京会面</text:p>
      <text:p text:style-name="P4">
（德国之声中文网）瑞士《新苏黎世报》刊登分析文章，认为瓦格纳集团的哗变让中国担心俄罗斯陷入不稳定。文章指出，兵变发生后，中国官方媒体在第一时间没有进行报道，显示了北京领导人的紧张。</text:p>
      <text:p text:style-name="P4">
“周末发生的事件无情地揭示了俄罗斯总统普京地位的脆弱性，这无疑给中国领导人敲响了警钟。普京的体制若发生动摇、甚至崩溃，可能给中国带来不可预见的后果。</text:p>
      <text:p text:style-name="P4">
俄罗斯和中国有近4300公里的边界。俄罗斯若发生内战，或将不可避免地给边境地区带来不稳定。中俄军队的上一次交火距今只有54年。最新一份边界条约是在1990年代后期才签订的。如果中国被卷入一场军事冲突，将对其经济发展产生不可估量的后果。</text:p>
      <text:p text:style-name="P4">
面对一位被削弱、甚至被夺权的俄罗斯总统，中国将在反制‘美国霸权’的尝试中失去一个重要的盟友。中国将再次落入失败者的阵营，其试图打造的维护和平的负责任大国的形象将受损。去年2月战争开始以来，中国还从来没有陷入像现在这样的困难处境。”</text:p>
      <text:p text:style-name="P4">
文章在回顾了北京对瓦格纳兵变事件的低调 <text:a xlink:type="simple" xlink:href="https://www.dw.com/zh/zh/瓦格納叛亂-中國朝鮮支持俄國政府/a-66028449" text:style-name="Internet_20_link" text:visited-style-name="Visited_20_Internet_20_Link">
 官方反应 </text:a>
 后写道：</text:p>
      <text:p text:style-name="P4">
“对中国政府来说，俄罗斯的动荡发生得很不是时候。据与中国军方有密切接触的西方军事专家透露，北京对 <text:a xlink:type="simple" xlink:href="https://www.dw.com/zh/zh/俄乌战况泽连斯基称反攻前线稳步推进/a-65900912" text:style-name="Internet_20_link" text:visited-style-name="Visited_20_Internet_20_Link">
 俄罗斯在乌克兰了无战果</text:a>
十分沮丧。乌克兰的猛烈抵抗、俄罗斯的虚弱以及普京无法拿下基辅，都让中国政府感到意外。此外，北京也没有料到西方会如此团结一致应对俄罗斯的侵略。</text:p>
      <text:h text:style-name="P12" text:outline-level="3">
<text:span text:style-name="T4">
瓦格纳反水 俄罗斯媒体 一脸懵</text:span>
</text:h>
      <text:p text:style-name="P4">
北京政府内的共识是，战争还会持续很长时间，和平解决方案仍遥不可及。与此相印证的是，数周前中国特使李辉前往包括乌克兰在内的欧洲多国斡旋，无果而归。</text:p>
      <text:p text:style-name="P4">
于是，中国政府试图在公关层面将乌克兰战争议题推向后台，同时在幕后寻找继续支持俄罗斯总统的可能性。这会让俄罗斯对这个强大邻国的依赖性进一步增加。”</text:p>
      <text:h text:style-name="P12" text:outline-level="3">
<text:span text:style-name="T4">
中国惹不起？</text:span>
</text:h>
      <text:p text:style-name="P4">
《法兰克福汇报》发表评论，探讨德国对华政策的矛盾和困境，指出德国外交政策的一个特点是“避免发出激进的声音”，而这正符合中国领导层的心意。文章写道：</text:p>
      <text:p text:style-name="P4">
“中国领导层多年以来传播的一个信息是：中国崛起为一个举世瞩目的强国的进程不可阻挡。其中还有这样一层言外之意：即任何一个国家想要与这个世界政坛的新兴大国过不去，都将是得不偿失的。如果一个信息在长时间里一再被重复，同时在国内反对的声音被压制，那么很可能有一天全世界都相信，中国的确是这样的。</text:p>
      <text:p text:style-name="P4">
以习近平为首的中国领导层正在为这一目标努力。也正因此，北京外交界一种被视为理所当然的做法是，给其他国家政府（对中国）的政治立场打分数。如果一个国家政府敢于对民主的岛国台湾说上一句友好的话，那么中国就会表示极大的‘不满’，而且这还会被指为干涉内政，不可接受。然而，其他国家政府也可以把中国的批评解读为干涉内政，对此北京则毫不在乎。首先，民主国家政府很少会这样做，其次，中国认为作为大国就有权为所欲为。”</text:p>
      <text:p text:style-name="P4">
<text:span text:style-name="T5">
摘编自其他媒体的内容，不代表德国之声的立场或观点。</text:span>
</text:p>
      <text:p text:style-name="P4">
Source: <text:a xlink:type="simple" xlink:href="https://www.dw.com/zh/德语媒体：普京岌岌可危-中国很担心/a-66047414" text:style-name="Internet_20_link" text:visited-style-name="Visited_20_Internet_20_Link">
https://www.dw.com/zh/德语媒体：普京岌岌可危-中国很担心/a-66047414?maca=chi-rss-chi-all-1127-rdf</text:a>
</text:p>
      <!--NEWS-->
      <text:h text:style-name="P10" text:outline-level="1">
<text:span text:style-name="T4">
习近平高调会见新西兰总理　学者：与中国合作不影响围堵</text:span>
</text:h>
      <text:p text:style-name="P4">
Author: None</text:p>
      <text:p text:style-name="P4">
Publisher: Radio Free Asia (Organization)</text:p>
      <text:p text:style-name="P4">
Published Time: 2023-06-27T15:01:00-04:00</text:p>
      <text:p text:style-name="P4">
Modified Time: 2023-06-27T15:22:22-04:00</text:p>
      <text:p text:style-name="P4">
Description: None</text:p>
      <text:p text:style-name="P4">
Videos: []</text:p>
      <text:p text:style-name="P4">
Audios: ["<text:a xlink:type="simple" xlink:href="https://www.rfa.org/mandarin/yataibaodao/junshiwaijiao/tj-062720231004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6" text:anchor-type="as-char" svg:width="6.9236in" svg:height="3.930818in" draw:z-index="0">
<draw:image xlink:href="../Images/rfamandarin/2023-06-27T15-01-00-04-00/000000.png" xlink:type="simple" xlink:show="embed" xlink:actuate="onLoad" draw:mime-type="image/png"/>
</draw:frame>
2023年6月27日，中国国家主席习近平在北京会晤新西兰总理克里斯·希普金斯。 <text:a xlink:type="simple" xlink:href="https://www.rfa.org/mandarin/yataibaodao/junshiwaijiao/tj-06272023100428.html/@@images/image" text:style-name="Internet_20_link" text:visited-style-name="Visited_20_Internet_20_Link">
</text:a>
VNZ via AP  <text:a xlink:type="simple" xlink:href="https://www.rfa.org/mandarin/yataibaodao/junshiwaijiao/tj-06272023100428.html/@@stream" text:style-name="Internet_20_link" text:visited-style-name="Visited_20_Internet_20_Link">
Audio-1-Link：https://www.rfa.org/mandarin/yataibaodao/junshiwaijiao/tj-06272023100428.html/@@stream</text:a>
</text:p>
      <text:p text:style-name="P4">
本周二，中共领导人习近平在北京高调会见到访的新西兰总理，而预计美国财政部长耶伦也将在下个月访问中国。有学者指出，目前国际社会在对华政策上已达成共识，与中国合作并不影响需要应对的挑战。</text:p>
      <text:p text:style-name="P4">
<text:a xlink:type="simple" xlink:href="https://www.rfa.org/mandarin/yataibaodao/junshiwaijiao/jw-06072023124359.html" text:style-name="Internet_20_link" text:visited-style-name="Visited_20_Internet_20_Link">
 <text:span text:style-name="T4">
美呼吁盟国联手对抗中国挑战 学者：美欧对华分歧仍在</text:span>
 </text:a>
  * <text:span text:style-name="T4">
<text:a xlink:type="simple" xlink:href="https://www.rfa.org/mandarin/yataibaodao/junshiwaijiao/hx1-06152023111526.html" text:style-name="Internet_20_link" text:visited-style-name="Visited_20_Internet_20_Link">
 美、德为首G7国家对中降低风险不脱钩 </text:a>
 </text:span>
  * <text:span text:style-name="T4">
<text:a xlink:type="simple" xlink:href="https://www.rfa.org/mandarin/Xinwen/8-03252023154144.html" text:style-name="Internet_20_link" text:visited-style-name="Visited_20_Internet_20_Link">
 新西兰外长访问北京 尽提敏感问题 </text:a>
 </text:span>
</text:p>
      <text:p text:style-name="P4">
习近平周二当天在北京人民大会堂，会见了到访的新西兰总理希普金斯。根据官方新华社的报道，习近平在会晤中表示，当前中国的首要任务是实现高质量发展，同时推动两国的“全面战略伙伴关系”。</text:p>
      <text:p text:style-name="P4">
据悉，希普金斯此行率领了由二十九位政界、商界领袖组成的贸易代表团，新西兰的贸易和旅游部长也参与其中，以此拓展与中国的贸易关系。</text:p>
      <text:p text:style-name="P4">
路透社指出，尽管新西兰和澳大利亚、英国、加拿大、美国都是“五眼联盟”成员，新西兰还是希望对中国采取较为和缓的态度。在希普金斯出访前夕，他还针对美国总统拜登此前将习近平称为独裁者一事表态：“中国的政府模式是中国人民的事情”。</text:p>
      <text:p text:style-name="P4">
<text:span text:style-name="T4">
以色列总理获邀访问中国</text:span>
</text:p>
      <text:p text:style-name="P4">
周二当天，以色列总理内塔尼亚胡（BenjaminNetanyahu）也证实，他已收到中方的访华邀请。不过他重申，美国是以色列的重要盟友，他在接获中方邀请时便已经告知华盛顿。外界注意到，巴勒斯坦总统阿巴斯（MahmoudAbbas）本月稍早已到访北京。当时习近平便表示，中方愿促进以色列和巴勒斯坦和谈。</text:p>
      <text:p text:style-name="P4">
除此之外，蒙古国总理奥云额尔登、巴巴多斯总理莫特利，以及越南总理范明政等，近期也将前往中国参加第十四届夏季达沃斯论坛。</text:p>
      <text:p text:style-name="P4">
在美中竞争升级，中国自身经济下滑之际邀请多国政要到访，此举是否会导致国际社会的对华政策发生转变？</text:p>
      <text:p text:style-name="P4">
2023年6月27日，北京户外屏幕上播放的新西兰总理克里斯·希普金斯 (Chris Hipkins) 访华画面。（法新社）  <text:a xlink:type="simple" xlink:href="https://www.rfa.org/mandarin/yataibaodao/junshiwaijiao/tj-06272023100428.html/000_33l83zt.jpg" text:style-name="Internet_20_link" text:visited-style-name="Visited_20_Internet_20_Link">
</text:a>
</text:p>
      <text:p text:style-name="P4">
<text:span text:style-name="T4">
学者：中小型国家对华政策不变</text:span>
</text:p>
      <text:p text:style-name="P4">
美国纽约城市大学政治学教授夏明在接受本台采访时告诉记者，其实各国的对华政策并没有改变：“如果从单边关系来看，新西兰或是以色列，或是欧盟国家，在跟中国一对一打交道的时候当然会对中国客气得多，不会跟中国挑起人权或其他有争议的议题。但是在多边关系的场景下，美国、欧洲主要国家以及日本如果有协调一致的政策，其他小国就会步调一致，不会游离在西方国家的政策协调之外。对中国的各种人权问题批评，在多边环境下这些小国都不会克制，也会跟美国等大国协调。”</text:p>
      <text:p text:style-name="P4">
旅美政治学者王军涛也认为，中小型国家视美国为主要领袖的架构依然不变：“美国跟中国还要进行很多合作，不打算跟中国进行脱钩。其实新西兰和以色列它们发展的都是在大的安全架构上不会违背美国的意愿，会继续强化对中国的封锁、打压。”</text:p>
      <text:p text:style-name="P4">
王军涛指出，中小型国家在谋求与中国合作时，会着重于不影响既有利益，如新西兰会着重于向中国输出绵羊产品：“这样一些产业跟中国合作，不影响美国对中国的围堵政策。”</text:p>
      <text:p text:style-name="P4">
<text:span text:style-name="T4">
消息人士：美国财政部长耶伦预计下月访问中国</text:span>
</text:p>
      <text:p text:style-name="P4">
美国彭博社周二引述消息人士披露，继国务卿布林肯访华后，美国财政部长耶伦（JanetYellen）有机会在下个月访问中国。在周二北京举行的中国外交部例行记者会上，彭博社就此提问，中方发言人毛宁却并未正面回应确认。</text:p>
      <text:p text:style-name="P4">
毛宁说：“中美就各层级对话与交往保持着沟通。关于你提到的具体访问，建议向中方主管部门询问。”</text:p>
      <text:p text:style-name="P4">
记者：唐缘媛 责编：何平 网编：洪伟</text:p>
      <text:p text:style-name="P4">
Source: <text:a xlink:type="simple" xlink:href="https://www.rfa.org/mandarin/yataibaodao/junshiwaijiao/tj-06272023100428.html" text:style-name="Internet_20_link" text:visited-style-name="Visited_20_Internet_20_Link">
https://www.rfa.org/mandarin/yataibaodao/junshiwaijiao/tj-06272023100428.html</text:a>
</text:p>
      <!--NEWS-->
      <text:h text:style-name="P10" text:outline-level="1">
<text:span text:style-name="T4">
交易员押注此轮美股牛市才刚开始 (Free Version)</text:span>
</text:h>
      <text:p text:style-name="P4">
Author: Eric Wallerstein / Gunjan Banerji</text:p>
      <text:p text:style-name="P4">
Publisher: 华尔街日报中文网</text:p>
      <text:p text:style-name="P4">
Published Time: 2023-06-27T15:25:00.000Z</text:p>
      <text:p text:style-name="P4">
Modified Time: 2023-06-27T15:25:00.000Z</text:p>
      <text:p text:style-name="P4">
Created Time: 2023-06-27T02:55:00.000Z</text:p>
      <text:p text:style-name="P4">
Description: 交易员们纷纷涌向看涨期权，希望从当前新一轮的美股牛市中分得一杯羹。有大量交易都在押注从AI股到规模较小、对经济敏感的公司乃至地区性银行等各类股票将一路走高。</text:p>
      <text:p text:style-name="P4">
Images: []</text:p>
      <text:p text:style-name="P4">
Categories: ['金融市场']</text:p>
      <text:p text:style-name="P4">
Keywords: SYND,LINK:EN|WP-WSJ-0001005848</text:p>
      <text:p text:style-name="P4">
Type: Article</text:p>
      <!--METADATA-->
      <text:p text:style-name="P4">
大家都想在当前新一轮的美股牛市中分得一杯羹。</text:p>
      <text:p text:style-name="P4">
Source: <text:a xlink:type="simple" xlink:href="https://cn.wsj.com/articles/%E4%BA%A4%E6%98%93%E5%91%98%E6%8A%BC%E6%B3%A8%E6%AD%A4%E8%BD%AE%E7%BE%8E%E8%82%A1%E7%89%9B%E5%B8%82%E6%89%8D%E5%88%9A%E5%BC%80%E5%A7%8B-56e8c4ba" text:style-name="Internet_20_link" text:visited-style-name="Visited_20_Internet_20_Link">
https://cn.wsj.com/articles/%E4%BA%A4%E6%98%93%E5%91%98%E6%8A%BC%E6%B3%A8%E6%AD%A4%E8%BD%AE%E7%BE%8E%E8%82%A1%E7%89%9B%E5%B8%82%E6%89%8D%E5%88%9A%E5%BC%80%E5%A7%8B-56e8c4ba</text:a>
</text:p>
      <!--NEWS-->
      <text:h text:style-name="P10" text:outline-level="1">
<text:span text:style-name="T4">
《亚太报道》2023年6月27日音频</text:span>
</text:h>
      <text:p text:style-name="P4">
Author: None</text:p>
      <text:p text:style-name="P4">
Publisher: Radio Free Asia (Organization)</text:p>
      <text:p text:style-name="P4">
Published Time: 2023-06-27T15:29:42-04:00</text:p>
      <text:p text:style-name="P4">
Modified Time: 2023-06-27T15:29:42-04:00</text:p>
      <text:p text:style-name="P4">
Description: None</text:p>
      <text:p text:style-name="P4">
Videos: []</text:p>
      <text:p text:style-name="P4">
Audios: ["<text:a xlink:type="simple" xlink:href="https://www.rfa.org/mandarin/apr-audio/yp-062720230948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3.88615in" draw:z-index="0">
<draw:image xlink:href="../Images/rfamandarin/2023-06-27T15-29-42-04-00/000000.png" xlink:type="simple" xlink:show="embed" xlink:actuate="onLoad" draw:mime-type="image/png"/>
</draw:frame>
 <text:a xlink:type="simple" xlink:href="https://www.rfa.org/mandarin/apr-audio/yp-06272023094843.html/@@images/image" text:style-name="Internet_20_link" text:visited-style-name="Visited_20_Internet_20_Link">
</text:a>
 自由亚洲电台制图  <text:a xlink:type="simple" xlink:href="https://www.rfa.org/mandarin/apr-audio/yp-06272023094843.html/@@stream" text:style-name="Internet_20_link" text:visited-style-name="Visited_20_Internet_20_Link">
Audio-1-Link：https://www.rfa.org/mandarin/apr-audio/yp-06272023094843.html/@@stream </text:a>
</text:p>
      <text:p text:style-name="P4">
此次节目的主要内容：</text:p>
      <text:p text:style-name="P4">
1. 谈论经济也成敏感话题，财经作家吴晓波再遭微博禁言；</text:p>
      <text:p text:style-name="P4">
2. 官方统计，中国各地去年虚报财政收入竟高达八百亿元；</text:p>
      <text:p text:style-name="P4">
3. 北京国资委原主任落马，涉"严重政治问题书刊"的罪名引发热议；</text:p>
      <text:p text:style-name="P4">
4. 多国政要相继访问北京，国际对华政策转向了吗？</text:p>
      <text:p text:style-name="P4">
5. 台湾"汉光演习"反空降，将首次移师国际机场。</text:p>
      <text:p text:style-name="P4">
Source: <text:a xlink:type="simple" xlink:href="https://www.rfa.org/mandarin/apr-audio/yp-06272023094843.html" text:style-name="Internet_20_link" text:visited-style-name="Visited_20_Internet_20_Link">
https://www.rfa.org/mandarin/apr-audio/yp-06272023094843.html</text:a>
</text:p>
      <!--NEWS-->
      <text:h text:style-name="P10" text:outline-level="1">
<text:span text:style-name="T4">
韩国：朝鲜将冠病防疫当作管控内部手段</text:span>
</text:h>
      <text:p text:style-name="P4">
Author: 联合早报 (Person)</text:p>
      <text:p text:style-name="P4">
Publisher: 联合早报 (Organization)</text:p>
      <text:p text:style-name="P4">
Published Time: 2023-06-27T15:33</text:p>
      <text:p text:style-name="P4">
Modified Time: 2023-06-27T15:43</text:p>
      <text:p text:style-name="P4">
Description: 韩国政府分析认为，朝鲜出于加强社会管控的目的，依然强调高强度的冠病防疫措施。韩联社报道，韩国统一部一名官员星期二（6月27日）就朝鲜官方媒体依旧强调冠病防疫措施解释说 ，除了防疫需...</text:p>
      <text:p text:style-name="P4">
Videos: []</text:p>
      <text:p text:style-name="P4">
Audios: []</text:p>
      <text:p text:style-name="P4">
Images: []</text:p>
      <text:p text:style-name="P4">
Type: NewsArticle</text:p>
      <text:p text:style-name="P4">
Breadcrumbs: ['即时', '国际']</text:p>
      <text:p text:style-name="P4">
Keywords: ['朝鲜', '冠状病毒2019', '防疫']</text:p>
      <!--METADATA-->
      <text:p text:style-name="P4">
韩国政府分析认为，朝鲜出于加强社会管控的目的，依然强调高强度的冠病防疫措施。</text:p>
      <text:p text:style-name="P4">
韩联社报道，韩国统一部一名官员星期二（6月27日）就朝鲜官方媒体依旧强调冠病防疫措施解释说，除了防疫需要，朝鲜似乎还在一定程度上将冠病防疫当作管束内部社会的手段。自冠病疫情暴发以来，朝鲜采取过度的防控防疫措施，至今仍不断强调防疫或是其中一环。</text:p>
      <text:p text:style-name="P4">
统一部官员说，朝鲜劳动党机关报《劳动新闻》仍报道其他国家的冠病疫情情况。《劳动新闻》星期二刊文介绍朝鲜各地的防疫情况，另一篇文章中还介绍日本的冠病确诊病例数据。</text:p>
      <text:p text:style-name="P4">
近几个月来不断传出朝鲜即将对中国全面开放边境等消息。分析人士认为，朝鲜持续要求保持高压防控态势，或意在在朝中边境开放临近之际进一步强化内部管束，而且担忧人员往来增加导致集体感染。</text:p>
      <text:p text:style-name="P4">
Source: <text:a xlink:type="simple" xlink:href="https://www.zaobao.com.sg/realtime/world/story20230627-1408389" text:style-name="Internet_20_link" text:visited-style-name="Visited_20_Internet_20_Link">
https://www.zaobao.com.sg/realtime/world/story20230627-1408389</text:a>
</text:p>
      <!--NEWS-->
      <text:h text:style-name="P10" text:outline-level="1">
<text:span text:style-name="T4">
事实查核｜扬言继续"做中国不喜欢的事"，布林肯露出真面目？</text:span>
</text:h>
      <text:p text:style-name="P4">
Author: 作者：董喆</text:p>
      <text:p text:style-name="P4">
Publisher: Radio Free Asia (Organization)</text:p>
      <text:p text:style-name="P4">
Published Time: 2023-06-27T15:38:00-04:00</text:p>
      <text:p text:style-name="P4">
Modified Time: 2023-06-27T15:49:47-04:00</text:p>
      <text:p text:style-name="P4">
Description: 作者：董喆</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2" text:anchor-type="as-char" svg:width="6.9236in" svg:height="3.629306in" draw:z-index="0">
<draw:image xlink:href="../Images/rfamandarin/2023-06-27T15-38-00-04-00/000000.png" xlink:type="simple" xlink:show="embed" xlink:actuate="onLoad" draw:mime-type="image/png"/>
</draw:frame>
 <text:a xlink:type="simple" xlink:href="https://www.rfa.org/mandarin/shishi-hecha/hc-06272023153202.html/@@images/image" text:style-name="Internet_20_link" text:visited-style-name="Visited_20_Internet_20_Link">
</text:a>
 自由亚洲电台制图</text:p>
      <text:p text:style-name="P4">
<text:span text:style-name="T4">
标签：断章取义</text:span>
</text:p>
      <text:p text:style-name="P4">
<text:span text:style-name="T4">
一分钟完读：</text:span>
</text:p>
      <text:p text:style-name="P4">
近日，美国国务卿布林肯结束访中行程后，多个推特、微博“大Ｖ”帐号转发了一段布林肯谈话影片。影片中布林肯说：“我访华期间对中国说，我们将继续做一些你们不喜欢的事情，说一些你们不喜欢的话”。中国搜狐、网易等平台跟进报道称，布林肯“回国后露出真面目”。</text:p>
      <text:p text:style-name="P4">
亚洲事实查核实验室查证后，确定这则影片的确是布林肯接受美国哥伦比亚广播公司（CBS）采访的画面，且根据美国国务院发布的采访逐字稿，布林肯确实有说出影片中撷取的段落，但他的下句是“就像你们（中国）毫无疑问将继续做和说我们不喜欢的事情一样”。在当时的语境中，布林肯是在解释拜登总统的言论，并描述两国将长期存在一些分歧的事实，中国社群平台上流传的片段和对布林肯“真面目有”的“揭露”属断章取义。</text:p>
      <text:p text:style-name="P4">
<text:span text:style-name="T4">
深度分析：</text:span>
</text:p>
      <text:p text:style-name="P4">
美国国务卿布林肯（Antony J. Blinken）于6月25日接受了美国CBS节目Face the Nation主持人玛格丽特·布伦南（MargaretBrennan）专访。26日上午，俄罗斯卫星通讯社引用布林肯在专访中的部分发言，并以“ <text:a xlink:type="simple" xlink:href="https://big5.sputniknews.cn/20230626/1051352812.html" text:style-name="Internet_20_link" text:visited-style-name="Visited_20_Internet_20_Link">
 美国国务卿扬言要继续做中国不喜欢的事情</text:a>
 ”作为标题刊出报道。</text:p>
      <text:p text:style-name="P4">
26日下午开始，中国搜狐、网易平台跟进报道，称“访华结束后，布林肯露出真面目”。内文更称美国才是导致中美关系下滑的挑衅者，“仅仅六天布林肯就露出真面目”，发出“不和谐的声音”。</text:p>
      <text:p text:style-name="P4">
搜狐网上的原创文章指布林肯访华结束后露出真面目，对外扬言继续做中国不喜欢的事。图取自搜狐  <text:a xlink:type="simple" xlink:href="https://www.rfa.org/mandarin/shishi-hecha/hc-06272023153202.html/56fe1.png" text:style-name="Internet_20_link" text:visited-style-name="Visited_20_Internet_20_Link">
</text:a>
  微博上多个“爱国大V”也同步开始转贴相关影片，片中布林肯说：“访华的主要目的是，给美中关系带来更大的稳定性。但有一件事情，我访华期间对中国说，我们将继续做一些你们不喜欢的事情，说一些你们不喜欢的话”。</text:p>
      <text:p text:style-name="P4">
中国驻巴基斯坦外交官张和清也在推特分享该影片，不过也有网友留言质疑这段影片是否为AI生成。</text:p>
      <text:p text:style-name="P4">
中国驻巴基斯坦外交官也转贴相关影片，但有网民怀疑是AI生成。图取自推特  <text:a xlink:type="simple" xlink:href="https://www.rfa.org/mandarin/shishi-hecha/hc-06272023153202.html/56fe2.png" text:style-name="Internet_20_link" text:visited-style-name="Visited_20_Internet_20_Link">
</text:a>
</text:p>
      <text:p text:style-name="P4">
亚洲事实查核实验室经查证后确定，中国社交媒体平台上的影片确实为布林肯本人的发言，画面撷取自布林肯与CBS节目主持人玛格丽特·布伦南的 <text:a xlink:type="simple" xlink:href="https://www.cbsnews.com/video/secretary-of-state-antony-blinken-says-we-havent-seen-the-last-act-yet-in-russias-wagner-rebellion/" text:style-name="Internet_20_link" text:visited-style-name="Visited_20_Internet_20_Link">
 对谈</text:a>
，节目7分16秒至7分27秒间的画面与中国社交媒体平台上流传的影片相符。</text:p>
      <text:p text:style-name="P4">
 布林肯与CBS节目主持人的对谈。图取自CBS官网<text:a xlink:type="simple" xlink:href="https://www.rfa.org/mandarin/shishi-hecha/hc-06272023153202.html/56fe3.png" text:style-name="Internet_20_link" text:visited-style-name="Visited_20_Internet_20_Link">
 </text:a>
</text:p>
      <text:p text:style-name="P4">
但根据访谈影片以及美国国务院公布的 <text:a xlink:type="simple" xlink:href="https://www.state.gov/secretary-antony-j-blinken-with-margaret-brennan-of-cbs-face-the-nation-4/" text:style-name="Internet_20_link" text:visited-style-name="Visited_20_Internet_20_Link">
 完整对谈逐字稿 </text:a>
，布林肯这一段话是有针对性地在回答主持人的问题。主持人问他，他刚结束访中行程，拜登总统就公开称习近平是“独裁者”，“这(发言)对你工作的伤害有多大？”    面对问题，布林肯先表示自己访问中国的目的，是为了促进两国关系更加稳固。但“我在此次旅行中对中国说的是，我们将继续做和说你们不喜欢的事情，就像你们毫无疑问将继续做和说我们不喜欢的事情一样”。布林肯跟着还补上一句：“如果你看看中国外交部每天发布的消息，你就会听到这种(让我们不喜欢)的说法。”</text:p>
      <text:p text:style-name="P4">
<text:span text:style-name="T4">
结论：</text:span>
</text:p>
      <text:p text:style-name="P4">
中国社交媒体平台上流传的影片为真，并非AI生成，但仅引述布林肯原话的上半句，称布林肯单方面扬言继续说和做中国不喜欢的事，属于断章取义的资讯。根据上下文，布林肯的语义应该是中美立场总有分歧，但彼此都持续向对方表达。相互沟通，才能促进美中关系稳定。</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6272023153202.html" text:style-name="Internet_20_link" text:visited-style-name="Visited_20_Internet_20_Link">
https://www.rfa.org/mandarin/shishi-hecha/hc-06272023153202.html</text:a>
</text:p>
      <!--NEWS-->
      <text:h text:style-name="P10" text:outline-level="1">
<text:span text:style-name="T4">
虽首批交付核潜艇时间未定 美国仍对AUKUS项目有信心</text:span>
</text:h>
      <text:p text:style-name="P4">
Author: chinese@voanews.com (金谷)</text:p>
      <text:p text:style-name="P4">
Publisher: 美国之音中文网 (Type: NewsMediaOrganization)</text:p>
      <text:p text:style-name="P4">
Published Time: 2023-06-27T15:39:26+08:00</text:p>
      <text:p text:style-name="P4">
Modified Time: 2023-06-27 07:39:26Z</text:p>
      <text:p text:style-name="P4">
Description: 美国海军作战部部长迈克尔·吉尔代（Michael Gilday）周一（6月26日）在美国智库战略与国际研究中心（CSIS）的一场会议上表示，美国并没有低估实现为澳大利亚提供核动力潜艇所面临的困难，并且仍不清楚首批交付潜艇的确切来源情况，不过美国仍对奥库斯集团（AUKUS）项目具有高度信心。</text:p>
      <text:p text:style-name="P4">
Videos: []</text:p>
      <text:p text:style-name="P4">
Images: []</text:p>
      <text:p text:style-name="P4">
Categories: ['美国', '亚太', '军事']</text:p>
      <text:p text:style-name="P4">
Type: None</text:p>
      <!--METADATA-->
      <text:p text:style-name="P4">
NoneNone</text:p>
      <text:p text:style-name="P4">
Source: <text:a xlink:type="simple" xlink:href="https://www.voachinese.com/a/us-confident-in-implementing-aukus-20230627/7154398.html" text:style-name="Internet_20_link" text:visited-style-name="Visited_20_Internet_20_Link">
https://www.voachinese.com/a/us-confident-in-implementing-aukus-20230627/7154398.html</text:a>
</text:p>
      <!--NEWS-->
      <text:h text:style-name="P10" text:outline-level="1">
<text:span text:style-name="T4">
美国常务副国务卿谢尔曼与中国驻美大使通电话</text:span>
</text:h>
      <text:p text:style-name="P4">
Author: None</text:p>
      <text:p text:style-name="P4">
Publisher: Radio Free Asia (Organization)</text:p>
      <text:p text:style-name="P4">
Published Time: 2023-06-27T15:45:00-04:00</text:p>
      <text:p text:style-name="P4">
Modified Time: 2023-06-27T15:46: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0" text:anchor-type="as-char" svg:width="6.9236in" svg:height="2.925779in" draw:z-index="0">
<draw:image xlink:href="../Images/rfamandarin/2023-06-27T15-45-00-04-00/000000.png" xlink:type="simple" xlink:show="embed" xlink:actuate="onLoad" draw:mime-type="image/png"/>
</draw:frame>
 美国常务副国务卿温迪·谢尔、中国驻美大使谢锋。 <text:a xlink:type="simple" xlink:href="https://www.rfa.org/mandarin/Xinwen/9-06272023153512.html/@@images/image" text:style-name="Internet_20_link" text:visited-style-name="Visited_20_Internet_20_Link">
</text:a>
美联社/法新社/RFA组图  据路透社6月27日发自华盛顿的消息，美国国务院表示，美国常务副国务卿温迪·谢尔曼周二与中国驻美大使通电话，就美国国务卿布林肯上周访问北京期间讨论的问题进行后续跟进。美国国务院早些时候在一份声明中表示，谢尔曼在与中国大使谢锋的通话中，重申了在各种问题上保持开放沟通渠道的重要性。美国国务院发言人马修·米勒在例行新闻发布会上表示：“这是一次实质性通话。这是对国务卿访问的后续行动。”米勒补充说：“现在在内阁下级层面正在进行许多关于跟进国务卿讨论的一些问题的对话。”米勒表示，自布林肯访问以来，美国和中国官员一直在讨论中国外交部长秦刚何时到访华盛顿，但此次访问尚未安排。 （责编：梒青）</text:p>
      <text:p text:style-name="P4">
Source: <text:a xlink:type="simple" xlink:href="https://www.rfa.org/mandarin/Xinwen/9-06272023153512.html" text:style-name="Internet_20_link" text:visited-style-name="Visited_20_Internet_20_Link">
https://www.rfa.org/mandarin/Xinwen/9-06272023153512.html</text:a>
</text:p>
      <!--NEWS-->
      <text:h text:style-name="P10" text:outline-level="1">
<text:span text:style-name="T4">
陆兆福：KLIA应以超越樟宜机场为目标</text:span>
</text:h>
      <text:p text:style-name="P4">
Author: 联合早报 (Person)</text:p>
      <text:p text:style-name="P4">
Publisher: 联合早报 (Organization)</text:p>
      <text:p text:style-name="P4">
Published Time: 2023-06-27T15:54</text:p>
      <text:p text:style-name="P4">
Modified Time: 2023-06-27T16:39</text:p>
      <text:p text:style-name="P4">
Description: 马来西亚政府认为，负责经营吉隆坡国际机场（KLIA）的马国机场控股公司，应该以超越新加坡樟宜机场为目标而急起直追，努力让吉隆坡国际机场成为本区域的航空中心，而不是像目前只是接驳樟宜...</text:p>
      <text:p text:style-name="P4">
Videos: []</text:p>
      <text:p text:style-name="P4">
Audios: []</text:p>
      <text:p text:style-name="P4">
Images: []</text:p>
      <text:p text:style-name="P4">
Type: NewsArticle</text:p>
      <text:p text:style-name="P4">
Breadcrumbs: ['即时', '国际']</text:p>
      <text:p text:style-name="P4">
Keywords: ['吉隆坡国际机场', '樟宜机场', '陆兆福']</text:p>
      <!--METADATA-->
      <text:p text:style-name="P4">
马来西亚政府认为，负责经营吉隆坡国际机场（KLIA）的马国机场控股公司，应该以超越新加坡樟宜机场为目标而急起直追，努力让吉隆坡国际机场成为本区域的航空中心，而不是像目前只是接驳樟宜机场等本区域各机场的支线机场。</text:p>
      <text:p text:style-name="P4">
交通部长陆兆福星期一（6月26日）在吉隆坡国际机场胶囊旅馆货柜箱酒店推介礼后的记者会说，吉隆坡国际机场应该把樟宜机场视为竞争对手。他说，樟宜机场是全球名列前茅的机场，吉隆坡国际机场的排名与之有一定距离，但这不代表吉隆坡国际机场将继续输给樟宜机场。</text:p>
      <text:p text:style-name="P4">
他说：“马国拥有许多资源，为何我们无法与樟宜机场竞争？我们应当将樟宜机场视为挑战。我们切勿安于成为樟宜机场或本区域其他机场的‘支线机场’（feederairport ），我们理应成为一个航空运输中心。”</text:p>
      <text:p text:style-name="P4">
他指出：“吉隆坡国际机场与樟宜机场竞争，确实落后了一段距离。但我们目前可以做的是让吉隆坡国际机场不仅成为客运中心，也能成为货运中心。”</text:p>
      <text:p text:style-name="P4">
他认为，马国各国际机场在成为货运中心方面非常具有潜能，因为马国的机场处理量大、土地面积也很大。</text:p>
      <text:p text:style-name="P4">
Source: <text:a xlink:type="simple" xlink:href="https://www.zaobao.com.sg/realtime/world/story20230627-1408394" text:style-name="Internet_20_link" text:visited-style-name="Visited_20_Internet_20_Link">
https://www.zaobao.com.sg/realtime/world/story20230627-1408394</text:a>
</text:p>
      <!--NEWS-->
      <text:h text:style-name="P10" text:outline-level="1">
<text:span text:style-name="T4">
俄罗斯和中国就反导防御问题举行会谈</text:span>
</text:h>
      <text:p text:style-name="P4">
Author: None</text:p>
      <text:p text:style-name="P4">
Publisher: Radio Free Asia (Organization)</text:p>
      <text:p text:style-name="P4">
Published Time: 2023-06-27T16:21:44-04:00</text:p>
      <text:p text:style-name="P4">
Modified Time: 2023-06-27T16:21: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2" text:anchor-type="as-char" svg:width="6.9236in" svg:height="4.612011in" draw:z-index="0">
<draw:image xlink:href="../Images/rfamandarin/2023-06-27T16-21-44-04-00/000000.png" xlink:type="simple" xlink:show="embed" xlink:actuate="onLoad" draw:mime-type="image/png"/>
</draw:frame>
在珠海举行的第十二届中国国际航空航天博览会，俄罗斯联邦国防输出局(Rosoboronexport)摊位的大型屏幕上展示反舰导弹系统。 <text:a xlink:type="simple" xlink:href="https://www.rfa.org/mandarin/Xinwen/10-06272023162035.html/@@images/image" text:style-name="Internet_20_link" text:visited-style-name="Visited_20_Internet_20_Link">
</text:a>
美联社资料图片  据路透社27日的消息援引俄罗斯外交部称，俄罗斯和中国外交部周二就反导防御问题举行了一轮磋商。俄罗斯外交部在其网站上的一份声明中表示：“就这一问题的各个方面，包括其全球和区域层面，进行了彻底的意见交换。”“我们重申了今后定期举行此类磋商的意图。” 自2022 年 2 月俄罗斯以所谓的“特别军事行动”入侵乌克兰以来，俄罗斯越来越多地向中国寻求贸易和外交支持。中国没有谴责这次入侵，华盛顿和其他西方盟友今年早些时候表示，中国正在考虑向俄罗斯提供武器，但北京否认了这一点。 （责编：梒青）</text:p>
      <text:p text:style-name="P4">
Source: <text:a xlink:type="simple" xlink:href="https://www.rfa.org/mandarin/Xinwen/10-06272023162035.html" text:style-name="Internet_20_link" text:visited-style-name="Visited_20_Internet_20_Link">
https://www.rfa.org/mandarin/Xinwen/10-06272023162035.html</text:a>
</text:p>
      <!--NEWS-->
      <text:h text:style-name="P10" text:outline-level="1">
<text:span text:style-name="T4">
评论 | 何清涟：中国"橄榄型社会"终成南柯梦</text:span>
</text:h>
      <text:p text:style-name="P4">
Author: None</text:p>
      <text:p text:style-name="P4">
Publisher: Radio Free Asia (Organization)</text:p>
      <text:p text:style-name="P4">
Published Time: 2023-06-27T16:30:59-04:00</text:p>
      <text:p text:style-name="P4">
Modified Time: 2023-06-27T16:30: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4" text:anchor-type="as-char" svg:width="6.9236in" svg:height="4.288165in" draw:z-index="0">
<draw:image xlink:href="../Images/rfamandarin/2023-06-27T16-30-59-04-00/000000.png" xlink:type="simple" xlink:show="embed" xlink:actuate="onLoad" draw:mime-type="image/png"/>
</draw:frame>
 2023年6月20日，北京一所公园中的游客。 <text:a xlink:type="simple" xlink:href="https://www.rfa.org/mandarin/pinglun/heqinglian/hql-06272023161539.html/@@images/image" text:style-name="Internet_20_link" text:visited-style-name="Visited_20_Internet_20_Link">
</text:a>
美联社</text:p>
      <text:p text:style-name="P4">
现在的"中国梦"，大家知道是强国梦，这个算勉强实现了，终于成了世界第二大经济体，但人均GDP与第一的美国、后两位的德国、日本相比还差不少。但不少人似乎已经忘记了，改革开放以来的第一个中国梦，就是邓小平在改革开放之初那个先富带后富的共同富裕梦。对这个共富梦，中国学术界诠释为中国将朝向橄榄型社会（中产阶级占比超过人口一半）迈进，但这个梦如今已化为南柯一梦。</text:p>
      <text:p text:style-name="P4">
<text:span text:style-name="T4">
大学不再是培养中产阶级的摇篮</text:span>
</text:p>
      <text:p text:style-name="P4">
中国目前在为总和生育率下降发愁。今年1月中国国家统计局公布，2022年全国人口减少85万，是60多年来首次出现总人口负增长；总人口减少的原因因为中国年轻一代流行“三不”——不恋、不婚、不育。中国官方最新数据显示，今年5月，16至24岁青年人的失业率升至20.8%，连续两个月创2018年有统计以来新高。其中大学毕业生的情况更糟糕，据中国国务院发展研究中心研究员卓贤估算，大学生失业率是青年整体失业率的1.4倍，是青年失业人口的主要群体，约累计有1千万大学毕业生找不到工作。中国网上有关“全职儿女”成了讨论热点，所谓“全职儿女”，就是通过照顾父母得到生活费，背后原因就是中国高企的失业率，标识着整个社会经济严重下滑、萎缩的现状。</text:p>
      <text:p text:style-name="P4">
从上世纪中叶以来，大学号称培养中产阶级的摇篮，大学毕业之后等于拿到一张进入社会上升通道的准入证。如今，大学毕业即失业，预示着中产梦破碎。</text:p>
      <text:p text:style-name="P4">
<text:span text:style-name="T4">
中产阶层成“三奴”（房奴、车奴、孩奴）</text:span>
</text:p>
      <text:p text:style-name="P4">
中国的中产阶层几乎掏空所有财力，才凑够首付买了房，沦为“房奴”。在《中国人房贷压力有多大？全国人民欠66.82万亿元，利息超过40%》（网易，2022-08-01）这篇文章中谈到：根据央行2021年底公布的数据，全国个人住房贷款总额38.3万亿元，“连本带息”计算下来，全国人民共欠债66.82万亿，利息超过40%，相当于300个中小城市全年的GDP总额。中国央行2020年发布的数据显示，中国居民贷款规模达到63.2万亿元，其中中长期贷款总额约为40.8万亿元，主要为住房按揭贷款和装修贷款等，而全国负有房贷家庭约有1.05亿户。这几年疫情期间，因失业而断供者不少。</text:p>
      <text:p text:style-name="P4">
中产阶级不仅是房奴，还是车奴，自从2017年1月1日开始实行个人首付两成即可买车的“汽车贷款新政”以来，汽车信贷成为排在第二位的消费信贷业务，仅次于购房贷款。《人民日报·海外版》（2022年9月15日）引用的数据显示，中国有车家庭比例已达41.67%，有车家庭当中81.4%的家庭汽车价格在20万元以下，说明五分之四的家庭是勉力购车。2020年以来，一场疫情让90后“月欠族”现出原形，难以还贷无奈卖车。（《人民日报·海外版》，2020年4月15日）</text:p>
      <text:p text:style-name="P4">
已经婚育的中产还被称为“孩奴”，用来概括形容一生都在为子女打拼，为子女忙碌，为子女挣钱，而失去了自我价值体现的生活状态。成为“孩奴”的状态各有不同，与父母对孩子的期盼高低有关，在《孩子为啥会成为新中产家庭最大负担》（新浪教育，2017年5月20日）一文代表了受过较好教育不少有留学经历的新中产的期望值：以孩子12年基础教育在民办学校花费约200万元，到美国等西方国家读本科四年花费约200万元计，在16年里，必须有400万人民币的学费储备，也就是说每个中产家庭每年必须有25万元的节余作为学费储备金。所以，家庭年收入至少要持续多年达到60-80万以上，才能勉强满足这个需求。温饱型家庭则多是公立学校完成基础教育，上大学后视学校情况，4年费用从10万到40万不等。（《上大学需要花费多少钱？10万、20万、40万，录取分数线越高越省钱》（网易2021年7月26日）</text:p>
      <text:p text:style-name="P4">
以上情况说明，“孩奴”的差距是由中产家庭收入差距决定的。</text:p>
      <text:p text:style-name="P4">
<text:span text:style-name="T4">
中产的收入标准在降低</text:span>
</text:p>
      <text:p text:style-name="P4">
“中产”这个概念在中国仍然非常模糊，外国投行报告与中国的估算标准不一样，中国在不同的年份也不一样。</text:p>
      <text:p text:style-name="P4">
瑞士信贷银行在2015年的一个报告中说：以美国的5万-50万美元为基准，以IMF版本的购买力平价（PPP）进行汇率换算，个人财富在2.8-28万美元的中国人，均是中产阶级大军的一员。这里特别说明，个人财富包括所有房产、股票、存款等，不是指年收入。按照这个标准，中国的中产阶级过亿人，是全世界中产阶级数量最庞大的国家，但占总人口比例却只有10%左右。</text:p>
      <text:p text:style-name="P4">
中国研究机构的调查结论不同。2015年，西南财经大学中国家庭金融调查与研究中心根据当年CHFS调查数据测算，中国中产阶级的数量实际为2.04亿人，远远超过瑞信财富报告的1.09亿人。而且，中国中产阶级掌握的财富总量为28.3万亿，超过美国和日本，跃居世界首位。此后，中产阶级人数不断增加，中国社科院出版的2020年《社会蓝皮书》解释，中国的中等收入家庭的年收入在10万元以上，按照这个定义，中等收入家庭的人口是4亿人。2019年末以来长达三年的疫情，失业者增多，中国人收入减少，但中产阶级人数却在增加。据腾讯财经今年6月18日报导，浙江大学资深教授、共享与发展研究院院长李实表示，2022年中国中等收入群体规模已达到4.6亿人，每个月3千元就达到中等收入群体的标准。</text:p>
      <text:p text:style-name="P4">
——2015年的中产标准是财富，不是年收入，只是包括年收入在内，口径不一样，无法对比。2020年是家庭收入年收入10万元，三口之家两个工作，人均5万元，月收入为4000元以上，中产标准从月收入4000元降至2022年的月收入3000元，标准拉低了25%。</text:p>
      <text:p text:style-name="P4">
月收入3000元能过上什么生活？没有相关数据，但网易一篇文章《月收入5000元真的算“高工资”？“答案”来了》（2022-01-04）写道：“如果你在城市中生活，那尽量远离一线城市，因为月收入5000元在租房居住的情况下，你可能无法生存下去，即便是在二三线城市，租房居住的话估计也只能勉强维持生活，而且还要勤俭一点。”</text:p>
      <text:p text:style-name="P4">
也就是说，刚够温饱的中产占中产的一半以上。</text:p>
      <text:p text:style-name="P4">
<text:span text:style-name="T4">
橄榄型社会已成人类往事</text:span>
</text:p>
      <text:p text:style-name="P4">
在二战以后，美国（捎上西方国家）因为一直保持着技术创新的世界经济领头羊地位，美国成了“丰裕社会”，形成了人类历史上第一次出现的中产阶级为主的橄榄型社会结构，全球化后，这种橄榄型社会结构成为中国等发展中国家追求现代化的目标。只要翻查互联网资料，就会发现2000年以来，关于中产阶级的文章汗牛充栋。抛开中产阶级的社会作用不论，无论从中产阶级的收入（财富）标准，还是从人数来看，中国现在都处于萎缩状态，这说明中国离橄榄型社会结构越来越遥远。</text:p>
      <text:p text:style-name="P4">
不过，美国中产阶级人数也在萎缩。皮尤研究中心（Pew ResearchCenter）的一项分析显示，1971年，61％的美国成年人被认为属于中产阶级，2013年，美国中产阶级家庭的人数已不到全国人口的一半，到2021年，这一数字回复到50％。目前认为自己属于中产阶级的美国人已少于大衰退之前。伯克利分校经济学家表示，2022年3月至10月中旬，占美国人口40％的中产阶级的平均财富已经下降了7％，相当于减少约27000美元。自2008年全球金融危机以来，还是第一次出现这种程度的跌幅，不可谓不巨大。按照美国现在的通胀速度与房价上涨幅度，符合中产标准的人口只会越来越少。美国如此，经济状态逊于美国的国家更是如此，中产阶级基本都处于萎缩状态，中国作为过去20来年全球化的经济引擎，中产阶级的艰辛只是全球经济萎缩这幅巨大风景画中的一部分。</text:p>
      <text:p text:style-name="P4">
（文章只代表特约评论员个人的立场和观点）</text:p>
      <text:p text:style-name="P4">
Source: <text:a xlink:type="simple" xlink:href="https://www.rfa.org/mandarin/pinglun/heqinglian/hql-06272023161539.html" text:style-name="Internet_20_link" text:visited-style-name="Visited_20_Internet_20_Link">
https://www.rfa.org/mandarin/pinglun/heqinglian/hql-06272023161539.html</text:a>
</text:p>
      <!--NEWS-->
      <text:h text:style-name="P10" text:outline-level="1">
<text:span text:style-name="T4">
夏季达沃斯论坛开幕 李强批“去风险”是伪命题</text:span>
</text:h>
      <text:p text:style-name="P4">
Author: chinese@voanews.com (杨安)</text:p>
      <text:p text:style-name="P4">
Publisher: 美国之音中文网 (Type: NewsMediaOrganization)</text:p>
      <text:p text:style-name="P4">
Published Time: 2023-06-27T17:05:59+08:00</text:p>
      <text:p text:style-name="P4">
Modified Time: 2023-06-27 09:05:59Z</text:p>
      <text:p text:style-name="P4">
Description: 为摆脱供应链过度依赖中国的困境，欧美近几个月来主张“去风险”（de-risking），并少提“脱钩”（de-coupling）。中国国务院总理李强周二（6月27日）强调，西方“炒作”的“降依赖、去风险”是“伪命题”，称中国坚决反对将经贸问题政治化。</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li-qiang-s-critics-on-de-risking-20230627/7154423.html" text:style-name="Internet_20_link" text:visited-style-name="Visited_20_Internet_20_Link">
https://www.voachinese.com/a/li-qiang-s-critics-on-de-risking-20230627/7154423.html</text:a>
</text:p>
      <!--NEWS-->
      <text:h text:style-name="P10" text:outline-level="1">
<text:span text:style-name="T4">
东姑拉沙里会见柔佛苏丹</text:span>
</text:h>
      <text:p text:style-name="P4">
Author: 联合早报 (Person)</text:p>
      <text:p text:style-name="P4">
Publisher: 联合早报 (Organization)</text:p>
      <text:p text:style-name="P4">
Published Time: 2023-06-27T17:10</text:p>
      <text:p text:style-name="P4">
Modified Time: 2023-06-27T17:10</text:p>
      <text:p text:style-name="P4">
Description: 巫统元老东姑拉沙里星期一（6月26日）前往新山山武吉士林王宫会见柔佛苏丹依布拉欣。依布拉欣一见面就以晚辈身份亲吻拉沙里的右手，执礼甚恭。 巫统元老东姑拉沙里（左）星期...</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柔佛苏丹', '依布拉欣', '马来西亚', '柔佛']</text:p>
      <!--METADATA-->
      <text:p text:style-name="P4">
（新山综合讯）巫统元老东姑拉沙里星期一（6月26日）前往新山山武吉士林王宫会见柔佛苏丹依布拉欣。依布拉欣一见面就以晚辈身份亲吻拉沙里的右手，执礼甚恭。</text:p>
      <text:p text:style-name="P4">
<draw:frame draw:style-name="fr1" draw:name="Image306" text:anchor-type="as-char" svg:width="6.9236in" svg:height="4.615733in" draw:z-index="0">
<draw:image xlink:href="../Images/zaobao world/2023-06-27T17-10/000000.png" xlink:type="simple" xlink:show="embed" xlink:actuate="onLoad" draw:mime-type="image/png"/>
</draw:frame>
巫统元老东姑拉沙里（左）星期一下午前往新山新山武吉士林王宫觐见柔佛苏丹依布拉欣（右）。（柔佛苏丹依布拉欣脸书照片）</text:p>
      <text:p text:style-name="P4">
苏丹等马来统治者是马国位阶最高者，一般不向臣民行礼。不过，86岁的拉沙里是吉兰丹王族，也是吉兰丹苏丹莫哈末五世的叔叔，论辈分算是依布拉欣的父执辈，依布拉欣因此对拉沙里执晚辈礼。</text:p>
      <text:p text:style-name="P4">
<text:a xlink:type="simple" xlink:href="https://www.zaobao.com/keywords/ma-guo-liu-zhou-xuan-ju" text:style-name="Internet_20_link" text:visited-style-name="Visited_20_Internet_20_Link">
 马国六州选举 </text:a>
即将举行之际，依布拉欣在官方脸书发布多张他与拉沙里会面的照片，随即在社交媒体引起讨论。</text:p>
      <text:p text:style-name="P4">
Source: <text:a xlink:type="simple" xlink:href="https://www.zaobao.com.sg/realtime/world/story20230627-1408410" text:style-name="Internet_20_link" text:visited-style-name="Visited_20_Internet_20_Link">
https://www.zaobao.com.sg/realtime/world/story20230627-1408410</text:a>
</text:p>
      <!--NEWS-->
      <text:h text:style-name="P10" text:outline-level="1">
<text:span text:style-name="T4">
日本将韩重新列入出口白名单 日韩限贸矛盾解除</text:span>
</text:h>
      <text:p text:style-name="P4">
Author: 联合早报 (Person)</text:p>
      <text:p text:style-name="P4">
Publisher: 联合早报 (Organization)</text:p>
      <text:p text:style-name="P4">
Published Time: 2023-06-27T17:29</text:p>
      <text:p text:style-name="P4">
Modified Time: 2023-06-27T17:29</text:p>
      <text:p text:style-name="P4">
Description: 日本决定将韩国重新列入出口白名单，韩日持续四年之久的出口管制矛盾随之告一段落。韩联社报道，日本政府星期二（6月27日）在内阁会议上敲定修订《出口贸易管理令》的政令，将韩国重新纳入出...</text:p>
      <text:p text:style-name="P4">
Videos: []</text:p>
      <text:p text:style-name="P4">
Audios: []</text:p>
      <text:p text:style-name="P4">
Images: []</text:p>
      <text:p text:style-name="P4">
Type: NewsArticle</text:p>
      <text:p text:style-name="P4">
Breadcrumbs: ['即时', '国际']</text:p>
      <text:p text:style-name="P4">
Keywords: ['韩国', '日本', '日韩关系']</text:p>
      <!--METADATA-->
      <text:p text:style-name="P4">
日本决定将韩国重新列入出口白名单，韩日持续四年之久的出口管制矛盾随之告一段落。</text:p>
      <text:p text:style-name="P4">
韩联社报道，日本政府星期二（6月27日）在内阁会议上敲定修订《出口贸易管理令》的政令，将韩国重新纳入出口白名单。政令将于6月30日颁布并于7月21日正式生效。届时，日本将为对韩出口产品提供一揽子许可。</text:p>
      <text:p text:style-name="P4">
为反制韩国最高法院裁决二战掳日劳工索赔案原告胜诉，日本于2019年7月限制对韩出口三种关键半导体材料，并于同年8月将韩国移出出口白名单。之后，韩国向世贸组织（WTO）提出申诉，并将日本移出贸易白名单。</text:p>
      <text:p text:style-name="P4">
然而，韩国总统尹锡悦和日本首相岸田文雄今年3月和5月进行互访，为解决出口管制矛盾营造转机。韩国已于4月24日宣布将日本重新列入“白名单”，可享出口手续简化待遇。</text:p>
      <text:p text:style-name="P4">
Source: <text:a xlink:type="simple" xlink:href="https://www.zaobao.com.sg/realtime/world/story20230627-1408418" text:style-name="Internet_20_link" text:visited-style-name="Visited_20_Internet_20_Link">
https://www.zaobao.com.sg/realtime/world/story20230627-1408418</text:a>
</text:p>
      <!--NEWS-->
      <text:h text:style-name="P10" text:outline-level="1">
<text:span text:style-name="T4">
人权机构裁定荷兰芯片龙头ASML可拒绝某些国籍的求职者以遵循美国出口规则</text:span>
</text:h>
      <text:p text:style-name="P4">
Author: chinese@voanews.com (金谷)</text:p>
      <text:p text:style-name="P4">
Publisher: 美国之音中文网 (Type: NewsMediaOrganization)</text:p>
      <text:p text:style-name="P4">
Published Time: 2023-06-27T17:29:44+08:00</text:p>
      <text:p text:style-name="P4">
Modified Time: 2023-06-27 09:29:44Z</text:p>
      <text:p text:style-name="P4">
Description: 荷兰人权监管机构裁定，荷兰计算机芯片设备制造商阿斯麦（ASML）可以根据美国出口管制规则的要求，以国籍为由拒绝求职者。</text:p>
      <text:p text:style-name="P4">
Videos: []</text:p>
      <text:p text:style-name="P4">
Images: []</text:p>
      <text:p text:style-name="P4">
Categories: ['欧洲', '美国', '经济·金融·贸易', '中国']</text:p>
      <text:p text:style-name="P4">
Type: None</text:p>
      <!--METADATA-->
      <text:p text:style-name="P4">
NoneNone</text:p>
      <text:p text:style-name="P4">
Source: <text:a xlink:type="simple" xlink:href="https://www.voachinese.com/a/dutch-chip-giant-may-limit-hiring-to-comply-us-export-rule-20230627/7154433.html" text:style-name="Internet_20_link" text:visited-style-name="Visited_20_Internet_20_Link">
https://www.voachinese.com/a/dutch-chip-giant-may-limit-hiring-to-comply-us-export-rule-20230627/7154433.html</text:a>
</text:p>
      <!--NEWS-->
      <text:h text:style-name="P10" text:outline-level="1">
<text:span text:style-name="T4">
法国首度试飞极音速滑翔载具</text:span>
</text:h>
      <text:p text:style-name="P4">
Publisher: 法新社</text:p>
      <text:p text:style-name="P4">
Published Time: 2023-06-27T17:32:06+00:00</text:p>
      <text:p text:style-name="P4">
Modified Time: 2023-06-27T17:20:02+00:00</text:p>
      <text:p text:style-name="P4">
Description: （法新社巴黎27日电） 法国军备总局表示，法国已在昨天进行了一款极音速滑翔载具原型机的首度试飞。法国正在寻求研发出能够躲避最精密防空系统的新飞弹科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7" text:anchor-type="as-char" svg:width="6.9236in" svg:height="3.617581in" draw:z-index="0">
<draw:image xlink:href="../Images/rficn/2023-06-27T17-32-06-00-00/000000.png" xlink:type="simple" xlink:show="embed" xlink:actuate="onLoad" draw:mime-type="image/png"/>
</draw:frame>
</text:p>
      <text:p text:style-name="P4">
法国军备总局（Direction generale del'Armement，DGA）指出，一枚探空火箭昨天载运一架VMAX极音速滑翔载具，从法国西南部比斯开湾（Bay ofBiscay）旁的比斯卡罗斯（Biscarosse）火箭试射场发射升空。</text:p>
      <text:p text:style-name="P4">
法国军备总局在声明中表示：「这起试飞是循要求非常高的长程轨迹，代表空前的技术挑战，这也将为我国极高速武器的未来规划铺路。」</text:p>
      <text:p text:style-name="P4">
法国军备总局并未提供有关试飞结果的细节，仅表示正在分析试飞过程中收集到的资料。</text:p>
      <text:p text:style-name="P4">
法国在2019年将VMAX计画的管理工作发包给航太公司阿丽亚娜集团（ArianeGroup），计画的目的是要开发出一架极音速滑翔载具示范机。</text:p>
      <text:p text:style-name="P4">
极音速滑翔载具是一种无动力机动飞行器，可以5马赫以上的速度飞行。其功用是可搭载核弹头或传统弹头，因此拥有核武的强国过去几年不断研究这种载具。</text:p>
      <text:p text:style-name="P4">
极音速滑翔载具通常是利用一枚火箭推进到离地数十公里的高空后，再与酬载一同以极音速降落。它不像弹道飞弹以固定轨迹行进，而是可在高速时改变飞行方向。</text:p>
      <text:p text:style-name="P4">
Source: <text:a xlink:type="simple" xlink:href="https://www.rfi.fr/cn/%E5%9B%BD%E9%99%85%E6%8A%A5%E9%81%93/20230627-%E6%B3%95%E5%9B%BD%E9%A6%96%E5%BA%A6%E8%AF%95%E9%A3%9E%E6%9E%81%E9%9F%B3%E9%80%9F%E6%BB%91%E7%BF%94%E8%BD%BD%E5%85%B7" text:style-name="Internet_20_link" text:visited-style-name="Visited_20_Internet_20_Link">
https://www.rfi.fr/cn/%E5%9B%BD%E9%99%85%E6%8A%A5%E9%81%93/20230627-%E6%B3%95%E5%9B%BD%E9%A6%96%E5%BA%A6%E8%AF%95%E9%A3%9E%E6%9E%81%E9%9F%B3%E9%80%9F%E6%BB%91%E7%BF%94%E8%BD%BD%E5%85%B7</text:a>
</text:p>
      <!--NEWS-->
      <text:h text:style-name="P10" text:outline-level="1">
<text:span text:style-name="T4">
鲁卡申柯证实俄国佣兵首脑抵白俄</text:span>
</text:h>
      <text:p text:style-name="P4">
Publisher: 法新社</text:p>
      <text:p text:style-name="P4">
Published Time: 2023-06-27T17:32:07+00:00</text:p>
      <text:p text:style-name="P4">
Modified Time: 2023-06-27T17:20:01+00:00</text:p>
      <text:p text:style-name="P4">
Description: （法新社莫斯科27日电） 白俄罗斯总统鲁卡申柯证实，俄罗斯佣兵组织瓦格纳集团首脑普里格津今天飞抵白俄。瓦格纳佣兵周末发动兵变后打退堂鼓，依据鲁卡申柯斡旋达成的协议，普里格津会流亡白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8" text:anchor-type="as-char" svg:width="6.9236in" svg:height="3.617581in" draw:z-index="0">
<draw:image xlink:href="../Images/rficn/2023-06-27T17-32-07-00-00/000000.png" xlink:type="simple" xlink:show="embed" xlink:actuate="onLoad" draw:mime-type="image/png"/>
</draw:frame>
</text:p>
      <text:p text:style-name="P4">
根据白俄罗斯国营媒体报导，鲁卡申柯（Alexander Lukashenko）表示：「就我了解，普里格津（YevgenyPrigozhin）已经搭机飞来。是的，不错，他今天就会到白俄罗斯。」</text:p>
      <text:p text:style-name="P4">
目前还不清楚普里格津是否已抵达白俄罗斯，或是还在途中。</text:p>
      <text:p text:style-name="P4">
Source: <text:a xlink:type="simple" xlink:href="https://www.rfi.fr/cn/%E5%9B%BD%E9%99%85%E6%8A%A5%E9%81%93/20230627-%E9%B2%81%E5%8D%A1%E7%94%B3%E6%9F%AF%E8%AF%81%E5%AE%9E%E4%BF%84%E5%9B%BD%E4%BD%A3%E5%85%B5%E9%A6%96%E8%84%91%E6%8A%B5%E7%99%BD%E4%BF%84" text:style-name="Internet_20_link" text:visited-style-name="Visited_20_Internet_20_Link">
https://www.rfi.fr/cn/%E5%9B%BD%E9%99%85%E6%8A%A5%E9%81%93/20230627-%E9%B2%81%E5%8D%A1%E7%94%B3%E6%9F%AF%E8%AF%81%E5%AE%9E%E4%BF%84%E5%9B%BD%E4%BD%A3%E5%85%B5%E9%A6%96%E8%84%91%E6%8A%B5%E7%99%BD%E4%BF%84</text:a>
</text:p>
      <!--NEWS-->
      <text:h text:style-name="P10" text:outline-level="1">
<text:span text:style-name="T4">
俄将撤销指控 瓦格纳准备移交重型军备</text:span>
</text:h>
      <text:p text:style-name="P4">
Author: 联合早报 (Person)</text:p>
      <text:p text:style-name="P4">
Publisher: 联合早报 (Organization)</text:p>
      <text:p text:style-name="P4">
Published Time: 2023-06-27T17:42</text:p>
      <text:p text:style-name="P4">
Modified Time: 2023-06-27T17:42</text:p>
      <text:p text:style-name="P4">
Description: 俄罗斯联邦安全局宣布，将撤销针对瓦格纳集团的指控。同时，瓦格纳正准备向俄国防部移交重型军事装备。综合法新社和路透社报道，俄罗斯联邦安全局星期二（6月27日）发声明说：“因私营军事公...</text:p>
      <text:p text:style-name="P4">
Videos: []</text:p>
      <text:p text:style-name="P4">
Audios: []</text:p>
      <text:p text:style-name="P4">
Images: []</text:p>
      <text:p text:style-name="P4">
Type: NewsArticle</text:p>
      <text:p text:style-name="P4">
Breadcrumbs: ['即时', '国际']</text:p>
      <text:p text:style-name="P4">
Keywords: ['俄罗斯', '俄罗斯兵变']</text:p>
      <!--METADATA-->
      <text:p text:style-name="P4">
俄罗斯联邦安全局宣布，将撤销针对瓦格纳集团的指控。同时，瓦格纳正准备向俄国防部移交重型军事装备。</text:p>
      <text:p text:style-name="P4">
综合法新社和路透社报道，俄罗斯联邦安全局星期二（6月27日）发声明说：“因私营军事公司瓦格纳的武装起义而开启的刑事案件已经结束。”据俄新社报道，撤销指控是因为“参与者已经停止兵变的犯罪行动”。</text:p>
      <text:p text:style-name="P4">
此外，俄国防部星期二发声明说，当局准备将属于瓦格纳的军事硬件移交给莫斯科的正规军接管。声明说：“目前正在准备将私营军事公司瓦格纳的重型军事装备转移到俄罗斯武装部队的单位。”</text:p>
      <text:p text:style-name="P4">
瓦格纳上星期五（23日） <text:a xlink:type="simple" xlink:href="https://www.zaobao.com/realtime/world/story20230624-1407349" text:style-name="Internet_20_link" text:visited-style-name="Visited_20_Internet_20_Link">
 发动兵变</text:a>
 。经白罗斯总统卢卡申科斡旋，<text:a xlink:type="simple" xlink:href="https://www.zaobao.com/realtime/world/story20230624-1407486" text:style-name="Internet_20_link" text:visited-style-name="Visited_20_Internet_20_Link">
 瓦格纳集团首脑普里戈任 </text:a>
星期六（24日） <text:a xlink:type="simple" xlink:href="https://www.zaobao.com/realtime/world/story20230625-1407576" text:style-name="Internet_20_link" text:visited-style-name="Visited_20_Internet_20_Link">
 同意停止挥军莫斯科</text:a>
 并流亡白罗斯。</text:p>
      <text:p text:style-name="P4">
Source: <text:a xlink:type="simple" xlink:href="https://www.zaobao.com.sg/realtime/world/story20230627-1408423" text:style-name="Internet_20_link" text:visited-style-name="Visited_20_Internet_20_Link">
https://www.zaobao.com.sg/realtime/world/story20230627-1408423</text:a>
</text:p>
      <!--NEWS-->
      <text:h text:style-name="P10" text:outline-level="1">
<text:span text:style-name="T4">
槟城与吉打州议会星期三解散</text:span>
</text:h>
      <text:p text:style-name="P4">
Author: 联合早报 (Person)</text:p>
      <text:p text:style-name="P4">
Publisher: 联合早报 (Organization)</text:p>
      <text:p text:style-name="P4">
Published Time: 2023-06-27T17:47</text:p>
      <text:p text:style-name="P4">
Modified Time: 2023-06-27T17:56</text:p>
      <text:p text:style-name="P4">
Description: 马来西亚北部的槟城与吉打州议会都将在星期三（6月28日）解散，成为这次六州选举中第三及第四个解散州议会的州属。马国有六个州的州议会任期即将届满而必须选举。吉兰丹上星期四（22日）已...</text:p>
      <text:p text:style-name="P4">
Videos: []</text:p>
      <text:p text:style-name="P4">
Audios: []</text:p>
      <text:p text:style-name="P4">
Images: []</text:p>
      <text:p text:style-name="P4">
Type: NewsArticle</text:p>
      <text:p text:style-name="P4">
Breadcrumbs: ['即时', '国际']</text:p>
      <text:p text:style-name="P4">
Keywords: ['槟城', '吉打', '马国六州选举']</text:p>
      <!--METADATA-->
      <text:p text:style-name="P4">
马来西亚北部的槟城与吉打州议会都将在星期三（6月28日）解散，成为这次 <text:a xlink:type="simple" xlink:href="https://www.zaobao.com/keywords/ma-guo-liu-zhou-xuan-ju" text:style-name="Internet_20_link" text:visited-style-name="Visited_20_Internet_20_Link">
 六州选举</text:a>
 中第三及第四个解散州议会的州属。</text:p>
      <text:p text:style-name="P4">
马国有六个州的州议会任期即将届满而必须选举。吉兰丹上星期四（22日）已率先解散州议会，雪兰莪州议会接着在隔天解散。目前还有登嘉楼与森美兰州议会尚未解散。</text:p>
      <text:p text:style-name="P4">
槟城州首席部长曹观友星期二（27日）前往州元首府会见槟州元首阿末弗兹，并在过后的记者会宣布阿末弗兹已经批准槟州议会星期三解散，为接下来的州选举铺路。</text:p>
      <text:p text:style-name="P4">
吉打州务大臣星期一（26日）宣布，吉打苏丹沙烈胡丁已经批准吉打州议会在星期三（28日）解散。换言之，槟城与吉打两州的州议会都将在星期三解散。</text:p>
      <text:p text:style-name="P4">
Source: <text:a xlink:type="simple" xlink:href="https://www.zaobao.com.sg/realtime/world/story20230627-1408426" text:style-name="Internet_20_link" text:visited-style-name="Visited_20_Internet_20_Link">
https://www.zaobao.com.sg/realtime/world/story20230627-1408426</text:a>
</text:p>
      <!--NEWS-->
      <text:h text:style-name="P10" text:outline-level="1">
<text:span text:style-name="T4">
多伦多选出首位华裔市长 香港出生的邹至蕙曾任加拿大国会议员</text:span>
</text:h>
      <text:p text:style-name="P4">
Author: chinese@voanews.com (金谷)</text:p>
      <text:p text:style-name="P4">
Publisher: 美国之音中文网 (Type: NewsMediaOrganization)</text:p>
      <text:p text:style-name="P4">
Published Time: 2023-06-27T18:10:42+08:00</text:p>
      <text:p text:style-name="P4">
Modified Time: 2023-06-27 10:10:42Z</text:p>
      <text:p text:style-name="P4">
Description: 前加拿大国会议员邹至蕙（Olivia Chow）周一（6月26日）当选为加拿大最大城市多伦多的首位华裔市长。她不仅将是多伦多第一位有色人种市长，也是多伦多史上第三位女性市长。邹至蕙承诺支持租房者、倡导社会事业并削弱市长办公室的广泛权力。</text:p>
      <text:p text:style-name="P4">
Videos: []</text:p>
      <text:p text:style-name="P4">
Images: []</text:p>
      <text:p text:style-name="P4">
Categories: ['美洲', '港澳']</text:p>
      <text:p text:style-name="P4">
Type: None</text:p>
      <!--METADATA-->
      <text:p text:style-name="P4">
NoneNone</text:p>
      <text:p text:style-name="P4">
Source: <text:a xlink:type="simple" xlink:href="https://www.voachinese.com/a/toronto-elects-olivia-chow-as-first-chinese-canadian-mayor-20230627/7154469.html" text:style-name="Internet_20_link" text:visited-style-name="Visited_20_Internet_20_Link">
https://www.voachinese.com/a/toronto-elects-olivia-chow-as-first-chinese-canadian-mayor-20230627/7154469.html</text:a>
</text:p>
      <!--NEWS-->
      <text:h text:style-name="P10" text:outline-level="1">
<text:span text:style-name="T4">
马国选举法庭：伊党瓜登议席当选无效</text:span>
</text:h>
      <text:p text:style-name="P4">
Author: 联合早报 (Person)</text:p>
      <text:p text:style-name="P4">
Publisher: 联合早报 (Organization)</text:p>
      <text:p text:style-name="P4">
Published Time: 2023-06-27T18:59</text:p>
      <text:p text:style-name="P4">
Modified Time: 2023-06-27T19:16</text:p>
      <text:p text:style-name="P4">
Description: 登嘉楼州选举法庭星期二（6月27日）宣判，瓜拉登嘉楼区国会议席在去年第15届全国大选的投票成绩无效，这是因为伊斯兰党候选人阿末安扎当时涉及贿选。这是去年大选以来，法庭首次宣判选举成...</text:p>
      <text:p text:style-name="P4">
Videos: []</text:p>
      <text:p text:style-name="P4">
Audios: []</text:p>
      <text:p text:style-name="P4">
Images: []</text:p>
      <text:p text:style-name="P4">
Type: NewsArticle</text:p>
      <text:p text:style-name="P4">
Breadcrumbs: ['即时', '国际']</text:p>
      <text:p text:style-name="P4">
Keywords: ['马来西亚', '马来西亚大选', '伊斯兰党']</text:p>
      <!--METADATA-->
      <text:p text:style-name="P4">
登嘉楼州选举法庭星期二（6月27日）宣判，瓜拉登嘉楼区国会议席在去年第15届全国大选的投票成绩无效，这是因为伊斯兰党候选人阿末安扎当时涉及贿选。</text:p>
      <text:p text:style-name="P4">
这是去年大选以来，法庭首次宣判选举成绩无效。伊党闻判后已经表明将上诉。即使伊党最终失去这个国会议席，也不影响国会下议院各党势力，不会造成联邦政权更迭。</text:p>
      <text:p text:style-name="P4">
瓜拉登嘉楼区国会议席在去年大选由伊党候选人阿末安扎以4万零907张票，击败国阵候选人莫哈末祖比等三名对手。</text:p>
      <text:p text:style-name="P4">
据“当今大马”报道，阿末安扎的代表律师尤斯法立扎说，将就选举法庭的判决向联邦法院上诉。他说，阿末安扎也将申请暂缓选举法庭的判决，以等待联邦法院审理其上诉申请。</text:p>
      <text:p text:style-name="P4">
登嘉楼州巫统之前指伊党去年大选在登州涉嫌贿选，因此在今年1月3日入禀选举法庭，要求法庭援引1954年选举罪行法令宣判登州三个国会议席成绩无效。</text:p>
      <text:p text:style-name="P4">
这三个由伊党拿下的议席除了瓜拉登嘉楼国席，还有甘马挽国席，以及伊党主席哈迪阿旺赢得的马江国席。不过，登嘉楼选举法庭星期二驳回巫统登州有关马江国席的上诉，让哈迪阿旺成功保住这个国会议席。</text:p>
      <text:p text:style-name="P4">
Source: <text:a xlink:type="simple" xlink:href="https://www.zaobao.com.sg/realtime/world/story20230627-1408450" text:style-name="Internet_20_link" text:visited-style-name="Visited_20_Internet_20_Link">
https://www.zaobao.com.sg/realtime/world/story20230627-1408450</text:a>
</text:p>
      <!--NEWS-->
      <text:h text:style-name="P10" text:outline-level="1">
<text:span text:style-name="T4">
雪兰莪百年印度庙骚乱17被告无罪释放</text:span>
</text:h>
      <text:p text:style-name="P4">
Author: 联合早报 (Person)</text:p>
      <text:p text:style-name="P4">
Publisher: 联合早报 (Organization)</text:p>
      <text:p text:style-name="P4">
Published Time: 2023-06-27T19:02</text:p>
      <text:p text:style-name="P4">
Modified Time: 2023-06-27T20:38</text:p>
      <text:p text:style-name="P4">
Description: 涉及2018年11月雪兰莪百年印度庙骚乱事件的17名被告，星期二（6月27日）在八打灵再也推事庭被判表面罪名不成立，当庭释放。雪兰莪斯里马哈马廉曼印度庙（Sri Maha Mari...</text:p>
      <text:p text:style-name="P4">
Videos: []</text:p>
      <text:p text:style-name="P4">
Audios: []</text:p>
      <text:p text:style-name="P4">
Images: []</text:p>
      <text:p text:style-name="P4">
Type: NewsArticle</text:p>
      <text:p text:style-name="P4">
Breadcrumbs: ['即时', '国际']</text:p>
      <text:p text:style-name="P4">
Keywords: ['雪兰莪', '印度庙', '骚乱', '无罪释放']</text:p>
      <!--METADATA-->
      <text:p text:style-name="P4">
（八打灵再也综合讯）涉及2018年11月雪兰莪百年印度庙骚乱事件的17名被告，星期二（6月27日）在八打灵再也推事庭被判表面罪名不成立，当庭释放。</text:p>
      <text:p text:style-name="P4">
雪兰莪斯里马哈马廉曼印度庙（Sri MahaMariamman）2018年11月26日凌晨遭约百名自称发展商派去的马来暴徒闯入，并与信徒发生激烈冲突，造成约10人受伤，18辆汽车和两辆电单车遭焚毁。</text:p>
      <text:p text:style-name="P4">
这所有152年历史的印度庙外围隔天凌晨再度爆发骚乱，约2000名印度教徒焚烧邻近建筑，部分人甚至闯入发展商办公楼所在的MCT大楼破坏。骚乱持续约四天。</text:p>
      <text:p text:style-name="P4">
消防员莫哈末阿迪在2018年11月27日凌晨，奉命到印度庙扑灭被纵火的汽车时，遭暴徒从消防车内拖出殴打，导致内伤及多处骨折，过后在同年12月27日伤势恶化不治。尽管此案并非种族冲突所致，但由于涉案的暴徒以印族为主，一度引起种族关系紧张。</text:p>
      <text:p text:style-name="P4">
涉及此事的17名被告星期二被控上八打灵再也推事庭，他们的年龄介于24岁至47岁。控状指他们涉嫌在2018年11月26日凌晨2时至5时許，持有危险武器并参与骚乱，抵触刑事法典第148（持械骚动）条文。被告一旦罪名成立，最高将面对五年监禁或罚款，或两者兼施。</text:p>
      <text:p text:style-name="P4">
不过，推事依斯干达裁决时说，控方未能证明相关指控，他因此宣判所有被告的表面罪名不成立，当庭释放。</text:p>
      <text:p text:style-name="P4">
他说，控方并未提出任何确凿证据确认被告身份，也没有提交任何武器作为呈堂证据，包括控状所指的刀子。他也说，被告无罪释放后，法庭将归还他们的保释金。</text:p>
      <text:p text:style-name="P4">
Source: <text:a xlink:type="simple" xlink:href="https://www.zaobao.com.sg/realtime/world/story20230627-1408451" text:style-name="Internet_20_link" text:visited-style-name="Visited_20_Internet_20_Link">
https://www.zaobao.com.sg/realtime/world/story20230627-1408451</text:a>
</text:p>
      <!--NEWS-->
      <text:h text:style-name="P10" text:outline-level="1">
<text:span text:style-name="T4">
菲警方突击涉人口贩卖大楼 多国公民包括新加坡人被拘</text:span>
</text:h>
      <text:p text:style-name="P4">
Author: 联合早报 (Person)</text:p>
      <text:p text:style-name="P4">
Publisher: 联合早报 (Organization)</text:p>
      <text:p text:style-name="P4">
Published Time: 2023-06-27T19:27</text:p>
      <text:p text:style-name="P4">
Modified Time: 2023-06-27T19:38</text:p>
      <text:p text:style-name="P4">
Description: 菲律宾警方在马尼拉几座涉嫌人口贩卖的大楼展开突击行动，超过2700人被拘留，包括中国、印度尼西亚、越南、新加坡及马来西亚等公民。据法新社报道，菲律宾警方星期二（6月27日）说，当局...</text:p>
      <text:p text:style-name="P4">
Videos: []</text:p>
      <text:p text:style-name="P4">
Audios: []</text:p>
      <text:p text:style-name="P4">
Images: []</text:p>
      <text:p text:style-name="P4">
Type: NewsArticle</text:p>
      <text:p text:style-name="P4">
Breadcrumbs: ['即时', '国际']</text:p>
      <text:p text:style-name="P4">
Keywords: ['菲律宾', '诈骗', '人口贩卖']</text:p>
      <!--METADATA-->
      <text:p text:style-name="P4">
菲律宾警方在马尼拉几座涉嫌人口贩卖的大楼展开突击行动，超过2700人被拘留，包括中国、印度尼西亚、越南、新加坡及马来西亚等公民。</text:p>
      <text:p text:style-name="P4">
据法新社报道，菲律宾警方星期二（6月27日）说，当局星期一（26日）晚上在首都几座大楼展开突击行动。这些大楼里据称有贩卖人口的受害者，他们在那里为线上游戏招募玩家。当局在大楼里发现多国公民，包括中国、印尼、越南、新加坡、马来西亚、巴基斯坦、喀麦隆、苏丹、缅甸和菲律宾等。</text:p>
      <text:p text:style-name="P4">
菲律宾反网络犯罪部门的发言人萨比诺说，当局正在向2724名被拘留者问话，以确定受害者和嫌疑人身份。其中超过1500人是菲律宾人。她透露，这些据说是人口贩卖的受害者在脸书上接了工作，到菲律宾为线上游戏“寻找玩家”。其中许多人被迫每天工作12小时，一个月仅赚取2万4000比索（约585新元），并被禁止离开建筑区。</text:p>
      <text:p text:style-name="P4">
萨比诺形容，这是菲律宾有史以来最大的反人口贩运突击行动。她说，警方将彻查这起案件，包括这些工作人员是否参与网上诈骗。</text:p>
      <text:p text:style-name="P4">
国际社会对亚太地区的网上诈骗案越来越关注，这些诈骗案的工作人员往往是被骗或被胁迫推销假加密货币投资的人口贩运受害者。</text:p>
      <text:p text:style-name="P4">
Source: <text:a xlink:type="simple" xlink:href="https://www.zaobao.com.sg/realtime/world/story20230627-1408453" text:style-name="Internet_20_link" text:visited-style-name="Visited_20_Internet_20_Link">
https://www.zaobao.com.sg/realtime/world/story20230627-1408453</text:a>
</text:p>
      <!--NEWS-->
      <text:h text:style-name="P10" text:outline-level="1">
<text:span text:style-name="T4">
周二美市盘前走高 重点谈游轮公司Carnival Corp季度业绩</text:span>
</text:h>
      <text:p text:style-name="P4">
Author: 李可爱 (Person)</text:p>
      <text:p text:style-name="P4">
Publisher: 联合早报 (Organization)</text:p>
      <text:p text:style-name="P4">
Published Time: 2023-06-27T20:35</text:p>
      <text:p text:style-name="P4">
Modified Time: 2023-06-27T20:47</text:p>
      <text:p text:style-name="P4">
Description: 星期二（6月27日）重点：美国华尔街股市主要股指期货星期二（6月27日）走高。市场投资者焦点已转向本星期即将公布的今年第二季度和首半年经济数据。在7时截稿时，标准与普尔500指数期...</text:p>
      <text:p text:style-name="P4">
Videos: []</text:p>
      <text:p text:style-name="P4">
Audios: []</text:p>
      <text:p text:style-name="P4">
Images: []</text:p>
      <text:p text:style-name="P4">
Type: NewsArticle</text:p>
      <text:p text:style-name="P4">
Breadcrumbs: ['即时', '国际']</text:p>
      <text:p text:style-name="P4">
Keywords: ['美国股市', '美市', '财经即时', '今晚美市看什么']</text:p>
      <!--METADATA-->
      <text:h text:style-name="P13" text:outline-level="4">
<text:span text:style-name="T4">
星期二（6月27日）重点：</text:span>
</text:h>
      <ul>
        <li>
美国华尔街股市主要股指期货星期二（6月27日）走高。市场投资者焦点已转向本星期即将公布的今年第二季度和首半年经济数据。   * 在7时截稿时，标准与普尔500指数期货上升11.40点或0.26％，报4340.20点； <text:a xlink:type="simple" xlink:href="https://www.zaobao.com/keywords/na-si-da-ke" text:style-name="Internet_20_link" text:visited-style-name="Visited_20_Internet_20_Link">
 纳斯达克 </text:a>
 100指数期货起75.20点或0.51％，报14764.20点；道琼斯指数期货也起23.80点，报33738.50点。   * 美国股市隔夜（星期一）收低。投资者看到俄罗斯上星期的 <text:a xlink:type="simple" xlink:href="https://www.zaobao.com/keywords/e-luo-si-bing-bian" text:style-name="Internet_20_link" text:visited-style-name="Visited_20_Internet_20_Link">
 兵变 </text:a>
 ，因此在股市普遍持谨慎态度。   * 标准与普尔500指数隔夜下跌19.51点，闭市报4328.82点。重量级的道琼斯指数则跌12.72点，闭市报33714.71点。以科技股为主的纳斯达克100指数也退低1.36％或202.46点，以14689.02点收市。   * 美国股市隔夜的交易淡静，交易所的总成交量是92亿8000万股，比过去20天的116亿2000万股平均成交量明显少很多。</li>
      </ul>
      <text:h text:style-name="P13" text:outline-level="4">
<text:span text:style-name="T4">
盘前交易重点：</text:span>
</text:h>
      <ul>
        <li>
电动卡车制造商Lordstown Motors已根据美国破产法第11章申请破产保护，并表示公司正在求售。Lordstown Motors还宣布会对台湾富士康提出诉讼。富士康原本要为Lordstown Motors注入约1亿7000万美元现金，但是这项交易却没有落实。Lordstown Motors在声明中表示：“富士康的行为对公司的未来造成了重大损害。”Lordstown Motors股在今晚盘前猛挫65％，截稿时报0.9510美元。</li>
      </ul>
      <text:p text:style-name="P4">
 LordstownMotors已经宣布会对台湾富士康提出诉讼。（路透社）</text:p>
      <ul>
        <li>
美国药剂公司Eli Lilly股价在今晚盘前上涨4.49美元，截稿时报457.25美元。该公司的实验药物瑞他鲁肽（Retatrutide）在一项中期试验中帮助肥胖患者在48周后减轻了24.2％的体重。这项研究结果已经在隔夜的《新英格兰医学杂志》上发布。   * 连锁药房集团Walgreens Boots Alliance，即将在今晚开盘前发布第三季度业绩报告。Walgreens Boots Alliance股价在今晚盘前上升0.16美元，截稿时报31.75美元。   * 星期二下文我们来看看游轮公司Carnival Corp的最新季度业绩。今晚盘前该股起0.07美元，截稿时报14.67美元。   * 盘前活跃股按序：特斯拉（Tesla）、维珍银河（Virgin Galactic）、Carnival Corp、Alphabet Inc和英伟达（Nvidia）。截稿时，除了Alphabet Inc股价下跌之外，其他四只活跃股的股价全部上升。</li>
      </ul>
      <text:p text:style-name="P4">
 CarnivalCorp旗下的游轮入住率已经从去年同比的69％提高到98％。（彭博社）</text:p>
      <text:h text:style-name="P13" text:outline-level="4">
<text:span text:style-name="T4">
Carnival Corp（纽约证券交易所代码：CCL）</text:span>
</text:h>
      <text:p text:style-name="P4">
尽管季度盈利超标，今年全年业绩预测比分析师普遍预测的还要强劲，游轮公司CarnivalCorp的股价隔夜还是下跌超过7％，成为隔夜标准与普尔500指数中表现最差的股票。在业绩公布之前，该股还取得两年多来最大月度涨幅。</text:p>
      <text:p text:style-name="P4">
根据CarnivalCorp截至今年5月31日的第二季度业绩，集团的净亏损从去年同期的18亿3000万美元，即每股亏损1.61美元，收窄至4亿零700万美元，即每股亏损0.32美元。如果不计非经常性项目，调整后每股亏损是0.31美元，比FactSet搜集到的分析师平均预测，即每股亏损0.34美元来得好。</text:p>
      <text:p text:style-name="P4">
业绩报告也显示，CarnivalCorp的营业额猛增了104.5％，达到创纪录的49亿1000万美元，比FactSet分析师平均预测的47亿9000万美元还要出色。其中游轮票据收入飙升了144.4％，达到31亿4000万美元。游轮上及其他的收入则增加了58.6％，达到17亿7000万美元。CarnivalCorp旗下的游轮入住率更是从去年同比的69％提高到98％。</text:p>
      <text:p text:style-name="P4">
CarnivalCorp本季度开始的所有未来游轮班次预订量也都创下历史新高。因此对于2023财年，该集团高管把调整后息税折旧摊销前盈利预测，从原本的39亿美元至41亿美元，上调至41亿美元至42亿5000万美元区域。</text:p>
      <text:p text:style-name="P4">
至于CarnivalCorp股价的走势，该股在今年6月15日达到过去13个月以来的最高点收市。如果不把隔夜下跌计在内，以截至上星期五（23日）来看，6月迄今该股已飙升40.7％，这也是该股自2021年2月飙升43.3％以来的最佳月度表现。开年至今，这只股已经上升了83.19％。</text:p>
      <text:p text:style-name="P4">
至于该股为何业绩超标，股价却在隔夜下跌，花旗（Citi）分析师哈迪曼（James Hardiman）就说：“CarnivalCorp今年的强劲开局要‘负点责任’。因为开年开盘太强劲，让投资者现在对它的业绩有不合理的期待。如果你三个月前向我展示这次季度业绩的数字，我想每个人都会兴奋地做‘后空翻’。”</text:p>
      <text:p text:style-name="P4">
在Tipranks的13名分析师中，有九名给予CarnivalCorp股“买进”评级，两名给予“持守”评级，两名给予“卖出”评级。不过他们给出的一年期限平均目标价是14.15美元。换言之，他们认为CarnivalCorp股价有可能下跌3.08％。</text:p>
      <text:p text:style-name="P4">
Source: <text:a xlink:type="simple" xlink:href="https://www.zaobao.com.sg/realtime/world/story20230627-1408474" text:style-name="Internet_20_link" text:visited-style-name="Visited_20_Internet_20_Link">
https://www.zaobao.com.sg/realtime/world/story20230627-1408474</text:a>
</text:p>
      <!--NEWS-->
      <text:h text:style-name="P10" text:outline-level="1">
<text:span text:style-name="T4">
苏禄苏丹后裔向马国索偿150亿美元遭荷兰驳回</text:span>
</text:h>
      <text:p text:style-name="P4">
Author: 联合早报 (Person)</text:p>
      <text:p text:style-name="P4">
Publisher: 联合早报 (Organization)</text:p>
      <text:p text:style-name="P4">
Published Time: 2023-06-27T20:56</text:p>
      <text:p text:style-name="P4">
Modified Time: 2023-06-27T21:04</text:p>
      <text:p text:style-name="P4">
Description: 八名自称菲律宾苏禄苏丹后裔者要求执行仲裁员批准他们向马国索偿约150亿美元（约202亿新元）的最终判决。不过，他们的申请星期二（6月27日）遭荷兰的海牙上诉庭驳回。马来西亚首相安华...</text:p>
      <text:p text:style-name="P4">
Videos: []</text:p>
      <text:p text:style-name="P4">
Audios: []</text:p>
      <text:p text:style-name="P4">
Images: []</text:p>
      <text:p text:style-name="P4">
Type: NewsArticle</text:p>
      <text:p text:style-name="P4">
Breadcrumbs: ['即时', '国际']</text:p>
      <text:p text:style-name="P4">
Keywords: ['安华', '上诉', '法庭', '赔偿']</text:p>
      <!--METADATA-->
      <text:p text:style-name="P4">
八名自称菲律宾苏禄苏丹后裔者要求执行仲裁员批准他们向马国索偿约150亿美元（约202亿新元）的最终判决。不过，他们的申请星期二（6月27日）遭荷兰的海牙上诉庭驳回。</text:p>
      <text:p text:style-name="P4">
马来西亚首相安华星期二在老挝准备启程回国前，向随行的马国媒体透露这个消息。安华星期一（26日）抵达老挝展开两天的正式访问。</text:p>
      <text:p text:style-name="P4">
他说：“（马国）赢了，感谢上苍。总算终结这起对马国不好，挑战马国主权的闹剧。他们败诉了，我们感谢上苍。”</text:p>
      <text:p text:style-name="P4">
西班牙仲裁员斯丹帕去年2月28日作出对这些自称苏禄苏丹后裔者有利的判决，他判处马国政府赔偿约150亿美元。为执行这项判决，这八人试图扣押国家石油公司（国油）在卢森堡及荷兰的资产，以及马国在法国的外交资产。</text:p>
      <text:p text:style-name="P4">
安华说，海牙上诉庭星期二的判决，成功阻止索赔人在荷兰向马国索赔的所有法律行动，也是继巴黎上诉法院在今年6月6日 <text:a xlink:type="simple" xlink:href="https://www.zaobao.com/realtime/world/story20230606-1401860" text:style-name="Internet_20_link" text:visited-style-name="Visited_20_Internet_20_Link">
 驳回这些人的上诉</text:a>
后，马国取得的另一个具有里程碑意义的司法胜利。</text:p>
      <text:p text:style-name="P4">
他说：“马国政府有信心。如今我们比之前更接近全面撤销斯丹帕宣判约150亿美元的不合法最终裁决，令索赔人的错误索赔成为历史。马国政府相信，海牙上诉庭和早前巴黎上诉法院的判决，将终结这些人继续在其他国家向马国索赔的行动。”</text:p>
      <text:p text:style-name="P4">
安华强调，马国政府将采取一切必要手段，对抗这类公然利用和滥用国际仲裁制度的行为，并采取一切必要行动，收回马国在处理此事件时被迫花费的公共资源。</text:p>
      <text:p text:style-name="P4">
Source: <text:a xlink:type="simple" xlink:href="https://www.zaobao.com.sg/realtime/world/story20230627-1408483" text:style-name="Internet_20_link" text:visited-style-name="Visited_20_Internet_20_Link">
https://www.zaobao.com.sg/realtime/world/story20230627-1408483</text:a>
</text:p>
      <!--NEWS-->
      <text:h text:style-name="P10" text:outline-level="1">
<text:span text:style-name="T4">
德州诉拜登移民政策被最高法院驳回，华人如何看待“走线”潮</text:span>
</text:h>
      <text:p text:style-name="P4">
Author: chinese@voanews.com (刘文)</text:p>
      <text:p text:style-name="P4">
Publisher: 美国之音中文网 (Type: NewsMediaOrganization)</text:p>
      <text:p text:style-name="P4">
Published Time: 2023-06-27T20:56:55+08:00</text:p>
      <text:p text:style-name="P4">
Modified Time: 2023-06-27 15:19:58Z</text:p>
      <text:p text:style-name="P4">
Description: 美国德克萨斯州和路易斯安那州对拜登政府通过对公共的安全威胁来确定移民执法的优先顺序的政策提起了诉讼。6月23日，最高法院以8:1的投票做出了裁决，认为德克萨斯州和路易斯安那州缺乏法律地位来质疑拜登政府在决定谁应该被驱逐出境的优先级别。</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chinese-community-reacts-to-supreme-court-s-rejection-of-texas-immigration-policy-20230627/7154597.html" text:style-name="Internet_20_link" text:visited-style-name="Visited_20_Internet_20_Link">
https://www.voachinese.com/a/chinese-community-reacts-to-supreme-court-s-rejection-of-texas-immigration-policy-20230627/7154597.html</text:a>
</text:p>
      <!--NEWS-->
      <text:h text:style-name="P10" text:outline-level="1">
<text:span text:style-name="T4">
世界媒体看中国：中俄的联合与相似</text:span>
</text:h>
      <text:p text:style-name="P4">
Author: chinese@voanews.com (金哲)</text:p>
      <text:p text:style-name="P4">
Publisher: 美国之音中文网 (Type: NewsMediaOrganization)</text:p>
      <text:p text:style-name="P4">
Published Time: 2023-06-27T21:14:18+08:00</text:p>
      <text:p text:style-name="P4">
Modified Time: 2023-06-27 19:45:16Z</text:p>
      <text:p text:style-name="P4">
Description: 俄罗斯周末发生的雇佣军突然兵变，使全世界的目光聚焦于俄罗斯。与此同时，俄罗斯主要的盟国中国的动向也受到注意。在世界媒体看来，俄罗斯普京当局与中国习近平当局可谓同气相求，息息相关，俄罗斯的问题也跟中国的问题有高度的相似性。</text:p>
      <text:p text:style-name="P4">
Videos: []</text:p>
      <text:p text:style-name="P4">
Images: []</text:p>
      <text:p text:style-name="P4">
Categories: ['世界媒体看中国', '欧洲', '中国']</text:p>
      <text:p text:style-name="P4">
Type: None</text:p>
      <!--METADATA-->
      <text:p text:style-name="P4">
NoneNone</text:p>
      <text:p text:style-name="P4">
Source: <text:a xlink:type="simple" xlink:href="https://www.voachinese.com/a/world-media-on-china---china-russia-solidarity-and-similarities-20230627/7154635.html" text:style-name="Internet_20_link" text:visited-style-name="Visited_20_Internet_20_Link">
https://www.voachinese.com/a/world-media-on-china---china-russia-solidarity-and-similarities-20230627/7154635.html</text:a>
</text:p>
      <!--NEWS-->
      <text:h text:style-name="P10" text:outline-level="1">
<text:span text:style-name="T4">
克宫：不知普里戈任去向 兵变未动摇普京地位</text:span>
</text:h>
      <text:p text:style-name="P4">
Author: 联合早报 (Person)</text:p>
      <text:p text:style-name="P4">
Publisher: 联合早报 (Organization)</text:p>
      <text:p text:style-name="P4">
Published Time: 2023-06-27T21:17</text:p>
      <text:p text:style-name="P4">
Modified Time: 2023-06-27T21:25</text:p>
      <text:p text:style-name="P4">
Description: 克里姆林宫称，不知道瓦格纳集团首脑普里戈任去向，并说周末发生的兵变没有动摇总统普京的地位。路透社报道，克里姆林宫发言人佩斯科夫星期二（6月27日）称，与瓦格纳达成的协议正在进行中，...</text:p>
      <text:p text:style-name="P4">
Videos: []</text:p>
      <text:p text:style-name="P4">
Audios: []</text:p>
      <text:p text:style-name="P4">
Images: []</text:p>
      <text:p text:style-name="P4">
Type: NewsArticle</text:p>
      <text:p text:style-name="P4">
Breadcrumbs: ['即时', '国际']</text:p>
      <text:p text:style-name="P4">
Keywords: ['俄罗斯', '俄罗斯兵变']</text:p>
      <!--METADATA-->
      <text:p text:style-name="P4">
克里姆林宫称，不知道瓦格纳集团首脑普里戈任去向，并说周末发生的 <text:a xlink:type="simple" xlink:href="https://www.zaobao.com/keywords/e-luo-si-bing-bian" text:style-name="Internet_20_link" text:visited-style-name="Visited_20_Internet_20_Link">
 兵变 </text:a>
 没有动摇总统普京的地位。</text:p>
      <text:p text:style-name="P4">
路透社报道，克里姆林宫发言人佩斯科夫星期二（6月27日）称，与瓦格纳达成的协议正在进行中，总统普京一直都遵守诺言。他说，不清楚有多少瓦格纳士兵会加入正规军队。</text:p>
      <text:p text:style-name="P4">
普里戈任上星期五（23日）誓言要举行 <text:a xlink:type="simple" xlink:href="https://www.zaobao.com/realtime/world/story20230624-1407349" text:style-name="Internet_20_link" text:visited-style-name="Visited_20_Internet_20_Link">
 反对俄军事领导层的“正义游行”</text:a>
后，俄罗斯当局就对普里戈任展开刑事调查。普里戈任后来在白罗斯总统卢卡申科的斡旋下，与莫斯科 <text:a xlink:type="simple" xlink:href="https://www.zaobao.com/news/world/story20230625-1407836" text:style-name="Internet_20_link" text:visited-style-name="Visited_20_Internet_20_Link">
 达成和解</text:a>
。按照协议，普里戈任被允许迁往白罗斯，他的士兵有机会加入俄罗斯的正规武装部队或与他一起迁往白罗斯。</text:p>
      <text:p text:style-name="P4">
针对德国媒体报道，指俄乌可能在7月展开谈判，佩斯科夫加以否认，说目前仍没有理由与乌克兰进行和平谈判。乌克兰早前已表明，除非俄罗斯军队完全撤离乌克兰，否则 <text:a xlink:type="simple" xlink:href="https://www.zaobao.com/realtime/world/story20230617-1405186" text:style-name="Internet_20_link" text:visited-style-name="Visited_20_Internet_20_Link">
不会进行谈判 </text:a>
 。</text:p>
      <text:p text:style-name="P4">
一些分析人士认为，瓦格纳集团发动兵变动摇了普京的地位，但佩斯科夫指这些“伪专家”的看法与现实不符，并称普京作出了明智的决定，选择进行谈判以避免兵变发生更多流血事件。</text:p>
      <text:p text:style-name="P4">
Source: <text:a xlink:type="simple" xlink:href="https://www.zaobao.com.sg/realtime/world/story20230627-1408486" text:style-name="Internet_20_link" text:visited-style-name="Visited_20_Internet_20_Link">
https://www.zaobao.com.sg/realtime/world/story20230627-1408486</text:a>
</text:p>
      <!--NEWS-->
      <text:h text:style-name="P10" text:outline-level="1">
<text:span text:style-name="T4">
聿文视界：习近平会从瓦格纳兵变中接受怎样的警讯</text:span>
</text:h>
      <text:p text:style-name="P4">
Author: chinese@voanews.com (邓聿文)</text:p>
      <text:p text:style-name="P4">
Publisher: 美国之音中文网 (Type: NewsMediaOrganization)</text:p>
      <text:p text:style-name="P4">
Published Time: 2023-06-27T22:04:53+08:00</text:p>
      <text:p text:style-name="P4">
Modified Time: 2023-06-27 14:05:46Z</text:p>
      <text:p text:style-name="P4">
Description: 瓦格纳雇佣军的兵变，一个外溢效应是对中国的影响。作为俄罗斯最重要的盟友，普京并未在兵变发生的第一时间向习近平打电话；另外，若如此武装叛乱发生在中国，习又会怎么处理，解放军里有普里戈津式人物吗？习会在台湾问题上谨慎用兵，不敢造次？这些都是人们关心的问题。</text:p>
      <text:p text:style-name="P4">
Videos: []</text:p>
      <text:p text:style-name="P4">
Images: []</text:p>
      <text:p text:style-name="P4">
Categories: ['特约时评', '欧洲', '中国', '乌克兰局势']</text:p>
      <text:p text:style-name="P4">
Type: None</text:p>
      <!--METADATA-->
      <text:p text:style-name="P4">
NoneNone</text:p>
      <text:p text:style-name="P4">
Source: <text:a xlink:type="simple" xlink:href="https://www.voachinese.com/a/deng-yuwen-on-how-xi-digests-russian-mutiny-20230627/7154687.html" text:style-name="Internet_20_link" text:visited-style-name="Visited_20_Internet_20_Link">
https://www.voachinese.com/a/deng-yuwen-on-how-xi-digests-russian-mutiny-20230627/7154687.html</text:a>
</text:p>
      <!--NEWS-->
      <text:h text:style-name="P10" text:outline-level="1">
<text:span text:style-name="T4">
韩国三星前高管崔珍奭被控窃密协助台湾鸿海建西安芯片厂</text:span>
</text:h>
      <text:p text:style-name="P4">
Author: chinese@voanews.com (松仁)</text:p>
      <text:p text:style-name="P4">
Publisher: 美国之音中文网 (Type: NewsMediaOrganization)</text:p>
      <text:p text:style-name="P4">
Published Time: 2023-06-27T22:14:28+08:00</text:p>
      <text:p text:style-name="P4">
Modified Time: 2023-06-27 17:20:32Z</text:p>
      <text:p text:style-name="P4">
Description: 韩国检察官在一份密封的起诉书中指控韩国半导体行业元老、前三星集团高管、前韩国SK海力士副会长崔珍奭窃取他的老东家三星的商业机密，以协助苹果手机最大的代工商台湾鸿海集团在中国西安建立一家生产半导体存储芯片的工厂。</text:p>
      <text:p text:style-name="P4">
Videos: []</text:p>
      <text:p text:style-name="P4">
Images: []</text:p>
      <text:p text:style-name="P4">
Categories: ['科技', '中国', '台湾']</text:p>
      <text:p text:style-name="P4">
Type: None</text:p>
      <!--METADATA-->
      <text:p text:style-name="P4">
NoneNone</text:p>
      <text:p text:style-name="P4">
Source: <text:a xlink:type="simple" xlink:href="https://www.voachinese.com/a/samsung-trade-secrets-theft-indictment-reveals-foxconn-sinvolvement-in-china-chip-project-062723/7154692.html" text:style-name="Internet_20_link" text:visited-style-name="Visited_20_Internet_20_Link">
https://www.voachinese.com/a/samsung-trade-secrets-theft-indictment-reveals-foxconn-sinvolvement-in-china-chip-project-062723/7154692.html</text:a>
</text:p>
      <!--NEWS-->
      <text:h text:style-name="P10" text:outline-level="1">
<text:span text:style-name="T4">
卢卡申科：普里戈任目前在白罗斯</text:span>
</text:h>
      <text:p text:style-name="P4">
Author: 联合早报 (Person)</text:p>
      <text:p text:style-name="P4">
Publisher: 联合早报 (Organization)</text:p>
      <text:p text:style-name="P4">
Published Time: 2023-06-27T22:29</text:p>
      <text:p text:style-name="P4">
Modified Time: 2023-06-27T23:23</text:p>
      <text:p text:style-name="P4">
Description: 白罗斯总统卢卡申科说，他已为瓦格纳提供一个废弃的军事基地，瓦格纳集团首脑普里戈任目前也在白罗斯。白罗斯国家通讯社（BELTA）报道，卢卡申科星期二（6月27日）说，白罗斯不会为瓦格...</text:p>
      <text:p text:style-name="P4">
Videos: []</text:p>
      <text:p text:style-name="P4">
Audios: []</text:p>
      <text:p text:style-name="P4">
Images: []</text:p>
      <text:p text:style-name="P4">
Type: NewsArticle</text:p>
      <text:p text:style-name="P4">
Breadcrumbs: ['即时', '国际']</text:p>
      <text:p text:style-name="P4">
Keywords: ['俄罗斯', '俄罗斯兵变', '白罗斯']</text:p>
      <!--METADATA-->
      <text:p text:style-name="P4">
白罗斯总统卢卡申科说，他已为瓦格纳提供一个废弃的军事基地，瓦格纳集团首脑普里戈任目前也在白罗斯。</text:p>
      <text:p text:style-name="P4">
白罗斯国家通讯社（BELTA）报道，卢卡申科星期二（6月27日）说，白罗斯不会为瓦格纳建造营地，但如果瓦格纳需要的话，白罗斯会配合。</text:p>
      <text:p text:style-name="P4">
卢卡申科还说，白罗斯国防部长赫连尼科夫（ViktorKhrennikov）告诉他，他不介意在白罗斯军队中拥有一支类似瓦格纳的部队。卢卡申科指示赫连尼科夫与普里戈任就此事进行协商。</text:p>
      <text:p text:style-name="P4">
波兰总统杜达说，瓦格纳部队迁移到白罗斯，对波兰而言是坏消息。将前往荷兰与其他北约领导人举行会谈的杜达说：“我们看到正在发生的事情，俄罗斯军队以瓦格纳集团的形式迁往白罗斯，瓦格纳集团的首脑也去了那里，这些非常消极的信号都是我们要向盟友强烈提出的。”</text:p>
      <text:p text:style-name="P4">
普里戈任上星期五（23日）誓言要举行 <text:a xlink:type="simple" xlink:href="https://www.zaobao.com/realtime/world/story20230624-1407349" text:style-name="Internet_20_link" text:visited-style-name="Visited_20_Internet_20_Link">
 反对俄军事领导层的“正义游行”</text:a>
后，俄罗斯当局就对普里戈任展开刑事调查。普里戈任后来在白罗斯总统卢卡申科的斡旋下，与莫斯科 <text:a xlink:type="simple" xlink:href="https://www.zaobao.com/news/world/story20230625-1407836" text:style-name="Internet_20_link" text:visited-style-name="Visited_20_Internet_20_Link">
 达成和解</text:a>
。按照协议，普里戈任被允许迁往白罗斯，他的士兵有机会加入俄罗斯的正规武装部队，或与他一起迁往白罗斯。</text:p>
      <text:p text:style-name="P4">
Source: <text:a xlink:type="simple" xlink:href="https://www.zaobao.com.sg/realtime/world/story20230627-1408502" text:style-name="Internet_20_link" text:visited-style-name="Visited_20_Internet_20_Link">
https://www.zaobao.com.sg/realtime/world/story20230627-1408502</text:a>
</text:p>
      <!--NEWS-->
      <text:h text:style-name="P10" text:outline-level="1">
<text:span text:style-name="T4">
耶伦计划七月初访华，白宫为对华高技术投资设限政令即将出台</text:span>
</text:h>
      <text:p text:style-name="P4">
Author: chinese@voanews.com (松仁)</text:p>
      <text:p text:style-name="P4">
Publisher: 美国之音中文网 (Type: NewsMediaOrganization)</text:p>
      <text:p text:style-name="P4">
Published Time: 2023-06-27T23:31:43+08:00</text:p>
      <text:p text:style-name="P4">
Modified Time: 2023-06-27 18:49:23Z</text:p>
      <text:p text:style-name="P4">
Description: 美国彭博社星期二（6月27日）引述知情人士的话报道说，美国财政部长珍妮特·耶伦（Janet Yellen）计划于七月初前往中国访问，与中方官员举行高级别经济对话。</text:p>
      <text:p text:style-name="P4">
Videos: []</text:p>
      <text:p text:style-name="P4">
Images: []</text:p>
      <text:p text:style-name="P4">
Categories: ['美中关系', '美国', '经济·金融·贸易', '中国', '科技']</text:p>
      <text:p text:style-name="P4">
Type: None</text:p>
      <!--METADATA-->
      <text:p text:style-name="P4">
NoneNone</text:p>
      <text:p text:style-name="P4">
Source: <text:a xlink:type="simple" xlink:href="https://www.voachinese.com/a/yellen-plans-july-china-trip-while-us-preps-investment-curbs-062723/7154832.html" text:style-name="Internet_20_link" text:visited-style-name="Visited_20_Internet_20_Link">
https://www.voachinese.com/a/yellen-plans-july-china-trip-while-us-preps-investment-curbs-062723/7154832.html</text:a>
</text:p>
      <!--NEWS-->
      <text:h text:style-name="P10" text:outline-level="1">
<text:span text:style-name="T4">
新西兰总理会晤习近平讨论双边关系及广泛国际议题</text:span>
</text:h>
      <text:p text:style-name="P4">
Author: chinese@voanews.com (美国之音)</text:p>
      <text:p text:style-name="P4">
Publisher: 美国之音中文网 (Type: NewsMediaOrganization)</text:p>
      <text:p text:style-name="P4">
Published Time: 2023-06-27T23:34:36+08:00</text:p>
      <text:p text:style-name="P4">
Modified Time: 2023-06-27 16:38:30Z</text:p>
      <text:p text:style-name="P4">
Description: 新西兰总理希普金斯星期二（6月27日）在北京人民大会堂与中共领导人习近平会晤。希普金斯在他所称的“热情和有建设性的会谈”后说，新西兰与中国的关系是“友谊”。</text:p>
      <text:p text:style-name="P4">
Videos: []</text:p>
      <text:p text:style-name="P4">
Images: []</text:p>
      <text:p text:style-name="P4">
Categories: ['中国', '亚太']</text:p>
      <text:p text:style-name="P4">
Type: None</text:p>
      <!--METADATA-->
      <text:p text:style-name="P4">
NoneNone</text:p>
      <text:p text:style-name="P4">
Source: <text:a xlink:type="simple" xlink:href="https://www.voachinese.com/a/chinese-president-xi-hails-relationship-with-nz-at-meeting-with-pm-hipkins-20230627/7154722.html" text:style-name="Internet_20_link" text:visited-style-name="Visited_20_Internet_20_Link">
https://www.voachinese.com/a/chinese-president-xi-hails-relationship-with-nz-at-meeting-with-pm-hipkins-20230627/7154722.html</text:a>
</text:p>
      <!--NEWS-->
      <text:h text:style-name="P10" text:outline-level="1">
<text:span text:style-name="T4">
李强在天津达沃斯论坛上试图安抚外国公司及投资者</text:span>
</text:h>
      <text:p text:style-name="P4">
Author: chinese@voanews.com (美国之音)</text:p>
      <text:p text:style-name="P4">
Publisher: 美国之音中文网 (Type: NewsMediaOrganization)</text:p>
      <text:p text:style-name="P4">
Published Time: 2023-06-28T01:12:27+08:00</text:p>
      <text:p text:style-name="P4">
Modified Time: 2023-06-27 17:12:27Z</text:p>
      <text:p text:style-name="P4">
Description: 中国总理李强星期二（6月27日）在天津达沃斯论坛上表示，国际媒体认为中国今年的经济增长势头已开始减弱，一些评估机构下调了对中国2023年GDP的预期，但事实是中国将采取措施强化内需、激活市场，促进发展，同时加快绿色转型及推动高水平对外开放。李强同时宣称经济回升乐观态势明显，一季度同比增长4.5%，预计二季度增速将更快，全年有望实现5%左右的预期增长目标。</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premier-strikes-bullish-tone-on-economic-growth-despite-widespread-concerns--20230627/7154748.html" text:style-name="Internet_20_link" text:visited-style-name="Visited_20_Internet_20_Link">
https://www.voachinese.com/a/china-s-premier-strikes-bullish-tone-on-economic-growth-despite-widespread-concerns--20230627/7154748.html</text:a>
</text:p>
      <!--NEWS-->
      <text:h text:style-name="P10" text:outline-level="1">
<text:span text:style-name="T4">
美越靠拢北京不安，李尚福向越南防长示好愿加强军事合作</text:span>
</text:h>
      <text:p text:style-name="P4">
Author: chinese@voanews.com (松仁)</text:p>
      <text:p text:style-name="P4">
Publisher: 美国之音中文网 (Type: NewsMediaOrganization)</text:p>
      <text:p text:style-name="P4">
Published Time: 2023-06-28T01:30:05+08:00</text:p>
      <text:p text:style-name="P4">
Modified Time: 2023-06-27 17:30:05Z</text:p>
      <text:p text:style-name="P4">
Description: 中国国防部长李尚福星期二（6月27日）在北京会晤越南国防部长潘文江时表示，中方愿意与越方加强两军高层互动与合作。</text:p>
      <text:p text:style-name="P4">
Videos: []</text:p>
      <text:p text:style-name="P4">
Images: []</text:p>
      <text:p text:style-name="P4">
Categories: ['亚太', '中国', '军事']</text:p>
      <text:p text:style-name="P4">
Type: None</text:p>
      <!--METADATA-->
      <text:p text:style-name="P4">
NoneNone</text:p>
      <text:p text:style-name="P4">
Source: <text:a xlink:type="simple" xlink:href="https://www.voachinese.com/a/china-offers-closer-military-cooperation-with-vietnam-20230627/7154867.html" text:style-name="Internet_20_link" text:visited-style-name="Visited_20_Internet_20_Link">
https://www.voachinese.com/a/china-offers-closer-military-cooperation-with-vietnam-20230627/7154867.html</text:a>
</text:p>
      <!--NEWS-->
      <text:h text:style-name="P10" text:outline-level="1">
<text:span text:style-name="T4">
普里戈津抵达白俄罗斯，卢卡申科声称说服普京留其性命，瓦格纳向俄军交出重型装备</text:span>
</text:h>
      <text:p text:style-name="P4">
Author: chinese@voanews.com (美国之音)</text:p>
      <text:p text:style-name="P4">
Publisher: 美国之音中文网 (Type: NewsMediaOrganization)</text:p>
      <text:p text:style-name="P4">
Published Time: 2023-06-28T04:09:20+08:00</text:p>
      <text:p text:style-name="P4">
Modified Time: 2023-06-27 20:09:20Z</text:p>
      <text:p text:style-name="P4">
Description: 白俄罗斯总统卢卡申科星期二(6月27日)说，俄罗斯雇佣军瓦格纳集团的首领普里戈津已经抵达白俄罗斯。上周末，普里戈津因为乌克兰战事而对俄罗斯总统普京的领导层发动了一场半途而废的短命兵变。</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n-mercenary-chief-prigozhin-arrives-in-belarus-20230627/7155284.html" text:style-name="Internet_20_link" text:visited-style-name="Visited_20_Internet_20_Link">
https://www.voachinese.com/a/russian-mercenary-chief-prigozhin-arrives-in-belarus-20230627/7155284.html</text:a>
</text:p>
      <!--NEWS-->
      <text:h text:style-name="P10" text:outline-level="1">
<text:span text:style-name="T4">
土耳其著名政治家呼吁邀请维吾尔领袖热比娅·卡德尔访问土耳其</text:span>
</text:h>
      <text:p text:style-name="P4">
Author: chinese@voanews.com (卡西姆·卡什加尔)</text:p>
      <text:p text:style-name="P4">
Publisher: 美国之音中文网 (Type: NewsMediaOrganization)</text:p>
      <text:p text:style-name="P4">
Published Time: 2023-06-28T04:32:50+08:00</text:p>
      <text:p text:style-name="P4">
Modified Time: 2023-06-27 20:32:50Z</text:p>
      <text:p text:style-name="P4">
Description: 2023年6月24日，土耳其民族主义行动党(MHP)主席、土耳其前副总理代夫莱特·巴赫切利(Devlet Bahceli)敦促土耳其政府消除世界维吾尔代表大会前主席热比娅·卡德尔(Rebiya Kadeer)访问土耳其的障碍。</text:p>
      <text:p text:style-name="P4">
Videos: []</text:p>
      <text:p text:style-name="P4">
Images: []</text:p>
      <text:p text:style-name="P4">
Categories: ['新疆西藏问题', '中国']</text:p>
      <text:p text:style-name="P4">
Type: None</text:p>
      <!--METADATA-->
      <text:p text:style-name="P4">
NoneNone</text:p>
      <text:p text:style-name="P4">
Source: <text:a xlink:type="simple" xlink:href="https://www.voachinese.com/a/prominent-turkish-politician-trying-to-invite-uighur-dissident-rebiya-kadeer-to-visit-turkey-20230627/7155346.html" text:style-name="Internet_20_link" text:visited-style-name="Visited_20_Internet_20_Link">
https://www.voachinese.com/a/prominent-turkish-politician-trying-to-invite-uighur-dissident-rebiya-kadeer-to-visit-turkey-20230627/7155346.html</text:a>
</text:p>
      <!--NEWS-->
      <text:h text:style-name="P10" text:outline-level="1">
<text:span text:style-name="T4">
揭谎频道：中国在美国的猎狐行动是合法“追赃追逃”?</text:span>
</text:h>
      <text:p text:style-name="P4">
Author: chinese@voanews.com (易林)</text:p>
      <text:p text:style-name="P4">
Publisher: 美国之音中文网 (Type: Organization)</text:p>
      <text:p text:style-name="P4">
Published Time: 2023-06-28T04:33:37+08:00</text:p>
      <text:p text:style-name="P4">
Modified Time: 2023-06-27 20:33:37Z</text:p>
      <text:p text:style-name="P4">
Description: 北京对美国的指控是试图为中华人民共和国在美国领土上强迫外籍人士返回中国的非法行动进行辩护。</text:p>
      <text:p text:style-name="P4">
Videos: []</text:p>
      <text:p text:style-name="P4">
Images: []</text:p>
      <text:p text:style-name="P4">
Categories: ['揭谎频道', '编辑推荐']</text:p>
      <text:p text:style-name="P4">
Type: None</text:p>
      <!--METADATA-->
      <text:p text:style-name="P4">
NoneNone</text:p>
      <text:p text:style-name="P4">
Source: <text:a xlink:type="simple" xlink:href="https://www.voachinese.com/a/fact-check-china-operation-fox-hunt-20230627/7155160.html" text:style-name="Internet_20_link" text:visited-style-name="Visited_20_Internet_20_Link">
https://www.voachinese.com/a/fact-check-china-operation-fox-hunt-20230627/7155160.html</text:a>
</text:p>
      <!--NEWS-->
      <text:h text:style-name="P10" text:outline-level="1">
<text:span text:style-name="T4">
成千上万的非法电子烟正在从中国涌入美国</text:span>
</text:h>
      <text:p text:style-name="P4">
Author: chinese@voanews.com (美国之音)</text:p>
      <text:p text:style-name="P4">
Publisher: 美国之音中文网 (Type: NewsMediaOrganization)</text:p>
      <text:p text:style-name="P4">
Published Time: 2023-06-28T04:45:52+08:00</text:p>
      <text:p text:style-name="P4">
Modified Time: 2023-06-27 20:45:52Z</text:p>
      <text:p text:style-name="P4">
Description: 美联社获得的严格控制的销售数据显示，美国销售的不同电子烟2020年以来增加到9千多种，增长将近两倍，几乎完全受来自中国的非法一次性电子烟的驱动。</text:p>
      <text:p text:style-name="P4">
Videos: []</text:p>
      <text:p text:style-name="P4">
Images: []</text:p>
      <text:p text:style-name="P4">
Categories: ['美国', '健康', '中国']</text:p>
      <text:p text:style-name="P4">
Type: None</text:p>
      <!--METADATA-->
      <text:p text:style-name="P4">
NoneNone</text:p>
      <text:p text:style-name="P4">
Source: <text:a xlink:type="simple" xlink:href="https://www.voachinese.com/a/chinese-vapes-pours-into-us-20230627/7155300.html" text:style-name="Internet_20_link" text:visited-style-name="Visited_20_Internet_20_Link">
https://www.voachinese.com/a/chinese-vapes-pours-into-us-20230627/7155300.html</text:a>
</text:p>
      <!--NEWS-->
      <text:h text:style-name="P10" text:outline-level="1">
<text:span text:style-name="T4">
黑利大使：共产主义中国是美国最大的敌人，入侵台湾意味着全面经济脱钩</text:span>
</text:h>
      <text:p text:style-name="P4">
Author: chinese@voanews.com (莉雅)</text:p>
      <text:p text:style-name="P4">
Publisher: 美国之音中文网 (Type: NewsMediaOrganization)</text:p>
      <text:p text:style-name="P4">
Published Time: 2023-06-28T04:49:07+08:00</text:p>
      <text:p text:style-name="P4">
Modified Time: 2023-06-27 20:49:07Z</text:p>
      <text:p text:style-name="P4">
Description: 正在角逐共和党总统候选人提名的前美国驻联合国大使黑利(Nikki Haley)6月27日在美国企业研究所发表有关美国对华政策的演讲时把中国称为敌人，是目前为止美国安全和繁荣的最大威胁。她说，美国必须在政策上进行一系列根本性的改变来对抗中国。这位前卡罗莱纳州州长还表示，中国入侵台湾意味着美国与它的全面经济脱钩。</text:p>
      <text:p text:style-name="P4">
Videos: []</text:p>
      <text:p text:style-name="P4">
Images: []</text:p>
      <text:p text:style-name="P4">
Categories: ['美国', '中国', '台湾', '军事', '美中关系', '台海两岸关系', '阿片危机']</text:p>
      <text:p text:style-name="P4">
Type: None</text:p>
      <!--METADATA-->
      <text:p text:style-name="P4">
NoneNone</text:p>
      <text:p text:style-name="P4">
Source: <text:a xlink:type="simple" xlink:href="https://www.voachinese.com/a/us-china-policy-xi-jinping-cuba-russia-ukraine-taiwan-20230627/7155317.html" text:style-name="Internet_20_link" text:visited-style-name="Visited_20_Internet_20_Link">
https://www.voachinese.com/a/us-china-policy-xi-jinping-cuba-russia-ukraine-taiwan-20230627/7155317.html</text:a>
</text:p>
      <!--NEWS-->
      <text:h text:style-name="P10" text:outline-level="1">
<text:span text:style-name="T4">
以色列和巴勒斯坦官员讨论约旦河西岸暴力事件</text:span>
</text:h>
      <text:p text:style-name="P4">
Author: chinese@voanews.com (美国之音)</text:p>
      <text:p text:style-name="P4">
Publisher: 美国之音中文网 (Type: NewsMediaOrganization)</text:p>
      <text:p text:style-name="P4">
Published Time: 2023-06-28T05:13:05+08:00</text:p>
      <text:p text:style-name="P4">
Modified Time: 2023-06-27 21:13:05Z</text:p>
      <text:p text:style-name="P4">
Description: 以色列国防部长约夫·加兰特和一名巴勒斯坦高级官员周二（6月27日）讨论了被以色列占领的约旦河西岸地区的暴力事件，加兰特的办公室表示，他对以色列镇压犹太定居者骚乱的意愿做出了保证。</text:p>
      <text:p text:style-name="P4">
Videos: []</text:p>
      <text:p text:style-name="P4">
Images: []</text:p>
      <text:p text:style-name="P4">
Categories: ['中东', '军事']</text:p>
      <text:p text:style-name="P4">
Type: None</text:p>
      <!--METADATA-->
      <text:p text:style-name="P4">
NoneNone</text:p>
      <text:p text:style-name="P4">
Source: <text:a xlink:type="simple" xlink:href="https://www.voachinese.com/a/israeli-palestinian-ministers-discuss-west-bank-violence-20230627/7155347.html" text:style-name="Internet_20_link" text:visited-style-name="Visited_20_Internet_20_Link">
https://www.voachinese.com/a/israeli-palestinian-ministers-discuss-west-bank-violence-20230627/7155347.html</text:a>
</text:p>
      <!--NEWS-->
      <text:h text:style-name="P10" text:outline-level="1">
<text:span text:style-name="T4">
南非期待中国帮其解决电力危机</text:span>
</text:h>
      <text:p text:style-name="P4">
Author: chinese@voanews.com (巴特莱特)</text:p>
      <text:p text:style-name="P4">
Publisher: 美国之音中文网 (Type: NewsMediaOrganization)</text:p>
      <text:p text:style-name="P4">
Published Time: 2023-06-28T05:45:26+08:00</text:p>
      <text:p text:style-name="P4">
Modified Time: 2023-06-27 21:45:26Z</text:p>
      <text:p text:style-name="P4">
Description: 南非面临有史以来最严重的能源危机，当前正在每天停电中的境况中挣扎。但新任电力部长科西恩乔·拉莫科帕（Kgosientsho Ramokgopa）希望中国能够为南非在黑暗中提供一线光明。</text:p>
      <text:p text:style-name="P4">
Videos: []</text:p>
      <text:p text:style-name="P4">
Images: []</text:p>
      <text:p text:style-name="P4">
Categories: ['非洲', '生态环境', '中国', '科技']</text:p>
      <text:p text:style-name="P4">
Type: None</text:p>
      <!--METADATA-->
      <text:p text:style-name="P4">
NoneNone</text:p>
      <text:p text:style-name="P4">
Source: <text:a xlink:type="simple" xlink:href="https://www.voachinese.com/a/south-africa-looks-to-china-to-shed-light-on-power-crisis-20230627/7155326.html" text:style-name="Internet_20_link" text:visited-style-name="Visited_20_Internet_20_Link">
https://www.voachinese.com/a/south-africa-looks-to-china-to-shed-light-on-power-crisis-20230627/7155326.html</text:a>
</text:p>
      <!--NEWS-->
      <text:h text:style-name="P10" text:outline-level="1">
<text:span text:style-name="T4">
日本将把韩国重新纳入贸易白名单</text:span>
</text:h>
      <text:p text:style-name="P4">
Author: chinese@voanews.com (美国之音)</text:p>
      <text:p text:style-name="P4">
Publisher: 美国之音中文网 (Type: NewsMediaOrganization)</text:p>
      <text:p text:style-name="P4">
Published Time: 2023-06-28T05:57:31+08:00</text:p>
      <text:p text:style-name="P4">
Modified Time: 2023-06-27 21:57:31Z</text:p>
      <text:p text:style-name="P4">
Description: 日本政府星期二说，将在7月份重新将韩国纳入信任贸易伙伴名单中。日本2019年因强迫劳动的历史问题将韩国从名单中移除。</text:p>
      <text:p text:style-name="P4">
Videos: []</text:p>
      <text:p text:style-name="P4">
Images: []</text:p>
      <text:p text:style-name="P4">
Categories: ['亚太', '经济·金融·贸易']</text:p>
      <text:p text:style-name="P4">
Type: None</text:p>
      <!--METADATA-->
      <text:p text:style-name="P4">
NoneNone</text:p>
      <text:p text:style-name="P4">
Source: <text:a xlink:type="simple" xlink:href="https://www.voachinese.com/a/japan-puts-s-korea-back-on-white-list-20230627/7155414.html" text:style-name="Internet_20_link" text:visited-style-name="Visited_20_Internet_20_Link">
https://www.voachinese.com/a/japan-puts-s-korea-back-on-white-list-20230627/715541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